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is-true-formula([.$P21] &lt;= 2;)" style:apply-style-name="Untitled7" style:base-cell-address="Sheet1.M21"/>
      <style:map style:condition="is-true-formula([.$P21] &gt; 2; [.$P21] &lt;= 4)" style:apply-style-name="Untitled8" style:base-cell-address="Sheet1.M21"/>
      <style:map style:condition="is-true-formula([.$P21] &gt; 4; [.$P21] &lt;= 6)" style:apply-style-name="Untitled9" style:base-cell-address="Sheet1.M21"/>
      <style:map style:condition="is-true-formula([.$P21] &gt; 6 ; [.$P21] &lt; 8)" style:apply-style-name="Untitled13" style:base-cell-address="Sheet1.M21"/>
      <style:map style:condition="is-true-formula([.$P21] &gt; 8 ; [.$P21] &lt;= 10)" style:apply-style-name="Untitled18" style:base-cell-address="Sheet1.M21"/>
      <style:map style:condition="is-true-formula([.$P21] &gt; 10 ; [.$P21] &lt;= 12)" style:apply-style-name="Untitled19" style:base-cell-address="Sheet1.M21"/>
      <style:map style:condition="is-true-formula([.$P21] &gt; 12 ; [.$P21] &lt;= 14)" style:apply-style-name="Untitled20" style:base-cell-address="Sheet1.M21"/>
      <style:map style:condition="is-true-formula([.$P21] &gt; 14 ; [.$P21] &lt;= 17)" style:apply-style-name="Untitled21" style:base-cell-address="Sheet1.M2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989in" svg:height="6.3165in" svg:x="0.1193in" svg:y="1.0665in">
            <draw:object draw:notify-on-update-of-ranges="Sheet1.L2:Sheet1.L272 Sheet1.B2:Sheet1.B2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2846in" svg:height="3.4303in" svg:x="0.0866in" svg:y="6.8913in">
            <draw:object draw:notify-on-update-of-ranges="Sheet1.N2:Sheet1.N272 Sheet1.C2:Sheet1.C2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az LS</text:p>
          </table:table-cell>
          <table:table-cell table:formula="of:=2880*90/1024" office:value-type="float" office:value="253.125" calcext:value-type="float">
            <text:p>253.125</text:p>
          </table:table-cell>
          <table:table-cell office:value-type="string" calcext:value-type="string">
            <text:p>el LS</text:p>
          </table:table-cell>
          <table:table-cell table:formula="of:=2385*90/1024" office:value-type="float" office:value="209.619140625" calcext:value-type="float">
            <text:p>209.619140625</text:p>
          </table:table-cell>
          <table:table-cell/>
          <table:table-cell office:value-type="string" calcext:value-type="string">
            <text:p>diff az</text:p>
          </table:table-cell>
          <table:table-cell/>
          <table:table-cell office:value-type="string" calcext:value-type="string">
            <text:p>diff el</text:p>
          </table:table-cell>
          <table:table-cell/>
          <table:table-cell office:value-type="string" calcext:value-type="string">
            <text:p>diff az abs</text:p>
          </table:table-cell>
          <table:table-cell/>
          <table:table-cell office:value-type="string" calcext:value-type="string">
            <text:p>diff el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float" office:value="2867" calcext:value-type="float">
            <text:p>2867</text:p>
          </table:table-cell>
          <table:table-cell/>
          <table:table-cell table:formula="of:=[.E2]*90/1024 - [.H$1] + 92" office:value-type="float" office:value="-6.701171875" calcext:value-type="float">
            <text:p>-6.701171875</text:p>
          </table:table-cell>
          <table:table-cell/>
          <table:table-cell table:formula="of:=-[.F2]*90/1024 +[.J$1] +42" office:value-type="float" office:value="-0.36328125" calcext:value-type="float">
            <text:p>-0.36328125</text:p>
          </table:table-cell>
          <table:table-cell/>
          <table:table-cell table:formula="of:= [.H2]-[.B2]" office:value-type="float" office:value="-6.701171875" calcext:value-type="float">
            <text:p>-6.701171875</text:p>
          </table:table-cell>
          <table:table-cell/>
          <table:table-cell table:formula="of:=[.J2]-[.C2]" office:value-type="float" office:value="-0.36328125" calcext:value-type="float">
            <text:p>-0.36328125</text:p>
          </table:table-cell>
          <table:table-cell/>
          <table:table-cell table:formula="of:=ABS([.L2])" office:value-type="float" office:value="6.701171875" calcext:value-type="float">
            <text:p>6.701171875</text:p>
          </table:table-cell>
          <table:table-cell/>
          <table:table-cell table:formula="of:=ABS([.N2])" office:value-type="float" office:value="0.36328125" calcext:value-type="float">
            <text:p>0.3632812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2835" calcext:value-type="float">
            <text:p>2835</text:p>
          </table:table-cell>
          <table:table-cell/>
          <table:table-cell table:formula="of:=[.E3]*90/1024 - [.H$1] + 92" office:value-type="float" office:value="86.638671875" calcext:value-type="float">
            <text:p>86.638671875</text:p>
          </table:table-cell>
          <table:table-cell/>
          <table:table-cell table:formula="of:=-[.F3]*90/1024 +[.J$1] +42" office:value-type="float" office:value="2.44921875" calcext:value-type="float">
            <text:p>2.44921875</text:p>
          </table:table-cell>
          <table:table-cell/>
          <table:table-cell table:formula="of:= [.H3]-[.B3]" office:value-type="float" office:value="-3.361328125" calcext:value-type="float">
            <text:p>-3.361328125</text:p>
          </table:table-cell>
          <table:table-cell/>
          <table:table-cell table:formula="of:=[.J3]-[.C3]" office:value-type="float" office:value="-0.55078125" calcext:value-type="float">
            <text:p>-0.55078125</text:p>
          </table:table-cell>
          <table:table-cell/>
          <table:table-cell table:formula="of:=ABS([.L3])" office:value-type="float" office:value="3.361328125" calcext:value-type="float">
            <text:p>3.361328125</text:p>
          </table:table-cell>
          <table:table-cell/>
          <table:table-cell table:formula="of:=ABS([.N3])" office:value-type="float" office:value="0.55078125" calcext:value-type="float">
            <text:p>0.550781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2836" calcext:value-type="float">
            <text:p>2836</text:p>
          </table:table-cell>
          <table:table-cell/>
          <table:table-cell table:formula="of:=[.E4]*90/1024 - [.H$1] + 92" office:value-type="float" office:value="16.501953125" calcext:value-type="float">
            <text:p>16.501953125</text:p>
          </table:table-cell>
          <table:table-cell/>
          <table:table-cell table:formula="of:=-[.F4]*90/1024 +[.J$1] +42" office:value-type="float" office:value="2.361328125" calcext:value-type="float">
            <text:p>2.361328125</text:p>
          </table:table-cell>
          <table:table-cell/>
          <table:table-cell table:formula="of:= [.H4]-[.B4]" office:value-type="float" office:value="-13.498046875" calcext:value-type="float">
            <text:p>-13.498046875</text:p>
          </table:table-cell>
          <table:table-cell/>
          <table:table-cell table:formula="of:=[.J4]-[.C4]" office:value-type="float" office:value="-0.638671875" calcext:value-type="float">
            <text:p>-0.638671875</text:p>
          </table:table-cell>
          <table:table-cell/>
          <table:table-cell table:formula="of:=ABS([.L4])" office:value-type="float" office:value="13.498046875" calcext:value-type="float">
            <text:p>13.498046875</text:p>
          </table:table-cell>
          <table:table-cell/>
          <table:table-cell table:formula="of:=ABS([.N4])" office:value-type="float" office:value="0.638671875" calcext:value-type="float">
            <text:p>0.63867187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836" calcext:value-type="float">
            <text:p>2836</text:p>
          </table:table-cell>
          <table:table-cell/>
          <table:table-cell table:formula="of:=[.E5]*90/1024 - [.H$1] + 92" office:value-type="float" office:value="-28.322265625" calcext:value-type="float">
            <text:p>-28.322265625</text:p>
          </table:table-cell>
          <table:table-cell/>
          <table:table-cell table:formula="of:=-[.F5]*90/1024 +[.J$1] +42" office:value-type="float" office:value="2.361328125" calcext:value-type="float">
            <text:p>2.361328125</text:p>
          </table:table-cell>
          <table:table-cell/>
          <table:table-cell table:formula="of:= [.H5]-[.B5]" office:value-type="float" office:value="1.677734375" calcext:value-type="float">
            <text:p>1.677734375</text:p>
          </table:table-cell>
          <table:table-cell/>
          <table:table-cell table:formula="of:=[.J5]-[.C5]" office:value-type="float" office:value="-0.638671875" calcext:value-type="float">
            <text:p>-0.638671875</text:p>
          </table:table-cell>
          <table:table-cell/>
          <table:table-cell table:formula="of:=ABS([.L5])" office:value-type="float" office:value="1.677734375" calcext:value-type="float">
            <text:p>1.677734375</text:p>
          </table:table-cell>
          <table:table-cell/>
          <table:table-cell table:formula="of:=ABS([.N5])" office:value-type="float" office:value="0.638671875" calcext:value-type="float">
            <text:p>0.638671875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833" calcext:value-type="float">
            <text:p>2833</text:p>
          </table:table-cell>
          <table:table-cell/>
          <table:table-cell table:formula="of:=[.E6]*90/1024 - [.H$1] + 92" office:value-type="float" office:value="-82.0234375" calcext:value-type="float">
            <text:p>-82.0234375</text:p>
          </table:table-cell>
          <table:table-cell/>
          <table:table-cell table:formula="of:=-[.F6]*90/1024 +[.J$1] +42" office:value-type="float" office:value="2.625" calcext:value-type="float">
            <text:p>2.625</text:p>
          </table:table-cell>
          <table:table-cell/>
          <table:table-cell table:formula="of:= [.H6]-[.B6]" office:value-type="float" office:value="7.9765625" calcext:value-type="float">
            <text:p>7.9765625</text:p>
          </table:table-cell>
          <table:table-cell/>
          <table:table-cell table:formula="of:=[.J6]-[.C6]" office:value-type="float" office:value="-0.375" calcext:value-type="float">
            <text:p>-0.375</text:p>
          </table:table-cell>
          <table:table-cell/>
          <table:table-cell table:formula="of:=ABS([.L6])" office:value-type="float" office:value="7.9765625" calcext:value-type="float">
            <text:p>7.9765625</text:p>
          </table:table-cell>
          <table:table-cell/>
          <table:table-cell table:formula="of:=ABS([.N6])"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E7]*90/1024 - [.H$1] + 92" office:value-type="float" office:value="16.4140625" calcext:value-type="float">
            <text:p>16.4140625</text:p>
          </table:table-cell>
          <table:table-cell/>
          <table:table-cell table:formula="of:=-[.F7]*90/1024 +[.J$1] +42" office:value-type="float" office:value="-3.263671875" calcext:value-type="float">
            <text:p>-3.263671875</text:p>
          </table:table-cell>
          <table:table-cell/>
          <table:table-cell table:formula="of:= [.H7]-[.B7]" office:value-type="float" office:value="-13.5859375" calcext:value-type="float">
            <text:p>-13.5859375</text:p>
          </table:table-cell>
          <table:table-cell/>
          <table:table-cell table:formula="of:=[.J7]-[.C7]" office:value-type="float" office:value="-0.263671875" calcext:value-type="float">
            <text:p>-0.263671875</text:p>
          </table:table-cell>
          <table:table-cell/>
          <table:table-cell table:formula="of:=ABS([.L7])" office:value-type="float" office:value="13.5859375" calcext:value-type="float">
            <text:p>13.5859375</text:p>
          </table:table-cell>
          <table:table-cell/>
          <table:table-cell table:formula="of:=ABS([.N7])" office:value-type="float" office:value="0.263671875" calcext:value-type="float">
            <text:p>0.26367187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899" calcext:value-type="float">
            <text:p>2899</text:p>
          </table:table-cell>
          <table:table-cell/>
          <table:table-cell table:formula="of:=[.E8]*90/1024 - [.H$1] + 92" office:value-type="float" office:value="-28.322265625" calcext:value-type="float">
            <text:p>-28.322265625</text:p>
          </table:table-cell>
          <table:table-cell/>
          <table:table-cell table:formula="of:=-[.F8]*90/1024 +[.J$1] +42" office:value-type="float" office:value="-3.17578125" calcext:value-type="float">
            <text:p>-3.17578125</text:p>
          </table:table-cell>
          <table:table-cell/>
          <table:table-cell table:formula="of:= [.H8]-[.B8]" office:value-type="float" office:value="1.677734375" calcext:value-type="float">
            <text:p>1.677734375</text:p>
          </table:table-cell>
          <table:table-cell/>
          <table:table-cell table:formula="of:=[.J8]-[.C8]" office:value-type="float" office:value="-0.17578125" calcext:value-type="float">
            <text:p>-0.17578125</text:p>
          </table:table-cell>
          <table:table-cell/>
          <table:table-cell table:formula="of:=ABS([.L8])" office:value-type="float" office:value="1.677734375" calcext:value-type="float">
            <text:p>1.677734375</text:p>
          </table:table-cell>
          <table:table-cell/>
          <table:table-cell table:formula="of:=ABS([.N8])" office:value-type="float" office:value="0.17578125" calcext:value-type="float">
            <text:p>0.1757812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2803" calcext:value-type="float">
            <text:p>2803</text:p>
          </table:table-cell>
          <table:table-cell/>
          <table:table-cell table:formula="of:=[.E9]*90/1024 - [.H$1] + 92" office:value-type="float" office:value="86.638671875" calcext:value-type="float">
            <text:p>86.638671875</text:p>
          </table:table-cell>
          <table:table-cell/>
          <table:table-cell table:formula="of:=-[.F9]*90/1024 +[.J$1] +42" office:value-type="float" office:value="5.26171875" calcext:value-type="float">
            <text:p>5.26171875</text:p>
          </table:table-cell>
          <table:table-cell/>
          <table:table-cell table:formula="of:= [.H9]-[.B9]" office:value-type="float" office:value="-3.361328125" calcext:value-type="float">
            <text:p>-3.361328125</text:p>
          </table:table-cell>
          <table:table-cell/>
          <table:table-cell table:formula="of:=[.J9]-[.C9]" office:value-type="float" office:value="-0.73828125" calcext:value-type="float">
            <text:p>-0.73828125</text:p>
          </table:table-cell>
          <table:table-cell/>
          <table:table-cell table:formula="of:=ABS([.L9])" office:value-type="float" office:value="3.361328125" calcext:value-type="float">
            <text:p>3.361328125</text:p>
          </table:table-cell>
          <table:table-cell/>
          <table:table-cell table:formula="of:=ABS([.N9])" office:value-type="float" office:value="0.73828125" calcext:value-type="float">
            <text:p>0.73828125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2811" calcext:value-type="float">
            <text:p>2811</text:p>
          </table:table-cell>
          <table:table-cell/>
          <table:table-cell table:formula="of:=[.E10]*90/1024 - [.H$1] + 92" office:value-type="float" office:value="50.603515625" calcext:value-type="float">
            <text:p>50.603515625</text:p>
          </table:table-cell>
          <table:table-cell/>
          <table:table-cell table:formula="of:=-[.F10]*90/1024 +[.J$1] +42" office:value-type="float" office:value="4.55859375" calcext:value-type="float">
            <text:p>4.55859375</text:p>
          </table:table-cell>
          <table:table-cell/>
          <table:table-cell table:formula="of:= [.H10]-[.B10]" office:value-type="float" office:value="-10.516484375" calcext:value-type="float">
            <text:p>-10.516484375</text:p>
          </table:table-cell>
          <table:table-cell/>
          <table:table-cell table:formula="of:=[.J10]-[.C10]" office:value-type="float" office:value="-0.58050625" calcext:value-type="float">
            <text:p>-0.58050625</text:p>
          </table:table-cell>
          <table:table-cell/>
          <table:table-cell table:formula="of:=ABS([.L10])" office:value-type="float" office:value="10.516484375" calcext:value-type="float">
            <text:p>10.516484375</text:p>
          </table:table-cell>
          <table:table-cell/>
          <table:table-cell table:formula="of:=ABS([.N10])" office:value-type="float" office:value="0.58050625" calcext:value-type="float">
            <text:p>0.580506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803" calcext:value-type="float">
            <text:p>2803</text:p>
          </table:table-cell>
          <table:table-cell/>
          <table:table-cell table:formula="of:=[.E11]*90/1024 - [.H$1] + 92" office:value-type="float" office:value="16.4140625" calcext:value-type="float">
            <text:p>16.4140625</text:p>
          </table:table-cell>
          <table:table-cell/>
          <table:table-cell table:formula="of:=-[.F11]*90/1024 +[.J$1] +42" office:value-type="float" office:value="5.26171875" calcext:value-type="float">
            <text:p>5.26171875</text:p>
          </table:table-cell>
          <table:table-cell/>
          <table:table-cell table:formula="of:= [.H11]-[.B11]" office:value-type="float" office:value="-13.5859375" calcext:value-type="float">
            <text:p>-13.5859375</text:p>
          </table:table-cell>
          <table:table-cell/>
          <table:table-cell table:formula="of:=[.J11]-[.C11]" office:value-type="float" office:value="-0.73828125" calcext:value-type="float">
            <text:p>-0.73828125</text:p>
          </table:table-cell>
          <table:table-cell/>
          <table:table-cell table:formula="of:=ABS([.L11])" office:value-type="float" office:value="13.5859375" calcext:value-type="float">
            <text:p>13.5859375</text:p>
          </table:table-cell>
          <table:table-cell/>
          <table:table-cell table:formula="of:=ABS([.N11])" office:value-type="float" office:value="0.73828125" calcext:value-type="float">
            <text:p>0.73828125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float" office:value="2812" calcext:value-type="float">
            <text:p>2812</text:p>
          </table:table-cell>
          <table:table-cell/>
          <table:table-cell table:formula="of:=[.E12]*90/1024 - [.H$1] + 92" office:value-type="float" office:value="-7.931640625" calcext:value-type="float">
            <text:p>-7.931640625</text:p>
          </table:table-cell>
          <table:table-cell/>
          <table:table-cell table:formula="of:=-[.F12]*90/1024 +[.J$1] +42" office:value-type="float" office:value="4.470703125" calcext:value-type="float">
            <text:p>4.470703125</text:p>
          </table:table-cell>
          <table:table-cell/>
          <table:table-cell table:formula="of:= [.H12]-[.B12]" office:value-type="float" office:value="-9.051640625" calcext:value-type="float">
            <text:p>-9.051640625</text:p>
          </table:table-cell>
          <table:table-cell/>
          <table:table-cell table:formula="of:=[.J12]-[.C12]" office:value-type="float" office:value="-0.668396875" calcext:value-type="float">
            <text:p>-0.668396875</text:p>
          </table:table-cell>
          <table:table-cell/>
          <table:table-cell table:formula="of:=ABS([.L12])" office:value-type="float" office:value="9.051640625" calcext:value-type="float">
            <text:p>9.051640625</text:p>
          </table:table-cell>
          <table:table-cell/>
          <table:table-cell table:formula="of:=ABS([.N12])" office:value-type="float" office:value="0.668396875" calcext:value-type="float">
            <text:p>0.66839687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804" calcext:value-type="float">
            <text:p>2804</text:p>
          </table:table-cell>
          <table:table-cell/>
          <table:table-cell table:formula="of:=[.E13]*90/1024 - [.H$1] + 92" office:value-type="float" office:value="-28.322265625" calcext:value-type="float">
            <text:p>-28.322265625</text:p>
          </table:table-cell>
          <table:table-cell/>
          <table:table-cell table:formula="of:=-[.F13]*90/1024 +[.J$1] +42" office:value-type="float" office:value="5.173828125" calcext:value-type="float">
            <text:p>5.173828125</text:p>
          </table:table-cell>
          <table:table-cell/>
          <table:table-cell table:formula="of:= [.H13]-[.B13]" office:value-type="float" office:value="1.677734375" calcext:value-type="float">
            <text:p>1.677734375</text:p>
          </table:table-cell>
          <table:table-cell/>
          <table:table-cell table:formula="of:=[.J13]-[.C13]" office:value-type="float" office:value="-0.826171875" calcext:value-type="float">
            <text:p>-0.826171875</text:p>
          </table:table-cell>
          <table:table-cell/>
          <table:table-cell table:formula="of:=ABS([.L13])" office:value-type="float" office:value="1.677734375" calcext:value-type="float">
            <text:p>1.677734375</text:p>
          </table:table-cell>
          <table:table-cell/>
          <table:table-cell table:formula="of:=ABS([.N13])" office:value-type="float" office:value="0.826171875" calcext:value-type="float">
            <text:p>0.826171875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2812" calcext:value-type="float">
            <text:p>2812</text:p>
          </table:table-cell>
          <table:table-cell/>
          <table:table-cell table:formula="of:=[.E14]*90/1024 - [.H$1] + 92" office:value-type="float" office:value="-50.734375" calcext:value-type="float">
            <text:p>-50.734375</text:p>
          </table:table-cell>
          <table:table-cell/>
          <table:table-cell table:formula="of:=-[.F14]*90/1024 +[.J$1] +42" office:value-type="float" office:value="4.470703125" calcext:value-type="float">
            <text:p>4.470703125</text:p>
          </table:table-cell>
          <table:table-cell/>
          <table:table-cell table:formula="of:= [.H14]-[.B14]" office:value-type="float" office:value="8.145625" calcext:value-type="float">
            <text:p>8.145625</text:p>
          </table:table-cell>
          <table:table-cell/>
          <table:table-cell table:formula="of:=[.J14]-[.C14]" office:value-type="float" office:value="-0.668396875" calcext:value-type="float">
            <text:p>-0.668396875</text:p>
          </table:table-cell>
          <table:table-cell/>
          <table:table-cell table:formula="of:=ABS([.L14])" office:value-type="float" office:value="8.145625" calcext:value-type="float">
            <text:p>8.145625</text:p>
          </table:table-cell>
          <table:table-cell/>
          <table:table-cell table:formula="of:=ABS([.N14])" office:value-type="float" office:value="0.668396875" calcext:value-type="float">
            <text:p>0.668396875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806" calcext:value-type="float">
            <text:p>2806</text:p>
          </table:table-cell>
          <table:table-cell/>
          <table:table-cell table:formula="of:=[.E15]*90/1024 - [.H$1] + 92" office:value-type="float" office:value="-81.935546875" calcext:value-type="float">
            <text:p>-81.935546875</text:p>
          </table:table-cell>
          <table:table-cell/>
          <table:table-cell table:formula="of:=-[.F15]*90/1024 +[.J$1] +42" office:value-type="float" office:value="4.998046875" calcext:value-type="float">
            <text:p>4.998046875</text:p>
          </table:table-cell>
          <table:table-cell/>
          <table:table-cell table:formula="of:= [.H15]-[.B15]" office:value-type="float" office:value="8.064453125" calcext:value-type="float">
            <text:p>8.064453125</text:p>
          </table:table-cell>
          <table:table-cell/>
          <table:table-cell table:formula="of:=[.J15]-[.C15]" office:value-type="float" office:value="-1.001953125" calcext:value-type="float">
            <text:p>-1.001953125</text:p>
          </table:table-cell>
          <table:table-cell/>
          <table:table-cell table:formula="of:=ABS([.L15])" office:value-type="float" office:value="8.064453125" calcext:value-type="float">
            <text:p>8.064453125</text:p>
          </table:table-cell>
          <table:table-cell/>
          <table:table-cell table:formula="of:=ABS([.N15])" office:value-type="float" office:value="1.001953125" calcext:value-type="float">
            <text:p>1.001953125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-5.1391" calcext:value-type="float">
            <text:p>-5.1391</text:p>
          </table:table-cell>
          <table:table-cell/>
          <table:table-cell office:value-type="float" office:value="2408" calcext:value-type="float">
            <text:p>2408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E16]*90/1024 - [.H$1] + 92" office:value-type="float" office:value="50.515625" calcext:value-type="float">
            <text:p>50.515625</text:p>
          </table:table-cell>
          <table:table-cell/>
          <table:table-cell table:formula="of:=-[.F16]*90/1024 +[.J$1] +42" office:value-type="float" office:value="-5.021484375" calcext:value-type="float">
            <text:p>-5.021484375</text:p>
          </table:table-cell>
          <table:table-cell/>
          <table:table-cell table:formula="of:= [.H16]-[.B16]" office:value-type="float" office:value="-10.604375" calcext:value-type="float">
            <text:p>-10.604375</text:p>
          </table:table-cell>
          <table:table-cell/>
          <table:table-cell table:formula="of:=[.J16]-[.C16]" office:value-type="float" office:value="0.117615625" calcext:value-type="float">
            <text:p>0.117615625</text:p>
          </table:table-cell>
          <table:table-cell/>
          <table:table-cell table:formula="of:=ABS([.L16])" office:value-type="float" office:value="10.604375" calcext:value-type="float">
            <text:p>10.604375</text:p>
          </table:table-cell>
          <table:table-cell/>
          <table:table-cell table:formula="of:=ABS([.N16])" office:value-type="float" office:value="0.117615625" calcext:value-type="float">
            <text:p>0.1176156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927" calcext:value-type="float">
            <text:p>2927</text:p>
          </table:table-cell>
          <table:table-cell/>
          <table:table-cell table:formula="of:=[.E17]*90/1024 - [.H$1] + 92" office:value-type="float" office:value="16.4140625" calcext:value-type="float">
            <text:p>16.4140625</text:p>
          </table:table-cell>
          <table:table-cell/>
          <table:table-cell table:formula="of:=-[.F17]*90/1024 +[.J$1] +42" office:value-type="float" office:value="-5.63671875" calcext:value-type="float">
            <text:p>-5.63671875</text:p>
          </table:table-cell>
          <table:table-cell/>
          <table:table-cell table:formula="of:= [.H17]-[.B17]" office:value-type="float" office:value="-13.5859375" calcext:value-type="float">
            <text:p>-13.5859375</text:p>
          </table:table-cell>
          <table:table-cell/>
          <table:table-cell table:formula="of:=[.J17]-[.C17]" office:value-type="float" office:value="0.36328125" calcext:value-type="float">
            <text:p>0.36328125</text:p>
          </table:table-cell>
          <table:table-cell/>
          <table:table-cell table:formula="of:=ABS([.L17])" office:value-type="float" office:value="13.5859375" calcext:value-type="float">
            <text:p>13.5859375</text:p>
          </table:table-cell>
          <table:table-cell/>
          <table:table-cell table:formula="of:=ABS([.N17])" office:value-type="float" office:value="0.36328125" calcext:value-type="float">
            <text:p>0.36328125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-5.1391" calcext:value-type="float">
            <text:p>-5.1391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float" office:value="2923" calcext:value-type="float">
            <text:p>2923</text:p>
          </table:table-cell>
          <table:table-cell/>
          <table:table-cell table:formula="of:=[.E18]*90/1024 - [.H$1] + 92" office:value-type="float" office:value="-7.931640625" calcext:value-type="float">
            <text:p>-7.931640625</text:p>
          </table:table-cell>
          <table:table-cell/>
          <table:table-cell table:formula="of:=-[.F18]*90/1024 +[.J$1] +42" office:value-type="float" office:value="-5.28515625" calcext:value-type="float">
            <text:p>-5.28515625</text:p>
          </table:table-cell>
          <table:table-cell/>
          <table:table-cell table:formula="of:= [.H18]-[.B18]" office:value-type="float" office:value="-9.051640625" calcext:value-type="float">
            <text:p>-9.051640625</text:p>
          </table:table-cell>
          <table:table-cell/>
          <table:table-cell table:formula="of:=[.J18]-[.C18]" office:value-type="float" office:value="-0.14605625" calcext:value-type="float">
            <text:p>-0.14605625</text:p>
          </table:table-cell>
          <table:table-cell/>
          <table:table-cell table:formula="of:=ABS([.L18])" office:value-type="float" office:value="9.051640625" calcext:value-type="float">
            <text:p>9.051640625</text:p>
          </table:table-cell>
          <table:table-cell/>
          <table:table-cell table:formula="of:=ABS([.N18])" office:value-type="float" office:value="0.14605625" calcext:value-type="float">
            <text:p>0.146056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929" calcext:value-type="float">
            <text:p>2929</text:p>
          </table:table-cell>
          <table:table-cell/>
          <table:table-cell table:formula="of:=[.E19]*90/1024 - [.H$1] + 92" office:value-type="float" office:value="-28.322265625" calcext:value-type="float">
            <text:p>-28.322265625</text:p>
          </table:table-cell>
          <table:table-cell/>
          <table:table-cell table:formula="of:=-[.F19]*90/1024 +[.J$1] +42" office:value-type="float" office:value="-5.8125" calcext:value-type="float">
            <text:p>-5.8125</text:p>
          </table:table-cell>
          <table:table-cell/>
          <table:table-cell table:formula="of:= [.H19]-[.B19]" office:value-type="float" office:value="1.677734375" calcext:value-type="float">
            <text:p>1.677734375</text:p>
          </table:table-cell>
          <table:table-cell/>
          <table:table-cell table:formula="of:=[.J19]-[.C19]" office:value-type="float" office:value="0.1875" calcext:value-type="float">
            <text:p>0.1875</text:p>
          </table:table-cell>
          <table:table-cell/>
          <table:table-cell table:formula="of:=ABS([.L19])" office:value-type="float" office:value="1.677734375" calcext:value-type="float">
            <text:p>1.677734375</text:p>
          </table:table-cell>
          <table:table-cell/>
          <table:table-cell table:formula="of:=ABS([.N19])" office:value-type="float" office:value="0.1875" calcext:value-type="float">
            <text:p>0.1875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-5.1391" calcext:value-type="float">
            <text:p>-5.1391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2924" calcext:value-type="float">
            <text:p>2924</text:p>
          </table:table-cell>
          <table:table-cell/>
          <table:table-cell table:formula="of:=[.E20]*90/1024 - [.H$1] + 92" office:value-type="float" office:value="-50.646484375" calcext:value-type="float">
            <text:p>-50.646484375</text:p>
          </table:table-cell>
          <table:table-cell/>
          <table:table-cell table:formula="of:=-[.F20]*90/1024 +[.J$1] +42" office:value-type="float" office:value="-5.373046875" calcext:value-type="float">
            <text:p>-5.373046875</text:p>
          </table:table-cell>
          <table:table-cell/>
          <table:table-cell table:formula="of:= [.H20]-[.B20]" office:value-type="float" office:value="8.233515625" calcext:value-type="float">
            <text:p>8.233515625</text:p>
          </table:table-cell>
          <table:table-cell/>
          <table:table-cell table:formula="of:=[.J20]-[.C20]" office:value-type="float" office:value="-0.233946875" calcext:value-type="float">
            <text:p>-0.233946875</text:p>
          </table:table-cell>
          <table:table-cell/>
          <table:table-cell table:formula="of:=ABS([.L20])" office:value-type="float" office:value="8.233515625" calcext:value-type="float">
            <text:p>8.233515625</text:p>
          </table:table-cell>
          <table:table-cell/>
          <table:table-cell table:formula="of:=ABS([.N20])" office:value-type="float" office:value="0.233946875" calcext:value-type="float">
            <text:p>0.2339468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float" office:value="2777" calcext:value-type="float">
            <text:p>2777</text:p>
          </table:table-cell>
          <table:table-cell/>
          <table:table-cell table:formula="of:=[.E21]*90/1024 - [.H$1] + 92" office:value-type="float" office:value="86.7265625" calcext:value-type="float">
            <text:p>86.7265625</text:p>
          </table:table-cell>
          <table:table-cell/>
          <table:table-cell table:formula="of:=-[.F21]*90/1024 +[.J$1] +42" office:value-type="float" office:value="7.546875" calcext:value-type="float">
            <text:p>7.546875</text:p>
          </table:table-cell>
          <table:table-cell/>
          <table:table-cell table:formula="of:= [.H21]-[.B21]" office:value-type="float" office:value="-3.2734375" calcext:value-type="float">
            <text:p>-3.2734375</text:p>
          </table:table-cell>
          <table:table-cell table:style-name="ce2"/>
          <table:table-cell table:formula="of:=[.J21]-[.C21]" office:value-type="float" office:value="-1.453125" calcext:value-type="float">
            <text:p>-1.453125</text:p>
          </table:table-cell>
          <table:table-cell/>
          <table:table-cell table:formula="of:=ABS([.L21])" office:value-type="float" office:value="3.2734375" calcext:value-type="float">
            <text:p>3.2734375</text:p>
          </table:table-cell>
          <table:table-cell/>
          <table:table-cell table:formula="of:=ABS([.N21])" office:value-type="float" office:value="1.453125" calcext:value-type="float">
            <text:p>1.453125</text:p>
          </table:table-cell>
        </table:table-row>
        <table:table-row table:style-name="ro1">
          <table:table-cell/>
          <table:table-cell office:value-type="float" office:value="71.69" calcext:value-type="float">
            <text:p>71.6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2786" calcext:value-type="float">
            <text:p>2786</text:p>
          </table:table-cell>
          <table:table-cell/>
          <table:table-cell table:formula="of:=[.E22]*90/1024 - [.H$1] + 92" office:value-type="float" office:value="63.69921875" calcext:value-type="float">
            <text:p>63.69921875</text:p>
          </table:table-cell>
          <table:table-cell/>
          <table:table-cell table:formula="of:=-[.F22]*90/1024 +[.J$1] +42" office:value-type="float" office:value="6.755859375" calcext:value-type="float">
            <text:p>6.755859375</text:p>
          </table:table-cell>
          <table:table-cell/>
          <table:table-cell table:formula="of:= [.H22]-[.B22]" office:value-type="float" office:value="-7.99078125" calcext:value-type="float">
            <text:p>-7.99078125</text:p>
          </table:table-cell>
          <table:table-cell/>
          <table:table-cell table:formula="of:=[.J22]-[.C22]" office:value-type="float" office:value="-1.144140625" calcext:value-type="float">
            <text:p>-1.144140625</text:p>
          </table:table-cell>
          <table:table-cell/>
          <table:table-cell table:formula="of:=ABS([.L22])" office:value-type="float" office:value="7.99078125" calcext:value-type="float">
            <text:p>7.99078125</text:p>
          </table:table-cell>
          <table:table-cell/>
          <table:table-cell table:formula="of:=ABS([.N22])" office:value-type="float" office:value="1.144140625" calcext:value-type="float">
            <text:p>1.144140625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2786" calcext:value-type="float">
            <text:p>2786</text:p>
          </table:table-cell>
          <table:table-cell/>
          <table:table-cell table:formula="of:=[.E23]*90/1024 - [.H$1] + 92" office:value-type="float" office:value="37.947265625" calcext:value-type="float">
            <text:p>37.947265625</text:p>
          </table:table-cell>
          <table:table-cell/>
          <table:table-cell table:formula="of:=-[.F23]*90/1024 +[.J$1] +42" office:value-type="float" office:value="6.755859375" calcext:value-type="float">
            <text:p>6.755859375</text:p>
          </table:table-cell>
          <table:table-cell/>
          <table:table-cell table:formula="of:= [.H23]-[.B23]" office:value-type="float" office:value="-12.452734375" calcext:value-type="float">
            <text:p>-12.452734375</text:p>
          </table:table-cell>
          <table:table-cell/>
          <table:table-cell table:formula="of:=[.J23]-[.C23]" office:value-type="float" office:value="-1.031440625" calcext:value-type="float">
            <text:p>-1.031440625</text:p>
          </table:table-cell>
          <table:table-cell/>
          <table:table-cell table:formula="of:=ABS([.L23])" office:value-type="float" office:value="12.452734375" calcext:value-type="float">
            <text:p>12.452734375</text:p>
          </table:table-cell>
          <table:table-cell/>
          <table:table-cell table:formula="of:=ABS([.N23])" office:value-type="float" office:value="1.031440625" calcext:value-type="float">
            <text:p>1.0314406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778" calcext:value-type="float">
            <text:p>2778</text:p>
          </table:table-cell>
          <table:table-cell/>
          <table:table-cell table:formula="of:=[.E24]*90/1024 - [.H$1] + 92" office:value-type="float" office:value="16.326171875" calcext:value-type="float">
            <text:p>16.326171875</text:p>
          </table:table-cell>
          <table:table-cell/>
          <table:table-cell table:formula="of:=-[.F24]*90/1024 +[.J$1] +42" office:value-type="float" office:value="7.458984375" calcext:value-type="float">
            <text:p>7.458984375</text:p>
          </table:table-cell>
          <table:table-cell/>
          <table:table-cell table:formula="of:= [.H24]-[.B24]" office:value-type="float" office:value="-13.673828125" calcext:value-type="float">
            <text:p>-13.673828125</text:p>
          </table:table-cell>
          <table:table-cell/>
          <table:table-cell table:formula="of:=[.J24]-[.C24]" office:value-type="float" office:value="-1.541015625" calcext:value-type="float">
            <text:p>-1.541015625</text:p>
          </table:table-cell>
          <table:table-cell/>
          <table:table-cell table:formula="of:=ABS([.L24])" office:value-type="float" office:value="13.673828125" calcext:value-type="float">
            <text:p>13.673828125</text:p>
          </table:table-cell>
          <table:table-cell/>
          <table:table-cell table:formula="of:=ABS([.N24])" office:value-type="float" office:value="1.541015625" calcext:value-type="float">
            <text:p>1.541015625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2787" calcext:value-type="float">
            <text:p>2787</text:p>
          </table:table-cell>
          <table:table-cell/>
          <table:table-cell table:formula="of:=[.E25]*90/1024 - [.H$1] + 92" office:value-type="float" office:value="0.2421875" calcext:value-type="float">
            <text:p>0.2421875</text:p>
          </table:table-cell>
          <table:table-cell/>
          <table:table-cell table:formula="of:=-[.F25]*90/1024 +[.J$1] +42" office:value-type="float" office:value="6.66796875" calcext:value-type="float">
            <text:p>6.66796875</text:p>
          </table:table-cell>
          <table:table-cell/>
          <table:table-cell table:formula="of:= [.H25]-[.B25]" office:value-type="float" office:value="-11.4478125" calcext:value-type="float">
            <text:p>-11.4478125</text:p>
          </table:table-cell>
          <table:table-cell/>
          <table:table-cell table:formula="of:=[.J25]-[.C25]" office:value-type="float" office:value="-1.23203125" calcext:value-type="float">
            <text:p>-1.23203125</text:p>
          </table:table-cell>
          <table:table-cell/>
          <table:table-cell table:formula="of:=ABS([.L25])" office:value-type="float" office:value="11.4478125" calcext:value-type="float">
            <text:p>11.4478125</text:p>
          </table:table-cell>
          <table:table-cell/>
          <table:table-cell table:formula="of:=ABS([.N25])" office:value-type="float" office:value="1.23203125" calcext:value-type="float">
            <text:p>1.23203125</text:p>
          </table:table-cell>
        </table:table-row>
        <table:table-row table:style-name="ro1">
          <table:table-cell/>
          <table:table-cell office:value-type="float" office:value="-9.6" calcext:value-type="float">
            <text:p>-9.6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2786" calcext:value-type="float">
            <text:p>2786</text:p>
          </table:table-cell>
          <table:table-cell/>
          <table:table-cell table:formula="of:=[.E26]*90/1024 - [.H$1] + 92" office:value-type="float" office:value="-13.732421875" calcext:value-type="float">
            <text:p>-13.732421875</text:p>
          </table:table-cell>
          <table:table-cell/>
          <table:table-cell table:formula="of:=-[.F26]*90/1024 +[.J$1] +42" office:value-type="float" office:value="6.755859375" calcext:value-type="float">
            <text:p>6.755859375</text:p>
          </table:table-cell>
          <table:table-cell/>
          <table:table-cell table:formula="of:= [.H26]-[.B26]" office:value-type="float" office:value="-4.132421875" calcext:value-type="float">
            <text:p>-4.132421875</text:p>
          </table:table-cell>
          <table:table-cell/>
          <table:table-cell table:formula="of:=[.J26]-[.C26]" office:value-type="float" office:value="-1.031440625" calcext:value-type="float">
            <text:p>-1.031440625</text:p>
          </table:table-cell>
          <table:table-cell/>
          <table:table-cell table:formula="of:=ABS([.L26])" office:value-type="float" office:value="4.132421875" calcext:value-type="float">
            <text:p>4.132421875</text:p>
          </table:table-cell>
          <table:table-cell/>
          <table:table-cell table:formula="of:=ABS([.N26])" office:value-type="float" office:value="1.031440625" calcext:value-type="float">
            <text:p>1.0314406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778" calcext:value-type="float">
            <text:p>2778</text:p>
          </table:table-cell>
          <table:table-cell/>
          <table:table-cell table:formula="of:=[.E27]*90/1024 - [.H$1] + 92" office:value-type="float" office:value="-28.322265625" calcext:value-type="float">
            <text:p>-28.322265625</text:p>
          </table:table-cell>
          <table:table-cell/>
          <table:table-cell table:formula="of:=-[.F27]*90/1024 +[.J$1] +42" office:value-type="float" office:value="7.458984375" calcext:value-type="float">
            <text:p>7.458984375</text:p>
          </table:table-cell>
          <table:table-cell/>
          <table:table-cell table:formula="of:= [.H27]-[.B27]" office:value-type="float" office:value="1.677734375" calcext:value-type="float">
            <text:p>1.677734375</text:p>
          </table:table-cell>
          <table:table-cell/>
          <table:table-cell table:formula="of:=[.J27]-[.C27]" office:value-type="float" office:value="-1.541015625" calcext:value-type="float">
            <text:p>-1.541015625</text:p>
          </table:table-cell>
          <table:table-cell/>
          <table:table-cell table:formula="of:=ABS([.L27])" office:value-type="float" office:value="1.677734375" calcext:value-type="float">
            <text:p>1.677734375</text:p>
          </table:table-cell>
          <table:table-cell/>
          <table:table-cell table:formula="of:=ABS([.N27])" office:value-type="float" office:value="1.541015625" calcext:value-type="float">
            <text:p>1.541015625</text:p>
          </table:table-cell>
        </table:table-row>
        <table:table-row table:style-name="ro1">
          <table:table-cell/>
          <table:table-cell office:value-type="float" office:value="-48.31" calcext:value-type="float">
            <text:p>-48.3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2787" calcext:value-type="float">
            <text:p>2787</text:p>
          </table:table-cell>
          <table:table-cell/>
          <table:table-cell table:formula="of:=[.E28]*90/1024 - [.H$1] + 92" office:value-type="float" office:value="-42.033203125" calcext:value-type="float">
            <text:p>-42.033203125</text:p>
          </table:table-cell>
          <table:table-cell/>
          <table:table-cell table:formula="of:=-[.F28]*90/1024 +[.J$1] +42" office:value-type="float" office:value="6.66796875" calcext:value-type="float">
            <text:p>6.66796875</text:p>
          </table:table-cell>
          <table:table-cell/>
          <table:table-cell table:formula="of:= [.H28]-[.B28]" office:value-type="float" office:value="6.276796875" calcext:value-type="float">
            <text:p>6.276796875</text:p>
          </table:table-cell>
          <table:table-cell/>
          <table:table-cell table:formula="of:=[.J28]-[.C28]" office:value-type="float" office:value="-1.23203125" calcext:value-type="float">
            <text:p>-1.23203125</text:p>
          </table:table-cell>
          <table:table-cell/>
          <table:table-cell table:formula="of:=ABS([.L28])" office:value-type="float" office:value="6.276796875" calcext:value-type="float">
            <text:p>6.276796875</text:p>
          </table:table-cell>
          <table:table-cell/>
          <table:table-cell table:formula="of:=ABS([.N28])" office:value-type="float" office:value="1.23203125" calcext:value-type="float">
            <text:p>1.23203125</text:p>
          </table:table-cell>
        </table:table-row>
        <table:table-row table:style-name="ro1">
          <table:table-cell/>
          <table:table-cell office:value-type="float" office:value="-69.6" calcext:value-type="float">
            <text:p>-69.6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2790" calcext:value-type="float">
            <text:p>2790</text:p>
          </table:table-cell>
          <table:table-cell/>
          <table:table-cell table:formula="of:=[.E29]*90/1024 - [.H$1] + 92" office:value-type="float" office:value="-60.2265625" calcext:value-type="float">
            <text:p>-60.2265625</text:p>
          </table:table-cell>
          <table:table-cell/>
          <table:table-cell table:formula="of:=-[.F29]*90/1024 +[.J$1] +42" office:value-type="float" office:value="6.404296875" calcext:value-type="float">
            <text:p>6.404296875</text:p>
          </table:table-cell>
          <table:table-cell/>
          <table:table-cell table:formula="of:= [.H29]-[.B29]" office:value-type="float" office:value="9.37343749999999" calcext:value-type="float">
            <text:p>9.37343749999999</text:p>
          </table:table-cell>
          <table:table-cell/>
          <table:table-cell table:formula="of:=[.J29]-[.C29]" office:value-type="float" office:value="-1.383003125" calcext:value-type="float">
            <text:p>-1.383003125</text:p>
          </table:table-cell>
          <table:table-cell/>
          <table:table-cell table:formula="of:=ABS([.L29])" office:value-type="float" office:value="9.37343749999999" calcext:value-type="float">
            <text:p>9.37343749999999</text:p>
          </table:table-cell>
          <table:table-cell/>
          <table:table-cell table:formula="of:=ABS([.N29])" office:value-type="float" office:value="1.383003125" calcext:value-type="float">
            <text:p>1.383003125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779" calcext:value-type="float">
            <text:p>2779</text:p>
          </table:table-cell>
          <table:table-cell/>
          <table:table-cell table:formula="of:=[.E30]*90/1024 - [.H$1] + 92" office:value-type="float" office:value="-81.935546875" calcext:value-type="float">
            <text:p>-81.935546875</text:p>
          </table:table-cell>
          <table:table-cell/>
          <table:table-cell table:formula="of:=-[.F30]*90/1024 +[.J$1] +42" office:value-type="float" office:value="7.37109375" calcext:value-type="float">
            <text:p>7.37109375</text:p>
          </table:table-cell>
          <table:table-cell/>
          <table:table-cell table:formula="of:= [.H30]-[.B30]" office:value-type="float" office:value="8.064453125" calcext:value-type="float">
            <text:p>8.064453125</text:p>
          </table:table-cell>
          <table:table-cell/>
          <table:table-cell table:formula="of:=[.J30]-[.C30]" office:value-type="float" office:value="-1.62890625" calcext:value-type="float">
            <text:p>-1.62890625</text:p>
          </table:table-cell>
          <table:table-cell/>
          <table:table-cell table:formula="of:=ABS([.L30])" office:value-type="float" office:value="8.064453125" calcext:value-type="float">
            <text:p>8.064453125</text:p>
          </table:table-cell>
          <table:table-cell/>
          <table:table-cell table:formula="of:=ABS([.N30])" office:value-type="float" office:value="1.62890625" calcext:value-type="float">
            <text:p>1.62890625</text:p>
          </table:table-cell>
        </table:table-row>
        <table:table-row table:style-name="ro1">
          <table:table-cell/>
          <table:table-cell office:value-type="float" office:value="71.69" calcext:value-type="float">
            <text:p>71.69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2954" calcext:value-type="float">
            <text:p>2954</text:p>
          </table:table-cell>
          <table:table-cell/>
          <table:table-cell table:formula="of:=[.E31]*90/1024 - [.H$1] + 92" office:value-type="float" office:value="63.69921875" calcext:value-type="float">
            <text:p>63.69921875</text:p>
          </table:table-cell>
          <table:table-cell/>
          <table:table-cell table:formula="of:=-[.F31]*90/1024 +[.J$1] +42" office:value-type="float" office:value="-8.009765625" calcext:value-type="float">
            <text:p>-8.009765625</text:p>
          </table:table-cell>
          <table:table-cell/>
          <table:table-cell table:formula="of:= [.H31]-[.B31]" office:value-type="float" office:value="-7.99078125" calcext:value-type="float">
            <text:p>-7.99078125</text:p>
          </table:table-cell>
          <table:table-cell/>
          <table:table-cell table:formula="of:=[.J31]-[.C31]" office:value-type="float" office:value="-0.109765625" calcext:value-type="float">
            <text:p>-0.109765625</text:p>
          </table:table-cell>
          <table:table-cell/>
          <table:table-cell table:formula="of:=ABS([.L31])" office:value-type="float" office:value="7.99078125" calcext:value-type="float">
            <text:p>7.99078125</text:p>
          </table:table-cell>
          <table:table-cell/>
          <table:table-cell table:formula="of:=ABS([.N31])" office:value-type="float" office:value="0.109765625" calcext:value-type="float">
            <text:p>0.109765625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office:value-type="float" office:value="-7.7873" calcext:value-type="float">
            <text:p>-7.7873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.E32]*90/1024 - [.H$1] + 92" office:value-type="float" office:value="37.947265625" calcext:value-type="float">
            <text:p>37.947265625</text:p>
          </table:table-cell>
          <table:table-cell/>
          <table:table-cell table:formula="of:=-[.F32]*90/1024 +[.J$1] +42" office:value-type="float" office:value="-7.833984375" calcext:value-type="float">
            <text:p>-7.833984375</text:p>
          </table:table-cell>
          <table:table-cell/>
          <table:table-cell table:formula="of:= [.H32]-[.B32]" office:value-type="float" office:value="-12.452734375" calcext:value-type="float">
            <text:p>-12.452734375</text:p>
          </table:table-cell>
          <table:table-cell/>
          <table:table-cell table:formula="of:=[.J32]-[.C32]" office:value-type="float" office:value="-0.0466843749999999" calcext:value-type="float">
            <text:p>-0.0466843749999999</text:p>
          </table:table-cell>
          <table:table-cell/>
          <table:table-cell table:formula="of:=ABS([.L32])" office:value-type="float" office:value="12.452734375" calcext:value-type="float">
            <text:p>12.452734375</text:p>
          </table:table-cell>
          <table:table-cell/>
          <table:table-cell table:formula="of:=ABS([.N32])" office:value-type="float" office:value="0.0466843749999999" calcext:value-type="float">
            <text:p>0.04668437499999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963" calcext:value-type="float">
            <text:p>2963</text:p>
          </table:table-cell>
          <table:table-cell/>
          <table:table-cell table:formula="of:=[.E33]*90/1024 - [.H$1] + 92" office:value-type="float" office:value="16.4140625" calcext:value-type="float">
            <text:p>16.4140625</text:p>
          </table:table-cell>
          <table:table-cell/>
          <table:table-cell table:formula="of:=-[.F33]*90/1024 +[.J$1] +42" office:value-type="float" office:value="-8.80078125" calcext:value-type="float">
            <text:p>-8.80078125</text:p>
          </table:table-cell>
          <table:table-cell/>
          <table:table-cell table:formula="of:= [.H33]-[.B33]" office:value-type="float" office:value="-13.5859375" calcext:value-type="float">
            <text:p>-13.5859375</text:p>
          </table:table-cell>
          <table:table-cell/>
          <table:table-cell table:formula="of:=[.J33]-[.C33]" office:value-type="float" office:value="0.19921875" calcext:value-type="float">
            <text:p>0.19921875</text:p>
          </table:table-cell>
          <table:table-cell/>
          <table:table-cell table:formula="of:=ABS([.L33])" office:value-type="float" office:value="13.5859375" calcext:value-type="float">
            <text:p>13.5859375</text:p>
          </table:table-cell>
          <table:table-cell/>
          <table:table-cell table:formula="of:=ABS([.N33])" office:value-type="float" office:value="0.19921875" calcext:value-type="float">
            <text:p>0.19921875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2951" calcext:value-type="float">
            <text:p>2951</text:p>
          </table:table-cell>
          <table:table-cell/>
          <table:table-cell table:formula="of:=[.E34]*90/1024 - [.H$1] + 92" office:value-type="float" office:value="0.2421875" calcext:value-type="float">
            <text:p>0.2421875</text:p>
          </table:table-cell>
          <table:table-cell/>
          <table:table-cell table:formula="of:=-[.F34]*90/1024 +[.J$1] +42" office:value-type="float" office:value="-7.74609375" calcext:value-type="float">
            <text:p>-7.74609375</text:p>
          </table:table-cell>
          <table:table-cell/>
          <table:table-cell table:formula="of:= [.H34]-[.B34]" office:value-type="float" office:value="-11.4478125" calcext:value-type="float">
            <text:p>-11.4478125</text:p>
          </table:table-cell>
          <table:table-cell/>
          <table:table-cell table:formula="of:=[.J34]-[.C34]" office:value-type="float" office:value="0.15390625" calcext:value-type="float">
            <text:p>0.15390625</text:p>
          </table:table-cell>
          <table:table-cell/>
          <table:table-cell table:formula="of:=ABS([.L34])" office:value-type="float" office:value="11.4478125" calcext:value-type="float">
            <text:p>11.4478125</text:p>
          </table:table-cell>
          <table:table-cell/>
          <table:table-cell table:formula="of:=ABS([.N34])" office:value-type="float" office:value="0.15390625" calcext:value-type="float">
            <text:p>0.15390625</text:p>
          </table:table-cell>
        </table:table-row>
        <table:table-row table:style-name="ro1">
          <table:table-cell/>
          <table:table-cell office:value-type="float" office:value="-9.6" calcext:value-type="float">
            <text:p>-9.6</text:p>
          </table:table-cell>
          <table:table-cell office:value-type="float" office:value="-7.7873" calcext:value-type="float">
            <text:p>-7.7873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2951" calcext:value-type="float">
            <text:p>2951</text:p>
          </table:table-cell>
          <table:table-cell/>
          <table:table-cell table:formula="of:=[.E35]*90/1024 - [.H$1] + 92" office:value-type="float" office:value="-13.732421875" calcext:value-type="float">
            <text:p>-13.732421875</text:p>
          </table:table-cell>
          <table:table-cell/>
          <table:table-cell table:formula="of:=-[.F35]*90/1024 +[.J$1] +42" office:value-type="float" office:value="-7.74609375" calcext:value-type="float">
            <text:p>-7.74609375</text:p>
          </table:table-cell>
          <table:table-cell/>
          <table:table-cell table:formula="of:= [.H35]-[.B35]" office:value-type="float" office:value="-4.132421875" calcext:value-type="float">
            <text:p>-4.132421875</text:p>
          </table:table-cell>
          <table:table-cell/>
          <table:table-cell table:formula="of:=[.J35]-[.C35]" office:value-type="float" office:value="0.0412062500000001" calcext:value-type="float">
            <text:p>0.0412062500000001</text:p>
          </table:table-cell>
          <table:table-cell/>
          <table:table-cell table:formula="of:=ABS([.L35])" office:value-type="float" office:value="4.132421875" calcext:value-type="float">
            <text:p>4.132421875</text:p>
          </table:table-cell>
          <table:table-cell/>
          <table:table-cell table:formula="of:=ABS([.N35])" office:value-type="float" office:value="0.0412062500000001" calcext:value-type="float">
            <text:p>0.0412062500000001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960" calcext:value-type="float">
            <text:p>2960</text:p>
          </table:table-cell>
          <table:table-cell/>
          <table:table-cell table:formula="of:=[.E36]*90/1024 - [.H$1] + 92" office:value-type="float" office:value="-28.322265625" calcext:value-type="float">
            <text:p>-28.322265625</text:p>
          </table:table-cell>
          <table:table-cell/>
          <table:table-cell table:formula="of:=-[.F36]*90/1024 +[.J$1] +42" office:value-type="float" office:value="-8.537109375" calcext:value-type="float">
            <text:p>-8.537109375</text:p>
          </table:table-cell>
          <table:table-cell/>
          <table:table-cell table:formula="of:= [.H36]-[.B36]" office:value-type="float" office:value="1.677734375" calcext:value-type="float">
            <text:p>1.677734375</text:p>
          </table:table-cell>
          <table:table-cell/>
          <table:table-cell table:formula="of:=[.J36]-[.C36]" office:value-type="float" office:value="0.462890625" calcext:value-type="float">
            <text:p>0.462890625</text:p>
          </table:table-cell>
          <table:table-cell/>
          <table:table-cell table:formula="of:=ABS([.L36])" office:value-type="float" office:value="1.677734375" calcext:value-type="float">
            <text:p>1.677734375</text:p>
          </table:table-cell>
          <table:table-cell/>
          <table:table-cell table:formula="of:=ABS([.N36])" office:value-type="float" office:value="0.462890625" calcext:value-type="float">
            <text:p>0.462890625</text:p>
          </table:table-cell>
        </table:table-row>
        <table:table-row table:style-name="ro1">
          <table:table-cell/>
          <table:table-cell office:value-type="float" office:value="-48.31" calcext:value-type="float">
            <text:p>-48.31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[.E37]*90/1024 - [.H$1] + 92" office:value-type="float" office:value="-42.033203125" calcext:value-type="float">
            <text:p>-42.033203125</text:p>
          </table:table-cell>
          <table:table-cell/>
          <table:table-cell table:formula="of:=-[.F37]*90/1024 +[.J$1] +42" office:value-type="float" office:value="-7.658203125" calcext:value-type="float">
            <text:p>-7.658203125</text:p>
          </table:table-cell>
          <table:table-cell/>
          <table:table-cell table:formula="of:= [.H37]-[.B37]" office:value-type="float" office:value="6.276796875" calcext:value-type="float">
            <text:p>6.276796875</text:p>
          </table:table-cell>
          <table:table-cell/>
          <table:table-cell table:formula="of:=[.J37]-[.C37]" office:value-type="float" office:value="0.241796875" calcext:value-type="float">
            <text:p>0.241796875</text:p>
          </table:table-cell>
          <table:table-cell/>
          <table:table-cell table:formula="of:=ABS([.L37])" office:value-type="float" office:value="6.276796875" calcext:value-type="float">
            <text:p>6.276796875</text:p>
          </table:table-cell>
          <table:table-cell/>
          <table:table-cell table:formula="of:=ABS([.N37])" office:value-type="float" office:value="0.241796875" calcext:value-type="float">
            <text:p>0.241796875</text:p>
          </table:table-cell>
        </table:table-row>
        <table:table-row table:style-name="ro1">
          <table:table-cell/>
          <table:table-cell office:value-type="float" office:value="-69.6" calcext:value-type="float">
            <text:p>-69.6</text:p>
          </table:table-cell>
          <table:table-cell office:value-type="float" office:value="-7.7873" calcext:value-type="float">
            <text:p>-7.7873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2949" calcext:value-type="float">
            <text:p>2949</text:p>
          </table:table-cell>
          <table:table-cell/>
          <table:table-cell table:formula="of:=[.E38]*90/1024 - [.H$1] + 92" office:value-type="float" office:value="-60.314453125" calcext:value-type="float">
            <text:p>-60.314453125</text:p>
          </table:table-cell>
          <table:table-cell/>
          <table:table-cell table:formula="of:=-[.F38]*90/1024 +[.J$1] +42" office:value-type="float" office:value="-7.5703125" calcext:value-type="float">
            <text:p>-7.5703125</text:p>
          </table:table-cell>
          <table:table-cell/>
          <table:table-cell table:formula="of:= [.H38]-[.B38]" office:value-type="float" office:value="9.28554687499999" calcext:value-type="float">
            <text:p>9.28554687499999</text:p>
          </table:table-cell>
          <table:table-cell/>
          <table:table-cell table:formula="of:=[.J38]-[.C38]" office:value-type="float" office:value="0.2169875" calcext:value-type="float">
            <text:p>0.2169875</text:p>
          </table:table-cell>
          <table:table-cell/>
          <table:table-cell table:formula="of:=ABS([.L38])" office:value-type="float" office:value="9.28554687499999" calcext:value-type="float">
            <text:p>9.28554687499999</text:p>
          </table:table-cell>
          <table:table-cell/>
          <table:table-cell table:formula="of:=ABS([.N38])" office:value-type="float" office:value="0.2169875" calcext:value-type="float">
            <text:p>0.21698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float" office:value="2736" calcext:value-type="float">
            <text:p>2736</text:p>
          </table:table-cell>
          <table:table-cell/>
          <table:table-cell table:formula="of:=[.E39]*90/1024 - [.H$1] + 92" office:value-type="float" office:value="86.7265625" calcext:value-type="float">
            <text:p>86.7265625</text:p>
          </table:table-cell>
          <table:table-cell/>
          <table:table-cell table:formula="of:=-[.F39]*90/1024 +[.J$1] +42" office:value-type="float" office:value="11.150390625" calcext:value-type="float">
            <text:p>11.150390625</text:p>
          </table:table-cell>
          <table:table-cell/>
          <table:table-cell table:formula="of:= [.H39]-[.B39]" office:value-type="float" office:value="-3.2734375" calcext:value-type="float">
            <text:p>-3.2734375</text:p>
          </table:table-cell>
          <table:table-cell/>
          <table:table-cell table:formula="of:=[.J39]-[.C39]" office:value-type="float" office:value="-0.849609375" calcext:value-type="float">
            <text:p>-0.849609375</text:p>
          </table:table-cell>
          <table:table-cell/>
          <table:table-cell table:formula="of:=ABS([.L39])" office:value-type="float" office:value="3.2734375" calcext:value-type="float">
            <text:p>3.2734375</text:p>
          </table:table-cell>
          <table:table-cell/>
          <table:table-cell table:formula="of:=ABS([.N39])" office:value-type="float" office:value="0.849609375" calcext:value-type="float">
            <text:p>0.849609375</text:p>
          </table:table-cell>
        </table:table-row>
        <table:table-row table:style-name="ro1">
          <table:table-cell/>
          <table:table-cell office:value-type="float" office:value="76.7" calcext:value-type="float">
            <text:p>76.7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2633" calcext:value-type="float">
            <text:p>2633</text:p>
          </table:table-cell>
          <table:table-cell office:value-type="float" office:value="2745" calcext:value-type="float">
            <text:p>2745</text:p>
          </table:table-cell>
          <table:table-cell/>
          <table:table-cell table:formula="of:=[.E40]*90/1024 - [.H$1] + 92" office:value-type="float" office:value="70.291015625" calcext:value-type="float">
            <text:p>70.291015625</text:p>
          </table:table-cell>
          <table:table-cell/>
          <table:table-cell table:formula="of:=-[.F40]*90/1024 +[.J$1] +42" office:value-type="float" office:value="10.359375" calcext:value-type="float">
            <text:p>10.359375</text:p>
          </table:table-cell>
          <table:table-cell/>
          <table:table-cell table:formula="of:= [.H40]-[.B40]" office:value-type="float" office:value="-6.408984375" calcext:value-type="float">
            <text:p>-6.408984375</text:p>
          </table:table-cell>
          <table:table-cell/>
          <table:table-cell table:formula="of:=[.J40]-[.C40]" office:value-type="float" office:value="-0.430025000000001" calcext:value-type="float">
            <text:p>-0.430025000000001</text:p>
          </table:table-cell>
          <table:table-cell/>
          <table:table-cell table:formula="of:=ABS([.L40])" office:value-type="float" office:value="6.408984375" calcext:value-type="float">
            <text:p>6.408984375</text:p>
          </table:table-cell>
          <table:table-cell/>
          <table:table-cell table:formula="of:=ABS([.N40])" office:value-type="float" office:value="0.430025000000001" calcext:value-type="float">
            <text:p>0.430025000000001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10.2782" calcext:value-type="float">
            <text:p>10.2782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E41]*90/1024 - [.H$1] + 92" office:value-type="float" office:value="50.603515625" calcext:value-type="float">
            <text:p>50.603515625</text:p>
          </table:table-cell>
          <table:table-cell/>
          <table:table-cell table:formula="of:=-[.F41]*90/1024 +[.J$1] +42" office:value-type="float" office:value="9.919921875" calcext:value-type="float">
            <text:p>9.919921875</text:p>
          </table:table-cell>
          <table:table-cell/>
          <table:table-cell table:formula="of:= [.H41]-[.B41]" office:value-type="float" office:value="-10.516484375" calcext:value-type="float">
            <text:p>-10.516484375</text:p>
          </table:table-cell>
          <table:table-cell/>
          <table:table-cell table:formula="of:=[.J41]-[.C41]" office:value-type="float" office:value="-0.358278125" calcext:value-type="float">
            <text:p>-0.358278125</text:p>
          </table:table-cell>
          <table:table-cell/>
          <table:table-cell table:formula="of:=ABS([.L41])" office:value-type="float" office:value="10.516484375" calcext:value-type="float">
            <text:p>10.516484375</text:p>
          </table:table-cell>
          <table:table-cell/>
          <table:table-cell table:formula="of:=ABS([.N41])" office:value-type="float" office:value="0.358278125" calcext:value-type="float">
            <text:p>0.358278125</text:p>
          </table:table-cell>
        </table:table-row>
        <table:table-row table:style-name="ro1">
          <table:table-cell/>
          <table:table-cell office:value-type="float" office:value="45.21" calcext:value-type="float">
            <text:p>45.21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2198" calcext:value-type="float">
            <text:p>2198</text:p>
          </table:table-cell>
          <table:table-cell office:value-type="float" office:value="2748" calcext:value-type="float">
            <text:p>2748</text:p>
          </table:table-cell>
          <table:table-cell/>
          <table:table-cell table:formula="of:=[.E42]*90/1024 - [.H$1] + 92" office:value-type="float" office:value="32.05859375" calcext:value-type="float">
            <text:p>32.05859375</text:p>
          </table:table-cell>
          <table:table-cell/>
          <table:table-cell table:formula="of:=-[.F42]*90/1024 +[.J$1] +42" office:value-type="float" office:value="10.095703125" calcext:value-type="float">
            <text:p>10.095703125</text:p>
          </table:table-cell>
          <table:table-cell/>
          <table:table-cell table:formula="of:= [.H42]-[.B42]" office:value-type="float" office:value="-13.15140625" calcext:value-type="float">
            <text:p>-13.15140625</text:p>
          </table:table-cell>
          <table:table-cell/>
          <table:table-cell table:formula="of:=[.J42]-[.C42]" office:value-type="float" office:value="-0.472896875" calcext:value-type="float">
            <text:p>-0.472896875</text:p>
          </table:table-cell>
          <table:table-cell/>
          <table:table-cell table:formula="of:=ABS([.L42])" office:value-type="float" office:value="13.15140625" calcext:value-type="float">
            <text:p>13.15140625</text:p>
          </table:table-cell>
          <table:table-cell/>
          <table:table-cell table:formula="of:=ABS([.N42])" office:value-type="float" office:value="0.472896875" calcext:value-type="float">
            <text:p>0.4728968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733" calcext:value-type="float">
            <text:p>2733</text:p>
          </table:table-cell>
          <table:table-cell/>
          <table:table-cell table:formula="of:=[.E43]*90/1024 - [.H$1] + 92" office:value-type="float" office:value="16.326171875" calcext:value-type="float">
            <text:p>16.326171875</text:p>
          </table:table-cell>
          <table:table-cell/>
          <table:table-cell table:formula="of:=-[.F43]*90/1024 +[.J$1] +42" office:value-type="float" office:value="11.4140625" calcext:value-type="float">
            <text:p>11.4140625</text:p>
          </table:table-cell>
          <table:table-cell/>
          <table:table-cell table:formula="of:= [.H43]-[.B43]" office:value-type="float" office:value="-13.673828125" calcext:value-type="float">
            <text:p>-13.673828125</text:p>
          </table:table-cell>
          <table:table-cell/>
          <table:table-cell table:formula="of:=[.J43]-[.C43]" office:value-type="float" office:value="-0.5859375" calcext:value-type="float">
            <text:p>-0.5859375</text:p>
          </table:table-cell>
          <table:table-cell/>
          <table:table-cell table:formula="of:=ABS([.L43])" office:value-type="float" office:value="13.673828125" calcext:value-type="float">
            <text:p>13.673828125</text:p>
          </table:table-cell>
          <table:table-cell/>
          <table:table-cell table:formula="of:=ABS([.N43])" office:value-type="float" office:value="0.5859375" calcext:value-type="float">
            <text:p>0.5859375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E44]*90/1024 - [.H$1] + 92" office:value-type="float" office:value="4.373046875" calcext:value-type="float">
            <text:p>4.373046875</text:p>
          </table:table-cell>
          <table:table-cell/>
          <table:table-cell table:formula="of:=-[.F44]*90/1024 +[.J$1] +42" office:value-type="float" office:value="10.447265625" calcext:value-type="float">
            <text:p>10.447265625</text:p>
          </table:table-cell>
          <table:table-cell/>
          <table:table-cell table:formula="of:= [.H44]-[.B44]" office:value-type="float" office:value="-12.326953125" calcext:value-type="float">
            <text:p>-12.326953125</text:p>
          </table:table-cell>
          <table:table-cell/>
          <table:table-cell table:formula="of:=[.J44]-[.C44]" office:value-type="float" office:value="-0.342134375000001" calcext:value-type="float">
            <text:p>-0.342134375000001</text:p>
          </table:table-cell>
          <table:table-cell/>
          <table:table-cell table:formula="of:=ABS([.L44])" office:value-type="float" office:value="12.326953125" calcext:value-type="float">
            <text:p>12.326953125</text:p>
          </table:table-cell>
          <table:table-cell/>
          <table:table-cell table:formula="of:=ABS([.N44])" office:value-type="float" office:value="0.342134375000001" calcext:value-type="float">
            <text:p>0.342134375000001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10.2783" calcext:value-type="float">
            <text:p>10.2783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E45]*90/1024 - [.H$1] + 92" office:value-type="float" office:value="-8.01953125" calcext:value-type="float">
            <text:p>-8.01953125</text:p>
          </table:table-cell>
          <table:table-cell/>
          <table:table-cell table:formula="of:=-[.F45]*90/1024 +[.J$1] +42" office:value-type="float" office:value="9.919921875" calcext:value-type="float">
            <text:p>9.919921875</text:p>
          </table:table-cell>
          <table:table-cell/>
          <table:table-cell table:formula="of:= [.H45]-[.B45]" office:value-type="float" office:value="-9.13953125" calcext:value-type="float">
            <text:p>-9.13953125</text:p>
          </table:table-cell>
          <table:table-cell/>
          <table:table-cell table:formula="of:=[.J45]-[.C45]" office:value-type="float" office:value="-0.358378125" calcext:value-type="float">
            <text:p>-0.358378125</text:p>
          </table:table-cell>
          <table:table-cell/>
          <table:table-cell table:formula="of:=ABS([.L45])" office:value-type="float" office:value="9.13953125" calcext:value-type="float">
            <text:p>9.13953125</text:p>
          </table:table-cell>
          <table:table-cell/>
          <table:table-cell table:formula="of:=ABS([.N45])" office:value-type="float" office:value="0.358378125" calcext:value-type="float">
            <text:p>0.358378125</text:p>
          </table:table-cell>
        </table:table-row>
        <table:table-row table:style-name="ro1">
          <table:table-cell/>
          <table:table-cell office:value-type="float" office:value="-14.79" calcext:value-type="float">
            <text:p>-14.79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2746" calcext:value-type="float">
            <text:p>2746</text:p>
          </table:table-cell>
          <table:table-cell/>
          <table:table-cell table:formula="of:=[.E46]*90/1024 - [.H$1] + 92" office:value-type="float" office:value="-17.3359375" calcext:value-type="float">
            <text:p>-17.3359375</text:p>
          </table:table-cell>
          <table:table-cell/>
          <table:table-cell table:formula="of:=-[.F46]*90/1024 +[.J$1] +42" office:value-type="float" office:value="10.271484375" calcext:value-type="float">
            <text:p>10.271484375</text:p>
          </table:table-cell>
          <table:table-cell/>
          <table:table-cell table:formula="of:= [.H46]-[.B46]" office:value-type="float" office:value="-2.5459375" calcext:value-type="float">
            <text:p>-2.5459375</text:p>
          </table:table-cell>
          <table:table-cell/>
          <table:table-cell table:formula="of:=[.J46]-[.C46]" office:value-type="float" office:value="-0.297115625" calcext:value-type="float">
            <text:p>-0.297115625</text:p>
          </table:table-cell>
          <table:table-cell/>
          <table:table-cell table:formula="of:=ABS([.L46])" office:value-type="float" office:value="2.5459375" calcext:value-type="float">
            <text:p>2.5459375</text:p>
          </table:table-cell>
          <table:table-cell/>
          <table:table-cell table:formula="of:=ABS([.N46])" office:value-type="float" office:value="0.297115625" calcext:value-type="float">
            <text:p>0.2971156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734" calcext:value-type="float">
            <text:p>2734</text:p>
          </table:table-cell>
          <table:table-cell/>
          <table:table-cell table:formula="of:=[.E47]*90/1024 - [.H$1] + 92" office:value-type="float" office:value="-28.322265625" calcext:value-type="float">
            <text:p>-28.322265625</text:p>
          </table:table-cell>
          <table:table-cell/>
          <table:table-cell table:formula="of:=-[.F47]*90/1024 +[.J$1] +42" office:value-type="float" office:value="11.326171875" calcext:value-type="float">
            <text:p>11.326171875</text:p>
          </table:table-cell>
          <table:table-cell/>
          <table:table-cell table:formula="of:= [.H47]-[.B47]" office:value-type="float" office:value="1.677734375" calcext:value-type="float">
            <text:p>1.677734375</text:p>
          </table:table-cell>
          <table:table-cell/>
          <table:table-cell table:formula="of:=[.J47]-[.C47]" office:value-type="float" office:value="-0.673828125" calcext:value-type="float">
            <text:p>-0.673828125</text:p>
          </table:table-cell>
          <table:table-cell/>
          <table:table-cell table:formula="of:=ABS([.L47])" office:value-type="float" office:value="1.677734375" calcext:value-type="float">
            <text:p>1.677734375</text:p>
          </table:table-cell>
          <table:table-cell/>
          <table:table-cell table:formula="of:=ABS([.N47])" office:value-type="float" office:value="0.673828125" calcext:value-type="float">
            <text:p>0.673828125</text:p>
          </table:table-cell>
        </table:table-row>
        <table:table-row table:style-name="ro1">
          <table:table-cell/>
          <table:table-cell office:value-type="float" office:value="-43.3" calcext:value-type="float">
            <text:p>-43.3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E48]*90/1024 - [.H$1] + 92" office:value-type="float" office:value="-38.166015625" calcext:value-type="float">
            <text:p>-38.166015625</text:p>
          </table:table-cell>
          <table:table-cell/>
          <table:table-cell table:formula="of:=-[.F48]*90/1024 +[.J$1] +42" office:value-type="float" office:value="10.447265625" calcext:value-type="float">
            <text:p>10.447265625</text:p>
          </table:table-cell>
          <table:table-cell/>
          <table:table-cell table:formula="of:= [.H48]-[.B48]" office:value-type="float" office:value="5.133984375" calcext:value-type="float">
            <text:p>5.133984375</text:p>
          </table:table-cell>
          <table:table-cell/>
          <table:table-cell table:formula="of:=[.J48]-[.C48]" office:value-type="float" office:value="-0.342134375000001" calcext:value-type="float">
            <text:p>-0.342134375000001</text:p>
          </table:table-cell>
          <table:table-cell/>
          <table:table-cell table:formula="of:=ABS([.L48])" office:value-type="float" office:value="5.133984375" calcext:value-type="float">
            <text:p>5.133984375</text:p>
          </table:table-cell>
          <table:table-cell/>
          <table:table-cell table:formula="of:=ABS([.N48])" office:value-type="float" office:value="0.342134375000001" calcext:value-type="float">
            <text:p>0.342134375000001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10.2782" calcext:value-type="float">
            <text:p>10.2782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2749" calcext:value-type="float">
            <text:p>2749</text:p>
          </table:table-cell>
          <table:table-cell/>
          <table:table-cell table:formula="of:=[.E49]*90/1024 - [.H$1] + 92" office:value-type="float" office:value="-50.734375" calcext:value-type="float">
            <text:p>-50.734375</text:p>
          </table:table-cell>
          <table:table-cell/>
          <table:table-cell table:formula="of:=-[.F49]*90/1024 +[.J$1] +42" office:value-type="float" office:value="10.0078125" calcext:value-type="float">
            <text:p>10.0078125</text:p>
          </table:table-cell>
          <table:table-cell/>
          <table:table-cell table:formula="of:= [.H49]-[.B49]" office:value-type="float" office:value="8.145625" calcext:value-type="float">
            <text:p>8.145625</text:p>
          </table:table-cell>
          <table:table-cell/>
          <table:table-cell table:formula="of:=[.J49]-[.C49]" office:value-type="float" office:value="-0.2703875" calcext:value-type="float">
            <text:p>-0.2703875</text:p>
          </table:table-cell>
          <table:table-cell/>
          <table:table-cell table:formula="of:=ABS([.L49])" office:value-type="float" office:value="8.145625" calcext:value-type="float">
            <text:p>8.145625</text:p>
          </table:table-cell>
          <table:table-cell/>
          <table:table-cell table:formula="of:=ABS([.N49])" office:value-type="float" office:value="0.2703875" calcext:value-type="float">
            <text:p>0.2703875</text:p>
          </table:table-cell>
        </table:table-row>
        <table:table-row table:style-name="ro1">
          <table:table-cell/>
          <table:table-cell office:value-type="float" office:value="-74.79" calcext:value-type="float">
            <text:p>-74.79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2747" calcext:value-type="float">
            <text:p>2747</text:p>
          </table:table-cell>
          <table:table-cell/>
          <table:table-cell table:formula="of:=[.E50]*90/1024 - [.H$1] + 92" office:value-type="float" office:value="-65.1484375" calcext:value-type="float">
            <text:p>-65.1484375</text:p>
          </table:table-cell>
          <table:table-cell/>
          <table:table-cell table:formula="of:=-[.F50]*90/1024 +[.J$1] +42" office:value-type="float" office:value="10.18359375" calcext:value-type="float">
            <text:p>10.18359375</text:p>
          </table:table-cell>
          <table:table-cell/>
          <table:table-cell table:formula="of:= [.H50]-[.B50]" office:value-type="float" office:value="9.64156250000001" calcext:value-type="float">
            <text:p>9.64156250000001</text:p>
          </table:table-cell>
          <table:table-cell/>
          <table:table-cell table:formula="of:=[.J50]-[.C50]" office:value-type="float" office:value="-0.38500625" calcext:value-type="float">
            <text:p>-0.38500625</text:p>
          </table:table-cell>
          <table:table-cell/>
          <table:table-cell table:formula="of:=ABS([.L50])" office:value-type="float" office:value="9.64156250000001" calcext:value-type="float">
            <text:p>9.64156250000001</text:p>
          </table:table-cell>
          <table:table-cell/>
          <table:table-cell table:formula="of:=ABS([.N50])" office:value-type="float" office:value="0.38500625" calcext:value-type="float">
            <text:p>0.38500625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733" calcext:value-type="float">
            <text:p>2733</text:p>
          </table:table-cell>
          <table:table-cell/>
          <table:table-cell table:formula="of:=[.E51]*90/1024 - [.H$1] + 92" office:value-type="float" office:value="-81.935546875" calcext:value-type="float">
            <text:p>-81.935546875</text:p>
          </table:table-cell>
          <table:table-cell/>
          <table:table-cell table:formula="of:=-[.F51]*90/1024 +[.J$1] +42" office:value-type="float" office:value="11.4140625" calcext:value-type="float">
            <text:p>11.4140625</text:p>
          </table:table-cell>
          <table:table-cell/>
          <table:table-cell table:formula="of:= [.H51]-[.B51]" office:value-type="float" office:value="8.064453125" calcext:value-type="float">
            <text:p>8.064453125</text:p>
          </table:table-cell>
          <table:table-cell/>
          <table:table-cell table:formula="of:=[.J51]-[.C51]" office:value-type="float" office:value="-0.5859375" calcext:value-type="float">
            <text:p>-0.5859375</text:p>
          </table:table-cell>
          <table:table-cell/>
          <table:table-cell table:formula="of:=ABS([.L51])" office:value-type="float" office:value="8.064453125" calcext:value-type="float">
            <text:p>8.064453125</text:p>
          </table:table-cell>
          <table:table-cell/>
          <table:table-cell table:formula="of:=ABS([.N51])" office:value-type="float" office:value="0.5859375" calcext:value-type="float">
            <text:p>0.5859375</text:p>
          </table:table-cell>
        </table:table-row>
        <table:table-row table:style-name="ro1">
          <table:table-cell/>
          <table:table-cell office:value-type="float" office:value="76.7" calcext:value-type="float">
            <text:p>76.7</text:p>
          </table:table-cell>
          <table:table-cell office:value-type="float" office:value="-10.7894" calcext:value-type="float">
            <text:p>-10.7894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979" calcext:value-type="float">
            <text:p>2979</text:p>
          </table:table-cell>
          <table:table-cell/>
          <table:table-cell table:formula="of:=[.E52]*90/1024 - [.H$1] + 92" office:value-type="float" office:value="70.37890625" calcext:value-type="float">
            <text:p>70.37890625</text:p>
          </table:table-cell>
          <table:table-cell/>
          <table:table-cell table:formula="of:=-[.F52]*90/1024 +[.J$1] +42" office:value-type="float" office:value="-10.20703125" calcext:value-type="float">
            <text:p>-10.20703125</text:p>
          </table:table-cell>
          <table:table-cell/>
          <table:table-cell table:formula="of:= [.H52]-[.B52]" office:value-type="float" office:value="-6.32109375" calcext:value-type="float">
            <text:p>-6.32109375</text:p>
          </table:table-cell>
          <table:table-cell/>
          <table:table-cell table:formula="of:=[.J52]-[.C52]" office:value-type="float" office:value="0.582368750000001" calcext:value-type="float">
            <text:p>0.582368750000001</text:p>
          </table:table-cell>
          <table:table-cell/>
          <table:table-cell table:formula="of:=ABS([.L52])" office:value-type="float" office:value="6.32109375" calcext:value-type="float">
            <text:p>6.32109375</text:p>
          </table:table-cell>
          <table:table-cell/>
          <table:table-cell table:formula="of:=ABS([.N52])" office:value-type="float" office:value="0.582368750000001" calcext:value-type="float">
            <text:p>0.582368750000001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-10.2782" calcext:value-type="float">
            <text:p>-10.2782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2975" calcext:value-type="float">
            <text:p>2975</text:p>
          </table:table-cell>
          <table:table-cell/>
          <table:table-cell table:formula="of:=[.E53]*90/1024 - [.H$1] + 92" office:value-type="float" office:value="50.603515625" calcext:value-type="float">
            <text:p>50.603515625</text:p>
          </table:table-cell>
          <table:table-cell/>
          <table:table-cell table:formula="of:=-[.F53]*90/1024 +[.J$1] +42" office:value-type="float" office:value="-9.85546875" calcext:value-type="float">
            <text:p>-9.85546875</text:p>
          </table:table-cell>
          <table:table-cell/>
          <table:table-cell table:formula="of:= [.H53]-[.B53]" office:value-type="float" office:value="-10.516484375" calcext:value-type="float">
            <text:p>-10.516484375</text:p>
          </table:table-cell>
          <table:table-cell/>
          <table:table-cell table:formula="of:=[.J53]-[.C53]" office:value-type="float" office:value="0.42273125" calcext:value-type="float">
            <text:p>0.42273125</text:p>
          </table:table-cell>
          <table:table-cell/>
          <table:table-cell table:formula="of:=ABS([.L53])" office:value-type="float" office:value="10.516484375" calcext:value-type="float">
            <text:p>10.516484375</text:p>
          </table:table-cell>
          <table:table-cell/>
          <table:table-cell table:formula="of:=ABS([.N53])" office:value-type="float" office:value="0.42273125" calcext:value-type="float">
            <text:p>0.42273125</text:p>
          </table:table-cell>
        </table:table-row>
        <table:table-row table:style-name="ro1">
          <table:table-cell/>
          <table:table-cell office:value-type="float" office:value="45.21" calcext:value-type="float">
            <text:p>45.21</text:p>
          </table:table-cell>
          <table:table-cell office:value-type="float" office:value="-10.5686" calcext:value-type="float">
            <text:p>-10.5686</text:p>
          </table:table-cell>
          <table:table-cell/>
          <table:table-cell office:value-type="float" office:value="2199" calcext:value-type="float">
            <text:p>2199</text:p>
          </table:table-cell>
          <table:table-cell office:value-type="float" office:value="2978" calcext:value-type="float">
            <text:p>2978</text:p>
          </table:table-cell>
          <table:table-cell/>
          <table:table-cell table:formula="of:=[.E54]*90/1024 - [.H$1] + 92" office:value-type="float" office:value="32.146484375" calcext:value-type="float">
            <text:p>32.146484375</text:p>
          </table:table-cell>
          <table:table-cell/>
          <table:table-cell table:formula="of:=-[.F54]*90/1024 +[.J$1] +42" office:value-type="float" office:value="-10.119140625" calcext:value-type="float">
            <text:p>-10.119140625</text:p>
          </table:table-cell>
          <table:table-cell/>
          <table:table-cell table:formula="of:= [.H54]-[.B54]" office:value-type="float" office:value="-13.063515625" calcext:value-type="float">
            <text:p>-13.063515625</text:p>
          </table:table-cell>
          <table:table-cell/>
          <table:table-cell table:formula="of:=[.J54]-[.C54]" office:value-type="float" office:value="0.449459375" calcext:value-type="float">
            <text:p>0.449459375</text:p>
          </table:table-cell>
          <table:table-cell/>
          <table:table-cell table:formula="of:=ABS([.L54])" office:value-type="float" office:value="13.063515625" calcext:value-type="float">
            <text:p>13.063515625</text:p>
          </table:table-cell>
          <table:table-cell/>
          <table:table-cell table:formula="of:=ABS([.N54])" office:value-type="float" office:value="0.449459375" calcext:value-type="float">
            <text:p>0.4494593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988" calcext:value-type="float">
            <text:p>2988</text:p>
          </table:table-cell>
          <table:table-cell/>
          <table:table-cell table:formula="of:=[.E55]*90/1024 - [.H$1] + 92" office:value-type="float" office:value="16.4140625" calcext:value-type="float">
            <text:p>16.4140625</text:p>
          </table:table-cell>
          <table:table-cell/>
          <table:table-cell table:formula="of:=-[.F55]*90/1024 +[.J$1] +42" office:value-type="float" office:value="-10.998046875" calcext:value-type="float">
            <text:p>-10.998046875</text:p>
          </table:table-cell>
          <table:table-cell/>
          <table:table-cell table:formula="of:= [.H55]-[.B55]" office:value-type="float" office:value="-13.5859375" calcext:value-type="float">
            <text:p>-13.5859375</text:p>
          </table:table-cell>
          <table:table-cell/>
          <table:table-cell table:formula="of:=[.J55]-[.C55]" office:value-type="float" office:value="1.001953125" calcext:value-type="float">
            <text:p>1.001953125</text:p>
          </table:table-cell>
          <table:table-cell/>
          <table:table-cell table:formula="of:=ABS([.L55])" office:value-type="float" office:value="13.5859375" calcext:value-type="float">
            <text:p>13.5859375</text:p>
          </table:table-cell>
          <table:table-cell/>
          <table:table-cell table:formula="of:=ABS([.N55])" office:value-type="float" office:value="1.001953125" calcext:value-type="float">
            <text:p>1.001953125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-10.7894" calcext:value-type="float">
            <text:p>-10.7894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2975" calcext:value-type="float">
            <text:p>2975</text:p>
          </table:table-cell>
          <table:table-cell/>
          <table:table-cell table:formula="of:=[.E56]*90/1024 - [.H$1] + 92" office:value-type="float" office:value="4.4609375" calcext:value-type="float">
            <text:p>4.4609375</text:p>
          </table:table-cell>
          <table:table-cell/>
          <table:table-cell table:formula="of:=-[.F56]*90/1024 +[.J$1] +42" office:value-type="float" office:value="-9.85546875" calcext:value-type="float">
            <text:p>-9.85546875</text:p>
          </table:table-cell>
          <table:table-cell/>
          <table:table-cell table:formula="of:= [.H56]-[.B56]" office:value-type="float" office:value="-12.2390625" calcext:value-type="float">
            <text:p>-12.2390625</text:p>
          </table:table-cell>
          <table:table-cell/>
          <table:table-cell table:formula="of:=[.J56]-[.C56]" office:value-type="float" office:value="0.933931250000001" calcext:value-type="float">
            <text:p>0.933931250000001</text:p>
          </table:table-cell>
          <table:table-cell/>
          <table:table-cell table:formula="of:=ABS([.L56])" office:value-type="float" office:value="12.2390625" calcext:value-type="float">
            <text:p>12.2390625</text:p>
          </table:table-cell>
          <table:table-cell/>
          <table:table-cell table:formula="of:=ABS([.N56])" office:value-type="float" office:value="0.933931250000001" calcext:value-type="float">
            <text:p>0.933931250000001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-10.2783" calcext:value-type="float">
            <text:p>-10.2783</text:p>
          </table:table-cell>
          <table:table-cell/>
          <table:table-cell office:value-type="float" office:value="1743" calcext:value-type="float">
            <text:p>1743</text:p>
          </table:table-cell>
          <table:table-cell office:value-type="float" office:value="2972" calcext:value-type="float">
            <text:p>2972</text:p>
          </table:table-cell>
          <table:table-cell/>
          <table:table-cell table:formula="of:=[.E57]*90/1024 - [.H$1] + 92" office:value-type="float" office:value="-7.931640625" calcext:value-type="float">
            <text:p>-7.931640625</text:p>
          </table:table-cell>
          <table:table-cell/>
          <table:table-cell table:formula="of:=-[.F57]*90/1024 +[.J$1] +42" office:value-type="float" office:value="-9.591796875" calcext:value-type="float">
            <text:p>-9.591796875</text:p>
          </table:table-cell>
          <table:table-cell/>
          <table:table-cell table:formula="of:= [.H57]-[.B57]" office:value-type="float" office:value="-9.051640625" calcext:value-type="float">
            <text:p>-9.051640625</text:p>
          </table:table-cell>
          <table:table-cell/>
          <table:table-cell table:formula="of:=[.J57]-[.C57]" office:value-type="float" office:value="0.686503125" calcext:value-type="float">
            <text:p>0.686503125</text:p>
          </table:table-cell>
          <table:table-cell/>
          <table:table-cell table:formula="of:=ABS([.L57])" office:value-type="float" office:value="9.051640625" calcext:value-type="float">
            <text:p>9.051640625</text:p>
          </table:table-cell>
          <table:table-cell/>
          <table:table-cell table:formula="of:=ABS([.N57])" office:value-type="float" office:value="0.686503125" calcext:value-type="float">
            <text:p>0.686503125</text:p>
          </table:table-cell>
        </table:table-row>
        <table:table-row table:style-name="ro1">
          <table:table-cell/>
          <table:table-cell office:value-type="float" office:value="-14.79" calcext:value-type="float">
            <text:p>-14.79</text:p>
          </table:table-cell>
          <table:table-cell office:value-type="float" office:value="-10.5686" calcext:value-type="float">
            <text:p>-10.5686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2975" calcext:value-type="float">
            <text:p>2975</text:p>
          </table:table-cell>
          <table:table-cell/>
          <table:table-cell table:formula="of:=[.E58]*90/1024 - [.H$1] + 92" office:value-type="float" office:value="-17.423828125" calcext:value-type="float">
            <text:p>-17.423828125</text:p>
          </table:table-cell>
          <table:table-cell/>
          <table:table-cell table:formula="of:=-[.F58]*90/1024 +[.J$1] +42" office:value-type="float" office:value="-9.85546875" calcext:value-type="float">
            <text:p>-9.85546875</text:p>
          </table:table-cell>
          <table:table-cell/>
          <table:table-cell table:formula="of:= [.H58]-[.B58]" office:value-type="float" office:value="-2.633828125" calcext:value-type="float">
            <text:p>-2.633828125</text:p>
          </table:table-cell>
          <table:table-cell/>
          <table:table-cell table:formula="of:=[.J58]-[.C58]" office:value-type="float" office:value="0.71313125" calcext:value-type="float">
            <text:p>0.71313125</text:p>
          </table:table-cell>
          <table:table-cell/>
          <table:table-cell table:formula="of:=ABS([.L58])" office:value-type="float" office:value="2.633828125" calcext:value-type="float">
            <text:p>2.633828125</text:p>
          </table:table-cell>
          <table:table-cell/>
          <table:table-cell table:formula="of:=ABS([.N58])" office:value-type="float" office:value="0.71313125" calcext:value-type="float">
            <text:p>0.713131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988" calcext:value-type="float">
            <text:p>2988</text:p>
          </table:table-cell>
          <table:table-cell/>
          <table:table-cell table:formula="of:=[.E59]*90/1024 - [.H$1] + 92" office:value-type="float" office:value="-28.322265625" calcext:value-type="float">
            <text:p>-28.322265625</text:p>
          </table:table-cell>
          <table:table-cell/>
          <table:table-cell table:formula="of:=-[.F59]*90/1024 +[.J$1] +42" office:value-type="float" office:value="-10.998046875" calcext:value-type="float">
            <text:p>-10.998046875</text:p>
          </table:table-cell>
          <table:table-cell/>
          <table:table-cell table:formula="of:= [.H59]-[.B59]" office:value-type="float" office:value="1.677734375" calcext:value-type="float">
            <text:p>1.677734375</text:p>
          </table:table-cell>
          <table:table-cell/>
          <table:table-cell table:formula="of:=[.J59]-[.C59]" office:value-type="float" office:value="1.001953125" calcext:value-type="float">
            <text:p>1.001953125</text:p>
          </table:table-cell>
          <table:table-cell/>
          <table:table-cell table:formula="of:=ABS([.L59])" office:value-type="float" office:value="1.677734375" calcext:value-type="float">
            <text:p>1.677734375</text:p>
          </table:table-cell>
          <table:table-cell/>
          <table:table-cell table:formula="of:=ABS([.N59])" office:value-type="float" office:value="1.001953125" calcext:value-type="float">
            <text:p>1.001953125</text:p>
          </table:table-cell>
        </table:table-row>
        <table:table-row table:style-name="ro1">
          <table:table-cell/>
          <table:table-cell office:value-type="float" office:value="-43.3" calcext:value-type="float">
            <text:p>-43.3</text:p>
          </table:table-cell>
          <table:table-cell office:value-type="float" office:value="-10.7894" calcext:value-type="float">
            <text:p>-10.7894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2980" calcext:value-type="float">
            <text:p>2980</text:p>
          </table:table-cell>
          <table:table-cell/>
          <table:table-cell table:formula="of:=[.E60]*90/1024 - [.H$1] + 92" office:value-type="float" office:value="-38.166015625" calcext:value-type="float">
            <text:p>-38.166015625</text:p>
          </table:table-cell>
          <table:table-cell/>
          <table:table-cell table:formula="of:=-[.F60]*90/1024 +[.J$1] +42" office:value-type="float" office:value="-10.294921875" calcext:value-type="float">
            <text:p>-10.294921875</text:p>
          </table:table-cell>
          <table:table-cell/>
          <table:table-cell table:formula="of:= [.H60]-[.B60]" office:value-type="float" office:value="5.133984375" calcext:value-type="float">
            <text:p>5.133984375</text:p>
          </table:table-cell>
          <table:table-cell/>
          <table:table-cell table:formula="of:=[.J60]-[.C60]" office:value-type="float" office:value="0.494478125000001" calcext:value-type="float">
            <text:p>0.494478125000001</text:p>
          </table:table-cell>
          <table:table-cell/>
          <table:table-cell table:formula="of:=ABS([.L60])" office:value-type="float" office:value="5.133984375" calcext:value-type="float">
            <text:p>5.133984375</text:p>
          </table:table-cell>
          <table:table-cell/>
          <table:table-cell table:formula="of:=ABS([.N60])" office:value-type="float" office:value="0.494478125000001" calcext:value-type="float">
            <text:p>0.494478125000001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-10.2782" calcext:value-type="float">
            <text:p>-10.2782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2973" calcext:value-type="float">
            <text:p>2973</text:p>
          </table:table-cell>
          <table:table-cell/>
          <table:table-cell table:formula="of:=[.E61]*90/1024 - [.H$1] + 92" office:value-type="float" office:value="-50.734375" calcext:value-type="float">
            <text:p>-50.734375</text:p>
          </table:table-cell>
          <table:table-cell/>
          <table:table-cell table:formula="of:=-[.F61]*90/1024 +[.J$1] +42" office:value-type="float" office:value="-9.6796875" calcext:value-type="float">
            <text:p>-9.6796875</text:p>
          </table:table-cell>
          <table:table-cell/>
          <table:table-cell table:formula="of:= [.H61]-[.B61]" office:value-type="float" office:value="8.145625" calcext:value-type="float">
            <text:p>8.145625</text:p>
          </table:table-cell>
          <table:table-cell/>
          <table:table-cell table:formula="of:=[.J61]-[.C61]" office:value-type="float" office:value="0.5985125" calcext:value-type="float">
            <text:p>0.5985125</text:p>
          </table:table-cell>
          <table:table-cell/>
          <table:table-cell table:formula="of:=ABS([.L61])" office:value-type="float" office:value="8.145625" calcext:value-type="float">
            <text:p>8.145625</text:p>
          </table:table-cell>
          <table:table-cell/>
          <table:table-cell table:formula="of:=ABS([.N61])" office:value-type="float" office:value="0.5985125" calcext:value-type="float">
            <text:p>0.5985125</text:p>
          </table:table-cell>
        </table:table-row>
        <table:table-row table:style-name="ro1">
          <table:table-cell/>
          <table:table-cell office:value-type="float" office:value="-74.79" calcext:value-type="float">
            <text:p>-74.79</text:p>
          </table:table-cell>
          <table:table-cell office:value-type="float" office:value="-10.5686" calcext:value-type="float">
            <text:p>-10.5686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2977" calcext:value-type="float">
            <text:p>2977</text:p>
          </table:table-cell>
          <table:table-cell/>
          <table:table-cell table:formula="of:=[.E62]*90/1024 - [.H$1] + 92" office:value-type="float" office:value="-65.1484375" calcext:value-type="float">
            <text:p>-65.1484375</text:p>
          </table:table-cell>
          <table:table-cell/>
          <table:table-cell table:formula="of:=-[.F62]*90/1024 +[.J$1] +42" office:value-type="float" office:value="-10.03125" calcext:value-type="float">
            <text:p>-10.03125</text:p>
          </table:table-cell>
          <table:table-cell/>
          <table:table-cell table:formula="of:= [.H62]-[.B62]" office:value-type="float" office:value="9.64156250000001" calcext:value-type="float">
            <text:p>9.64156250000001</text:p>
          </table:table-cell>
          <table:table-cell/>
          <table:table-cell table:formula="of:=[.J62]-[.C62]" office:value-type="float" office:value="0.53735" calcext:value-type="float">
            <text:p>0.53735</text:p>
          </table:table-cell>
          <table:table-cell/>
          <table:table-cell table:formula="of:=ABS([.L62])" office:value-type="float" office:value="9.64156250000001" calcext:value-type="float">
            <text:p>9.64156250000001</text:p>
          </table:table-cell>
          <table:table-cell/>
          <table:table-cell table:formula="of:=ABS([.N62])" office:value-type="float" office:value="0.53735" calcext:value-type="float">
            <text:p>0.5373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float" office:value="2703" calcext:value-type="float">
            <text:p>2703</text:p>
          </table:table-cell>
          <table:table-cell/>
          <table:table-cell table:formula="of:=[.E63]*90/1024 - [.H$1] + 92" office:value-type="float" office:value="86.7265625" calcext:value-type="float">
            <text:p>86.7265625</text:p>
          </table:table-cell>
          <table:table-cell/>
          <table:table-cell table:formula="of:=-[.F63]*90/1024 +[.J$1] +42" office:value-type="float" office:value="14.05078125" calcext:value-type="float">
            <text:p>14.05078125</text:p>
          </table:table-cell>
          <table:table-cell/>
          <table:table-cell table:formula="of:= [.H63]-[.B63]" office:value-type="float" office:value="-3.2734375" calcext:value-type="float">
            <text:p>-3.2734375</text:p>
          </table:table-cell>
          <table:table-cell/>
          <table:table-cell table:formula="of:=[.J63]-[.C63]" office:value-type="float" office:value="-0.94921875" calcext:value-type="float">
            <text:p>-0.94921875</text:p>
          </table:table-cell>
          <table:table-cell/>
          <table:table-cell table:formula="of:=ABS([.L63])" office:value-type="float" office:value="3.2734375" calcext:value-type="float">
            <text:p>3.2734375</text:p>
          </table:table-cell>
          <table:table-cell/>
          <table:table-cell table:formula="of:=ABS([.N63])" office:value-type="float" office:value="0.94921875" calcext:value-type="float">
            <text:p>0.94921875</text:p>
          </table:table-cell>
        </table:table-row>
        <table:table-row table:style-name="ro1">
          <table:table-cell/>
          <table:table-cell office:value-type="float" office:value="79.58" calcext:value-type="float">
            <text:p>79.58</text:p>
          </table:table-cell>
          <table:table-cell office:value-type="float" office:value="13.7263" calcext:value-type="float">
            <text:p>13.7263</text:p>
          </table:table-cell>
          <table:table-cell/>
          <table:table-cell office:value-type="float" office:value="2675" calcext:value-type="float">
            <text:p>2675</text:p>
          </table:table-cell>
          <table:table-cell office:value-type="float" office:value="2711" calcext:value-type="float">
            <text:p>2711</text:p>
          </table:table-cell>
          <table:table-cell/>
          <table:table-cell table:formula="of:=[.E64]*90/1024 - [.H$1] + 92" office:value-type="float" office:value="73.982421875" calcext:value-type="float">
            <text:p>73.982421875</text:p>
          </table:table-cell>
          <table:table-cell/>
          <table:table-cell table:formula="of:=-[.F64]*90/1024 +[.J$1] +42" office:value-type="float" office:value="13.34765625" calcext:value-type="float">
            <text:p>13.34765625</text:p>
          </table:table-cell>
          <table:table-cell/>
          <table:table-cell table:formula="of:= [.H64]-[.B64]" office:value-type="float" office:value="-5.597578125" calcext:value-type="float">
            <text:p>-5.597578125</text:p>
          </table:table-cell>
          <table:table-cell/>
          <table:table-cell table:formula="of:=[.J64]-[.C64]" office:value-type="float" office:value="-0.37864375" calcext:value-type="float">
            <text:p>-0.37864375</text:p>
          </table:table-cell>
          <table:table-cell/>
          <table:table-cell table:formula="of:=ABS([.L64])" office:value-type="float" office:value="5.597578125" calcext:value-type="float">
            <text:p>5.597578125</text:p>
          </table:table-cell>
          <table:table-cell/>
          <table:table-cell table:formula="of:=ABS([.N64])" office:value-type="float" office:value="0.37864375" calcext:value-type="float">
            <text:p>0.37864375</text:p>
          </table:table-cell>
        </table:table-row>
        <table:table-row table:style-name="ro1">
          <table:table-cell/>
          <table:table-cell office:value-type="float" office:value="67.53" calcext:value-type="float">
            <text:p>67.53</text:p>
          </table:table-cell>
          <table:table-cell office:value-type="float" office:value="12.9862" calcext:value-type="float">
            <text:p>12.9862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2715" calcext:value-type="float">
            <text:p>2715</text:p>
          </table:table-cell>
          <table:table-cell/>
          <table:table-cell table:formula="of:=[.E65]*90/1024 - [.H$1] + 92" office:value-type="float" office:value="58.689453125" calcext:value-type="float">
            <text:p>58.689453125</text:p>
          </table:table-cell>
          <table:table-cell/>
          <table:table-cell table:formula="of:=-[.F65]*90/1024 +[.J$1] +42" office:value-type="float" office:value="12.99609375" calcext:value-type="float">
            <text:p>12.99609375</text:p>
          </table:table-cell>
          <table:table-cell/>
          <table:table-cell table:formula="of:= [.H65]-[.B65]" office:value-type="float" office:value="-8.840546875" calcext:value-type="float">
            <text:p>-8.840546875</text:p>
          </table:table-cell>
          <table:table-cell/>
          <table:table-cell table:formula="of:=[.J65]-[.C65]" office:value-type="float" office:value="0.00989374999999981" calcext:value-type="float">
            <text:p>0.00989374999999981</text:p>
          </table:table-cell>
          <table:table-cell/>
          <table:table-cell table:formula="of:=ABS([.L65])" office:value-type="float" office:value="8.840546875" calcext:value-type="float">
            <text:p>8.840546875</text:p>
          </table:table-cell>
          <table:table-cell/>
          <table:table-cell table:formula="of:=ABS([.N65])" office:value-type="float" office:value="0.00989374999999981" calcext:value-type="float">
            <text:p>0.00989374999999981</text:p>
          </table:table-cell>
        </table:table-row>
        <table:table-row table:style-name="ro1">
          <table:table-cell/>
          <table:table-cell office:value-type="float" office:value="54.66" calcext:value-type="float">
            <text:p>54.66</text:p>
          </table:table-cell>
          <table:table-cell office:value-type="float" office:value="12.8723" calcext:value-type="float">
            <text:p>12.8723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2714" calcext:value-type="float">
            <text:p>2714</text:p>
          </table:table-cell>
          <table:table-cell/>
          <table:table-cell table:formula="of:=[.E66]*90/1024 - [.H$1] + 92" office:value-type="float" office:value="42.869140625" calcext:value-type="float">
            <text:p>42.869140625</text:p>
          </table:table-cell>
          <table:table-cell/>
          <table:table-cell table:formula="of:=-[.F66]*90/1024 +[.J$1] +42" office:value-type="float" office:value="13.083984375" calcext:value-type="float">
            <text:p>13.083984375</text:p>
          </table:table-cell>
          <table:table-cell/>
          <table:table-cell table:formula="of:= [.H66]-[.B66]" office:value-type="float" office:value="-11.790859375" calcext:value-type="float">
            <text:p>-11.790859375</text:p>
          </table:table-cell>
          <table:table-cell/>
          <table:table-cell table:formula="of:=[.J66]-[.C66]" office:value-type="float" office:value="0.211684375000001" calcext:value-type="float">
            <text:p>0.211684375000001</text:p>
          </table:table-cell>
          <table:table-cell/>
          <table:table-cell table:formula="of:=ABS([.L66])" office:value-type="float" office:value="11.790859375" calcext:value-type="float">
            <text:p>11.790859375</text:p>
          </table:table-cell>
          <table:table-cell/>
          <table:table-cell table:formula="of:=ABS([.N66])" office:value-type="float" office:value="0.211684375000001" calcext:value-type="float">
            <text:p>0.211684375000001</text:p>
          </table:table-cell>
        </table:table-row>
        <table:table-row table:style-name="ro1">
          <table:table-cell/>
          <table:table-cell office:value-type="float" office:value="42.19" calcext:value-type="float">
            <text:p>42.19</text:p>
          </table:table-cell>
          <table:table-cell office:value-type="float" office:value="13.4003" calcext:value-type="float">
            <text:p>13.4003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float" office:value="2710" calcext:value-type="float">
            <text:p>2710</text:p>
          </table:table-cell>
          <table:table-cell/>
          <table:table-cell table:formula="of:=[.E67]*90/1024 - [.H$1] + 92" office:value-type="float" office:value="28.71875" calcext:value-type="float">
            <text:p>28.71875</text:p>
          </table:table-cell>
          <table:table-cell/>
          <table:table-cell table:formula="of:=-[.F67]*90/1024 +[.J$1] +42" office:value-type="float" office:value="13.435546875" calcext:value-type="float">
            <text:p>13.435546875</text:p>
          </table:table-cell>
          <table:table-cell/>
          <table:table-cell table:formula="of:= [.H67]-[.B67]" office:value-type="float" office:value="-13.47125" calcext:value-type="float">
            <text:p>-13.47125</text:p>
          </table:table-cell>
          <table:table-cell/>
          <table:table-cell table:formula="of:=[.J67]-[.C67]" office:value-type="float" office:value="0.0352468750000003" calcext:value-type="float">
            <text:p>0.0352468750000003</text:p>
          </table:table-cell>
          <table:table-cell/>
          <table:table-cell table:formula="of:=ABS([.L67])" office:value-type="float" office:value="13.47125" calcext:value-type="float">
            <text:p>13.47125</text:p>
          </table:table-cell>
          <table:table-cell/>
          <table:table-cell table:formula="of:=ABS([.N67])" office:value-type="float" office:value="0.0352468750000003" calcext:value-type="float">
            <text:p>0.03524687500000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697" calcext:value-type="float">
            <text:p>2697</text:p>
          </table:table-cell>
          <table:table-cell/>
          <table:table-cell table:formula="of:=[.E68]*90/1024 - [.H$1] + 92" office:value-type="float" office:value="16.4140625" calcext:value-type="float">
            <text:p>16.4140625</text:p>
          </table:table-cell>
          <table:table-cell/>
          <table:table-cell table:formula="of:=-[.F68]*90/1024 +[.J$1] +42" office:value-type="float" office:value="14.578125" calcext:value-type="float">
            <text:p>14.578125</text:p>
          </table:table-cell>
          <table:table-cell/>
          <table:table-cell table:formula="of:= [.H68]-[.B68]" office:value-type="float" office:value="-13.5859375" calcext:value-type="float">
            <text:p>-13.5859375</text:p>
          </table:table-cell>
          <table:table-cell/>
          <table:table-cell table:formula="of:=[.J68]-[.C68]" office:value-type="float" office:value="-0.421875" calcext:value-type="float">
            <text:p>-0.421875</text:p>
          </table:table-cell>
          <table:table-cell/>
          <table:table-cell table:formula="of:=ABS([.L68])" office:value-type="float" office:value="13.5859375" calcext:value-type="float">
            <text:p>13.5859375</text:p>
          </table:table-cell>
          <table:table-cell/>
          <table:table-cell table:formula="of:=ABS([.N68])" office:value-type="float" office:value="0.421875" calcext:value-type="float">
            <text:p>0.421875</text:p>
          </table:table-cell>
        </table:table-row>
        <table:table-row table:style-name="ro1">
          <table:table-cell/>
          <table:table-cell office:value-type="float" office:value="19.58" calcext:value-type="float">
            <text:p>19.58</text:p>
          </table:table-cell>
          <table:table-cell office:value-type="float" office:value="13.7263" calcext:value-type="float">
            <text:p>13.7263</text:p>
          </table:table-cell>
          <table:table-cell/>
          <table:table-cell office:value-type="float" office:value="1912" calcext:value-type="float">
            <text:p>1912</text:p>
          </table:table-cell>
          <table:table-cell office:value-type="float" office:value="2709" calcext:value-type="float">
            <text:p>2709</text:p>
          </table:table-cell>
          <table:table-cell/>
          <table:table-cell table:formula="of:=[.E69]*90/1024 - [.H$1] + 92" office:value-type="float" office:value="6.921875" calcext:value-type="float">
            <text:p>6.921875</text:p>
          </table:table-cell>
          <table:table-cell/>
          <table:table-cell table:formula="of:=-[.F69]*90/1024 +[.J$1] +42" office:value-type="float" office:value="13.5234375" calcext:value-type="float">
            <text:p>13.5234375</text:p>
          </table:table-cell>
          <table:table-cell/>
          <table:table-cell table:formula="of:= [.H69]-[.B69]" office:value-type="float" office:value="-12.658125" calcext:value-type="float">
            <text:p>-12.658125</text:p>
          </table:table-cell>
          <table:table-cell/>
          <table:table-cell table:formula="of:=[.J69]-[.C69]" office:value-type="float" office:value="-0.2028625" calcext:value-type="float">
            <text:p>-0.2028625</text:p>
          </table:table-cell>
          <table:table-cell/>
          <table:table-cell table:formula="of:=ABS([.L69])" office:value-type="float" office:value="12.658125" calcext:value-type="float">
            <text:p>12.658125</text:p>
          </table:table-cell>
          <table:table-cell/>
          <table:table-cell table:formula="of:=ABS([.N69])" office:value-type="float" office:value="0.2028625" calcext:value-type="float">
            <text:p>0.2028625</text:p>
          </table:table-cell>
        </table:table-row>
        <table:table-row table:style-name="ro1">
          <table:table-cell/>
          <table:table-cell office:value-type="float" office:value="7.53" calcext:value-type="float">
            <text:p>7.53</text:p>
          </table:table-cell>
          <table:table-cell office:value-type="float" office:value="12.9863" calcext:value-type="float">
            <text:p>12.9863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2714" calcext:value-type="float">
            <text:p>2714</text:p>
          </table:table-cell>
          <table:table-cell/>
          <table:table-cell table:formula="of:=[.E70]*90/1024 - [.H$1] + 92" office:value-type="float" office:value="-1.69140625" calcext:value-type="float">
            <text:p>-1.69140625</text:p>
          </table:table-cell>
          <table:table-cell/>
          <table:table-cell table:formula="of:=-[.F70]*90/1024 +[.J$1] +42" office:value-type="float" office:value="13.083984375" calcext:value-type="float">
            <text:p>13.083984375</text:p>
          </table:table-cell>
          <table:table-cell/>
          <table:table-cell table:formula="of:= [.H70]-[.B70]" office:value-type="float" office:value="-9.22140625" calcext:value-type="float">
            <text:p>-9.22140625</text:p>
          </table:table-cell>
          <table:table-cell/>
          <table:table-cell table:formula="of:=[.J70]-[.C70]" office:value-type="float" office:value="0.097684375" calcext:value-type="float">
            <text:p>0.097684375</text:p>
          </table:table-cell>
          <table:table-cell/>
          <table:table-cell table:formula="of:=ABS([.L70])" office:value-type="float" office:value="9.22140625" calcext:value-type="float">
            <text:p>9.22140625</text:p>
          </table:table-cell>
          <table:table-cell/>
          <table:table-cell table:formula="of:=ABS([.N70])" office:value-type="float" office:value="0.097684375" calcext:value-type="float">
            <text:p>0.097684375</text:p>
          </table:table-cell>
        </table:table-row>
        <table:table-row table:style-name="ro1">
          <table:table-cell/>
          <table:table-cell office:value-type="float" office:value="-5.34" calcext:value-type="float">
            <text:p>-5.34</text:p>
          </table:table-cell>
          <table:table-cell office:value-type="float" office:value="12.8722" calcext:value-type="float">
            <text:p>12.87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2714" calcext:value-type="float">
            <text:p>2714</text:p>
          </table:table-cell>
          <table:table-cell/>
          <table:table-cell table:formula="of:=[.E71]*90/1024 - [.H$1] + 92" office:value-type="float" office:value="-10.48046875" calcext:value-type="float">
            <text:p>-10.48046875</text:p>
          </table:table-cell>
          <table:table-cell/>
          <table:table-cell table:formula="of:=-[.F71]*90/1024 +[.J$1] +42" office:value-type="float" office:value="13.083984375" calcext:value-type="float">
            <text:p>13.083984375</text:p>
          </table:table-cell>
          <table:table-cell/>
          <table:table-cell table:formula="of:= [.H71]-[.B71]" office:value-type="float" office:value="-5.14046875" calcext:value-type="float">
            <text:p>-5.14046875</text:p>
          </table:table-cell>
          <table:table-cell/>
          <table:table-cell table:formula="of:=[.J71]-[.C71]" office:value-type="float" office:value="0.211784375000001" calcext:value-type="float">
            <text:p>0.211784375000001</text:p>
          </table:table-cell>
          <table:table-cell/>
          <table:table-cell table:formula="of:=ABS([.L71])" office:value-type="float" office:value="5.14046875" calcext:value-type="float">
            <text:p>5.14046875</text:p>
          </table:table-cell>
          <table:table-cell/>
          <table:table-cell table:formula="of:=ABS([.N71])" office:value-type="float" office:value="0.211784375000001" calcext:value-type="float">
            <text:p>0.211784375000001</text:p>
          </table:table-cell>
        </table:table-row>
        <table:table-row table:style-name="ro1">
          <table:table-cell/>
          <table:table-cell office:value-type="float" office:value="-17.81" calcext:value-type="float">
            <text:p>-17.81</text:p>
          </table:table-cell>
          <table:table-cell office:value-type="float" office:value="13.4003" calcext:value-type="float">
            <text:p>13.4003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2711" calcext:value-type="float">
            <text:p>2711</text:p>
          </table:table-cell>
          <table:table-cell/>
          <table:table-cell table:formula="of:=[.E72]*90/1024 - [.H$1] + 92" office:value-type="float" office:value="-19.533203125" calcext:value-type="float">
            <text:p>-19.533203125</text:p>
          </table:table-cell>
          <table:table-cell/>
          <table:table-cell table:formula="of:=-[.F72]*90/1024 +[.J$1] +42" office:value-type="float" office:value="13.34765625" calcext:value-type="float">
            <text:p>13.34765625</text:p>
          </table:table-cell>
          <table:table-cell/>
          <table:table-cell table:formula="of:= [.H72]-[.B72]" office:value-type="float" office:value="-1.723203125" calcext:value-type="float">
            <text:p>-1.723203125</text:p>
          </table:table-cell>
          <table:table-cell/>
          <table:table-cell table:formula="of:=[.J72]-[.C72]" office:value-type="float" office:value="-0.0526437499999997" calcext:value-type="float">
            <text:p>-0.0526437499999997</text:p>
          </table:table-cell>
          <table:table-cell/>
          <table:table-cell table:formula="of:=ABS([.L72])" office:value-type="float" office:value="1.723203125" calcext:value-type="float">
            <text:p>1.723203125</text:p>
          </table:table-cell>
          <table:table-cell/>
          <table:table-cell table:formula="of:=ABS([.N72])" office:value-type="float" office:value="0.0526437499999997" calcext:value-type="float">
            <text:p>0.0526437499999997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696" calcext:value-type="float">
            <text:p>2696</text:p>
          </table:table-cell>
          <table:table-cell/>
          <table:table-cell table:formula="of:=[.E73]*90/1024 - [.H$1] + 92" office:value-type="float" office:value="-28.322265625" calcext:value-type="float">
            <text:p>-28.322265625</text:p>
          </table:table-cell>
          <table:table-cell/>
          <table:table-cell table:formula="of:=-[.F73]*90/1024 +[.J$1] +42" office:value-type="float" office:value="14.666015625" calcext:value-type="float">
            <text:p>14.666015625</text:p>
          </table:table-cell>
          <table:table-cell/>
          <table:table-cell table:formula="of:= [.H73]-[.B73]" office:value-type="float" office:value="1.677734375" calcext:value-type="float">
            <text:p>1.677734375</text:p>
          </table:table-cell>
          <table:table-cell/>
          <table:table-cell table:formula="of:=[.J73]-[.C73]" office:value-type="float" office:value="-0.333984375" calcext:value-type="float">
            <text:p>-0.333984375</text:p>
          </table:table-cell>
          <table:table-cell/>
          <table:table-cell table:formula="of:=ABS([.L73])" office:value-type="float" office:value="1.677734375" calcext:value-type="float">
            <text:p>1.677734375</text:p>
          </table:table-cell>
          <table:table-cell/>
          <table:table-cell table:formula="of:=ABS([.N73])" office:value-type="float" office:value="0.333984375" calcext:value-type="float">
            <text:p>0.333984375</text:p>
          </table:table-cell>
        </table:table-row>
        <table:table-row table:style-name="ro1">
          <table:table-cell/>
          <table:table-cell office:value-type="float" office:value="-40.42" calcext:value-type="float">
            <text:p>-40.42</text:p>
          </table:table-cell>
          <table:table-cell office:value-type="float" office:value="13.7262" calcext:value-type="float">
            <text:p>13.7262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2707" calcext:value-type="float">
            <text:p>2707</text:p>
          </table:table-cell>
          <table:table-cell/>
          <table:table-cell table:formula="of:=[.E74]*90/1024 - [.H$1] + 92" office:value-type="float" office:value="-36.056640625" calcext:value-type="float">
            <text:p>-36.056640625</text:p>
          </table:table-cell>
          <table:table-cell/>
          <table:table-cell table:formula="of:=-[.F74]*90/1024 +[.J$1] +42" office:value-type="float" office:value="13.69921875" calcext:value-type="float">
            <text:p>13.69921875</text:p>
          </table:table-cell>
          <table:table-cell/>
          <table:table-cell table:formula="of:= [.H74]-[.B74]" office:value-type="float" office:value="4.363359375" calcext:value-type="float">
            <text:p>4.363359375</text:p>
          </table:table-cell>
          <table:table-cell/>
          <table:table-cell table:formula="of:=[.J74]-[.C74]" office:value-type="float" office:value="-0.0269812500000004" calcext:value-type="float">
            <text:p>-0.0269812500000004</text:p>
          </table:table-cell>
          <table:table-cell/>
          <table:table-cell table:formula="of:=ABS([.L74])" office:value-type="float" office:value="4.363359375" calcext:value-type="float">
            <text:p>4.363359375</text:p>
          </table:table-cell>
          <table:table-cell/>
          <table:table-cell table:formula="of:=ABS([.N74])" office:value-type="float" office:value="0.0269812500000004" calcext:value-type="float">
            <text:p>0.0269812500000004</text:p>
          </table:table-cell>
        </table:table-row>
        <table:table-row table:style-name="ro1">
          <table:table-cell/>
          <table:table-cell office:value-type="float" office:value="-52.47" calcext:value-type="float">
            <text:p>-52.47</text:p>
          </table:table-cell>
          <table:table-cell office:value-type="float" office:value="12.9863" calcext:value-type="float">
            <text:p>12.9863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713" calcext:value-type="float">
            <text:p>2713</text:p>
          </table:table-cell>
          <table:table-cell/>
          <table:table-cell table:formula="of:=[.E75]*90/1024 - [.H$1] + 92" office:value-type="float" office:value="-45.4609375" calcext:value-type="float">
            <text:p>-45.4609375</text:p>
          </table:table-cell>
          <table:table-cell/>
          <table:table-cell table:formula="of:=-[.F75]*90/1024 +[.J$1] +42" office:value-type="float" office:value="13.171875" calcext:value-type="float">
            <text:p>13.171875</text:p>
          </table:table-cell>
          <table:table-cell/>
          <table:table-cell table:formula="of:= [.H75]-[.B75]" office:value-type="float" office:value="7.0090625" calcext:value-type="float">
            <text:p>7.0090625</text:p>
          </table:table-cell>
          <table:table-cell/>
          <table:table-cell table:formula="of:=[.J75]-[.C75]" office:value-type="float" office:value="0.185575" calcext:value-type="float">
            <text:p>0.185575</text:p>
          </table:table-cell>
          <table:table-cell/>
          <table:table-cell table:formula="of:=ABS([.L75])" office:value-type="float" office:value="7.0090625" calcext:value-type="float">
            <text:p>7.0090625</text:p>
          </table:table-cell>
          <table:table-cell/>
          <table:table-cell table:formula="of:=ABS([.N75])" office:value-type="float" office:value="0.185575" calcext:value-type="float">
            <text:p>0.185575</text:p>
          </table:table-cell>
        </table:table-row>
        <table:table-row table:style-name="ro1">
          <table:table-cell/>
          <table:table-cell office:value-type="float" office:value="-65.34" calcext:value-type="float">
            <text:p>-65.34</text:p>
          </table:table-cell>
          <table:table-cell office:value-type="float" office:value="12.8722" calcext:value-type="float">
            <text:p>12.8722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2712" calcext:value-type="float">
            <text:p>2712</text:p>
          </table:table-cell>
          <table:table-cell/>
          <table:table-cell table:formula="of:=[.E76]*90/1024 - [.H$1] + 92" office:value-type="float" office:value="-56.271484375" calcext:value-type="float">
            <text:p>-56.271484375</text:p>
          </table:table-cell>
          <table:table-cell/>
          <table:table-cell table:formula="of:=-[.F76]*90/1024 +[.J$1] +42" office:value-type="float" office:value="13.259765625" calcext:value-type="float">
            <text:p>13.259765625</text:p>
          </table:table-cell>
          <table:table-cell/>
          <table:table-cell table:formula="of:= [.H76]-[.B76]" office:value-type="float" office:value="9.068515625" calcext:value-type="float">
            <text:p>9.068515625</text:p>
          </table:table-cell>
          <table:table-cell/>
          <table:table-cell table:formula="of:=[.J76]-[.C76]" office:value-type="float" office:value="0.387565625000001" calcext:value-type="float">
            <text:p>0.387565625000001</text:p>
          </table:table-cell>
          <table:table-cell/>
          <table:table-cell table:formula="of:=ABS([.L76])" office:value-type="float" office:value="9.068515625" calcext:value-type="float">
            <text:p>9.068515625</text:p>
          </table:table-cell>
          <table:table-cell/>
          <table:table-cell table:formula="of:=ABS([.N76])" office:value-type="float" office:value="0.387565625000001" calcext:value-type="float">
            <text:p>0.387565625000001</text:p>
          </table:table-cell>
        </table:table-row>
        <table:table-row table:style-name="ro1">
          <table:table-cell/>
          <table:table-cell office:value-type="float" office:value="-77.81" calcext:value-type="float">
            <text:p>-77.81</text:p>
          </table:table-cell>
          <table:table-cell office:value-type="float" office:value="13.4004" calcext:value-type="float">
            <text:p>13.4004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708" calcext:value-type="float">
            <text:p>2708</text:p>
          </table:table-cell>
          <table:table-cell/>
          <table:table-cell table:formula="of:=[.E77]*90/1024 - [.H$1] + 92" office:value-type="float" office:value="-68.3125" calcext:value-type="float">
            <text:p>-68.3125</text:p>
          </table:table-cell>
          <table:table-cell/>
          <table:table-cell table:formula="of:=-[.F77]*90/1024 +[.J$1] +42" office:value-type="float" office:value="13.611328125" calcext:value-type="float">
            <text:p>13.611328125</text:p>
          </table:table-cell>
          <table:table-cell/>
          <table:table-cell table:formula="of:= [.H77]-[.B77]" office:value-type="float" office:value="9.4975" calcext:value-type="float">
            <text:p>9.4975</text:p>
          </table:table-cell>
          <table:table-cell/>
          <table:table-cell table:formula="of:=[.J77]-[.C77]" office:value-type="float" office:value="0.210928125000001" calcext:value-type="float">
            <text:p>0.210928125000001</text:p>
          </table:table-cell>
          <table:table-cell/>
          <table:table-cell table:formula="of:=ABS([.L77])" office:value-type="float" office:value="9.4975" calcext:value-type="float">
            <text:p>9.4975</text:p>
          </table:table-cell>
          <table:table-cell/>
          <table:table-cell table:formula="of:=ABS([.N77])" office:value-type="float" office:value="0.210928125000001" calcext:value-type="float">
            <text:p>0.210928125000001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693" calcext:value-type="float">
            <text:p>2693</text:p>
          </table:table-cell>
          <table:table-cell/>
          <table:table-cell table:formula="of:=[.E78]*90/1024 - [.H$1] + 92" office:value-type="float" office:value="-81.935546875" calcext:value-type="float">
            <text:p>-81.935546875</text:p>
          </table:table-cell>
          <table:table-cell/>
          <table:table-cell table:formula="of:=-[.F78]*90/1024 +[.J$1] +42" office:value-type="float" office:value="14.9296875" calcext:value-type="float">
            <text:p>14.9296875</text:p>
          </table:table-cell>
          <table:table-cell/>
          <table:table-cell table:formula="of:= [.H78]-[.B78]" office:value-type="float" office:value="8.064453125" calcext:value-type="float">
            <text:p>8.064453125</text:p>
          </table:table-cell>
          <table:table-cell/>
          <table:table-cell table:formula="of:=[.J78]-[.C78]" office:value-type="float" office:value="-0.0703125" calcext:value-type="float">
            <text:p>-0.0703125</text:p>
          </table:table-cell>
          <table:table-cell/>
          <table:table-cell table:formula="of:=ABS([.L78])" office:value-type="float" office:value="8.064453125" calcext:value-type="float">
            <text:p>8.064453125</text:p>
          </table:table-cell>
          <table:table-cell/>
          <table:table-cell table:formula="of:=ABS([.N78])" office:value-type="float" office:value="0.0703125" calcext:value-type="float">
            <text:p>0.0703125</text:p>
          </table:table-cell>
        </table:table-row>
        <table:table-row table:style-name="ro1">
          <table:table-cell/>
          <table:table-cell office:value-type="float" office:value="79.58" calcext:value-type="float">
            <text:p>79.58</text:p>
          </table:table-cell>
          <table:table-cell office:value-type="float" office:value="-13.7263" calcext:value-type="float">
            <text:p>-13.7263</text:p>
          </table:table-cell>
          <table:table-cell/>
          <table:table-cell office:value-type="float" office:value="2675" calcext:value-type="float">
            <text:p>2675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E79]*90/1024 - [.H$1] + 92" office:value-type="float" office:value="73.982421875" calcext:value-type="float">
            <text:p>73.982421875</text:p>
          </table:table-cell>
          <table:table-cell/>
          <table:table-cell table:formula="of:=-[.F79]*90/1024 +[.J$1] +42" office:value-type="float" office:value="-12.31640625" calcext:value-type="float">
            <text:p>-12.31640625</text:p>
          </table:table-cell>
          <table:table-cell/>
          <table:table-cell table:formula="of:= [.H79]-[.B79]" office:value-type="float" office:value="-5.597578125" calcext:value-type="float">
            <text:p>-5.597578125</text:p>
          </table:table-cell>
          <table:table-cell/>
          <table:table-cell table:formula="of:=[.J79]-[.C79]" office:value-type="float" office:value="1.40989375" calcext:value-type="float">
            <text:p>1.40989375</text:p>
          </table:table-cell>
          <table:table-cell/>
          <table:table-cell table:formula="of:=ABS([.L79])" office:value-type="float" office:value="5.597578125" calcext:value-type="float">
            <text:p>5.597578125</text:p>
          </table:table-cell>
          <table:table-cell/>
          <table:table-cell table:formula="of:=ABS([.N79])" office:value-type="float" office:value="1.40989375" calcext:value-type="float">
            <text:p>1.40989375</text:p>
          </table:table-cell>
        </table:table-row>
        <table:table-row table:style-name="ro1">
          <table:table-cell/>
          <table:table-cell office:value-type="float" office:value="67.53" calcext:value-type="float">
            <text:p>67.53</text:p>
          </table:table-cell>
          <table:table-cell office:value-type="float" office:value="-12.9863" calcext:value-type="float">
            <text:p>-12.9863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2998" calcext:value-type="float">
            <text:p>2998</text:p>
          </table:table-cell>
          <table:table-cell/>
          <table:table-cell table:formula="of:=[.E80]*90/1024 - [.H$1] + 92" office:value-type="float" office:value="58.689453125" calcext:value-type="float">
            <text:p>58.689453125</text:p>
          </table:table-cell>
          <table:table-cell/>
          <table:table-cell table:formula="of:=-[.F80]*90/1024 +[.J$1] +42" office:value-type="float" office:value="-11.876953125" calcext:value-type="float">
            <text:p>-11.876953125</text:p>
          </table:table-cell>
          <table:table-cell/>
          <table:table-cell table:formula="of:= [.H80]-[.B80]" office:value-type="float" office:value="-8.840546875" calcext:value-type="float">
            <text:p>-8.840546875</text:p>
          </table:table-cell>
          <table:table-cell/>
          <table:table-cell table:formula="of:=[.J80]-[.C80]" office:value-type="float" office:value="1.109346875" calcext:value-type="float">
            <text:p>1.109346875</text:p>
          </table:table-cell>
          <table:table-cell/>
          <table:table-cell table:formula="of:=ABS([.L80])" office:value-type="float" office:value="8.840546875" calcext:value-type="float">
            <text:p>8.840546875</text:p>
          </table:table-cell>
          <table:table-cell/>
          <table:table-cell table:formula="of:=ABS([.N80])" office:value-type="float" office:value="1.109346875" calcext:value-type="float">
            <text:p>1.109346875</text:p>
          </table:table-cell>
        </table:table-row>
        <table:table-row table:style-name="ro1">
          <table:table-cell/>
          <table:table-cell office:value-type="float" office:value="54.66" calcext:value-type="float">
            <text:p>54.66</text:p>
          </table:table-cell>
          <table:table-cell office:value-type="float" office:value="-12.8722" calcext:value-type="float">
            <text:p>-12.8722</text:p>
          </table:table-cell>
          <table:table-cell/>
          <table:table-cell office:value-type="float" office:value="2322" calcext:value-type="float">
            <text:p>2322</text:p>
          </table:table-cell>
          <table:table-cell office:value-type="float" office:value="2998" calcext:value-type="float">
            <text:p>2998</text:p>
          </table:table-cell>
          <table:table-cell/>
          <table:table-cell table:formula="of:=[.E81]*90/1024 - [.H$1] + 92" office:value-type="float" office:value="42.95703125" calcext:value-type="float">
            <text:p>42.95703125</text:p>
          </table:table-cell>
          <table:table-cell/>
          <table:table-cell table:formula="of:=-[.F81]*90/1024 +[.J$1] +42" office:value-type="float" office:value="-11.876953125" calcext:value-type="float">
            <text:p>-11.876953125</text:p>
          </table:table-cell>
          <table:table-cell/>
          <table:table-cell table:formula="of:= [.H81]-[.B81]" office:value-type="float" office:value="-11.70296875" calcext:value-type="float">
            <text:p>-11.70296875</text:p>
          </table:table-cell>
          <table:table-cell/>
          <table:table-cell table:formula="of:=[.J81]-[.C81]" office:value-type="float" office:value="0.995246874999999" calcext:value-type="float">
            <text:p>0.995246874999999</text:p>
          </table:table-cell>
          <table:table-cell/>
          <table:table-cell table:formula="of:=ABS([.L81])" office:value-type="float" office:value="11.70296875" calcext:value-type="float">
            <text:p>11.70296875</text:p>
          </table:table-cell>
          <table:table-cell/>
          <table:table-cell table:formula="of:=ABS([.N81])" office:value-type="float" office:value="0.995246874999999" calcext:value-type="float">
            <text:p>0.995246874999999</text:p>
          </table:table-cell>
        </table:table-row>
        <table:table-row table:style-name="ro1">
          <table:table-cell/>
          <table:table-cell office:value-type="float" office:value="42.19" calcext:value-type="float">
            <text:p>42.19</text:p>
          </table:table-cell>
          <table:table-cell office:value-type="float" office:value="-13.4003" calcext:value-type="float">
            <text:p>-13.4003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E82]*90/1024 - [.H$1] + 92" office:value-type="float" office:value="28.71875" calcext:value-type="float">
            <text:p>28.71875</text:p>
          </table:table-cell>
          <table:table-cell/>
          <table:table-cell table:formula="of:=-[.F82]*90/1024 +[.J$1] +42" office:value-type="float" office:value="-12.140625" calcext:value-type="float">
            <text:p>-12.140625</text:p>
          </table:table-cell>
          <table:table-cell/>
          <table:table-cell table:formula="of:= [.H82]-[.B82]" office:value-type="float" office:value="-13.47125" calcext:value-type="float">
            <text:p>-13.47125</text:p>
          </table:table-cell>
          <table:table-cell/>
          <table:table-cell table:formula="of:=[.J82]-[.C82]" office:value-type="float" office:value="1.259675" calcext:value-type="float">
            <text:p>1.259675</text:p>
          </table:table-cell>
          <table:table-cell/>
          <table:table-cell table:formula="of:=ABS([.L82])" office:value-type="float" office:value="13.47125" calcext:value-type="float">
            <text:p>13.47125</text:p>
          </table:table-cell>
          <table:table-cell/>
          <table:table-cell table:formula="of:=ABS([.N82])" office:value-type="float" office:value="1.259675" calcext:value-type="float">
            <text:p>1.2596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016" calcext:value-type="float">
            <text:p>3016</text:p>
          </table:table-cell>
          <table:table-cell/>
          <table:table-cell table:formula="of:=[.E83]*90/1024 - [.H$1] + 92" office:value-type="float" office:value="16.4140625" calcext:value-type="float">
            <text:p>16.4140625</text:p>
          </table:table-cell>
          <table:table-cell/>
          <table:table-cell table:formula="of:=-[.F83]*90/1024 +[.J$1] +42" office:value-type="float" office:value="-13.458984375" calcext:value-type="float">
            <text:p>-13.458984375</text:p>
          </table:table-cell>
          <table:table-cell/>
          <table:table-cell table:formula="of:= [.H83]-[.B83]" office:value-type="float" office:value="-13.5859375" calcext:value-type="float">
            <text:p>-13.5859375</text:p>
          </table:table-cell>
          <table:table-cell/>
          <table:table-cell table:formula="of:=[.J83]-[.C83]" office:value-type="float" office:value="1.541015625" calcext:value-type="float">
            <text:p>1.541015625</text:p>
          </table:table-cell>
          <table:table-cell/>
          <table:table-cell table:formula="of:=ABS([.L83])" office:value-type="float" office:value="13.5859375" calcext:value-type="float">
            <text:p>13.5859375</text:p>
          </table:table-cell>
          <table:table-cell/>
          <table:table-cell table:formula="of:=ABS([.N83])" office:value-type="float" office:value="1.541015625" calcext:value-type="float">
            <text:p>1.541015625</text:p>
          </table:table-cell>
        </table:table-row>
        <table:table-row table:style-name="ro1">
          <table:table-cell/>
          <table:table-cell office:value-type="float" office:value="19.58" calcext:value-type="float">
            <text:p>19.58</text:p>
          </table:table-cell>
          <table:table-cell office:value-type="float" office:value="-13.7262" calcext:value-type="float">
            <text:p>-13.7262</text:p>
          </table:table-cell>
          <table:table-cell/>
          <table:table-cell office:value-type="float" office:value="1912" calcext:value-type="float">
            <text:p>1912</text:p>
          </table:table-cell>
          <table:table-cell office:value-type="float" office:value="3005" calcext:value-type="float">
            <text:p>3005</text:p>
          </table:table-cell>
          <table:table-cell/>
          <table:table-cell table:formula="of:=[.E84]*90/1024 - [.H$1] + 92" office:value-type="float" office:value="6.921875" calcext:value-type="float">
            <text:p>6.921875</text:p>
          </table:table-cell>
          <table:table-cell/>
          <table:table-cell table:formula="of:=-[.F84]*90/1024 +[.J$1] +42" office:value-type="float" office:value="-12.4921875" calcext:value-type="float">
            <text:p>-12.4921875</text:p>
          </table:table-cell>
          <table:table-cell/>
          <table:table-cell table:formula="of:= [.H84]-[.B84]" office:value-type="float" office:value="-12.658125" calcext:value-type="float">
            <text:p>-12.658125</text:p>
          </table:table-cell>
          <table:table-cell/>
          <table:table-cell table:formula="of:=[.J84]-[.C84]" office:value-type="float" office:value="1.2340125" calcext:value-type="float">
            <text:p>1.2340125</text:p>
          </table:table-cell>
          <table:table-cell/>
          <table:table-cell table:formula="of:=ABS([.L84])" office:value-type="float" office:value="12.658125" calcext:value-type="float">
            <text:p>12.658125</text:p>
          </table:table-cell>
          <table:table-cell/>
          <table:table-cell table:formula="of:=ABS([.N84])" office:value-type="float" office:value="1.2340125" calcext:value-type="float">
            <text:p>1.2340125</text:p>
          </table:table-cell>
        </table:table-row>
        <table:table-row table:style-name="ro1">
          <table:table-cell/>
          <table:table-cell office:value-type="float" office:value="7.53" calcext:value-type="float">
            <text:p>7.53</text:p>
          </table:table-cell>
          <table:table-cell office:value-type="float" office:value="-12.9863" calcext:value-type="float">
            <text:p>-12.986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E85]*90/1024 - [.H$1] + 92" office:value-type="float" office:value="-2.921875" calcext:value-type="float">
            <text:p>-2.921875</text:p>
          </table:table-cell>
          <table:table-cell/>
          <table:table-cell table:formula="of:=-[.F85]*90/1024 +[.J$1] +42" office:value-type="float" office:value="-12.052734375" calcext:value-type="float">
            <text:p>-12.052734375</text:p>
          </table:table-cell>
          <table:table-cell/>
          <table:table-cell table:formula="of:= [.H85]-[.B85]" office:value-type="float" office:value="-10.451875" calcext:value-type="float">
            <text:p>-10.451875</text:p>
          </table:table-cell>
          <table:table-cell/>
          <table:table-cell table:formula="of:=[.J85]-[.C85]" office:value-type="float" office:value="0.933565625" calcext:value-type="float">
            <text:p>0.933565625</text:p>
          </table:table-cell>
          <table:table-cell/>
          <table:table-cell table:formula="of:=ABS([.L85])" office:value-type="float" office:value="10.451875" calcext:value-type="float">
            <text:p>10.451875</text:p>
          </table:table-cell>
          <table:table-cell/>
          <table:table-cell table:formula="of:=ABS([.N85])" office:value-type="float" office:value="0.933565625" calcext:value-type="float">
            <text:p>0.933565625</text:p>
          </table:table-cell>
        </table:table-row>
        <table:table-row table:style-name="ro1">
          <table:table-cell/>
          <table:table-cell office:value-type="float" office:value="-5.34" calcext:value-type="float">
            <text:p>-5.34</text:p>
          </table:table-cell>
          <table:table-cell office:value-type="float" office:value="-12.8721" calcext:value-type="float">
            <text:p>-12.8721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2999" calcext:value-type="float">
            <text:p>2999</text:p>
          </table:table-cell>
          <table:table-cell/>
          <table:table-cell table:formula="of:=[.E86]*90/1024 - [.H$1] + 92" office:value-type="float" office:value="-10.48046875" calcext:value-type="float">
            <text:p>-10.48046875</text:p>
          </table:table-cell>
          <table:table-cell/>
          <table:table-cell table:formula="of:=-[.F86]*90/1024 +[.J$1] +42" office:value-type="float" office:value="-11.96484375" calcext:value-type="float">
            <text:p>-11.96484375</text:p>
          </table:table-cell>
          <table:table-cell/>
          <table:table-cell table:formula="of:= [.H86]-[.B86]" office:value-type="float" office:value="-5.14046875" calcext:value-type="float">
            <text:p>-5.14046875</text:p>
          </table:table-cell>
          <table:table-cell/>
          <table:table-cell table:formula="of:=[.J86]-[.C86]" office:value-type="float" office:value="0.90725625" calcext:value-type="float">
            <text:p>0.90725625</text:p>
          </table:table-cell>
          <table:table-cell/>
          <table:table-cell table:formula="of:=ABS([.L86])" office:value-type="float" office:value="5.14046875" calcext:value-type="float">
            <text:p>5.14046875</text:p>
          </table:table-cell>
          <table:table-cell/>
          <table:table-cell table:formula="of:=ABS([.N86])" office:value-type="float" office:value="0.90725625" calcext:value-type="float">
            <text:p>0.90725625</text:p>
          </table:table-cell>
        </table:table-row>
        <table:table-row table:style-name="ro1">
          <table:table-cell/>
          <table:table-cell office:value-type="float" office:value="-17.81" calcext:value-type="float">
            <text:p>-17.81</text:p>
          </table:table-cell>
          <table:table-cell office:value-type="float" office:value="-13.4003" calcext:value-type="float">
            <text:p>-13.4003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3004" calcext:value-type="float">
            <text:p>3004</text:p>
          </table:table-cell>
          <table:table-cell/>
          <table:table-cell table:formula="of:=[.E87]*90/1024 - [.H$1] + 92" office:value-type="float" office:value="-19.533203125" calcext:value-type="float">
            <text:p>-19.533203125</text:p>
          </table:table-cell>
          <table:table-cell/>
          <table:table-cell table:formula="of:=-[.F87]*90/1024 +[.J$1] +42" office:value-type="float" office:value="-12.404296875" calcext:value-type="float">
            <text:p>-12.404296875</text:p>
          </table:table-cell>
          <table:table-cell/>
          <table:table-cell table:formula="of:= [.H87]-[.B87]" office:value-type="float" office:value="-1.723203125" calcext:value-type="float">
            <text:p>-1.723203125</text:p>
          </table:table-cell>
          <table:table-cell/>
          <table:table-cell table:formula="of:=[.J87]-[.C87]" office:value-type="float" office:value="0.996003125" calcext:value-type="float">
            <text:p>0.996003125</text:p>
          </table:table-cell>
          <table:table-cell/>
          <table:table-cell table:formula="of:=ABS([.L87])" office:value-type="float" office:value="1.723203125" calcext:value-type="float">
            <text:p>1.723203125</text:p>
          </table:table-cell>
          <table:table-cell/>
          <table:table-cell table:formula="of:=ABS([.N87])" office:value-type="float" office:value="0.996003125" calcext:value-type="float">
            <text:p>0.9960031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3016" calcext:value-type="float">
            <text:p>3016</text:p>
          </table:table-cell>
          <table:table-cell/>
          <table:table-cell table:formula="of:=[.E88]*90/1024 - [.H$1] + 92" office:value-type="float" office:value="-28.41015625" calcext:value-type="float">
            <text:p>-28.41015625</text:p>
          </table:table-cell>
          <table:table-cell/>
          <table:table-cell table:formula="of:=-[.F88]*90/1024 +[.J$1] +42" office:value-type="float" office:value="-13.458984375" calcext:value-type="float">
            <text:p>-13.458984375</text:p>
          </table:table-cell>
          <table:table-cell/>
          <table:table-cell table:formula="of:= [.H88]-[.B88]" office:value-type="float" office:value="1.58984375" calcext:value-type="float">
            <text:p>1.58984375</text:p>
          </table:table-cell>
          <table:table-cell/>
          <table:table-cell table:formula="of:=[.J88]-[.C88]" office:value-type="float" office:value="1.541015625" calcext:value-type="float">
            <text:p>1.541015625</text:p>
          </table:table-cell>
          <table:table-cell/>
          <table:table-cell table:formula="of:=ABS([.L88])" office:value-type="float" office:value="1.58984375" calcext:value-type="float">
            <text:p>1.58984375</text:p>
          </table:table-cell>
          <table:table-cell/>
          <table:table-cell table:formula="of:=ABS([.N88])" office:value-type="float" office:value="1.541015625" calcext:value-type="float">
            <text:p>1.541015625</text:p>
          </table:table-cell>
        </table:table-row>
        <table:table-row table:style-name="ro1">
          <table:table-cell/>
          <table:table-cell office:value-type="float" office:value="-40.42" calcext:value-type="float">
            <text:p>-40.42</text:p>
          </table:table-cell>
          <table:table-cell office:value-type="float" office:value="-13.7262" calcext:value-type="float">
            <text:p>-13.7262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006" calcext:value-type="float">
            <text:p>3006</text:p>
          </table:table-cell>
          <table:table-cell/>
          <table:table-cell table:formula="of:=[.E89]*90/1024 - [.H$1] + 92" office:value-type="float" office:value="-36.056640625" calcext:value-type="float">
            <text:p>-36.056640625</text:p>
          </table:table-cell>
          <table:table-cell/>
          <table:table-cell table:formula="of:=-[.F89]*90/1024 +[.J$1] +42" office:value-type="float" office:value="-12.580078125" calcext:value-type="float">
            <text:p>-12.580078125</text:p>
          </table:table-cell>
          <table:table-cell/>
          <table:table-cell table:formula="of:= [.H89]-[.B89]" office:value-type="float" office:value="4.363359375" calcext:value-type="float">
            <text:p>4.363359375</text:p>
          </table:table-cell>
          <table:table-cell/>
          <table:table-cell table:formula="of:=[.J89]-[.C89]" office:value-type="float" office:value="1.146121875" calcext:value-type="float">
            <text:p>1.146121875</text:p>
          </table:table-cell>
          <table:table-cell/>
          <table:table-cell table:formula="of:=ABS([.L89])" office:value-type="float" office:value="4.363359375" calcext:value-type="float">
            <text:p>4.363359375</text:p>
          </table:table-cell>
          <table:table-cell/>
          <table:table-cell table:formula="of:=ABS([.N89])" office:value-type="float" office:value="1.146121875" calcext:value-type="float">
            <text:p>1.146121875</text:p>
          </table:table-cell>
        </table:table-row>
        <table:table-row table:style-name="ro1">
          <table:table-cell/>
          <table:table-cell office:value-type="float" office:value="-52.47" calcext:value-type="float">
            <text:p>-52.47</text:p>
          </table:table-cell>
          <table:table-cell office:value-type="float" office:value="-12.9863" calcext:value-type="float">
            <text:p>-12.9863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E90]*90/1024 - [.H$1] + 92" office:value-type="float" office:value="-45.4609375" calcext:value-type="float">
            <text:p>-45.4609375</text:p>
          </table:table-cell>
          <table:table-cell/>
          <table:table-cell table:formula="of:=-[.F90]*90/1024 +[.J$1] +42" office:value-type="float" office:value="-12.140625" calcext:value-type="float">
            <text:p>-12.140625</text:p>
          </table:table-cell>
          <table:table-cell/>
          <table:table-cell table:formula="of:= [.H90]-[.B90]" office:value-type="float" office:value="7.0090625" calcext:value-type="float">
            <text:p>7.0090625</text:p>
          </table:table-cell>
          <table:table-cell/>
          <table:table-cell table:formula="of:=[.J90]-[.C90]" office:value-type="float" office:value="0.845675" calcext:value-type="float">
            <text:p>0.845675</text:p>
          </table:table-cell>
          <table:table-cell/>
          <table:table-cell table:formula="of:=ABS([.L90])" office:value-type="float" office:value="7.0090625" calcext:value-type="float">
            <text:p>7.0090625</text:p>
          </table:table-cell>
          <table:table-cell/>
          <table:table-cell table:formula="of:=ABS([.N90])" office:value-type="float" office:value="0.845675" calcext:value-type="float">
            <text:p>0.845675</text:p>
          </table:table-cell>
        </table:table-row>
        <table:table-row table:style-name="ro1">
          <table:table-cell/>
          <table:table-cell office:value-type="float" office:value="-65.34" calcext:value-type="float">
            <text:p>-65.34</text:p>
          </table:table-cell>
          <table:table-cell office:value-type="float" office:value="-12.8722" calcext:value-type="float">
            <text:p>-12.8722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2999" calcext:value-type="float">
            <text:p>2999</text:p>
          </table:table-cell>
          <table:table-cell/>
          <table:table-cell table:formula="of:=[.E91]*90/1024 - [.H$1] + 92" office:value-type="float" office:value="-56.271484375" calcext:value-type="float">
            <text:p>-56.271484375</text:p>
          </table:table-cell>
          <table:table-cell/>
          <table:table-cell table:formula="of:=-[.F91]*90/1024 +[.J$1] +42" office:value-type="float" office:value="-11.96484375" calcext:value-type="float">
            <text:p>-11.96484375</text:p>
          </table:table-cell>
          <table:table-cell/>
          <table:table-cell table:formula="of:= [.H91]-[.B91]" office:value-type="float" office:value="9.068515625" calcext:value-type="float">
            <text:p>9.068515625</text:p>
          </table:table-cell>
          <table:table-cell/>
          <table:table-cell table:formula="of:=[.J91]-[.C91]" office:value-type="float" office:value="0.907356249999999" calcext:value-type="float">
            <text:p>0.907356249999999</text:p>
          </table:table-cell>
          <table:table-cell/>
          <table:table-cell table:formula="of:=ABS([.L91])" office:value-type="float" office:value="9.068515625" calcext:value-type="float">
            <text:p>9.068515625</text:p>
          </table:table-cell>
          <table:table-cell/>
          <table:table-cell table:formula="of:=ABS([.N91])" office:value-type="float" office:value="0.907356249999999" calcext:value-type="float">
            <text:p>0.907356249999999</text:p>
          </table:table-cell>
        </table:table-row>
        <table:table-row table:style-name="ro1">
          <table:table-cell/>
          <table:table-cell office:value-type="float" office:value="-77.81" calcext:value-type="float">
            <text:p>-77.81</text:p>
          </table:table-cell>
          <table:table-cell office:value-type="float" office:value="-13.4004" calcext:value-type="float">
            <text:p>-13.4004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3005" calcext:value-type="float">
            <text:p>3005</text:p>
          </table:table-cell>
          <table:table-cell/>
          <table:table-cell table:formula="of:=[.E92]*90/1024 - [.H$1] + 92" office:value-type="float" office:value="-68.3125" calcext:value-type="float">
            <text:p>-68.3125</text:p>
          </table:table-cell>
          <table:table-cell/>
          <table:table-cell table:formula="of:=-[.F92]*90/1024 +[.J$1] +42" office:value-type="float" office:value="-12.4921875" calcext:value-type="float">
            <text:p>-12.4921875</text:p>
          </table:table-cell>
          <table:table-cell/>
          <table:table-cell table:formula="of:= [.H92]-[.B92]" office:value-type="float" office:value="9.4975" calcext:value-type="float">
            <text:p>9.4975</text:p>
          </table:table-cell>
          <table:table-cell/>
          <table:table-cell table:formula="of:=[.J92]-[.C92]" office:value-type="float" office:value="0.908212499999999" calcext:value-type="float">
            <text:p>0.908212499999999</text:p>
          </table:table-cell>
          <table:table-cell/>
          <table:table-cell table:formula="of:=ABS([.L92])" office:value-type="float" office:value="9.4975" calcext:value-type="float">
            <text:p>9.4975</text:p>
          </table:table-cell>
          <table:table-cell/>
          <table:table-cell table:formula="of:=ABS([.N92])" office:value-type="float" office:value="0.908212499999999" calcext:value-type="float">
            <text:p>0.90821249999999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E93]*90/1024 - [.H$1] + 92" office:value-type="float" office:value="86.7265625" calcext:value-type="float">
            <text:p>86.7265625</text:p>
          </table:table-cell>
          <table:table-cell/>
          <table:table-cell table:formula="of:=-[.F93]*90/1024 +[.J$1] +42" office:value-type="float" office:value="17.478515625" calcext:value-type="float">
            <text:p>17.478515625</text:p>
          </table:table-cell>
          <table:table-cell/>
          <table:table-cell table:formula="of:= [.H93]-[.B93]" office:value-type="float" office:value="-3.2734375" calcext:value-type="float">
            <text:p>-3.2734375</text:p>
          </table:table-cell>
          <table:table-cell/>
          <table:table-cell table:formula="of:=[.J93]-[.C93]" office:value-type="float" office:value="-0.521484375" calcext:value-type="float">
            <text:p>-0.521484375</text:p>
          </table:table-cell>
          <table:table-cell/>
          <table:table-cell table:formula="of:=ABS([.L93])" office:value-type="float" office:value="3.2734375" calcext:value-type="float">
            <text:p>3.2734375</text:p>
          </table:table-cell>
          <table:table-cell/>
          <table:table-cell table:formula="of:=ABS([.N93])" office:value-type="float" office:value="0.521484375" calcext:value-type="float">
            <text:p>0.521484375</text:p>
          </table:table-cell>
        </table:table-row>
        <table:table-row table:style-name="ro1">
          <table:table-cell/>
          <table:table-cell office:value-type="float" office:value="81.45" calcext:value-type="float">
            <text:p>81.4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676" calcext:value-type="float">
            <text:p>2676</text:p>
          </table:table-cell>
          <table:table-cell/>
          <table:table-cell table:formula="of:=[.E94]*90/1024 - [.H$1] + 92" office:value-type="float" office:value="76.1796875" calcext:value-type="float">
            <text:p>76.1796875</text:p>
          </table:table-cell>
          <table:table-cell/>
          <table:table-cell table:formula="of:=-[.F94]*90/1024 +[.J$1] +42" office:value-type="float" office:value="16.423828125" calcext:value-type="float">
            <text:p>16.423828125</text:p>
          </table:table-cell>
          <table:table-cell/>
          <table:table-cell table:formula="of:= [.H94]-[.B94]" office:value-type="float" office:value="-5.2703125" calcext:value-type="float">
            <text:p>-5.2703125</text:p>
          </table:table-cell>
          <table:table-cell/>
          <table:table-cell table:formula="of:=[.J94]-[.C94]" office:value-type="float" office:value="-0.261771875000001" calcext:value-type="float">
            <text:p>-0.261771875000001</text:p>
          </table:table-cell>
          <table:table-cell/>
          <table:table-cell table:formula="of:=ABS([.L94])" office:value-type="float" office:value="5.2703125" calcext:value-type="float">
            <text:p>5.2703125</text:p>
          </table:table-cell>
          <table:table-cell/>
          <table:table-cell table:formula="of:=ABS([.N94])" office:value-type="float" office:value="0.261771875000001" calcext:value-type="float">
            <text:p>0.261771875000001</text:p>
          </table:table-cell>
        </table:table-row>
        <table:table-row table:style-name="ro1">
          <table:table-cell/>
          <table:table-cell office:value-type="float" office:value="71.69" calcext:value-type="float">
            <text:p>71.69</text:p>
          </table:table-cell>
          <table:table-cell office:value-type="float" office:value="15.8001" calcext:value-type="float">
            <text:p>15.8001</text:p>
          </table:table-cell>
          <table:table-cell/>
          <table:table-cell office:value-type="float" office:value="2559" calcext:value-type="float">
            <text:p>2559</text:p>
          </table:table-cell>
          <table:table-cell office:value-type="float" office:value="2680" calcext:value-type="float">
            <text:p>2680</text:p>
          </table:table-cell>
          <table:table-cell/>
          <table:table-cell table:formula="of:=[.E95]*90/1024 - [.H$1] + 92" office:value-type="float" office:value="63.787109375" calcext:value-type="float">
            <text:p>63.787109375</text:p>
          </table:table-cell>
          <table:table-cell/>
          <table:table-cell table:formula="of:=-[.F95]*90/1024 +[.J$1] +42" office:value-type="float" office:value="16.072265625" calcext:value-type="float">
            <text:p>16.072265625</text:p>
          </table:table-cell>
          <table:table-cell/>
          <table:table-cell table:formula="of:= [.H95]-[.B95]" office:value-type="float" office:value="-7.902890625" calcext:value-type="float">
            <text:p>-7.902890625</text:p>
          </table:table-cell>
          <table:table-cell/>
          <table:table-cell table:formula="of:=[.J95]-[.C95]" office:value-type="float" office:value="0.272165625" calcext:value-type="float">
            <text:p>0.272165625</text:p>
          </table:table-cell>
          <table:table-cell/>
          <table:table-cell table:formula="of:=ABS([.L95])" office:value-type="float" office:value="7.902890625" calcext:value-type="float">
            <text:p>7.902890625</text:p>
          </table:table-cell>
          <table:table-cell/>
          <table:table-cell table:formula="of:=ABS([.N95])" office:value-type="float" office:value="0.272165625" calcext:value-type="float">
            <text:p>0.272165625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15.4174" calcext:value-type="float">
            <text:p>15.4174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2684" calcext:value-type="float">
            <text:p>2684</text:p>
          </table:table-cell>
          <table:table-cell/>
          <table:table-cell table:formula="of:=[.E96]*90/1024 - [.H$1] + 92" office:value-type="float" office:value="50.603515625" calcext:value-type="float">
            <text:p>50.603515625</text:p>
          </table:table-cell>
          <table:table-cell/>
          <table:table-cell table:formula="of:=-[.F96]*90/1024 +[.J$1] +42" office:value-type="float" office:value="15.720703125" calcext:value-type="float">
            <text:p>15.720703125</text:p>
          </table:table-cell>
          <table:table-cell/>
          <table:table-cell table:formula="of:= [.H96]-[.B96]" office:value-type="float" office:value="-10.516484375" calcext:value-type="float">
            <text:p>-10.516484375</text:p>
          </table:table-cell>
          <table:table-cell/>
          <table:table-cell table:formula="of:=[.J96]-[.C96]" office:value-type="float" office:value="0.303303124999999" calcext:value-type="float">
            <text:p>0.303303124999999</text:p>
          </table:table-cell>
          <table:table-cell/>
          <table:table-cell table:formula="of:=ABS([.L96])" office:value-type="float" office:value="10.516484375" calcext:value-type="float">
            <text:p>10.516484375</text:p>
          </table:table-cell>
          <table:table-cell/>
          <table:table-cell table:formula="of:=ABS([.N96])" office:value-type="float" office:value="0.303303124999999" calcext:value-type="float">
            <text:p>0.303303124999999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office:value-type="float" office:value="15.5746" calcext:value-type="float">
            <text:p>15.5746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2681" calcext:value-type="float">
            <text:p>2681</text:p>
          </table:table-cell>
          <table:table-cell/>
          <table:table-cell table:formula="of:=[.E97]*90/1024 - [.H$1] + 92" office:value-type="float" office:value="37.947265625" calcext:value-type="float">
            <text:p>37.947265625</text:p>
          </table:table-cell>
          <table:table-cell/>
          <table:table-cell table:formula="of:=-[.F97]*90/1024 +[.J$1] +42" office:value-type="float" office:value="15.984375" calcext:value-type="float">
            <text:p>15.984375</text:p>
          </table:table-cell>
          <table:table-cell/>
          <table:table-cell table:formula="of:= [.H97]-[.B97]" office:value-type="float" office:value="-12.452734375" calcext:value-type="float">
            <text:p>-12.452734375</text:p>
          </table:table-cell>
          <table:table-cell/>
          <table:table-cell table:formula="of:=[.J97]-[.C97]" office:value-type="float" office:value="0.409775" calcext:value-type="float">
            <text:p>0.409775</text:p>
          </table:table-cell>
          <table:table-cell/>
          <table:table-cell table:formula="of:=ABS([.L97])" office:value-type="float" office:value="12.452734375" calcext:value-type="float">
            <text:p>12.452734375</text:p>
          </table:table-cell>
          <table:table-cell/>
          <table:table-cell table:formula="of:=ABS([.N97])" office:value-type="float" office:value="0.409775" calcext:value-type="float">
            <text:p>0.409775</text:p>
          </table:table-cell>
        </table:table-row>
        <table:table-row table:style-name="ro1">
          <table:table-cell/>
          <table:table-cell office:value-type="float" office:value="40.23" calcext:value-type="float">
            <text:p>40.23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2138" calcext:value-type="float">
            <text:p>2138</text:p>
          </table:table-cell>
          <table:table-cell office:value-type="float" office:value="2679" calcext:value-type="float">
            <text:p>2679</text:p>
          </table:table-cell>
          <table:table-cell/>
          <table:table-cell table:formula="of:=[.E98]*90/1024 - [.H$1] + 92" office:value-type="float" office:value="26.78515625" calcext:value-type="float">
            <text:p>26.78515625</text:p>
          </table:table-cell>
          <table:table-cell/>
          <table:table-cell table:formula="of:=-[.F98]*90/1024 +[.J$1] +42" office:value-type="float" office:value="16.16015625" calcext:value-type="float">
            <text:p>16.16015625</text:p>
          </table:table-cell>
          <table:table-cell/>
          <table:table-cell table:formula="of:= [.H98]-[.B98]" office:value-type="float" office:value="-13.44484375" calcext:value-type="float">
            <text:p>-13.44484375</text:p>
          </table:table-cell>
          <table:table-cell/>
          <table:table-cell table:formula="of:=[.J98]-[.C98]" office:value-type="float" office:value="-0.0960437499999998" calcext:value-type="float">
            <text:p>-0.0960437499999998</text:p>
          </table:table-cell>
          <table:table-cell/>
          <table:table-cell table:formula="of:=ABS([.L98])" office:value-type="float" office:value="13.44484375" calcext:value-type="float">
            <text:p>13.44484375</text:p>
          </table:table-cell>
          <table:table-cell/>
          <table:table-cell table:formula="of:=ABS([.N98])" office:value-type="float" office:value="0.0960437499999998" calcext:value-type="float">
            <text:p>0.09604374999999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661" calcext:value-type="float">
            <text:p>2661</text:p>
          </table:table-cell>
          <table:table-cell/>
          <table:table-cell table:formula="of:=[.E99]*90/1024 - [.H$1] + 92" office:value-type="float" office:value="16.4140625" calcext:value-type="float">
            <text:p>16.4140625</text:p>
          </table:table-cell>
          <table:table-cell/>
          <table:table-cell table:formula="of:=-[.F99]*90/1024 +[.J$1] +42" office:value-type="float" office:value="17.7421875" calcext:value-type="float">
            <text:p>17.7421875</text:p>
          </table:table-cell>
          <table:table-cell/>
          <table:table-cell table:formula="of:= [.H99]-[.B99]" office:value-type="float" office:value="-13.5859375" calcext:value-type="float">
            <text:p>-13.5859375</text:p>
          </table:table-cell>
          <table:table-cell/>
          <table:table-cell table:formula="of:=[.J99]-[.C99]" office:value-type="float" office:value="-0.2578125" calcext:value-type="float">
            <text:p>-0.2578125</text:p>
          </table:table-cell>
          <table:table-cell/>
          <table:table-cell table:formula="of:=ABS([.L99])" office:value-type="float" office:value="13.5859375" calcext:value-type="float">
            <text:p>13.5859375</text:p>
          </table:table-cell>
          <table:table-cell/>
          <table:table-cell table:formula="of:=ABS([.N99])" office:value-type="float" office:value="0.2578125" calcext:value-type="float">
            <text:p>0.2578125</text:p>
          </table:table-cell>
        </table:table-row>
        <table:table-row table:style-name="ro1">
          <table:table-cell/>
          <table:table-cell office:value-type="float" office:value="21.45" calcext:value-type="float">
            <text:p>21.4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2674" calcext:value-type="float">
            <text:p>2674</text:p>
          </table:table-cell>
          <table:table-cell/>
          <table:table-cell table:formula="of:=[.E100]*90/1024 - [.H$1] + 92" office:value-type="float" office:value="8.50390625" calcext:value-type="float">
            <text:p>8.50390625</text:p>
          </table:table-cell>
          <table:table-cell/>
          <table:table-cell table:formula="of:=-[.F100]*90/1024 +[.J$1] +42" office:value-type="float" office:value="16.599609375" calcext:value-type="float">
            <text:p>16.599609375</text:p>
          </table:table-cell>
          <table:table-cell/>
          <table:table-cell table:formula="of:= [.H100]-[.B100]" office:value-type="float" office:value="-12.94609375" calcext:value-type="float">
            <text:p>-12.94609375</text:p>
          </table:table-cell>
          <table:table-cell/>
          <table:table-cell table:formula="of:=[.J100]-[.C100]" office:value-type="float" office:value="-0.0859906250000009" calcext:value-type="float">
            <text:p>-0.0859906250000009</text:p>
          </table:table-cell>
          <table:table-cell/>
          <table:table-cell table:formula="of:=ABS([.L100])" office:value-type="float" office:value="12.94609375" calcext:value-type="float">
            <text:p>12.94609375</text:p>
          </table:table-cell>
          <table:table-cell/>
          <table:table-cell table:formula="of:=ABS([.N100])" office:value-type="float" office:value="0.0859906250000009" calcext:value-type="float">
            <text:p>0.0859906250000009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679" calcext:value-type="float">
            <text:p>2679</text:p>
          </table:table-cell>
          <table:table-cell/>
          <table:table-cell table:formula="of:=[.E101]*90/1024 - [.H$1] + 92" office:value-type="float" office:value="1.12109375" calcext:value-type="float">
            <text:p>1.12109375</text:p>
          </table:table-cell>
          <table:table-cell/>
          <table:table-cell table:formula="of:=-[.F101]*90/1024 +[.J$1] +42" office:value-type="float" office:value="16.16015625" calcext:value-type="float">
            <text:p>16.16015625</text:p>
          </table:table-cell>
          <table:table-cell/>
          <table:table-cell table:formula="of:= [.H101]-[.B101]" office:value-type="float" office:value="-10.56890625" calcext:value-type="float">
            <text:p>-10.56890625</text:p>
          </table:table-cell>
          <table:table-cell/>
          <table:table-cell table:formula="of:=[.J101]-[.C101]" office:value-type="float" office:value="0.360156249999999" calcext:value-type="float">
            <text:p>0.360156249999999</text:p>
          </table:table-cell>
          <table:table-cell/>
          <table:table-cell table:formula="of:=ABS([.L101])" office:value-type="float" office:value="10.56890625" calcext:value-type="float">
            <text:p>10.56890625</text:p>
          </table:table-cell>
          <table:table-cell/>
          <table:table-cell table:formula="of:=ABS([.N101])" office:value-type="float" office:value="0.360156249999999" calcext:value-type="float">
            <text:p>0.360156249999999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15.4173" calcext:value-type="float">
            <text:p>15.4173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float" office:value="2683" calcext:value-type="float">
            <text:p>2683</text:p>
          </table:table-cell>
          <table:table-cell/>
          <table:table-cell table:formula="of:=[.E102]*90/1024 - [.H$1] + 92" office:value-type="float" office:value="-5.646484375" calcext:value-type="float">
            <text:p>-5.646484375</text:p>
          </table:table-cell>
          <table:table-cell/>
          <table:table-cell table:formula="of:=-[.F102]*90/1024 +[.J$1] +42" office:value-type="float" office:value="15.80859375" calcext:value-type="float">
            <text:p>15.80859375</text:p>
          </table:table-cell>
          <table:table-cell/>
          <table:table-cell table:formula="of:= [.H102]-[.B102]" office:value-type="float" office:value="-6.766484375" calcext:value-type="float">
            <text:p>-6.766484375</text:p>
          </table:table-cell>
          <table:table-cell/>
          <table:table-cell table:formula="of:=[.J102]-[.C102]" office:value-type="float" office:value="0.391293750000001" calcext:value-type="float">
            <text:p>0.391293750000001</text:p>
          </table:table-cell>
          <table:table-cell/>
          <table:table-cell table:formula="of:=ABS([.L102])" office:value-type="float" office:value="6.766484375" calcext:value-type="float">
            <text:p>6.766484375</text:p>
          </table:table-cell>
          <table:table-cell/>
          <table:table-cell table:formula="of:=ABS([.N102])" office:value-type="float" office:value="0.391293750000001" calcext:value-type="float">
            <text:p>0.391293750000001</text:p>
          </table:table-cell>
        </table:table-row>
        <table:table-row table:style-name="ro1">
          <table:table-cell/>
          <table:table-cell office:value-type="float" office:value="-9.6" calcext:value-type="float">
            <text:p>-9.6</text:p>
          </table:table-cell>
          <table:table-cell office:value-type="float" office:value="15.5746" calcext:value-type="float">
            <text:p>15.5746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2680" calcext:value-type="float">
            <text:p>2680</text:p>
          </table:table-cell>
          <table:table-cell/>
          <table:table-cell table:formula="of:=[.E103]*90/1024 - [.H$1] + 92" office:value-type="float" office:value="-13.732421875" calcext:value-type="float">
            <text:p>-13.732421875</text:p>
          </table:table-cell>
          <table:table-cell/>
          <table:table-cell table:formula="of:=-[.F103]*90/1024 +[.J$1] +42" office:value-type="float" office:value="16.072265625" calcext:value-type="float">
            <text:p>16.072265625</text:p>
          </table:table-cell>
          <table:table-cell/>
          <table:table-cell table:formula="of:= [.H103]-[.B103]" office:value-type="float" office:value="-4.132421875" calcext:value-type="float">
            <text:p>-4.132421875</text:p>
          </table:table-cell>
          <table:table-cell/>
          <table:table-cell table:formula="of:=[.J103]-[.C103]" office:value-type="float" office:value="0.497665625" calcext:value-type="float">
            <text:p>0.497665625</text:p>
          </table:table-cell>
          <table:table-cell/>
          <table:table-cell table:formula="of:=ABS([.L103])" office:value-type="float" office:value="4.132421875" calcext:value-type="float">
            <text:p>4.132421875</text:p>
          </table:table-cell>
          <table:table-cell/>
          <table:table-cell table:formula="of:=ABS([.N103])" office:value-type="float" office:value="0.497665625" calcext:value-type="float">
            <text:p>0.497665625</text:p>
          </table:table-cell>
        </table:table-row>
        <table:table-row table:style-name="ro1">
          <table:table-cell/>
          <table:table-cell office:value-type="float" office:value="-19.77" calcext:value-type="float">
            <text:p>-19.77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678" calcext:value-type="float">
            <text:p>2678</text:p>
          </table:table-cell>
          <table:table-cell/>
          <table:table-cell table:formula="of:=[.E104]*90/1024 - [.H$1] + 92" office:value-type="float" office:value="-21.02734375" calcext:value-type="float">
            <text:p>-21.02734375</text:p>
          </table:table-cell>
          <table:table-cell/>
          <table:table-cell table:formula="of:=-[.F104]*90/1024 +[.J$1] +42" office:value-type="float" office:value="16.248046875" calcext:value-type="float">
            <text:p>16.248046875</text:p>
          </table:table-cell>
          <table:table-cell/>
          <table:table-cell table:formula="of:= [.H104]-[.B104]" office:value-type="float" office:value="-1.25734375" calcext:value-type="float">
            <text:p>-1.25734375</text:p>
          </table:table-cell>
          <table:table-cell/>
          <table:table-cell table:formula="of:=[.J104]-[.C104]" office:value-type="float" office:value="-0.00815312499999976" calcext:value-type="float">
            <text:p>-0.00815312499999976</text:p>
          </table:table-cell>
          <table:table-cell/>
          <table:table-cell table:formula="of:=ABS([.L104])" office:value-type="float" office:value="1.25734375" calcext:value-type="float">
            <text:p>1.25734375</text:p>
          </table:table-cell>
          <table:table-cell/>
          <table:table-cell table:formula="of:=ABS([.N104])" office:value-type="float" office:value="0.00815312499999976" calcext:value-type="float">
            <text:p>0.00815312499999976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663" calcext:value-type="float">
            <text:p>2663</text:p>
          </table:table-cell>
          <table:table-cell/>
          <table:table-cell table:formula="of:=[.E105]*90/1024 - [.H$1] + 92" office:value-type="float" office:value="-28.322265625" calcext:value-type="float">
            <text:p>-28.322265625</text:p>
          </table:table-cell>
          <table:table-cell/>
          <table:table-cell table:formula="of:=-[.F105]*90/1024 +[.J$1] +42" office:value-type="float" office:value="17.56640625" calcext:value-type="float">
            <text:p>17.56640625</text:p>
          </table:table-cell>
          <table:table-cell/>
          <table:table-cell table:formula="of:= [.H105]-[.B105]" office:value-type="float" office:value="1.677734375" calcext:value-type="float">
            <text:p>1.677734375</text:p>
          </table:table-cell>
          <table:table-cell/>
          <table:table-cell table:formula="of:=[.J105]-[.C105]" office:value-type="float" office:value="-0.43359375" calcext:value-type="float">
            <text:p>-0.43359375</text:p>
          </table:table-cell>
          <table:table-cell/>
          <table:table-cell table:formula="of:=ABS([.L105])" office:value-type="float" office:value="1.677734375" calcext:value-type="float">
            <text:p>1.677734375</text:p>
          </table:table-cell>
          <table:table-cell/>
          <table:table-cell table:formula="of:=ABS([.N105])" office:value-type="float" office:value="0.43359375" calcext:value-type="float">
            <text:p>0.43359375</text:p>
          </table:table-cell>
        </table:table-row>
        <table:table-row table:style-name="ro1">
          <table:table-cell/>
          <table:table-cell office:value-type="float" office:value="-38.55" calcext:value-type="float">
            <text:p>-38.5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674" calcext:value-type="float">
            <text:p>2674</text:p>
          </table:table-cell>
          <table:table-cell/>
          <table:table-cell table:formula="of:=[.E106]*90/1024 - [.H$1] + 92" office:value-type="float" office:value="-34.5625" calcext:value-type="float">
            <text:p>-34.5625</text:p>
          </table:table-cell>
          <table:table-cell/>
          <table:table-cell table:formula="of:=-[.F106]*90/1024 +[.J$1] +42" office:value-type="float" office:value="16.599609375" calcext:value-type="float">
            <text:p>16.599609375</text:p>
          </table:table-cell>
          <table:table-cell/>
          <table:table-cell table:formula="of:= [.H106]-[.B106]" office:value-type="float" office:value="3.9875" calcext:value-type="float">
            <text:p>3.9875</text:p>
          </table:table-cell>
          <table:table-cell/>
          <table:table-cell table:formula="of:=[.J106]-[.C106]" office:value-type="float" office:value="-0.0859906250000009" calcext:value-type="float">
            <text:p>-0.0859906250000009</text:p>
          </table:table-cell>
          <table:table-cell/>
          <table:table-cell table:formula="of:=ABS([.L106])" office:value-type="float" office:value="3.9875" calcext:value-type="float">
            <text:p>3.9875</text:p>
          </table:table-cell>
          <table:table-cell/>
          <table:table-cell table:formula="of:=ABS([.N106])" office:value-type="float" office:value="0.0859906250000009" calcext:value-type="float">
            <text:p>0.0859906250000009</text:p>
          </table:table-cell>
        </table:table-row>
        <table:table-row table:style-name="ro1">
          <table:table-cell/>
          <table:table-cell office:value-type="float" office:value="-48.31" calcext:value-type="float">
            <text:p>-48.31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2681" calcext:value-type="float">
            <text:p>2681</text:p>
          </table:table-cell>
          <table:table-cell/>
          <table:table-cell table:formula="of:=[.E107]*90/1024 - [.H$1] + 92" office:value-type="float" office:value="-42.033203125" calcext:value-type="float">
            <text:p>-42.033203125</text:p>
          </table:table-cell>
          <table:table-cell/>
          <table:table-cell table:formula="of:=-[.F107]*90/1024 +[.J$1] +42" office:value-type="float" office:value="15.984375" calcext:value-type="float">
            <text:p>15.984375</text:p>
          </table:table-cell>
          <table:table-cell/>
          <table:table-cell table:formula="of:= [.H107]-[.B107]" office:value-type="float" office:value="6.276796875" calcext:value-type="float">
            <text:p>6.276796875</text:p>
          </table:table-cell>
          <table:table-cell/>
          <table:table-cell table:formula="of:=[.J107]-[.C107]" office:value-type="float" office:value="0.184374999999999" calcext:value-type="float">
            <text:p>0.184374999999999</text:p>
          </table:table-cell>
          <table:table-cell/>
          <table:table-cell table:formula="of:=ABS([.L107])" office:value-type="float" office:value="6.276796875" calcext:value-type="float">
            <text:p>6.276796875</text:p>
          </table:table-cell>
          <table:table-cell/>
          <table:table-cell table:formula="of:=ABS([.N107])" office:value-type="float" office:value="0.184374999999999" calcext:value-type="float">
            <text:p>0.184374999999999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15.4174" calcext:value-type="float">
            <text:p>15.4174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E108]*90/1024 - [.H$1] + 92" office:value-type="float" office:value="-50.734375" calcext:value-type="float">
            <text:p>-50.734375</text:p>
          </table:table-cell>
          <table:table-cell/>
          <table:table-cell table:formula="of:=-[.F108]*90/1024 +[.J$1] +42" office:value-type="float" office:value="15.6328125" calcext:value-type="float">
            <text:p>15.6328125</text:p>
          </table:table-cell>
          <table:table-cell/>
          <table:table-cell table:formula="of:= [.H108]-[.B108]" office:value-type="float" office:value="8.145625" calcext:value-type="float">
            <text:p>8.145625</text:p>
          </table:table-cell>
          <table:table-cell/>
          <table:table-cell table:formula="of:=[.J108]-[.C108]" office:value-type="float" office:value="0.215412499999999" calcext:value-type="float">
            <text:p>0.215412499999999</text:p>
          </table:table-cell>
          <table:table-cell/>
          <table:table-cell table:formula="of:=ABS([.L108])" office:value-type="float" office:value="8.145625" calcext:value-type="float">
            <text:p>8.145625</text:p>
          </table:table-cell>
          <table:table-cell/>
          <table:table-cell table:formula="of:=ABS([.N108])" office:value-type="float" office:value="0.215412499999999" calcext:value-type="float">
            <text:p>0.215412499999999</text:p>
          </table:table-cell>
        </table:table-row>
        <table:table-row table:style-name="ro1">
          <table:table-cell/>
          <table:table-cell office:value-type="float" office:value="-69.6" calcext:value-type="float">
            <text:p>-69.6</text:p>
          </table:table-cell>
          <table:table-cell office:value-type="float" office:value="15.5747" calcext:value-type="float">
            <text:p>15.5747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2683" calcext:value-type="float">
            <text:p>2683</text:p>
          </table:table-cell>
          <table:table-cell/>
          <table:table-cell table:formula="of:=[.E109]*90/1024 - [.H$1] + 92" office:value-type="float" office:value="-60.2265625" calcext:value-type="float">
            <text:p>-60.2265625</text:p>
          </table:table-cell>
          <table:table-cell/>
          <table:table-cell table:formula="of:=-[.F109]*90/1024 +[.J$1] +42" office:value-type="float" office:value="15.80859375" calcext:value-type="float">
            <text:p>15.80859375</text:p>
          </table:table-cell>
          <table:table-cell/>
          <table:table-cell table:formula="of:= [.H109]-[.B109]" office:value-type="float" office:value="9.37343749999999" calcext:value-type="float">
            <text:p>9.37343749999999</text:p>
          </table:table-cell>
          <table:table-cell/>
          <table:table-cell table:formula="of:=[.J109]-[.C109]" office:value-type="float" office:value="0.23389375" calcext:value-type="float">
            <text:p>0.23389375</text:p>
          </table:table-cell>
          <table:table-cell/>
          <table:table-cell table:formula="of:=ABS([.L109])" office:value-type="float" office:value="9.37343749999999" calcext:value-type="float">
            <text:p>9.37343749999999</text:p>
          </table:table-cell>
          <table:table-cell/>
          <table:table-cell table:formula="of:=ABS([.N109])" office:value-type="float" office:value="0.23389375" calcext:value-type="float">
            <text:p>0.23389375</text:p>
          </table:table-cell>
        </table:table-row>
        <table:table-row table:style-name="ro1">
          <table:table-cell/>
          <table:table-cell office:value-type="float" office:value="-79.77" calcext:value-type="float">
            <text:p>-79.77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2679" calcext:value-type="float">
            <text:p>2679</text:p>
          </table:table-cell>
          <table:table-cell/>
          <table:table-cell table:formula="of:=[.E110]*90/1024 - [.H$1] + 92" office:value-type="float" office:value="-70.421875" calcext:value-type="float">
            <text:p>-70.421875</text:p>
          </table:table-cell>
          <table:table-cell/>
          <table:table-cell table:formula="of:=-[.F110]*90/1024 +[.J$1] +42" office:value-type="float" office:value="16.16015625" calcext:value-type="float">
            <text:p>16.16015625</text:p>
          </table:table-cell>
          <table:table-cell/>
          <table:table-cell table:formula="of:= [.H110]-[.B110]" office:value-type="float" office:value="9.348125" calcext:value-type="float">
            <text:p>9.348125</text:p>
          </table:table-cell>
          <table:table-cell/>
          <table:table-cell table:formula="of:=[.J110]-[.C110]" office:value-type="float" office:value="-0.0960437499999998" calcext:value-type="float">
            <text:p>-0.0960437499999998</text:p>
          </table:table-cell>
          <table:table-cell/>
          <table:table-cell table:formula="of:=ABS([.L110])" office:value-type="float" office:value="9.348125" calcext:value-type="float">
            <text:p>9.348125</text:p>
          </table:table-cell>
          <table:table-cell/>
          <table:table-cell table:formula="of:=ABS([.N110])" office:value-type="float" office:value="0.0960437499999998" calcext:value-type="float">
            <text:p>0.0960437499999998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E111]*90/1024 - [.H$1] + 92" office:value-type="float" office:value="-81.935546875" calcext:value-type="float">
            <text:p>-81.935546875</text:p>
          </table:table-cell>
          <table:table-cell/>
          <table:table-cell table:formula="of:=-[.F111]*90/1024 +[.J$1] +42" office:value-type="float" office:value="17.478515625" calcext:value-type="float">
            <text:p>17.478515625</text:p>
          </table:table-cell>
          <table:table-cell/>
          <table:table-cell table:formula="of:= [.H111]-[.B111]" office:value-type="float" office:value="8.064453125" calcext:value-type="float">
            <text:p>8.064453125</text:p>
          </table:table-cell>
          <table:table-cell/>
          <table:table-cell table:formula="of:=[.J111]-[.C111]" office:value-type="float" office:value="-0.521484375" calcext:value-type="float">
            <text:p>-0.521484375</text:p>
          </table:table-cell>
          <table:table-cell/>
          <table:table-cell table:formula="of:=ABS([.L111])" office:value-type="float" office:value="8.064453125" calcext:value-type="float">
            <text:p>8.064453125</text:p>
          </table:table-cell>
          <table:table-cell/>
          <table:table-cell table:formula="of:=ABS([.N111])" office:value-type="float" office:value="0.521484375" calcext:value-type="float">
            <text:p>0.521484375</text:p>
          </table:table-cell>
        </table:table-row>
        <table:table-row table:style-name="ro1">
          <table:table-cell/>
          <table:table-cell office:value-type="float" office:value="81.45" calcext:value-type="float">
            <text:p>81.45</text:p>
          </table:table-cell>
          <table:table-cell office:value-type="float" office:value="-16.6856" calcext:value-type="float">
            <text:p>-16.6856</text:p>
          </table:table-cell>
          <table:table-cell/>
          <table:table-cell office:value-type="float" office:value="2699" calcext:value-type="float">
            <text:p>2699</text:p>
          </table:table-cell>
          <table:table-cell office:value-type="float" office:value="3033" calcext:value-type="float">
            <text:p>3033</text:p>
          </table:table-cell>
          <table:table-cell/>
          <table:table-cell table:formula="of:=[.E112]*90/1024 - [.H$1] + 92" office:value-type="float" office:value="76.091796875" calcext:value-type="float">
            <text:p>76.091796875</text:p>
          </table:table-cell>
          <table:table-cell/>
          <table:table-cell table:formula="of:=-[.F112]*90/1024 +[.J$1] +42" office:value-type="float" office:value="-14.953125" calcext:value-type="float">
            <text:p>-14.953125</text:p>
          </table:table-cell>
          <table:table-cell/>
          <table:table-cell table:formula="of:= [.H112]-[.B112]" office:value-type="float" office:value="-5.358203125" calcext:value-type="float">
            <text:p>-5.358203125</text:p>
          </table:table-cell>
          <table:table-cell/>
          <table:table-cell table:formula="of:=[.J112]-[.C112]" office:value-type="float" office:value="1.732475" calcext:value-type="float">
            <text:p>1.732475</text:p>
          </table:table-cell>
          <table:table-cell/>
          <table:table-cell table:formula="of:=ABS([.L112])" office:value-type="float" office:value="5.358203125" calcext:value-type="float">
            <text:p>5.358203125</text:p>
          </table:table-cell>
          <table:table-cell/>
          <table:table-cell table:formula="of:=ABS([.N112])" office:value-type="float" office:value="1.732475" calcext:value-type="float">
            <text:p>1.732475</text:p>
          </table:table-cell>
        </table:table-row>
        <table:table-row table:style-name="ro1">
          <table:table-cell/>
          <table:table-cell office:value-type="float" office:value="71.69" calcext:value-type="float">
            <text:p>71.69</text:p>
          </table:table-cell>
          <table:table-cell office:value-type="float" office:value="-15.8001" calcext:value-type="float">
            <text:p>-15.8001</text:p>
          </table:table-cell>
          <table:table-cell/>
          <table:table-cell office:value-type="float" office:value="2559" calcext:value-type="float">
            <text:p>2559</text:p>
          </table:table-cell>
          <table:table-cell office:value-type="float" office:value="3027" calcext:value-type="float">
            <text:p>3027</text:p>
          </table:table-cell>
          <table:table-cell/>
          <table:table-cell table:formula="of:=[.E113]*90/1024 - [.H$1] + 92" office:value-type="float" office:value="63.787109375" calcext:value-type="float">
            <text:p>63.787109375</text:p>
          </table:table-cell>
          <table:table-cell/>
          <table:table-cell table:formula="of:=-[.F113]*90/1024 +[.J$1] +42" office:value-type="float" office:value="-14.42578125" calcext:value-type="float">
            <text:p>-14.42578125</text:p>
          </table:table-cell>
          <table:table-cell/>
          <table:table-cell table:formula="of:= [.H113]-[.B113]" office:value-type="float" office:value="-7.902890625" calcext:value-type="float">
            <text:p>-7.902890625</text:p>
          </table:table-cell>
          <table:table-cell/>
          <table:table-cell table:formula="of:=[.J113]-[.C113]" office:value-type="float" office:value="1.37431875" calcext:value-type="float">
            <text:p>1.37431875</text:p>
          </table:table-cell>
          <table:table-cell/>
          <table:table-cell table:formula="of:=ABS([.L113])" office:value-type="float" office:value="7.902890625" calcext:value-type="float">
            <text:p>7.902890625</text:p>
          </table:table-cell>
          <table:table-cell/>
          <table:table-cell table:formula="of:=ABS([.N113])" office:value-type="float" office:value="1.37431875" calcext:value-type="float">
            <text:p>1.37431875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-15.4174" calcext:value-type="float">
            <text:p>-15.4174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[.E114]*90/1024 - [.H$1] + 92" office:value-type="float" office:value="50.603515625" calcext:value-type="float">
            <text:p>50.603515625</text:p>
          </table:table-cell>
          <table:table-cell/>
          <table:table-cell table:formula="of:=-[.F114]*90/1024 +[.J$1] +42" office:value-type="float" office:value="-14.162109375" calcext:value-type="float">
            <text:p>-14.162109375</text:p>
          </table:table-cell>
          <table:table-cell/>
          <table:table-cell table:formula="of:= [.H114]-[.B114]" office:value-type="float" office:value="-10.516484375" calcext:value-type="float">
            <text:p>-10.516484375</text:p>
          </table:table-cell>
          <table:table-cell/>
          <table:table-cell table:formula="of:=[.J114]-[.C114]" office:value-type="float" office:value="1.255290625" calcext:value-type="float">
            <text:p>1.255290625</text:p>
          </table:table-cell>
          <table:table-cell/>
          <table:table-cell table:formula="of:=ABS([.L114])" office:value-type="float" office:value="10.516484375" calcext:value-type="float">
            <text:p>10.516484375</text:p>
          </table:table-cell>
          <table:table-cell/>
          <table:table-cell table:formula="of:=ABS([.N114])" office:value-type="float" office:value="1.255290625" calcext:value-type="float">
            <text:p>1.255290625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office:value-type="float" office:value="-15.5746" calcext:value-type="float">
            <text:p>-15.5746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E115]*90/1024 - [.H$1] + 92" office:value-type="float" office:value="37.947265625" calcext:value-type="float">
            <text:p>37.947265625</text:p>
          </table:table-cell>
          <table:table-cell/>
          <table:table-cell table:formula="of:=-[.F115]*90/1024 +[.J$1] +42" office:value-type="float" office:value="-14.25" calcext:value-type="float">
            <text:p>-14.25</text:p>
          </table:table-cell>
          <table:table-cell/>
          <table:table-cell table:formula="of:= [.H115]-[.B115]" office:value-type="float" office:value="-12.452734375" calcext:value-type="float">
            <text:p>-12.452734375</text:p>
          </table:table-cell>
          <table:table-cell/>
          <table:table-cell table:formula="of:=[.J115]-[.C115]" office:value-type="float" office:value="1.3246" calcext:value-type="float">
            <text:p>1.3246</text:p>
          </table:table-cell>
          <table:table-cell/>
          <table:table-cell table:formula="of:=ABS([.L115])" office:value-type="float" office:value="12.452734375" calcext:value-type="float">
            <text:p>12.452734375</text:p>
          </table:table-cell>
          <table:table-cell/>
          <table:table-cell table:formula="of:=ABS([.N115])" office:value-type="float" office:value="1.3246" calcext:value-type="float">
            <text:p>1.3246</text:p>
          </table:table-cell>
        </table:table-row>
        <table:table-row table:style-name="ro1">
          <table:table-cell/>
          <table:table-cell office:value-type="float" office:value="40.23" calcext:value-type="float">
            <text:p>40.23</text:p>
          </table:table-cell>
          <table:table-cell office:value-type="float" office:value="-16.2562" calcext:value-type="float">
            <text:p>-16.2562</text:p>
          </table:table-cell>
          <table:table-cell/>
          <table:table-cell office:value-type="float" office:value="2138" calcext:value-type="float">
            <text:p>2138</text:p>
          </table:table-cell>
          <table:table-cell office:value-type="float" office:value="3030" calcext:value-type="float">
            <text:p>3030</text:p>
          </table:table-cell>
          <table:table-cell/>
          <table:table-cell table:formula="of:=[.E116]*90/1024 - [.H$1] + 92" office:value-type="float" office:value="26.78515625" calcext:value-type="float">
            <text:p>26.78515625</text:p>
          </table:table-cell>
          <table:table-cell/>
          <table:table-cell table:formula="of:=-[.F116]*90/1024 +[.J$1] +42" office:value-type="float" office:value="-14.689453125" calcext:value-type="float">
            <text:p>-14.689453125</text:p>
          </table:table-cell>
          <table:table-cell/>
          <table:table-cell table:formula="of:= [.H116]-[.B116]" office:value-type="float" office:value="-13.44484375" calcext:value-type="float">
            <text:p>-13.44484375</text:p>
          </table:table-cell>
          <table:table-cell/>
          <table:table-cell table:formula="of:=[.J116]-[.C116]" office:value-type="float" office:value="1.566746875" calcext:value-type="float">
            <text:p>1.566746875</text:p>
          </table:table-cell>
          <table:table-cell/>
          <table:table-cell table:formula="of:=ABS([.L116])" office:value-type="float" office:value="13.44484375" calcext:value-type="float">
            <text:p>13.44484375</text:p>
          </table:table-cell>
          <table:table-cell/>
          <table:table-cell table:formula="of:=ABS([.N116])" office:value-type="float" office:value="1.566746875" calcext:value-type="float">
            <text:p>1.5667468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047" calcext:value-type="float">
            <text:p>3047</text:p>
          </table:table-cell>
          <table:table-cell/>
          <table:table-cell table:formula="of:=[.E117]*90/1024 - [.H$1] + 92" office:value-type="float" office:value="16.4140625" calcext:value-type="float">
            <text:p>16.4140625</text:p>
          </table:table-cell>
          <table:table-cell/>
          <table:table-cell table:formula="of:=-[.F117]*90/1024 +[.J$1] +42" office:value-type="float" office:value="-16.18359375" calcext:value-type="float">
            <text:p>-16.18359375</text:p>
          </table:table-cell>
          <table:table-cell/>
          <table:table-cell table:formula="of:= [.H117]-[.B117]" office:value-type="float" office:value="-13.5859375" calcext:value-type="float">
            <text:p>-13.5859375</text:p>
          </table:table-cell>
          <table:table-cell/>
          <table:table-cell table:formula="of:=[.J117]-[.C117]" office:value-type="float" office:value="1.81640625" calcext:value-type="float">
            <text:p>1.81640625</text:p>
          </table:table-cell>
          <table:table-cell/>
          <table:table-cell table:formula="of:=ABS([.L117])" office:value-type="float" office:value="13.5859375" calcext:value-type="float">
            <text:p>13.5859375</text:p>
          </table:table-cell>
          <table:table-cell/>
          <table:table-cell table:formula="of:=ABS([.N117])" office:value-type="float" office:value="1.81640625" calcext:value-type="float">
            <text:p>1.81640625</text:p>
          </table:table-cell>
        </table:table-row>
        <table:table-row table:style-name="ro1">
          <table:table-cell/>
          <table:table-cell office:value-type="float" office:value="21.45" calcext:value-type="float">
            <text:p>21.45</text:p>
          </table:table-cell>
          <table:table-cell office:value-type="float" office:value="-16.6856" calcext:value-type="float">
            <text:p>-16.6856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3036" calcext:value-type="float">
            <text:p>3036</text:p>
          </table:table-cell>
          <table:table-cell/>
          <table:table-cell table:formula="of:=[.E118]*90/1024 - [.H$1] + 92" office:value-type="float" office:value="8.50390625" calcext:value-type="float">
            <text:p>8.50390625</text:p>
          </table:table-cell>
          <table:table-cell/>
          <table:table-cell table:formula="of:=-[.F118]*90/1024 +[.J$1] +42" office:value-type="float" office:value="-15.216796875" calcext:value-type="float">
            <text:p>-15.216796875</text:p>
          </table:table-cell>
          <table:table-cell/>
          <table:table-cell table:formula="of:= [.H118]-[.B118]" office:value-type="float" office:value="-12.94609375" calcext:value-type="float">
            <text:p>-12.94609375</text:p>
          </table:table-cell>
          <table:table-cell/>
          <table:table-cell table:formula="of:=[.J118]-[.C118]" office:value-type="float" office:value="1.468803125" calcext:value-type="float">
            <text:p>1.468803125</text:p>
          </table:table-cell>
          <table:table-cell/>
          <table:table-cell table:formula="of:=ABS([.L118])" office:value-type="float" office:value="12.94609375" calcext:value-type="float">
            <text:p>12.94609375</text:p>
          </table:table-cell>
          <table:table-cell/>
          <table:table-cell table:formula="of:=ABS([.N118])" office:value-type="float" office:value="1.468803125" calcext:value-type="float">
            <text:p>1.468803125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-15.8" calcext:value-type="float">
            <text:p>-15.8</text:p>
          </table:table-cell>
          <table:table-cell/>
          <table:table-cell office:value-type="float" office:value="1837" calcext:value-type="float">
            <text:p>1837</text:p>
          </table:table-cell>
          <table:table-cell office:value-type="float" office:value="3027" calcext:value-type="float">
            <text:p>3027</text:p>
          </table:table-cell>
          <table:table-cell/>
          <table:table-cell table:formula="of:=[.E119]*90/1024 - [.H$1] + 92" office:value-type="float" office:value="0.330078125" calcext:value-type="float">
            <text:p>0.330078125</text:p>
          </table:table-cell>
          <table:table-cell/>
          <table:table-cell table:formula="of:=-[.F119]*90/1024 +[.J$1] +42" office:value-type="float" office:value="-14.42578125" calcext:value-type="float">
            <text:p>-14.42578125</text:p>
          </table:table-cell>
          <table:table-cell/>
          <table:table-cell table:formula="of:= [.H119]-[.B119]" office:value-type="float" office:value="-11.359921875" calcext:value-type="float">
            <text:p>-11.359921875</text:p>
          </table:table-cell>
          <table:table-cell/>
          <table:table-cell table:formula="of:=[.J119]-[.C119]" office:value-type="float" office:value="1.37421875" calcext:value-type="float">
            <text:p>1.37421875</text:p>
          </table:table-cell>
          <table:table-cell/>
          <table:table-cell table:formula="of:=ABS([.L119])" office:value-type="float" office:value="11.359921875" calcext:value-type="float">
            <text:p>11.359921875</text:p>
          </table:table-cell>
          <table:table-cell/>
          <table:table-cell table:formula="of:=ABS([.N119])" office:value-type="float" office:value="1.37421875" calcext:value-type="float">
            <text:p>1.37421875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-15.4173" calcext:value-type="float">
            <text:p>-15.4173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3023" calcext:value-type="float">
            <text:p>3023</text:p>
          </table:table-cell>
          <table:table-cell/>
          <table:table-cell table:formula="of:=[.E120]*90/1024 - [.H$1] + 92" office:value-type="float" office:value="-6.876953125" calcext:value-type="float">
            <text:p>-6.876953125</text:p>
          </table:table-cell>
          <table:table-cell/>
          <table:table-cell table:formula="of:=-[.F120]*90/1024 +[.J$1] +42" office:value-type="float" office:value="-14.07421875" calcext:value-type="float">
            <text:p>-14.07421875</text:p>
          </table:table-cell>
          <table:table-cell/>
          <table:table-cell table:formula="of:= [.H120]-[.B120]" office:value-type="float" office:value="-7.996953125" calcext:value-type="float">
            <text:p>-7.996953125</text:p>
          </table:table-cell>
          <table:table-cell/>
          <table:table-cell table:formula="of:=[.J120]-[.C120]" office:value-type="float" office:value="1.34308125" calcext:value-type="float">
            <text:p>1.34308125</text:p>
          </table:table-cell>
          <table:table-cell/>
          <table:table-cell table:formula="of:=ABS([.L120])" office:value-type="float" office:value="7.996953125" calcext:value-type="float">
            <text:p>7.996953125</text:p>
          </table:table-cell>
          <table:table-cell/>
          <table:table-cell table:formula="of:=ABS([.N120])" office:value-type="float" office:value="1.34308125" calcext:value-type="float">
            <text:p>1.34308125</text:p>
          </table:table-cell>
        </table:table-row>
        <table:table-row table:style-name="ro1">
          <table:table-cell/>
          <table:table-cell office:value-type="float" office:value="-9.6" calcext:value-type="float">
            <text:p>-9.6</text:p>
          </table:table-cell>
          <table:table-cell office:value-type="float" office:value="-15.5746" calcext:value-type="float">
            <text:p>-15.5746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E121]*90/1024 - [.H$1] + 92" office:value-type="float" office:value="-13.732421875" calcext:value-type="float">
            <text:p>-13.732421875</text:p>
          </table:table-cell>
          <table:table-cell/>
          <table:table-cell table:formula="of:=-[.F121]*90/1024 +[.J$1] +42" office:value-type="float" office:value="-14.25" calcext:value-type="float">
            <text:p>-14.25</text:p>
          </table:table-cell>
          <table:table-cell/>
          <table:table-cell table:formula="of:= [.H121]-[.B121]" office:value-type="float" office:value="-4.132421875" calcext:value-type="float">
            <text:p>-4.132421875</text:p>
          </table:table-cell>
          <table:table-cell/>
          <table:table-cell table:formula="of:=[.J121]-[.C121]" office:value-type="float" office:value="1.3246" calcext:value-type="float">
            <text:p>1.3246</text:p>
          </table:table-cell>
          <table:table-cell/>
          <table:table-cell table:formula="of:=ABS([.L121])" office:value-type="float" office:value="4.132421875" calcext:value-type="float">
            <text:p>4.132421875</text:p>
          </table:table-cell>
          <table:table-cell/>
          <table:table-cell table:formula="of:=ABS([.N121])" office:value-type="float" office:value="1.3246" calcext:value-type="float">
            <text:p>1.3246</text:p>
          </table:table-cell>
        </table:table-row>
        <table:table-row table:style-name="ro1">
          <table:table-cell/>
          <table:table-cell office:value-type="float" office:value="-19.77" calcext:value-type="float">
            <text:p>-19.77</text:p>
          </table:table-cell>
          <table:table-cell office:value-type="float" office:value="-16.2562" calcext:value-type="float">
            <text:p>-16.2562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3031" calcext:value-type="float">
            <text:p>3031</text:p>
          </table:table-cell>
          <table:table-cell/>
          <table:table-cell table:formula="of:=[.E122]*90/1024 - [.H$1] + 92" office:value-type="float" office:value="-21.02734375" calcext:value-type="float">
            <text:p>-21.02734375</text:p>
          </table:table-cell>
          <table:table-cell/>
          <table:table-cell table:formula="of:=-[.F122]*90/1024 +[.J$1] +42" office:value-type="float" office:value="-14.77734375" calcext:value-type="float">
            <text:p>-14.77734375</text:p>
          </table:table-cell>
          <table:table-cell/>
          <table:table-cell table:formula="of:= [.H122]-[.B122]" office:value-type="float" office:value="-1.25734375" calcext:value-type="float">
            <text:p>-1.25734375</text:p>
          </table:table-cell>
          <table:table-cell/>
          <table:table-cell table:formula="of:=[.J122]-[.C122]" office:value-type="float" office:value="1.47885625" calcext:value-type="float">
            <text:p>1.47885625</text:p>
          </table:table-cell>
          <table:table-cell/>
          <table:table-cell table:formula="of:=ABS([.L122])" office:value-type="float" office:value="1.25734375" calcext:value-type="float">
            <text:p>1.25734375</text:p>
          </table:table-cell>
          <table:table-cell/>
          <table:table-cell table:formula="of:=ABS([.N122])" office:value-type="float" office:value="1.47885625" calcext:value-type="float">
            <text:p>1.478856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3047" calcext:value-type="float">
            <text:p>3047</text:p>
          </table:table-cell>
          <table:table-cell/>
          <table:table-cell table:formula="of:=[.E123]*90/1024 - [.H$1] + 92" office:value-type="float" office:value="-28.41015625" calcext:value-type="float">
            <text:p>-28.41015625</text:p>
          </table:table-cell>
          <table:table-cell/>
          <table:table-cell table:formula="of:=-[.F123]*90/1024 +[.J$1] +42" office:value-type="float" office:value="-16.18359375" calcext:value-type="float">
            <text:p>-16.18359375</text:p>
          </table:table-cell>
          <table:table-cell/>
          <table:table-cell table:formula="of:= [.H123]-[.B123]" office:value-type="float" office:value="1.58984375" calcext:value-type="float">
            <text:p>1.58984375</text:p>
          </table:table-cell>
          <table:table-cell/>
          <table:table-cell table:formula="of:=[.J123]-[.C123]" office:value-type="float" office:value="1.81640625" calcext:value-type="float">
            <text:p>1.81640625</text:p>
          </table:table-cell>
          <table:table-cell/>
          <table:table-cell table:formula="of:=ABS([.L123])" office:value-type="float" office:value="1.58984375" calcext:value-type="float">
            <text:p>1.58984375</text:p>
          </table:table-cell>
          <table:table-cell/>
          <table:table-cell table:formula="of:=ABS([.N123])" office:value-type="float" office:value="1.81640625" calcext:value-type="float">
            <text:p>1.81640625</text:p>
          </table:table-cell>
        </table:table-row>
        <table:table-row table:style-name="ro1">
          <table:table-cell/>
          <table:table-cell office:value-type="float" office:value="-38.55" calcext:value-type="float">
            <text:p>-38.55</text:p>
          </table:table-cell>
          <table:table-cell office:value-type="float" office:value="-16.6856" calcext:value-type="float">
            <text:p>-16.6856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3034" calcext:value-type="float">
            <text:p>3034</text:p>
          </table:table-cell>
          <table:table-cell/>
          <table:table-cell table:formula="of:=[.E124]*90/1024 - [.H$1] + 92" office:value-type="float" office:value="-34.5625" calcext:value-type="float">
            <text:p>-34.5625</text:p>
          </table:table-cell>
          <table:table-cell/>
          <table:table-cell table:formula="of:=-[.F124]*90/1024 +[.J$1] +42" office:value-type="float" office:value="-15.041015625" calcext:value-type="float">
            <text:p>-15.041015625</text:p>
          </table:table-cell>
          <table:table-cell/>
          <table:table-cell table:formula="of:= [.H124]-[.B124]" office:value-type="float" office:value="3.9875" calcext:value-type="float">
            <text:p>3.9875</text:p>
          </table:table-cell>
          <table:table-cell/>
          <table:table-cell table:formula="of:=[.J124]-[.C124]" office:value-type="float" office:value="1.644584375" calcext:value-type="float">
            <text:p>1.644584375</text:p>
          </table:table-cell>
          <table:table-cell/>
          <table:table-cell table:formula="of:=ABS([.L124])" office:value-type="float" office:value="3.9875" calcext:value-type="float">
            <text:p>3.9875</text:p>
          </table:table-cell>
          <table:table-cell/>
          <table:table-cell table:formula="of:=ABS([.N124])" office:value-type="float" office:value="1.644584375" calcext:value-type="float">
            <text:p>1.644584375</text:p>
          </table:table-cell>
        </table:table-row>
        <table:table-row table:style-name="ro1">
          <table:table-cell/>
          <table:table-cell office:value-type="float" office:value="-48.31" calcext:value-type="float">
            <text:p>-48.31</text:p>
          </table:table-cell>
          <table:table-cell office:value-type="float" office:value="-15.8" calcext:value-type="float">
            <text:p>-15.8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3026" calcext:value-type="float">
            <text:p>3026</text:p>
          </table:table-cell>
          <table:table-cell/>
          <table:table-cell table:formula="of:=[.E125]*90/1024 - [.H$1] + 92" office:value-type="float" office:value="-42.033203125" calcext:value-type="float">
            <text:p>-42.033203125</text:p>
          </table:table-cell>
          <table:table-cell/>
          <table:table-cell table:formula="of:=-[.F125]*90/1024 +[.J$1] +42" office:value-type="float" office:value="-14.337890625" calcext:value-type="float">
            <text:p>-14.337890625</text:p>
          </table:table-cell>
          <table:table-cell/>
          <table:table-cell table:formula="of:= [.H125]-[.B125]" office:value-type="float" office:value="6.276796875" calcext:value-type="float">
            <text:p>6.276796875</text:p>
          </table:table-cell>
          <table:table-cell/>
          <table:table-cell table:formula="of:=[.J125]-[.C125]" office:value-type="float" office:value="1.462109375" calcext:value-type="float">
            <text:p>1.462109375</text:p>
          </table:table-cell>
          <table:table-cell/>
          <table:table-cell table:formula="of:=ABS([.L125])" office:value-type="float" office:value="6.276796875" calcext:value-type="float">
            <text:p>6.276796875</text:p>
          </table:table-cell>
          <table:table-cell/>
          <table:table-cell table:formula="of:=ABS([.N125])" office:value-type="float" office:value="1.462109375" calcext:value-type="float">
            <text:p>1.462109375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-15.4174" calcext:value-type="float">
            <text:p>-15.4174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3023" calcext:value-type="float">
            <text:p>3023</text:p>
          </table:table-cell>
          <table:table-cell/>
          <table:table-cell table:formula="of:=[.E126]*90/1024 - [.H$1] + 92" office:value-type="float" office:value="-50.734375" calcext:value-type="float">
            <text:p>-50.734375</text:p>
          </table:table-cell>
          <table:table-cell/>
          <table:table-cell table:formula="of:=-[.F126]*90/1024 +[.J$1] +42" office:value-type="float" office:value="-14.07421875" calcext:value-type="float">
            <text:p>-14.07421875</text:p>
          </table:table-cell>
          <table:table-cell/>
          <table:table-cell table:formula="of:= [.H126]-[.B126]" office:value-type="float" office:value="8.145625" calcext:value-type="float">
            <text:p>8.145625</text:p>
          </table:table-cell>
          <table:table-cell/>
          <table:table-cell table:formula="of:=[.J126]-[.C126]" office:value-type="float" office:value="1.34318125" calcext:value-type="float">
            <text:p>1.34318125</text:p>
          </table:table-cell>
          <table:table-cell/>
          <table:table-cell table:formula="of:=ABS([.L126])" office:value-type="float" office:value="8.145625" calcext:value-type="float">
            <text:p>8.145625</text:p>
          </table:table-cell>
          <table:table-cell/>
          <table:table-cell table:formula="of:=ABS([.N126])" office:value-type="float" office:value="1.34318125" calcext:value-type="float">
            <text:p>1.34318125</text:p>
          </table:table-cell>
        </table:table-row>
        <table:table-row table:style-name="ro1">
          <table:table-cell/>
          <table:table-cell office:value-type="float" office:value="-69.6" calcext:value-type="float">
            <text:p>-69.6</text:p>
          </table:table-cell>
          <table:table-cell office:value-type="float" office:value="-15.5747" calcext:value-type="float">
            <text:p>-15.5747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[.E127]*90/1024 - [.H$1] + 92" office:value-type="float" office:value="-60.2265625" calcext:value-type="float">
            <text:p>-60.2265625</text:p>
          </table:table-cell>
          <table:table-cell/>
          <table:table-cell table:formula="of:=-[.F127]*90/1024 +[.J$1] +42" office:value-type="float" office:value="-14.162109375" calcext:value-type="float">
            <text:p>-14.162109375</text:p>
          </table:table-cell>
          <table:table-cell/>
          <table:table-cell table:formula="of:= [.H127]-[.B127]" office:value-type="float" office:value="9.37343749999999" calcext:value-type="float">
            <text:p>9.37343749999999</text:p>
          </table:table-cell>
          <table:table-cell/>
          <table:table-cell table:formula="of:=[.J127]-[.C127]" office:value-type="float" office:value="1.412590625" calcext:value-type="float">
            <text:p>1.412590625</text:p>
          </table:table-cell>
          <table:table-cell/>
          <table:table-cell table:formula="of:=ABS([.L127])" office:value-type="float" office:value="9.37343749999999" calcext:value-type="float">
            <text:p>9.37343749999999</text:p>
          </table:table-cell>
          <table:table-cell/>
          <table:table-cell table:formula="of:=ABS([.N127])" office:value-type="float" office:value="1.412590625" calcext:value-type="float">
            <text:p>1.412590625</text:p>
          </table:table-cell>
        </table:table-row>
        <table:table-row table:style-name="ro1">
          <table:table-cell/>
          <table:table-cell office:value-type="float" office:value="-79.77" calcext:value-type="float">
            <text:p>-79.77</text:p>
          </table:table-cell>
          <table:table-cell office:value-type="float" office:value="-16.2562" calcext:value-type="float">
            <text:p>-16.256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3026" calcext:value-type="float">
            <text:p>3026</text:p>
          </table:table-cell>
          <table:table-cell/>
          <table:table-cell table:formula="of:=[.E128]*90/1024 - [.H$1] + 92" office:value-type="float" office:value="-70.421875" calcext:value-type="float">
            <text:p>-70.421875</text:p>
          </table:table-cell>
          <table:table-cell/>
          <table:table-cell table:formula="of:=-[.F128]*90/1024 +[.J$1] +42" office:value-type="float" office:value="-14.337890625" calcext:value-type="float">
            <text:p>-14.337890625</text:p>
          </table:table-cell>
          <table:table-cell/>
          <table:table-cell table:formula="of:= [.H128]-[.B128]" office:value-type="float" office:value="9.348125" calcext:value-type="float">
            <text:p>9.348125</text:p>
          </table:table-cell>
          <table:table-cell/>
          <table:table-cell table:formula="of:=[.J128]-[.C128]" office:value-type="float" office:value="1.918309375" calcext:value-type="float">
            <text:p>1.918309375</text:p>
          </table:table-cell>
          <table:table-cell/>
          <table:table-cell table:formula="of:=ABS([.L128])" office:value-type="float" office:value="9.348125" calcext:value-type="float">
            <text:p>9.348125</text:p>
          </table:table-cell>
          <table:table-cell/>
          <table:table-cell table:formula="of:=ABS([.N128])" office:value-type="float" office:value="1.918309375" calcext:value-type="float">
            <text:p>1.9183093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float" office:value="2622" calcext:value-type="float">
            <text:p>2622</text:p>
          </table:table-cell>
          <table:table-cell/>
          <table:table-cell table:formula="of:=[.E129]*90/1024 - [.H$1] + 92" office:value-type="float" office:value="86.7265625" calcext:value-type="float">
            <text:p>86.7265625</text:p>
          </table:table-cell>
          <table:table-cell/>
          <table:table-cell table:formula="of:=-[.F129]*90/1024 +[.J$1] +42" office:value-type="float" office:value="21.169921875" calcext:value-type="float">
            <text:p>21.169921875</text:p>
          </table:table-cell>
          <table:table-cell/>
          <table:table-cell table:formula="of:= [.H129]-[.B129]" office:value-type="float" office:value="-3.2734375" calcext:value-type="float">
            <text:p>-3.2734375</text:p>
          </table:table-cell>
          <table:table-cell/>
          <table:table-cell table:formula="of:=[.J129]-[.C129]" office:value-type="float" office:value="0.169921875" calcext:value-type="float">
            <text:p>0.169921875</text:p>
          </table:table-cell>
          <table:table-cell/>
          <table:table-cell table:formula="of:=ABS([.L129])" office:value-type="float" office:value="3.2734375" calcext:value-type="float">
            <text:p>3.2734375</text:p>
          </table:table-cell>
          <table:table-cell/>
          <table:table-cell table:formula="of:=ABS([.N129])" office:value-type="float" office:value="0.169921875" calcext:value-type="float">
            <text:p>0.169921875</text:p>
          </table:table-cell>
        </table:table-row>
        <table:table-row table:style-name="ro1">
          <table:table-cell/>
          <table:table-cell office:value-type="float" office:value="82.75" calcext:value-type="float">
            <text:p>82.7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2721" calcext:value-type="float">
            <text:p>2721</text:p>
          </table:table-cell>
          <table:table-cell office:value-type="float" office:value="2633" calcext:value-type="float">
            <text:p>2633</text:p>
          </table:table-cell>
          <table:table-cell/>
          <table:table-cell table:formula="of:=[.E130]*90/1024 - [.H$1] + 92" office:value-type="float" office:value="78.025390625" calcext:value-type="float">
            <text:p>78.025390625</text:p>
          </table:table-cell>
          <table:table-cell/>
          <table:table-cell table:formula="of:=-[.F130]*90/1024 +[.J$1] +42" office:value-type="float" office:value="20.203125" calcext:value-type="float">
            <text:p>20.203125</text:p>
          </table:table-cell>
          <table:table-cell/>
          <table:table-cell table:formula="of:= [.H130]-[.B130]" office:value-type="float" office:value="-4.724609375" calcext:value-type="float">
            <text:p>-4.724609375</text:p>
          </table:table-cell>
          <table:table-cell/>
          <table:table-cell table:formula="of:=[.J130]-[.C130]" office:value-type="float" office:value="0.545825000000001" calcext:value-type="float">
            <text:p>0.545825000000001</text:p>
          </table:table-cell>
          <table:table-cell/>
          <table:table-cell table:formula="of:=ABS([.L130])" office:value-type="float" office:value="4.724609375" calcext:value-type="float">
            <text:p>4.724609375</text:p>
          </table:table-cell>
          <table:table-cell/>
          <table:table-cell table:formula="of:=ABS([.N130])" office:value-type="float" office:value="0.545825000000001" calcext:value-type="float">
            <text:p>0.545825000000001</text:p>
          </table:table-cell>
        </table:table-row>
        <table:table-row table:style-name="ro1">
          <table:table-cell/>
          <table:table-cell office:value-type="float" office:value="74.58" calcext:value-type="float">
            <text:p>74.58</text:p>
          </table:table-cell>
          <table:table-cell office:value-type="float" office:value="18.672" calcext:value-type="float">
            <text:p>18.672</text:p>
          </table:table-cell>
          <table:table-cell/>
          <table:table-cell office:value-type="float" office:value="2602" calcext:value-type="float">
            <text:p>2602</text:p>
          </table:table-cell>
          <table:table-cell office:value-type="float" office:value="2642" calcext:value-type="float">
            <text:p>2642</text:p>
          </table:table-cell>
          <table:table-cell/>
          <table:table-cell table:formula="of:=[.E131]*90/1024 - [.H$1] + 92" office:value-type="float" office:value="67.56640625" calcext:value-type="float">
            <text:p>67.56640625</text:p>
          </table:table-cell>
          <table:table-cell/>
          <table:table-cell table:formula="of:=-[.F131]*90/1024 +[.J$1] +42" office:value-type="float" office:value="19.412109375" calcext:value-type="float">
            <text:p>19.412109375</text:p>
          </table:table-cell>
          <table:table-cell/>
          <table:table-cell table:formula="of:= [.H131]-[.B131]" office:value-type="float" office:value="-7.01359375" calcext:value-type="float">
            <text:p>-7.01359375</text:p>
          </table:table-cell>
          <table:table-cell/>
          <table:table-cell table:formula="of:=[.J131]-[.C131]" office:value-type="float" office:value="0.740109374999999" calcext:value-type="float">
            <text:p>0.740109374999999</text:p>
          </table:table-cell>
          <table:table-cell/>
          <table:table-cell table:formula="of:=ABS([.L131])" office:value-type="float" office:value="7.01359375" calcext:value-type="float">
            <text:p>7.01359375</text:p>
          </table:table-cell>
          <table:table-cell/>
          <table:table-cell table:formula="of:=ABS([.N131])" office:value-type="float" office:value="0.740109374999999" calcext:value-type="float">
            <text:p>0.740109374999999</text:p>
          </table:table-cell>
        </table:table-row>
        <table:table-row table:style-name="ro1">
          <table:table-cell/>
          <table:table-cell office:value-type="float" office:value="65.71" calcext:value-type="float">
            <text:p>65.71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647" calcext:value-type="float">
            <text:p>2647</text:p>
          </table:table-cell>
          <table:table-cell/>
          <table:table-cell table:formula="of:=[.E132]*90/1024 - [.H$1] + 92" office:value-type="float" office:value="56.31640625" calcext:value-type="float">
            <text:p>56.31640625</text:p>
          </table:table-cell>
          <table:table-cell/>
          <table:table-cell table:formula="of:=-[.F132]*90/1024 +[.J$1] +42" office:value-type="float" office:value="18.97265625" calcext:value-type="float">
            <text:p>18.97265625</text:p>
          </table:table-cell>
          <table:table-cell/>
          <table:table-cell table:formula="of:= [.H132]-[.B132]" office:value-type="float" office:value="-9.39359374999999" calcext:value-type="float">
            <text:p>-9.39359374999999</text:p>
          </table:table-cell>
          <table:table-cell/>
          <table:table-cell table:formula="of:=[.J132]-[.C132]" office:value-type="float" office:value="0.870256250000001" calcext:value-type="float">
            <text:p>0.870256250000001</text:p>
          </table:table-cell>
          <table:table-cell/>
          <table:table-cell table:formula="of:=ABS([.L132])" office:value-type="float" office:value="9.39359374999999" calcext:value-type="float">
            <text:p>9.39359374999999</text:p>
          </table:table-cell>
          <table:table-cell/>
          <table:table-cell table:formula="of:=ABS([.N132])" office:value-type="float" office:value="0.870256250000001" calcext:value-type="float">
            <text:p>0.870256250000001</text:p>
          </table:table-cell>
        </table:table-row>
        <table:table-row table:style-name="ro1">
          <table:table-cell/>
          <table:table-cell office:value-type="float" office:value="56.5" calcext:value-type="float">
            <text:p>56.5</text:p>
          </table:table-cell>
          <table:table-cell office:value-type="float" office:value="17.988" calcext:value-type="float">
            <text:p>17.988</text:p>
          </table:table-cell>
          <table:table-cell/>
          <table:table-cell office:value-type="float" office:value="2346" calcext:value-type="float">
            <text:p>2346</text:p>
          </table:table-cell>
          <table:table-cell office:value-type="float" office:value="2650" calcext:value-type="float">
            <text:p>2650</text:p>
          </table:table-cell>
          <table:table-cell/>
          <table:table-cell table:formula="of:=[.E133]*90/1024 - [.H$1] + 92" office:value-type="float" office:value="45.06640625" calcext:value-type="float">
            <text:p>45.06640625</text:p>
          </table:table-cell>
          <table:table-cell/>
          <table:table-cell table:formula="of:=-[.F133]*90/1024 +[.J$1] +42" office:value-type="float" office:value="18.708984375" calcext:value-type="float">
            <text:p>18.708984375</text:p>
          </table:table-cell>
          <table:table-cell/>
          <table:table-cell table:formula="of:= [.H133]-[.B133]" office:value-type="float" office:value="-11.43359375" calcext:value-type="float">
            <text:p>-11.43359375</text:p>
          </table:table-cell>
          <table:table-cell/>
          <table:table-cell table:formula="of:=[.J133]-[.C133]" office:value-type="float" office:value="0.720984375" calcext:value-type="float">
            <text:p>0.720984375</text:p>
          </table:table-cell>
          <table:table-cell/>
          <table:table-cell table:formula="of:=ABS([.L133])" office:value-type="float" office:value="11.43359375" calcext:value-type="float">
            <text:p>11.43359375</text:p>
          </table:table-cell>
          <table:table-cell/>
          <table:table-cell table:formula="of:=ABS([.N133])" office:value-type="float" office:value="0.720984375" calcext:value-type="float">
            <text:p>0.720984375</text:p>
          </table:table-cell>
        </table:table-row>
        <table:table-row table:style-name="ro1">
          <table:table-cell/>
          <table:table-cell office:value-type="float" office:value="47.41" calcext:value-type="float">
            <text:p>47.41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2227" calcext:value-type="float">
            <text:p>2227</text:p>
          </table:table-cell>
          <table:table-cell office:value-type="float" office:value="2646" calcext:value-type="float">
            <text:p>2646</text:p>
          </table:table-cell>
          <table:table-cell/>
          <table:table-cell table:formula="of:=[.E134]*90/1024 - [.H$1] + 92" office:value-type="float" office:value="34.607421875" calcext:value-type="float">
            <text:p>34.607421875</text:p>
          </table:table-cell>
          <table:table-cell/>
          <table:table-cell table:formula="of:=-[.F134]*90/1024 +[.J$1] +42" office:value-type="float" office:value="19.060546875" calcext:value-type="float">
            <text:p>19.060546875</text:p>
          </table:table-cell>
          <table:table-cell/>
          <table:table-cell table:formula="of:= [.H134]-[.B134]" office:value-type="float" office:value="-12.802578125" calcext:value-type="float">
            <text:p>-12.802578125</text:p>
          </table:table-cell>
          <table:table-cell/>
          <table:table-cell table:formula="of:=[.J134]-[.C134]" office:value-type="float" office:value="0.723046875000001" calcext:value-type="float">
            <text:p>0.723046875000001</text:p>
          </table:table-cell>
          <table:table-cell/>
          <table:table-cell table:formula="of:=ABS([.L134])" office:value-type="float" office:value="12.802578125" calcext:value-type="float">
            <text:p>12.802578125</text:p>
          </table:table-cell>
          <table:table-cell/>
          <table:table-cell table:formula="of:=ABS([.N134])" office:value-type="float" office:value="0.723046875000001" calcext:value-type="float">
            <text:p>0.723046875000001</text:p>
          </table:table-cell>
        </table:table-row>
        <table:table-row table:style-name="ro1">
          <table:table-cell/>
          <table:table-cell office:value-type="float" office:value="38.86" calcext:value-type="float">
            <text:p>38.86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E135]*90/1024 - [.H$1] + 92" office:value-type="float" office:value="25.291015625" calcext:value-type="float">
            <text:p>25.291015625</text:p>
          </table:table-cell>
          <table:table-cell/>
          <table:table-cell table:formula="of:=-[.F135]*90/1024 +[.J$1] +42" office:value-type="float" office:value="19.587890625" calcext:value-type="float">
            <text:p>19.587890625</text:p>
          </table:table-cell>
          <table:table-cell/>
          <table:table-cell table:formula="of:= [.H135]-[.B135]" office:value-type="float" office:value="-13.568984375" calcext:value-type="float">
            <text:p>-13.568984375</text:p>
          </table:table-cell>
          <table:table-cell/>
          <table:table-cell table:formula="of:=[.J135]-[.C135]" office:value-type="float" office:value="0.462490625000001" calcext:value-type="float">
            <text:p>0.462490625000001</text:p>
          </table:table-cell>
          <table:table-cell/>
          <table:table-cell table:formula="of:=ABS([.L135])" office:value-type="float" office:value="13.568984375" calcext:value-type="float">
            <text:p>13.568984375</text:p>
          </table:table-cell>
          <table:table-cell/>
          <table:table-cell table:formula="of:=ABS([.N135])" office:value-type="float" office:value="0.462490625000001" calcext:value-type="float">
            <text:p>0.4624906250000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E136]*90/1024 - [.H$1] + 92" office:value-type="float" office:value="16.326171875" calcext:value-type="float">
            <text:p>16.326171875</text:p>
          </table:table-cell>
          <table:table-cell/>
          <table:table-cell table:formula="of:=-[.F136]*90/1024 +[.J$1] +42" office:value-type="float" office:value="21.08203125" calcext:value-type="float">
            <text:p>21.08203125</text:p>
          </table:table-cell>
          <table:table-cell/>
          <table:table-cell table:formula="of:= [.H136]-[.B136]" office:value-type="float" office:value="-13.673828125" calcext:value-type="float">
            <text:p>-13.673828125</text:p>
          </table:table-cell>
          <table:table-cell/>
          <table:table-cell table:formula="of:=[.J136]-[.C136]" office:value-type="float" office:value="0.08203125" calcext:value-type="float">
            <text:p>0.08203125</text:p>
          </table:table-cell>
          <table:table-cell/>
          <table:table-cell table:formula="of:=ABS([.L136])" office:value-type="float" office:value="13.673828125" calcext:value-type="float">
            <text:p>13.673828125</text:p>
          </table:table-cell>
          <table:table-cell/>
          <table:table-cell table:formula="of:=ABS([.N136])" office:value-type="float" office:value="0.08203125" calcext:value-type="float">
            <text:p>0.08203125</text:p>
          </table:table-cell>
        </table:table-row>
        <table:table-row table:style-name="ro1">
          <table:table-cell/>
          <table:table-cell office:value-type="float" office:value="22.75" calcext:value-type="float">
            <text:p>22.7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2634" calcext:value-type="float">
            <text:p>2634</text:p>
          </table:table-cell>
          <table:table-cell/>
          <table:table-cell table:formula="of:=[.E137]*90/1024 - [.H$1] + 92" office:value-type="float" office:value="9.470703125" calcext:value-type="float">
            <text:p>9.470703125</text:p>
          </table:table-cell>
          <table:table-cell/>
          <table:table-cell table:formula="of:=-[.F137]*90/1024 +[.J$1] +42" office:value-type="float" office:value="20.115234375" calcext:value-type="float">
            <text:p>20.115234375</text:p>
          </table:table-cell>
          <table:table-cell/>
          <table:table-cell table:formula="of:= [.H137]-[.B137]" office:value-type="float" office:value="-13.279296875" calcext:value-type="float">
            <text:p>-13.279296875</text:p>
          </table:table-cell>
          <table:table-cell/>
          <table:table-cell table:formula="of:=[.J137]-[.C137]" office:value-type="float" office:value="0.457934375000001" calcext:value-type="float">
            <text:p>0.457934375000001</text:p>
          </table:table-cell>
          <table:table-cell/>
          <table:table-cell table:formula="of:=ABS([.L137])" office:value-type="float" office:value="13.279296875" calcext:value-type="float">
            <text:p>13.279296875</text:p>
          </table:table-cell>
          <table:table-cell/>
          <table:table-cell table:formula="of:=ABS([.N137])" office:value-type="float" office:value="0.457934375000001" calcext:value-type="float">
            <text:p>0.457934375000001</text:p>
          </table:table-cell>
        </table:table-row>
        <table:table-row table:style-name="ro1">
          <table:table-cell/>
          <table:table-cell office:value-type="float" office:value="14.58" calcext:value-type="float">
            <text:p>14.58</text:p>
          </table:table-cell>
          <table:table-cell office:value-type="float" office:value="18.672" calcext:value-type="float">
            <text:p>18.672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2642" calcext:value-type="float">
            <text:p>2642</text:p>
          </table:table-cell>
          <table:table-cell/>
          <table:table-cell table:formula="of:=[.E138]*90/1024 - [.H$1] + 92" office:value-type="float" office:value="2.703125" calcext:value-type="float">
            <text:p>2.703125</text:p>
          </table:table-cell>
          <table:table-cell/>
          <table:table-cell table:formula="of:=-[.F138]*90/1024 +[.J$1] +42" office:value-type="float" office:value="19.412109375" calcext:value-type="float">
            <text:p>19.412109375</text:p>
          </table:table-cell>
          <table:table-cell/>
          <table:table-cell table:formula="of:= [.H138]-[.B138]" office:value-type="float" office:value="-11.876875" calcext:value-type="float">
            <text:p>-11.876875</text:p>
          </table:table-cell>
          <table:table-cell/>
          <table:table-cell table:formula="of:=[.J138]-[.C138]" office:value-type="float" office:value="0.740109374999999" calcext:value-type="float">
            <text:p>0.740109374999999</text:p>
          </table:table-cell>
          <table:table-cell/>
          <table:table-cell table:formula="of:=ABS([.L138])" office:value-type="float" office:value="11.876875" calcext:value-type="float">
            <text:p>11.876875</text:p>
          </table:table-cell>
          <table:table-cell/>
          <table:table-cell table:formula="of:=ABS([.N138])" office:value-type="float" office:value="0.740109374999999" calcext:value-type="float">
            <text:p>0.740109374999999</text:p>
          </table:table-cell>
        </table:table-row>
        <table:table-row table:style-name="ro1">
          <table:table-cell/>
          <table:table-cell office:value-type="float" office:value="5.71" calcext:value-type="float">
            <text:p>5.71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2648" calcext:value-type="float">
            <text:p>2648</text:p>
          </table:table-cell>
          <table:table-cell/>
          <table:table-cell table:formula="of:=[.E139]*90/1024 - [.H$1] + 92" office:value-type="float" office:value="-2.04296875" calcext:value-type="float">
            <text:p>-2.04296875</text:p>
          </table:table-cell>
          <table:table-cell/>
          <table:table-cell table:formula="of:=-[.F139]*90/1024 +[.J$1] +42" office:value-type="float" office:value="18.884765625" calcext:value-type="float">
            <text:p>18.884765625</text:p>
          </table:table-cell>
          <table:table-cell/>
          <table:table-cell table:formula="of:= [.H139]-[.B139]" office:value-type="float" office:value="-7.75296875" calcext:value-type="float">
            <text:p>-7.75296875</text:p>
          </table:table-cell>
          <table:table-cell/>
          <table:table-cell table:formula="of:=[.J139]-[.C139]" office:value-type="float" office:value="0.782365625000001" calcext:value-type="float">
            <text:p>0.782365625000001</text:p>
          </table:table-cell>
          <table:table-cell/>
          <table:table-cell table:formula="of:=ABS([.L139])" office:value-type="float" office:value="7.75296875" calcext:value-type="float">
            <text:p>7.75296875</text:p>
          </table:table-cell>
          <table:table-cell/>
          <table:table-cell table:formula="of:=ABS([.N139])" office:value-type="float" office:value="0.782365625000001" calcext:value-type="float">
            <text:p>0.782365625000001</text:p>
          </table:table-cell>
        </table:table-row>
        <table:table-row table:style-name="ro1">
          <table:table-cell/>
          <table:table-cell office:value-type="float" office:value="-3.5" calcext:value-type="float">
            <text:p>-3.5</text:p>
          </table:table-cell>
          <table:table-cell office:value-type="float" office:value="17.988" calcext:value-type="float">
            <text:p>17.988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2648" calcext:value-type="float">
            <text:p>2648</text:p>
          </table:table-cell>
          <table:table-cell/>
          <table:table-cell table:formula="of:=[.E140]*90/1024 - [.H$1] + 92" office:value-type="float" office:value="-9.25" calcext:value-type="float">
            <text:p>-9.25</text:p>
          </table:table-cell>
          <table:table-cell/>
          <table:table-cell table:formula="of:=-[.F140]*90/1024 +[.J$1] +42" office:value-type="float" office:value="18.884765625" calcext:value-type="float">
            <text:p>18.884765625</text:p>
          </table:table-cell>
          <table:table-cell/>
          <table:table-cell table:formula="of:= [.H140]-[.B140]" office:value-type="float" office:value="-5.75" calcext:value-type="float">
            <text:p>-5.75</text:p>
          </table:table-cell>
          <table:table-cell/>
          <table:table-cell table:formula="of:=[.J140]-[.C140]" office:value-type="float" office:value="0.896765625" calcext:value-type="float">
            <text:p>0.896765625</text:p>
          </table:table-cell>
          <table:table-cell/>
          <table:table-cell table:formula="of:=ABS([.L140])" office:value-type="float" office:value="5.75" calcext:value-type="float">
            <text:p>5.75</text:p>
          </table:table-cell>
          <table:table-cell/>
          <table:table-cell table:formula="of:=ABS([.N140])" office:value-type="float" office:value="0.896765625" calcext:value-type="float">
            <text:p>0.896765625</text:p>
          </table:table-cell>
        </table:table-row>
        <table:table-row table:style-name="ro1">
          <table:table-cell/>
          <table:table-cell office:value-type="float" office:value="-12.59" calcext:value-type="float">
            <text:p>-12.59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1653" calcext:value-type="float">
            <text:p>1653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[.E141]*90/1024 - [.H$1] + 92" office:value-type="float" office:value="-15.841796875" calcext:value-type="float">
            <text:p>-15.841796875</text:p>
          </table:table-cell>
          <table:table-cell/>
          <table:table-cell table:formula="of:=-[.F141]*90/1024 +[.J$1] +42" office:value-type="float" office:value="19.1484375" calcext:value-type="float">
            <text:p>19.1484375</text:p>
          </table:table-cell>
          <table:table-cell/>
          <table:table-cell table:formula="of:= [.H141]-[.B141]" office:value-type="float" office:value="-3.251796875" calcext:value-type="float">
            <text:p>-3.251796875</text:p>
          </table:table-cell>
          <table:table-cell/>
          <table:table-cell table:formula="of:=[.J141]-[.C141]" office:value-type="float" office:value="0.810937500000001" calcext:value-type="float">
            <text:p>0.810937500000001</text:p>
          </table:table-cell>
          <table:table-cell/>
          <table:table-cell table:formula="of:=ABS([.L141])" office:value-type="float" office:value="3.251796875" calcext:value-type="float">
            <text:p>3.251796875</text:p>
          </table:table-cell>
          <table:table-cell/>
          <table:table-cell table:formula="of:=ABS([.N141])" office:value-type="float" office:value="0.810937500000001" calcext:value-type="float">
            <text:p>0.810937500000001</text:p>
          </table:table-cell>
        </table:table-row>
        <table:table-row table:style-name="ro1">
          <table:table-cell/>
          <table:table-cell office:value-type="float" office:value="-21.14" calcext:value-type="float">
            <text:p>-21.14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2639" calcext:value-type="float">
            <text:p>2639</text:p>
          </table:table-cell>
          <table:table-cell/>
          <table:table-cell table:formula="of:=[.E142]*90/1024 - [.H$1] + 92" office:value-type="float" office:value="-21.994140625" calcext:value-type="float">
            <text:p>-21.994140625</text:p>
          </table:table-cell>
          <table:table-cell/>
          <table:table-cell table:formula="of:=-[.F142]*90/1024 +[.J$1] +42" office:value-type="float" office:value="19.67578125" calcext:value-type="float">
            <text:p>19.67578125</text:p>
          </table:table-cell>
          <table:table-cell/>
          <table:table-cell table:formula="of:= [.H142]-[.B142]" office:value-type="float" office:value="-0.854140624999999" calcext:value-type="float">
            <text:p>-0.854140624999999</text:p>
          </table:table-cell>
          <table:table-cell/>
          <table:table-cell table:formula="of:=[.J142]-[.C142]" office:value-type="float" office:value="0.550381250000001" calcext:value-type="float">
            <text:p>0.550381250000001</text:p>
          </table:table-cell>
          <table:table-cell/>
          <table:table-cell table:formula="of:=ABS([.L142])" office:value-type="float" office:value="0.854140624999999" calcext:value-type="float">
            <text:p>0.854140624999999</text:p>
          </table:table-cell>
          <table:table-cell/>
          <table:table-cell table:formula="of:=ABS([.N142])" office:value-type="float" office:value="0.550381250000001" calcext:value-type="float">
            <text:p>0.550381250000001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621" calcext:value-type="float">
            <text:p>2621</text:p>
          </table:table-cell>
          <table:table-cell/>
          <table:table-cell table:formula="of:=[.E143]*90/1024 - [.H$1] + 92" office:value-type="float" office:value="-28.322265625" calcext:value-type="float">
            <text:p>-28.322265625</text:p>
          </table:table-cell>
          <table:table-cell/>
          <table:table-cell table:formula="of:=-[.F143]*90/1024 +[.J$1] +42" office:value-type="float" office:value="21.2578125" calcext:value-type="float">
            <text:p>21.2578125</text:p>
          </table:table-cell>
          <table:table-cell/>
          <table:table-cell table:formula="of:= [.H143]-[.B143]" office:value-type="float" office:value="1.677734375" calcext:value-type="float">
            <text:p>1.677734375</text:p>
          </table:table-cell>
          <table:table-cell/>
          <table:table-cell table:formula="of:=[.J143]-[.C143]" office:value-type="float" office:value="0.2578125" calcext:value-type="float">
            <text:p>0.2578125</text:p>
          </table:table-cell>
          <table:table-cell/>
          <table:table-cell table:formula="of:=ABS([.L143])" office:value-type="float" office:value="1.677734375" calcext:value-type="float">
            <text:p>1.677734375</text:p>
          </table:table-cell>
          <table:table-cell/>
          <table:table-cell table:formula="of:=ABS([.N143])" office:value-type="float" office:value="0.2578125" calcext:value-type="float">
            <text:p>0.2578125</text:p>
          </table:table-cell>
        </table:table-row>
        <table:table-row table:style-name="ro1">
          <table:table-cell/>
          <table:table-cell office:value-type="float" office:value="-37.25" calcext:value-type="float">
            <text:p>-37.2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2631" calcext:value-type="float">
            <text:p>2631</text:p>
          </table:table-cell>
          <table:table-cell/>
          <table:table-cell table:formula="of:=[.E144]*90/1024 - [.H$1] + 92" office:value-type="float" office:value="-33.5078125" calcext:value-type="float">
            <text:p>-33.5078125</text:p>
          </table:table-cell>
          <table:table-cell/>
          <table:table-cell table:formula="of:=-[.F144]*90/1024 +[.J$1] +42" office:value-type="float" office:value="20.37890625" calcext:value-type="float">
            <text:p>20.37890625</text:p>
          </table:table-cell>
          <table:table-cell/>
          <table:table-cell table:formula="of:= [.H144]-[.B144]" office:value-type="float" office:value="3.7421875" calcext:value-type="float">
            <text:p>3.7421875</text:p>
          </table:table-cell>
          <table:table-cell/>
          <table:table-cell table:formula="of:=[.J144]-[.C144]" office:value-type="float" office:value="0.721606250000001" calcext:value-type="float">
            <text:p>0.721606250000001</text:p>
          </table:table-cell>
          <table:table-cell/>
          <table:table-cell table:formula="of:=ABS([.L144])" office:value-type="float" office:value="3.7421875" calcext:value-type="float">
            <text:p>3.7421875</text:p>
          </table:table-cell>
          <table:table-cell/>
          <table:table-cell table:formula="of:=ABS([.N144])" office:value-type="float" office:value="0.721606250000001" calcext:value-type="float">
            <text:p>0.721606250000001</text:p>
          </table:table-cell>
        </table:table-row>
        <table:table-row table:style-name="ro1">
          <table:table-cell/>
          <table:table-cell office:value-type="float" office:value="-45.42" calcext:value-type="float">
            <text:p>-45.42</text:p>
          </table:table-cell>
          <table:table-cell office:value-type="float" office:value="18.6719" calcext:value-type="float">
            <text:p>18.671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E145]*90/1024 - [.H$1] + 92" office:value-type="float" office:value="-39.66015625" calcext:value-type="float">
            <text:p>-39.66015625</text:p>
          </table:table-cell>
          <table:table-cell/>
          <table:table-cell table:formula="of:=-[.F145]*90/1024 +[.J$1] +42" office:value-type="float" office:value="19.587890625" calcext:value-type="float">
            <text:p>19.587890625</text:p>
          </table:table-cell>
          <table:table-cell/>
          <table:table-cell table:formula="of:= [.H145]-[.B145]" office:value-type="float" office:value="5.75984375" calcext:value-type="float">
            <text:p>5.75984375</text:p>
          </table:table-cell>
          <table:table-cell/>
          <table:table-cell table:formula="of:=[.J145]-[.C145]" office:value-type="float" office:value="0.915990624999999" calcext:value-type="float">
            <text:p>0.915990624999999</text:p>
          </table:table-cell>
          <table:table-cell/>
          <table:table-cell table:formula="of:=ABS([.L145])" office:value-type="float" office:value="5.75984375" calcext:value-type="float">
            <text:p>5.75984375</text:p>
          </table:table-cell>
          <table:table-cell/>
          <table:table-cell table:formula="of:=ABS([.N145])" office:value-type="float" office:value="0.915990624999999" calcext:value-type="float">
            <text:p>0.915990624999999</text:p>
          </table:table-cell>
        </table:table-row>
        <table:table-row table:style-name="ro1">
          <table:table-cell/>
          <table:table-cell office:value-type="float" office:value="-54.29" calcext:value-type="float">
            <text:p>-54.29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[.E146]*90/1024 - [.H$1] + 92" office:value-type="float" office:value="-46.8671875" calcext:value-type="float">
            <text:p>-46.8671875</text:p>
          </table:table-cell>
          <table:table-cell/>
          <table:table-cell table:formula="of:=-[.F146]*90/1024 +[.J$1] +42" office:value-type="float" office:value="19.1484375" calcext:value-type="float">
            <text:p>19.1484375</text:p>
          </table:table-cell>
          <table:table-cell/>
          <table:table-cell table:formula="of:= [.H146]-[.B146]" office:value-type="float" office:value="7.4228125" calcext:value-type="float">
            <text:p>7.4228125</text:p>
          </table:table-cell>
          <table:table-cell/>
          <table:table-cell table:formula="of:=[.J146]-[.C146]" office:value-type="float" office:value="1.0460375" calcext:value-type="float">
            <text:p>1.0460375</text:p>
          </table:table-cell>
          <table:table-cell/>
          <table:table-cell table:formula="of:=ABS([.L146])" office:value-type="float" office:value="7.4228125" calcext:value-type="float">
            <text:p>7.4228125</text:p>
          </table:table-cell>
          <table:table-cell/>
          <table:table-cell table:formula="of:=ABS([.N146])" office:value-type="float" office:value="1.0460375" calcext:value-type="float">
            <text:p>1.0460375</text:p>
          </table:table-cell>
        </table:table-row>
        <table:table-row table:style-name="ro1">
          <table:table-cell/>
          <table:table-cell office:value-type="float" office:value="-63.5" calcext:value-type="float">
            <text:p>-63.5</text:p>
          </table:table-cell>
          <table:table-cell office:value-type="float" office:value="17.9881" calcext:value-type="float">
            <text:p>17.988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2647" calcext:value-type="float">
            <text:p>2647</text:p>
          </table:table-cell>
          <table:table-cell/>
          <table:table-cell table:formula="of:=[.E147]*90/1024 - [.H$1] + 92" office:value-type="float" office:value="-54.689453125" calcext:value-type="float">
            <text:p>-54.689453125</text:p>
          </table:table-cell>
          <table:table-cell/>
          <table:table-cell table:formula="of:=-[.F147]*90/1024 +[.J$1] +42" office:value-type="float" office:value="18.97265625" calcext:value-type="float">
            <text:p>18.97265625</text:p>
          </table:table-cell>
          <table:table-cell/>
          <table:table-cell table:formula="of:= [.H147]-[.B147]" office:value-type="float" office:value="8.810546875" calcext:value-type="float">
            <text:p>8.810546875</text:p>
          </table:table-cell>
          <table:table-cell/>
          <table:table-cell table:formula="of:=[.J147]-[.C147]" office:value-type="float" office:value="0.984556250000001" calcext:value-type="float">
            <text:p>0.984556250000001</text:p>
          </table:table-cell>
          <table:table-cell/>
          <table:table-cell table:formula="of:=ABS([.L147])" office:value-type="float" office:value="8.810546875" calcext:value-type="float">
            <text:p>8.810546875</text:p>
          </table:table-cell>
          <table:table-cell/>
          <table:table-cell table:formula="of:=ABS([.N147])" office:value-type="float" office:value="0.984556250000001" calcext:value-type="float">
            <text:p>0.984556250000001</text:p>
          </table:table-cell>
        </table:table-row>
        <table:table-row table:style-name="ro1">
          <table:table-cell/>
          <table:table-cell office:value-type="float" office:value="-72.59" calcext:value-type="float">
            <text:p>-72.59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2641" calcext:value-type="float">
            <text:p>2641</text:p>
          </table:table-cell>
          <table:table-cell/>
          <table:table-cell table:formula="of:=[.E148]*90/1024 - [.H$1] + 92" office:value-type="float" office:value="-63.126953125" calcext:value-type="float">
            <text:p>-63.126953125</text:p>
          </table:table-cell>
          <table:table-cell/>
          <table:table-cell table:formula="of:=-[.F148]*90/1024 +[.J$1] +42" office:value-type="float" office:value="19.5" calcext:value-type="float">
            <text:p>19.5</text:p>
          </table:table-cell>
          <table:table-cell/>
          <table:table-cell table:formula="of:= [.H148]-[.B148]" office:value-type="float" office:value="9.463046875" calcext:value-type="float">
            <text:p>9.463046875</text:p>
          </table:table-cell>
          <table:table-cell/>
          <table:table-cell table:formula="of:=[.J148]-[.C148]" office:value-type="float" office:value="1.1625" calcext:value-type="float">
            <text:p>1.1625</text:p>
          </table:table-cell>
          <table:table-cell/>
          <table:table-cell table:formula="of:=ABS([.L148])" office:value-type="float" office:value="9.463046875" calcext:value-type="float">
            <text:p>9.463046875</text:p>
          </table:table-cell>
          <table:table-cell/>
          <table:table-cell table:formula="of:=ABS([.N148])" office:value-type="float" office:value="1.1625" calcext:value-type="float">
            <text:p>1.1625</text:p>
          </table:table-cell>
        </table:table-row>
        <table:table-row table:style-name="ro1">
          <table:table-cell/>
          <table:table-cell office:value-type="float" office:value="-81.14" calcext:value-type="float">
            <text:p>-81.14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2588" calcext:value-type="float">
            <text:p>2588</text:p>
          </table:table-cell>
          <table:table-cell/>
          <table:table-cell table:formula="of:=[.E149]*90/1024 - [.H$1] + 92" office:value-type="float" office:value="-71.916015625" calcext:value-type="float">
            <text:p>-71.916015625</text:p>
          </table:table-cell>
          <table:table-cell/>
          <table:table-cell table:formula="of:=-[.F149]*90/1024 +[.J$1] +42" office:value-type="float" office:value="24.158203125" calcext:value-type="float">
            <text:p>24.158203125</text:p>
          </table:table-cell>
          <table:table-cell/>
          <table:table-cell table:formula="of:= [.H149]-[.B149]" office:value-type="float" office:value="9.223984375" calcext:value-type="float">
            <text:p>9.223984375</text:p>
          </table:table-cell>
          <table:table-cell/>
          <table:table-cell table:formula="of:=[.J149]-[.C149]" office:value-type="float" office:value="5.032803125" calcext:value-type="float">
            <text:p>5.032803125</text:p>
          </table:table-cell>
          <table:table-cell/>
          <table:table-cell table:formula="of:=ABS([.L149])" office:value-type="float" office:value="9.223984375" calcext:value-type="float">
            <text:p>9.223984375</text:p>
          </table:table-cell>
          <table:table-cell/>
          <table:table-cell table:formula="of:=ABS([.N149])" office:value-type="float" office:value="5.032803125" calcext:value-type="float">
            <text:p>5.032803125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571" calcext:value-type="float">
            <text:p>2571</text:p>
          </table:table-cell>
          <table:table-cell/>
          <table:table-cell table:formula="of:=[.E150]*90/1024 - [.H$1] + 92" office:value-type="float" office:value="-81.935546875" calcext:value-type="float">
            <text:p>-81.935546875</text:p>
          </table:table-cell>
          <table:table-cell/>
          <table:table-cell table:formula="of:=-[.F150]*90/1024 +[.J$1] +42" office:value-type="float" office:value="25.65234375" calcext:value-type="float">
            <text:p>25.65234375</text:p>
          </table:table-cell>
          <table:table-cell/>
          <table:table-cell table:formula="of:= [.H150]-[.B150]" office:value-type="float" office:value="8.064453125" calcext:value-type="float">
            <text:p>8.064453125</text:p>
          </table:table-cell>
          <table:table-cell/>
          <table:table-cell table:formula="of:=[.J150]-[.C150]" office:value-type="float" office:value="4.65234375" calcext:value-type="float">
            <text:p>4.65234375</text:p>
          </table:table-cell>
          <table:table-cell/>
          <table:table-cell table:formula="of:=ABS([.L150])" office:value-type="float" office:value="8.064453125" calcext:value-type="float">
            <text:p>8.064453125</text:p>
          </table:table-cell>
          <table:table-cell/>
          <table:table-cell table:formula="of:=ABS([.N150])" office:value-type="float" office:value="4.65234375" calcext:value-type="float">
            <text:p>4.65234375</text:p>
          </table:table-cell>
        </table:table-row>
        <table:table-row table:style-name="ro1">
          <table:table-cell/>
          <table:table-cell office:value-type="float" office:value="82.75" calcext:value-type="float">
            <text:p>82.75</text:p>
          </table:table-cell>
          <table:table-cell office:value-type="float" office:value="-19.6573" calcext:value-type="float">
            <text:p>-19.6573</text:p>
          </table:table-cell>
          <table:table-cell/>
          <table:table-cell office:value-type="float" office:value="2720" calcext:value-type="float">
            <text:p>2720</text:p>
          </table:table-cell>
          <table:table-cell office:value-type="float" office:value="3017" calcext:value-type="float">
            <text:p>3017</text:p>
          </table:table-cell>
          <table:table-cell/>
          <table:table-cell table:formula="of:=[.E151]*90/1024 - [.H$1] + 92" office:value-type="float" office:value="77.9375" calcext:value-type="float">
            <text:p>77.9375</text:p>
          </table:table-cell>
          <table:table-cell/>
          <table:table-cell table:formula="of:=-[.F151]*90/1024 +[.J$1] +42" office:value-type="float" office:value="-13.546875" calcext:value-type="float">
            <text:p>-13.546875</text:p>
          </table:table-cell>
          <table:table-cell/>
          <table:table-cell table:formula="of:= [.H151]-[.B151]" office:value-type="float" office:value="-4.8125" calcext:value-type="float">
            <text:p>-4.8125</text:p>
          </table:table-cell>
          <table:table-cell/>
          <table:table-cell table:formula="of:=[.J151]-[.C151]" office:value-type="float" office:value="6.110425" calcext:value-type="float">
            <text:p>6.110425</text:p>
          </table:table-cell>
          <table:table-cell/>
          <table:table-cell table:formula="of:=ABS([.L151])" office:value-type="float" office:value="4.8125" calcext:value-type="float">
            <text:p>4.8125</text:p>
          </table:table-cell>
          <table:table-cell/>
          <table:table-cell table:formula="of:=ABS([.N151])" office:value-type="float" office:value="6.110425" calcext:value-type="float">
            <text:p>6.110425</text:p>
          </table:table-cell>
        </table:table-row>
        <table:table-row table:style-name="ro1">
          <table:table-cell/>
          <table:table-cell office:value-type="float" office:value="74.58" calcext:value-type="float">
            <text:p>74.58</text:p>
          </table:table-cell>
          <table:table-cell office:value-type="float" office:value="-18.672" calcext:value-type="float">
            <text:p>-18.672</text:p>
          </table:table-cell>
          <table:table-cell/>
          <table:table-cell office:value-type="float" office:value="2602" calcext:value-type="float">
            <text:p>2602</text:p>
          </table:table-cell>
          <table:table-cell office:value-type="float" office:value="3046" calcext:value-type="float">
            <text:p>3046</text:p>
          </table:table-cell>
          <table:table-cell/>
          <table:table-cell table:formula="of:=[.E152]*90/1024 - [.H$1] + 92" office:value-type="float" office:value="67.56640625" calcext:value-type="float">
            <text:p>67.56640625</text:p>
          </table:table-cell>
          <table:table-cell/>
          <table:table-cell table:formula="of:=-[.F152]*90/1024 +[.J$1] +42" office:value-type="float" office:value="-16.095703125" calcext:value-type="float">
            <text:p>-16.095703125</text:p>
          </table:table-cell>
          <table:table-cell/>
          <table:table-cell table:formula="of:= [.H152]-[.B152]" office:value-type="float" office:value="-7.01359375" calcext:value-type="float">
            <text:p>-7.01359375</text:p>
          </table:table-cell>
          <table:table-cell/>
          <table:table-cell table:formula="of:=[.J152]-[.C152]" office:value-type="float" office:value="2.576296875" calcext:value-type="float">
            <text:p>2.576296875</text:p>
          </table:table-cell>
          <table:table-cell/>
          <table:table-cell table:formula="of:=ABS([.L152])" office:value-type="float" office:value="7.01359375" calcext:value-type="float">
            <text:p>7.01359375</text:p>
          </table:table-cell>
          <table:table-cell/>
          <table:table-cell table:formula="of:=ABS([.N152])" office:value-type="float" office:value="2.576296875" calcext:value-type="float">
            <text:p>2.576296875</text:p>
          </table:table-cell>
        </table:table-row>
        <table:table-row table:style-name="ro1">
          <table:table-cell/>
          <table:table-cell office:value-type="float" office:value="65.71" calcext:value-type="float">
            <text:p>65.71</text:p>
          </table:table-cell>
          <table:table-cell office:value-type="float" office:value="-18.1024" calcext:value-type="float">
            <text:p>-18.1024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3042" calcext:value-type="float">
            <text:p>3042</text:p>
          </table:table-cell>
          <table:table-cell/>
          <table:table-cell table:formula="of:=[.E153]*90/1024 - [.H$1] + 92" office:value-type="float" office:value="56.404296875" calcext:value-type="float">
            <text:p>56.404296875</text:p>
          </table:table-cell>
          <table:table-cell/>
          <table:table-cell table:formula="of:=-[.F153]*90/1024 +[.J$1] +42" office:value-type="float" office:value="-15.744140625" calcext:value-type="float">
            <text:p>-15.744140625</text:p>
          </table:table-cell>
          <table:table-cell/>
          <table:table-cell table:formula="of:= [.H153]-[.B153]" office:value-type="float" office:value="-9.30570312499999" calcext:value-type="float">
            <text:p>-9.30570312499999</text:p>
          </table:table-cell>
          <table:table-cell/>
          <table:table-cell table:formula="of:=[.J153]-[.C153]" office:value-type="float" office:value="2.358259375" calcext:value-type="float">
            <text:p>2.358259375</text:p>
          </table:table-cell>
          <table:table-cell/>
          <table:table-cell table:formula="of:=ABS([.L153])" office:value-type="float" office:value="9.30570312499999" calcext:value-type="float">
            <text:p>9.30570312499999</text:p>
          </table:table-cell>
          <table:table-cell/>
          <table:table-cell table:formula="of:=ABS([.N153])" office:value-type="float" office:value="2.358259375" calcext:value-type="float">
            <text:p>2.358259375</text:p>
          </table:table-cell>
        </table:table-row>
        <table:table-row table:style-name="ro1">
          <table:table-cell/>
          <table:table-cell office:value-type="float" office:value="56.5" calcext:value-type="float">
            <text:p>56.5</text:p>
          </table:table-cell>
          <table:table-cell office:value-type="float" office:value="-17.988" calcext:value-type="float">
            <text:p>-17.988</text:p>
          </table:table-cell>
          <table:table-cell/>
          <table:table-cell office:value-type="float" office:value="2346" calcext:value-type="float">
            <text:p>2346</text:p>
          </table:table-cell>
          <table:table-cell office:value-type="float" office:value="3042" calcext:value-type="float">
            <text:p>3042</text:p>
          </table:table-cell>
          <table:table-cell/>
          <table:table-cell table:formula="of:=[.E154]*90/1024 - [.H$1] + 92" office:value-type="float" office:value="45.06640625" calcext:value-type="float">
            <text:p>45.06640625</text:p>
          </table:table-cell>
          <table:table-cell/>
          <table:table-cell table:formula="of:=-[.F154]*90/1024 +[.J$1] +42" office:value-type="float" office:value="-15.744140625" calcext:value-type="float">
            <text:p>-15.744140625</text:p>
          </table:table-cell>
          <table:table-cell/>
          <table:table-cell table:formula="of:= [.H154]-[.B154]" office:value-type="float" office:value="-11.43359375" calcext:value-type="float">
            <text:p>-11.43359375</text:p>
          </table:table-cell>
          <table:table-cell/>
          <table:table-cell table:formula="of:=[.J154]-[.C154]" office:value-type="float" office:value="2.243859375" calcext:value-type="float">
            <text:p>2.243859375</text:p>
          </table:table-cell>
          <table:table-cell/>
          <table:table-cell table:formula="of:=ABS([.L154])" office:value-type="float" office:value="11.43359375" calcext:value-type="float">
            <text:p>11.43359375</text:p>
          </table:table-cell>
          <table:table-cell/>
          <table:table-cell table:formula="of:=ABS([.N154])" office:value-type="float" office:value="2.243859375" calcext:value-type="float">
            <text:p>2.243859375</text:p>
          </table:table-cell>
        </table:table-row>
        <table:table-row table:style-name="ro1">
          <table:table-cell/>
          <table:table-cell office:value-type="float" office:value="47.41" calcext:value-type="float">
            <text:p>47.41</text:p>
          </table:table-cell>
          <table:table-cell office:value-type="float" office:value="-18.3375" calcext:value-type="float">
            <text:p>-18.3375</text:p>
          </table:table-cell>
          <table:table-cell/>
          <table:table-cell office:value-type="float" office:value="2227" calcext:value-type="float">
            <text:p>2227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E155]*90/1024 - [.H$1] + 92" office:value-type="float" office:value="34.607421875" calcext:value-type="float">
            <text:p>34.607421875</text:p>
          </table:table-cell>
          <table:table-cell/>
          <table:table-cell table:formula="of:=-[.F155]*90/1024 +[.J$1] +42" office:value-type="float" office:value="-16.0078125" calcext:value-type="float">
            <text:p>-16.0078125</text:p>
          </table:table-cell>
          <table:table-cell/>
          <table:table-cell table:formula="of:= [.H155]-[.B155]" office:value-type="float" office:value="-12.802578125" calcext:value-type="float">
            <text:p>-12.802578125</text:p>
          </table:table-cell>
          <table:table-cell/>
          <table:table-cell table:formula="of:=[.J155]-[.C155]" office:value-type="float" office:value="2.3296875" calcext:value-type="float">
            <text:p>2.3296875</text:p>
          </table:table-cell>
          <table:table-cell/>
          <table:table-cell table:formula="of:=ABS([.L155])" office:value-type="float" office:value="12.802578125" calcext:value-type="float">
            <text:p>12.802578125</text:p>
          </table:table-cell>
          <table:table-cell/>
          <table:table-cell table:formula="of:=ABS([.N155])" office:value-type="float" office:value="2.3296875" calcext:value-type="float">
            <text:p>2.3296875</text:p>
          </table:table-cell>
        </table:table-row>
        <table:table-row table:style-name="ro1">
          <table:table-cell/>
          <table:table-cell office:value-type="float" office:value="38.86" calcext:value-type="float">
            <text:p>38.86</text:p>
          </table:table-cell>
          <table:table-cell office:value-type="float" office:value="-19.1254" calcext:value-type="float">
            <text:p>-19.1254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E156]*90/1024 - [.H$1] + 92" office:value-type="float" office:value="25.291015625" calcext:value-type="float">
            <text:p>25.291015625</text:p>
          </table:table-cell>
          <table:table-cell/>
          <table:table-cell table:formula="of:=-[.F156]*90/1024 +[.J$1] +42" office:value-type="float" office:value="-16.53515625" calcext:value-type="float">
            <text:p>-16.53515625</text:p>
          </table:table-cell>
          <table:table-cell/>
          <table:table-cell table:formula="of:= [.H156]-[.B156]" office:value-type="float" office:value="-13.568984375" calcext:value-type="float">
            <text:p>-13.568984375</text:p>
          </table:table-cell>
          <table:table-cell/>
          <table:table-cell table:formula="of:=[.J156]-[.C156]" office:value-type="float" office:value="2.59024375" calcext:value-type="float">
            <text:p>2.59024375</text:p>
          </table:table-cell>
          <table:table-cell/>
          <table:table-cell table:formula="of:=ABS([.L156])" office:value-type="float" office:value="13.568984375" calcext:value-type="float">
            <text:p>13.568984375</text:p>
          </table:table-cell>
          <table:table-cell/>
          <table:table-cell table:formula="of:=ABS([.N156])" office:value-type="float" office:value="2.59024375" calcext:value-type="float">
            <text:p>2.590243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066" calcext:value-type="float">
            <text:p>3066</text:p>
          </table:table-cell>
          <table:table-cell/>
          <table:table-cell table:formula="of:=[.E157]*90/1024 - [.H$1] + 92" office:value-type="float" office:value="16.4140625" calcext:value-type="float">
            <text:p>16.4140625</text:p>
          </table:table-cell>
          <table:table-cell/>
          <table:table-cell table:formula="of:=-[.F157]*90/1024 +[.J$1] +42" office:value-type="float" office:value="-17.853515625" calcext:value-type="float">
            <text:p>-17.853515625</text:p>
          </table:table-cell>
          <table:table-cell/>
          <table:table-cell table:formula="of:= [.H157]-[.B157]" office:value-type="float" office:value="-13.5859375" calcext:value-type="float">
            <text:p>-13.5859375</text:p>
          </table:table-cell>
          <table:table-cell/>
          <table:table-cell table:formula="of:=[.J157]-[.C157]" office:value-type="float" office:value="3.146484375" calcext:value-type="float">
            <text:p>3.146484375</text:p>
          </table:table-cell>
          <table:table-cell/>
          <table:table-cell table:formula="of:=ABS([.L157])" office:value-type="float" office:value="13.5859375" calcext:value-type="float">
            <text:p>13.5859375</text:p>
          </table:table-cell>
          <table:table-cell/>
          <table:table-cell table:formula="of:=ABS([.N157])" office:value-type="float" office:value="3.146484375" calcext:value-type="float">
            <text:p>3.146484375</text:p>
          </table:table-cell>
        </table:table-row>
        <table:table-row table:style-name="ro1">
          <table:table-cell/>
          <table:table-cell office:value-type="float" office:value="22.75" calcext:value-type="float">
            <text:p>22.75</text:p>
          </table:table-cell>
          <table:table-cell office:value-type="float" office:value="-19.6573" calcext:value-type="float">
            <text:p>-19.6573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3056" calcext:value-type="float">
            <text:p>3056</text:p>
          </table:table-cell>
          <table:table-cell/>
          <table:table-cell table:formula="of:=[.E158]*90/1024 - [.H$1] + 92" office:value-type="float" office:value="9.55859375" calcext:value-type="float">
            <text:p>9.55859375</text:p>
          </table:table-cell>
          <table:table-cell/>
          <table:table-cell table:formula="of:=-[.F158]*90/1024 +[.J$1] +42" office:value-type="float" office:value="-16.974609375" calcext:value-type="float">
            <text:p>-16.974609375</text:p>
          </table:table-cell>
          <table:table-cell/>
          <table:table-cell table:formula="of:= [.H158]-[.B158]" office:value-type="float" office:value="-13.19140625" calcext:value-type="float">
            <text:p>-13.19140625</text:p>
          </table:table-cell>
          <table:table-cell/>
          <table:table-cell table:formula="of:=[.J158]-[.C158]" office:value-type="float" office:value="2.682690625" calcext:value-type="float">
            <text:p>2.682690625</text:p>
          </table:table-cell>
          <table:table-cell/>
          <table:table-cell table:formula="of:=ABS([.L158])" office:value-type="float" office:value="13.19140625" calcext:value-type="float">
            <text:p>13.19140625</text:p>
          </table:table-cell>
          <table:table-cell/>
          <table:table-cell table:formula="of:=ABS([.N158])" office:value-type="float" office:value="2.682690625" calcext:value-type="float">
            <text:p>2.682690625</text:p>
          </table:table-cell>
        </table:table-row>
        <table:table-row table:style-name="ro1">
          <table:table-cell/>
          <table:table-cell office:value-type="float" office:value="14.58" calcext:value-type="float">
            <text:p>14.58</text:p>
          </table:table-cell>
          <table:table-cell office:value-type="float" office:value="-18.672" calcext:value-type="float">
            <text:p>-18.672</text:p>
          </table:table-cell>
          <table:table-cell/>
          <table:table-cell office:value-type="float" office:value="1867" calcext:value-type="float">
            <text:p>1867</text:p>
          </table:table-cell>
          <table:table-cell office:value-type="float" office:value="3049" calcext:value-type="float">
            <text:p>3049</text:p>
          </table:table-cell>
          <table:table-cell/>
          <table:table-cell table:formula="of:=[.E159]*90/1024 - [.H$1] + 92" office:value-type="float" office:value="2.966796875" calcext:value-type="float">
            <text:p>2.966796875</text:p>
          </table:table-cell>
          <table:table-cell/>
          <table:table-cell table:formula="of:=-[.F159]*90/1024 +[.J$1] +42" office:value-type="float" office:value="-16.359375" calcext:value-type="float">
            <text:p>-16.359375</text:p>
          </table:table-cell>
          <table:table-cell/>
          <table:table-cell table:formula="of:= [.H159]-[.B159]" office:value-type="float" office:value="-11.613203125" calcext:value-type="float">
            <text:p>-11.613203125</text:p>
          </table:table-cell>
          <table:table-cell/>
          <table:table-cell table:formula="of:=[.J159]-[.C159]" office:value-type="float" office:value="2.312625" calcext:value-type="float">
            <text:p>2.312625</text:p>
          </table:table-cell>
          <table:table-cell/>
          <table:table-cell table:formula="of:=ABS([.L159])" office:value-type="float" office:value="11.613203125" calcext:value-type="float">
            <text:p>11.613203125</text:p>
          </table:table-cell>
          <table:table-cell/>
          <table:table-cell table:formula="of:=ABS([.N159])" office:value-type="float" office:value="2.312625" calcext:value-type="float">
            <text:p>2.312625</text:p>
          </table:table-cell>
        </table:table-row>
        <table:table-row table:style-name="ro1">
          <table:table-cell/>
          <table:table-cell office:value-type="float" office:value="5.71" calcext:value-type="float">
            <text:p>5.71</text:p>
          </table:table-cell>
          <table:table-cell office:value-type="float" office:value="-18.1024" calcext:value-type="float">
            <text:p>-18.1024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E160]*90/1024 - [.H$1] + 92" office:value-type="float" office:value="-4.328125" calcext:value-type="float">
            <text:p>-4.328125</text:p>
          </table:table-cell>
          <table:table-cell/>
          <table:table-cell table:formula="of:=-[.F160]*90/1024 +[.J$1] +42" office:value-type="float" office:value="-16.0078125" calcext:value-type="float">
            <text:p>-16.0078125</text:p>
          </table:table-cell>
          <table:table-cell/>
          <table:table-cell table:formula="of:= [.H160]-[.B160]" office:value-type="float" office:value="-10.038125" calcext:value-type="float">
            <text:p>-10.038125</text:p>
          </table:table-cell>
          <table:table-cell/>
          <table:table-cell table:formula="of:=[.J160]-[.C160]" office:value-type="float" office:value="2.0945875" calcext:value-type="float">
            <text:p>2.0945875</text:p>
          </table:table-cell>
          <table:table-cell/>
          <table:table-cell table:formula="of:=ABS([.L160])" office:value-type="float" office:value="10.038125" calcext:value-type="float">
            <text:p>10.038125</text:p>
          </table:table-cell>
          <table:table-cell/>
          <table:table-cell table:formula="of:=ABS([.N160])" office:value-type="float" office:value="2.0945875" calcext:value-type="float">
            <text:p>2.0945875</text:p>
          </table:table-cell>
        </table:table-row>
        <table:table-row table:style-name="ro1">
          <table:table-cell/>
          <table:table-cell office:value-type="float" office:value="-3.5" calcext:value-type="float">
            <text:p>-3.5</text:p>
          </table:table-cell>
          <table:table-cell office:value-type="float" office:value="-17.988" calcext:value-type="float">
            <text:p>-17.988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3041" calcext:value-type="float">
            <text:p>3041</text:p>
          </table:table-cell>
          <table:table-cell/>
          <table:table-cell table:formula="of:=[.E161]*90/1024 - [.H$1] + 92" office:value-type="float" office:value="-9.25" calcext:value-type="float">
            <text:p>-9.25</text:p>
          </table:table-cell>
          <table:table-cell/>
          <table:table-cell table:formula="of:=-[.F161]*90/1024 +[.J$1] +42" office:value-type="float" office:value="-15.65625" calcext:value-type="float">
            <text:p>-15.65625</text:p>
          </table:table-cell>
          <table:table-cell/>
          <table:table-cell table:formula="of:= [.H161]-[.B161]" office:value-type="float" office:value="-5.75" calcext:value-type="float">
            <text:p>-5.75</text:p>
          </table:table-cell>
          <table:table-cell/>
          <table:table-cell table:formula="of:=[.J161]-[.C161]" office:value-type="float" office:value="2.33175" calcext:value-type="float">
            <text:p>2.33175</text:p>
          </table:table-cell>
          <table:table-cell/>
          <table:table-cell table:formula="of:=ABS([.L161])" office:value-type="float" office:value="5.75" calcext:value-type="float">
            <text:p>5.75</text:p>
          </table:table-cell>
          <table:table-cell/>
          <table:table-cell table:formula="of:=ABS([.N161])" office:value-type="float" office:value="2.33175" calcext:value-type="float">
            <text:p>2.33175</text:p>
          </table:table-cell>
        </table:table-row>
        <table:table-row table:style-name="ro1">
          <table:table-cell/>
          <table:table-cell office:value-type="float" office:value="-12.59" calcext:value-type="float">
            <text:p>-12.59</text:p>
          </table:table-cell>
          <table:table-cell office:value-type="float" office:value="-18.3375" calcext:value-type="float">
            <text:p>-18.3375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E162]*90/1024 - [.H$1] + 92" office:value-type="float" office:value="-15.9296875" calcext:value-type="float">
            <text:p>-15.9296875</text:p>
          </table:table-cell>
          <table:table-cell/>
          <table:table-cell table:formula="of:=-[.F162]*90/1024 +[.J$1] +42" office:value-type="float" office:value="-16.0078125" calcext:value-type="float">
            <text:p>-16.0078125</text:p>
          </table:table-cell>
          <table:table-cell/>
          <table:table-cell table:formula="of:= [.H162]-[.B162]" office:value-type="float" office:value="-3.3396875" calcext:value-type="float">
            <text:p>-3.3396875</text:p>
          </table:table-cell>
          <table:table-cell/>
          <table:table-cell table:formula="of:=[.J162]-[.C162]" office:value-type="float" office:value="2.3296875" calcext:value-type="float">
            <text:p>2.3296875</text:p>
          </table:table-cell>
          <table:table-cell/>
          <table:table-cell table:formula="of:=ABS([.L162])" office:value-type="float" office:value="3.3396875" calcext:value-type="float">
            <text:p>3.3396875</text:p>
          </table:table-cell>
          <table:table-cell/>
          <table:table-cell table:formula="of:=ABS([.N162])" office:value-type="float" office:value="2.3296875" calcext:value-type="float">
            <text:p>2.3296875</text:p>
          </table:table-cell>
        </table:table-row>
        <table:table-row table:style-name="ro1">
          <table:table-cell/>
          <table:table-cell office:value-type="float" office:value="-21.14" calcext:value-type="float">
            <text:p>-21.14</text:p>
          </table:table-cell>
          <table:table-cell office:value-type="float" office:value="-19.1254" calcext:value-type="float">
            <text:p>-19.1254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3052" calcext:value-type="float">
            <text:p>3052</text:p>
          </table:table-cell>
          <table:table-cell/>
          <table:table-cell table:formula="of:=[.E163]*90/1024 - [.H$1] + 92" office:value-type="float" office:value="-21.994140625" calcext:value-type="float">
            <text:p>-21.994140625</text:p>
          </table:table-cell>
          <table:table-cell/>
          <table:table-cell table:formula="of:=-[.F163]*90/1024 +[.J$1] +42" office:value-type="float" office:value="-16.623046875" calcext:value-type="float">
            <text:p>-16.623046875</text:p>
          </table:table-cell>
          <table:table-cell/>
          <table:table-cell table:formula="of:= [.H163]-[.B163]" office:value-type="float" office:value="-0.854140624999999" calcext:value-type="float">
            <text:p>-0.854140624999999</text:p>
          </table:table-cell>
          <table:table-cell/>
          <table:table-cell table:formula="of:=[.J163]-[.C163]" office:value-type="float" office:value="2.502353125" calcext:value-type="float">
            <text:p>2.502353125</text:p>
          </table:table-cell>
          <table:table-cell/>
          <table:table-cell table:formula="of:=ABS([.L163])" office:value-type="float" office:value="0.854140624999999" calcext:value-type="float">
            <text:p>0.854140624999999</text:p>
          </table:table-cell>
          <table:table-cell/>
          <table:table-cell table:formula="of:=ABS([.N163])" office:value-type="float" office:value="2.502353125" calcext:value-type="float">
            <text:p>2.5023531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3069" calcext:value-type="float">
            <text:p>3069</text:p>
          </table:table-cell>
          <table:table-cell/>
          <table:table-cell table:formula="of:=[.E164]*90/1024 - [.H$1] + 92" office:value-type="float" office:value="-28.322265625" calcext:value-type="float">
            <text:p>-28.322265625</text:p>
          </table:table-cell>
          <table:table-cell/>
          <table:table-cell table:formula="of:=-[.F164]*90/1024 +[.J$1] +42" office:value-type="float" office:value="-18.1171875" calcext:value-type="float">
            <text:p>-18.1171875</text:p>
          </table:table-cell>
          <table:table-cell/>
          <table:table-cell table:formula="of:= [.H164]-[.B164]" office:value-type="float" office:value="1.677734375" calcext:value-type="float">
            <text:p>1.677734375</text:p>
          </table:table-cell>
          <table:table-cell/>
          <table:table-cell table:formula="of:=[.J164]-[.C164]" office:value-type="float" office:value="2.8828125" calcext:value-type="float">
            <text:p>2.8828125</text:p>
          </table:table-cell>
          <table:table-cell/>
          <table:table-cell table:formula="of:=ABS([.L164])" office:value-type="float" office:value="1.677734375" calcext:value-type="float">
            <text:p>1.677734375</text:p>
          </table:table-cell>
          <table:table-cell/>
          <table:table-cell table:formula="of:=ABS([.N164])" office:value-type="float" office:value="2.8828125" calcext:value-type="float">
            <text:p>2.8828125</text:p>
          </table:table-cell>
        </table:table-row>
        <table:table-row table:style-name="ro1">
          <table:table-cell/>
          <table:table-cell office:value-type="float" office:value="-37.25" calcext:value-type="float">
            <text:p>-37.25</text:p>
          </table:table-cell>
          <table:table-cell office:value-type="float" office:value="-19.6573" calcext:value-type="float">
            <text:p>-19.6573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057" calcext:value-type="float">
            <text:p>3057</text:p>
          </table:table-cell>
          <table:table-cell/>
          <table:table-cell table:formula="of:=[.E165]*90/1024 - [.H$1] + 92" office:value-type="float" office:value="-33.5078125" calcext:value-type="float">
            <text:p>-33.5078125</text:p>
          </table:table-cell>
          <table:table-cell/>
          <table:table-cell table:formula="of:=-[.F165]*90/1024 +[.J$1] +42" office:value-type="float" office:value="-17.0625" calcext:value-type="float">
            <text:p>-17.0625</text:p>
          </table:table-cell>
          <table:table-cell/>
          <table:table-cell table:formula="of:= [.H165]-[.B165]" office:value-type="float" office:value="3.7421875" calcext:value-type="float">
            <text:p>3.7421875</text:p>
          </table:table-cell>
          <table:table-cell/>
          <table:table-cell table:formula="of:=[.J165]-[.C165]" office:value-type="float" office:value="2.5948" calcext:value-type="float">
            <text:p>2.5948</text:p>
          </table:table-cell>
          <table:table-cell/>
          <table:table-cell table:formula="of:=ABS([.L165])" office:value-type="float" office:value="3.7421875" calcext:value-type="float">
            <text:p>3.7421875</text:p>
          </table:table-cell>
          <table:table-cell/>
          <table:table-cell table:formula="of:=ABS([.N165])" office:value-type="float" office:value="2.5948" calcext:value-type="float">
            <text:p>2.5948</text:p>
          </table:table-cell>
        </table:table-row>
        <table:table-row table:style-name="ro1">
          <table:table-cell/>
          <table:table-cell office:value-type="float" office:value="-45.42" calcext:value-type="float">
            <text:p>-45.42</text:p>
          </table:table-cell>
          <table:table-cell office:value-type="float" office:value="-18.6719" calcext:value-type="float">
            <text:p>-18.671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49" calcext:value-type="float">
            <text:p>3049</text:p>
          </table:table-cell>
          <table:table-cell/>
          <table:table-cell table:formula="of:=[.E166]*90/1024 - [.H$1] + 92" office:value-type="float" office:value="-39.66015625" calcext:value-type="float">
            <text:p>-39.66015625</text:p>
          </table:table-cell>
          <table:table-cell/>
          <table:table-cell table:formula="of:=-[.F166]*90/1024 +[.J$1] +42" office:value-type="float" office:value="-16.359375" calcext:value-type="float">
            <text:p>-16.359375</text:p>
          </table:table-cell>
          <table:table-cell/>
          <table:table-cell table:formula="of:= [.H166]-[.B166]" office:value-type="float" office:value="5.75984375" calcext:value-type="float">
            <text:p>5.75984375</text:p>
          </table:table-cell>
          <table:table-cell/>
          <table:table-cell table:formula="of:=[.J166]-[.C166]" office:value-type="float" office:value="2.312525" calcext:value-type="float">
            <text:p>2.312525</text:p>
          </table:table-cell>
          <table:table-cell/>
          <table:table-cell table:formula="of:=ABS([.L166])" office:value-type="float" office:value="5.75984375" calcext:value-type="float">
            <text:p>5.75984375</text:p>
          </table:table-cell>
          <table:table-cell/>
          <table:table-cell table:formula="of:=ABS([.N166])" office:value-type="float" office:value="2.312525" calcext:value-type="float">
            <text:p>2.312525</text:p>
          </table:table-cell>
        </table:table-row>
        <table:table-row table:style-name="ro1">
          <table:table-cell/>
          <table:table-cell office:value-type="float" office:value="-54.29" calcext:value-type="float">
            <text:p>-54.29</text:p>
          </table:table-cell>
          <table:table-cell office:value-type="float" office:value="-18.1024" calcext:value-type="float">
            <text:p>-18.102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044" calcext:value-type="float">
            <text:p>3044</text:p>
          </table:table-cell>
          <table:table-cell/>
          <table:table-cell table:formula="of:=[.E167]*90/1024 - [.H$1] + 92" office:value-type="float" office:value="-46.8671875" calcext:value-type="float">
            <text:p>-46.8671875</text:p>
          </table:table-cell>
          <table:table-cell/>
          <table:table-cell table:formula="of:=-[.F167]*90/1024 +[.J$1] +42" office:value-type="float" office:value="-15.919921875" calcext:value-type="float">
            <text:p>-15.919921875</text:p>
          </table:table-cell>
          <table:table-cell/>
          <table:table-cell table:formula="of:= [.H167]-[.B167]" office:value-type="float" office:value="7.4228125" calcext:value-type="float">
            <text:p>7.4228125</text:p>
          </table:table-cell>
          <table:table-cell/>
          <table:table-cell table:formula="of:=[.J167]-[.C167]" office:value-type="float" office:value="2.182478125" calcext:value-type="float">
            <text:p>2.182478125</text:p>
          </table:table-cell>
          <table:table-cell/>
          <table:table-cell table:formula="of:=ABS([.L167])" office:value-type="float" office:value="7.4228125" calcext:value-type="float">
            <text:p>7.4228125</text:p>
          </table:table-cell>
          <table:table-cell/>
          <table:table-cell table:formula="of:=ABS([.N167])" office:value-type="float" office:value="2.182478125" calcext:value-type="float">
            <text:p>2.182478125</text:p>
          </table:table-cell>
        </table:table-row>
        <table:table-row table:style-name="ro1">
          <table:table-cell/>
          <table:table-cell office:value-type="float" office:value="-63.5" calcext:value-type="float">
            <text:p>-63.5</text:p>
          </table:table-cell>
          <table:table-cell office:value-type="float" office:value="-17.9881" calcext:value-type="float">
            <text:p>-17.988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3043" calcext:value-type="float">
            <text:p>3043</text:p>
          </table:table-cell>
          <table:table-cell/>
          <table:table-cell table:formula="of:=[.E168]*90/1024 - [.H$1] + 92" office:value-type="float" office:value="-54.689453125" calcext:value-type="float">
            <text:p>-54.689453125</text:p>
          </table:table-cell>
          <table:table-cell/>
          <table:table-cell table:formula="of:=-[.F168]*90/1024 +[.J$1] +42" office:value-type="float" office:value="-15.83203125" calcext:value-type="float">
            <text:p>-15.83203125</text:p>
          </table:table-cell>
          <table:table-cell/>
          <table:table-cell table:formula="of:= [.H168]-[.B168]" office:value-type="float" office:value="8.810546875" calcext:value-type="float">
            <text:p>8.810546875</text:p>
          </table:table-cell>
          <table:table-cell/>
          <table:table-cell table:formula="of:=[.J168]-[.C168]" office:value-type="float" office:value="2.15606875" calcext:value-type="float">
            <text:p>2.15606875</text:p>
          </table:table-cell>
          <table:table-cell/>
          <table:table-cell table:formula="of:=ABS([.L168])" office:value-type="float" office:value="8.810546875" calcext:value-type="float">
            <text:p>8.810546875</text:p>
          </table:table-cell>
          <table:table-cell/>
          <table:table-cell table:formula="of:=ABS([.N168])" office:value-type="float" office:value="2.15606875" calcext:value-type="float">
            <text:p>2.15606875</text:p>
          </table:table-cell>
        </table:table-row>
        <table:table-row table:style-name="ro1">
          <table:table-cell/>
          <table:table-cell office:value-type="float" office:value="-72.59" calcext:value-type="float">
            <text:p>-72.59</text:p>
          </table:table-cell>
          <table:table-cell office:value-type="float" office:value="-18.3375" calcext:value-type="float">
            <text:p>-18.3375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E169]*90/1024 - [.H$1] + 92" office:value-type="float" office:value="-63.126953125" calcext:value-type="float">
            <text:p>-63.126953125</text:p>
          </table:table-cell>
          <table:table-cell/>
          <table:table-cell table:formula="of:=-[.F169]*90/1024 +[.J$1] +42" office:value-type="float" office:value="-16.271484375" calcext:value-type="float">
            <text:p>-16.271484375</text:p>
          </table:table-cell>
          <table:table-cell/>
          <table:table-cell table:formula="of:= [.H169]-[.B169]" office:value-type="float" office:value="9.463046875" calcext:value-type="float">
            <text:p>9.463046875</text:p>
          </table:table-cell>
          <table:table-cell/>
          <table:table-cell table:formula="of:=[.J169]-[.C169]" office:value-type="float" office:value="2.066015625" calcext:value-type="float">
            <text:p>2.066015625</text:p>
          </table:table-cell>
          <table:table-cell/>
          <table:table-cell table:formula="of:=ABS([.L169])" office:value-type="float" office:value="9.463046875" calcext:value-type="float">
            <text:p>9.463046875</text:p>
          </table:table-cell>
          <table:table-cell/>
          <table:table-cell table:formula="of:=ABS([.N169])" office:value-type="float" office:value="2.066015625" calcext:value-type="float">
            <text:p>2.066015625</text:p>
          </table:table-cell>
        </table:table-row>
        <table:table-row table:style-name="ro1">
          <table:table-cell/>
          <table:table-cell office:value-type="float" office:value="-81.14" calcext:value-type="float">
            <text:p>-81.14</text:p>
          </table:table-cell>
          <table:table-cell office:value-type="float" office:value="-19.1254" calcext:value-type="float">
            <text:p>-19.1254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3050" calcext:value-type="float">
            <text:p>3050</text:p>
          </table:table-cell>
          <table:table-cell/>
          <table:table-cell table:formula="of:=[.E170]*90/1024 - [.H$1] + 92" office:value-type="float" office:value="-71.828125" calcext:value-type="float">
            <text:p>-71.828125</text:p>
          </table:table-cell>
          <table:table-cell/>
          <table:table-cell table:formula="of:=-[.F170]*90/1024 +[.J$1] +42" office:value-type="float" office:value="-16.447265625" calcext:value-type="float">
            <text:p>-16.447265625</text:p>
          </table:table-cell>
          <table:table-cell/>
          <table:table-cell table:formula="of:= [.H170]-[.B170]" office:value-type="float" office:value="9.311875" calcext:value-type="float">
            <text:p>9.311875</text:p>
          </table:table-cell>
          <table:table-cell/>
          <table:table-cell table:formula="of:=[.J170]-[.C170]" office:value-type="float" office:value="2.678134375" calcext:value-type="float">
            <text:p>2.678134375</text:p>
          </table:table-cell>
          <table:table-cell/>
          <table:table-cell table:formula="of:=ABS([.L170])" office:value-type="float" office:value="9.311875" calcext:value-type="float">
            <text:p>9.311875</text:p>
          </table:table-cell>
          <table:table-cell/>
          <table:table-cell table:formula="of:=ABS([.N170])" office:value-type="float" office:value="2.678134375" calcext:value-type="float">
            <text:p>2.6781343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21" calcext:value-type="float">
            <text:p>2821</text:p>
          </table:table-cell>
          <table:table-cell office:value-type="float" office:value="2581" calcext:value-type="float">
            <text:p>2581</text:p>
          </table:table-cell>
          <table:table-cell/>
          <table:table-cell table:formula="of:=[.E171]*90/1024 - [.H$1] + 92" office:value-type="float" office:value="86.814453125" calcext:value-type="float">
            <text:p>86.814453125</text:p>
          </table:table-cell>
          <table:table-cell/>
          <table:table-cell table:formula="of:=-[.F171]*90/1024 +[.J$1] +42" office:value-type="float" office:value="24.7734375" calcext:value-type="float">
            <text:p>24.7734375</text:p>
          </table:table-cell>
          <table:table-cell/>
          <table:table-cell table:formula="of:= [.H171]-[.B171]" office:value-type="float" office:value="-3.185546875" calcext:value-type="float">
            <text:p>-3.185546875</text:p>
          </table:table-cell>
          <table:table-cell/>
          <table:table-cell table:formula="of:=[.J171]-[.C171]" office:value-type="float" office:value="0.7734375" calcext:value-type="float">
            <text:p>0.7734375</text:p>
          </table:table-cell>
          <table:table-cell/>
          <table:table-cell table:formula="of:=ABS([.L171])" office:value-type="float" office:value="3.185546875" calcext:value-type="float">
            <text:p>3.185546875</text:p>
          </table:table-cell>
          <table:table-cell/>
          <table:table-cell table:formula="of:=ABS([.N171])" office:value-type="float" office:value="0.7734375" calcext:value-type="float">
            <text:p>0.7734375</text:p>
          </table:table-cell>
        </table:table-row>
        <table:table-row table:style-name="ro1">
          <table:table-cell/>
          <table:table-cell office:value-type="float" office:value="83.7" calcext:value-type="float">
            <text:p>83.7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E172]*90/1024 - [.H$1] + 92" office:value-type="float" office:value="79.255859375" calcext:value-type="float">
            <text:p>79.255859375</text:p>
          </table:table-cell>
          <table:table-cell/>
          <table:table-cell table:formula="of:=-[.F172]*90/1024 +[.J$1] +42" office:value-type="float" office:value="24.421875" calcext:value-type="float">
            <text:p>24.421875</text:p>
          </table:table-cell>
          <table:table-cell/>
          <table:table-cell table:formula="of:= [.H172]-[.B172]" office:value-type="float" office:value="-4.444140625" calcext:value-type="float">
            <text:p>-4.444140625</text:p>
          </table:table-cell>
          <table:table-cell/>
          <table:table-cell table:formula="of:=[.J172]-[.C172]" office:value-type="float" office:value="1.785375" calcext:value-type="float">
            <text:p>1.785375</text:p>
          </table:table-cell>
          <table:table-cell/>
          <table:table-cell table:formula="of:=ABS([.L172])" office:value-type="float" office:value="4.444140625" calcext:value-type="float">
            <text:p>4.444140625</text:p>
          </table:table-cell>
          <table:table-cell/>
          <table:table-cell table:formula="of:=ABS([.N172])" office:value-type="float" office:value="1.785375" calcext:value-type="float">
            <text:p>1.785375</text:p>
          </table:table-cell>
        </table:table-row>
        <table:table-row table:style-name="ro1">
          <table:table-cell/>
          <table:table-cell office:value-type="float" office:value="76.7" calcext:value-type="float">
            <text:p>76.7</text:p>
          </table:table-cell>
          <table:table-cell office:value-type="float" office:value="21.5787" calcext:value-type="float">
            <text:p>21.5787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586" calcext:value-type="float">
            <text:p>2586</text:p>
          </table:table-cell>
          <table:table-cell/>
          <table:table-cell table:formula="of:=[.E173]*90/1024 - [.H$1] + 92" office:value-type="float" office:value="70.37890625" calcext:value-type="float">
            <text:p>70.37890625</text:p>
          </table:table-cell>
          <table:table-cell/>
          <table:table-cell table:formula="of:=-[.F173]*90/1024 +[.J$1] +42" office:value-type="float" office:value="24.333984375" calcext:value-type="float">
            <text:p>24.333984375</text:p>
          </table:table-cell>
          <table:table-cell/>
          <table:table-cell table:formula="of:= [.H173]-[.B173]" office:value-type="float" office:value="-6.32109375" calcext:value-type="float">
            <text:p>-6.32109375</text:p>
          </table:table-cell>
          <table:table-cell/>
          <table:table-cell table:formula="of:=[.J173]-[.C173]" office:value-type="float" office:value="2.755284375" calcext:value-type="float">
            <text:p>2.755284375</text:p>
          </table:table-cell>
          <table:table-cell/>
          <table:table-cell table:formula="of:=ABS([.L173])" office:value-type="float" office:value="6.32109375" calcext:value-type="float">
            <text:p>6.32109375</text:p>
          </table:table-cell>
          <table:table-cell/>
          <table:table-cell table:formula="of:=ABS([.N173])" office:value-type="float" office:value="2.755284375" calcext:value-type="float">
            <text:p>2.755284375</text:p>
          </table:table-cell>
        </table:table-row>
        <table:table-row table:style-name="ro1">
          <table:table-cell/>
          <table:table-cell office:value-type="float" office:value="69.1" calcext:value-type="float">
            <text:p>69.1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2523" calcext:value-type="float">
            <text:p>2523</text:p>
          </table:table-cell>
          <table:table-cell office:value-type="float" office:value="2587" calcext:value-type="float">
            <text:p>2587</text:p>
          </table:table-cell>
          <table:table-cell/>
          <table:table-cell table:formula="of:=[.E174]*90/1024 - [.H$1] + 92" office:value-type="float" office:value="60.623046875" calcext:value-type="float">
            <text:p>60.623046875</text:p>
          </table:table-cell>
          <table:table-cell/>
          <table:table-cell table:formula="of:=-[.F174]*90/1024 +[.J$1] +42" office:value-type="float" office:value="24.24609375" calcext:value-type="float">
            <text:p>24.24609375</text:p>
          </table:table-cell>
          <table:table-cell/>
          <table:table-cell table:formula="of:= [.H174]-[.B174]" office:value-type="float" office:value="-8.47695312499999" calcext:value-type="float">
            <text:p>-8.47695312499999</text:p>
          </table:table-cell>
          <table:table-cell/>
          <table:table-cell table:formula="of:=[.J174]-[.C174]" office:value-type="float" office:value="3.37279375" calcext:value-type="float">
            <text:p>3.37279375</text:p>
          </table:table-cell>
          <table:table-cell/>
          <table:table-cell table:formula="of:=ABS([.L174])" office:value-type="float" office:value="8.47695312499999" calcext:value-type="float">
            <text:p>8.47695312499999</text:p>
          </table:table-cell>
          <table:table-cell/>
          <table:table-cell table:formula="of:=ABS([.N174])" office:value-type="float" office:value="3.37279375" calcext:value-type="float">
            <text:p>3.37279375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2588" calcext:value-type="float">
            <text:p>2588</text:p>
          </table:table-cell>
          <table:table-cell/>
          <table:table-cell table:formula="of:=[.E175]*90/1024 - [.H$1] + 92" office:value-type="float" office:value="50.603515625" calcext:value-type="float">
            <text:p>50.603515625</text:p>
          </table:table-cell>
          <table:table-cell/>
          <table:table-cell table:formula="of:=-[.F175]*90/1024 +[.J$1] +42" office:value-type="float" office:value="24.158203125" calcext:value-type="float">
            <text:p>24.158203125</text:p>
          </table:table-cell>
          <table:table-cell/>
          <table:table-cell table:formula="of:= [.H175]-[.B175]" office:value-type="float" office:value="-10.516484375" calcext:value-type="float">
            <text:p>-10.516484375</text:p>
          </table:table-cell>
          <table:table-cell/>
          <table:table-cell table:formula="of:=[.J175]-[.C175]" office:value-type="float" office:value="3.601703125" calcext:value-type="float">
            <text:p>3.601703125</text:p>
          </table:table-cell>
          <table:table-cell/>
          <table:table-cell table:formula="of:=ABS([.L175])" office:value-type="float" office:value="10.516484375" calcext:value-type="float">
            <text:p>10.516484375</text:p>
          </table:table-cell>
          <table:table-cell/>
          <table:table-cell table:formula="of:=ABS([.N175])" office:value-type="float" office:value="3.601703125" calcext:value-type="float">
            <text:p>3.601703125</text:p>
          </table:table-cell>
        </table:table-row>
        <table:table-row table:style-name="ro1">
          <table:table-cell/>
          <table:table-cell office:value-type="float" office:value="53.05" calcext:value-type="float">
            <text:p>53.05</text:p>
          </table:table-cell>
          <table:table-cell office:value-type="float" office:value="20.6462" calcext:value-type="float">
            <text:p>20.6462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2589" calcext:value-type="float">
            <text:p>2589</text:p>
          </table:table-cell>
          <table:table-cell/>
          <table:table-cell table:formula="of:=[.E176]*90/1024 - [.H$1] + 92" office:value-type="float" office:value="40.935546875" calcext:value-type="float">
            <text:p>40.935546875</text:p>
          </table:table-cell>
          <table:table-cell/>
          <table:table-cell table:formula="of:=-[.F176]*90/1024 +[.J$1] +42" office:value-type="float" office:value="24.0703125" calcext:value-type="float">
            <text:p>24.0703125</text:p>
          </table:table-cell>
          <table:table-cell/>
          <table:table-cell table:formula="of:= [.H176]-[.B176]" office:value-type="float" office:value="-12.114453125" calcext:value-type="float">
            <text:p>-12.114453125</text:p>
          </table:table-cell>
          <table:table-cell/>
          <table:table-cell table:formula="of:=[.J176]-[.C176]" office:value-type="float" office:value="3.4241125" calcext:value-type="float">
            <text:p>3.4241125</text:p>
          </table:table-cell>
          <table:table-cell/>
          <table:table-cell table:formula="of:=ABS([.L176])" office:value-type="float" office:value="12.114453125" calcext:value-type="float">
            <text:p>12.114453125</text:p>
          </table:table-cell>
          <table:table-cell/>
          <table:table-cell table:formula="of:=ABS([.N176])" office:value-type="float" office:value="3.4241125" calcext:value-type="float">
            <text:p>3.4241125</text:p>
          </table:table-cell>
        </table:table-row>
        <table:table-row table:style-name="ro1">
          <table:table-cell/>
          <table:table-cell office:value-type="float" office:value="45.21" calcext:value-type="float">
            <text:p>45.21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2198" calcext:value-type="float">
            <text:p>2198</text:p>
          </table:table-cell>
          <table:table-cell office:value-type="float" office:value="2589" calcext:value-type="float">
            <text:p>2589</text:p>
          </table:table-cell>
          <table:table-cell/>
          <table:table-cell table:formula="of:=[.E177]*90/1024 - [.H$1] + 92" office:value-type="float" office:value="32.05859375" calcext:value-type="float">
            <text:p>32.05859375</text:p>
          </table:table-cell>
          <table:table-cell/>
          <table:table-cell table:formula="of:=-[.F177]*90/1024 +[.J$1] +42" office:value-type="float" office:value="24.0703125" calcext:value-type="float">
            <text:p>24.0703125</text:p>
          </table:table-cell>
          <table:table-cell/>
          <table:table-cell table:formula="of:= [.H177]-[.B177]" office:value-type="float" office:value="-13.15140625" calcext:value-type="float">
            <text:p>-13.15140625</text:p>
          </table:table-cell>
          <table:table-cell/>
          <table:table-cell table:formula="of:=[.J177]-[.C177]" office:value-type="float" office:value="2.9331125" calcext:value-type="float">
            <text:p>2.9331125</text:p>
          </table:table-cell>
          <table:table-cell/>
          <table:table-cell table:formula="of:=ABS([.L177])" office:value-type="float" office:value="13.15140625" calcext:value-type="float">
            <text:p>13.15140625</text:p>
          </table:table-cell>
          <table:table-cell/>
          <table:table-cell table:formula="of:=ABS([.N177])" office:value-type="float" office:value="2.9331125" calcext:value-type="float">
            <text:p>2.9331125</text:p>
          </table:table-cell>
        </table:table-row>
        <table:table-row table:style-name="ro1">
          <table:table-cell/>
          <table:table-cell office:value-type="float" office:value="37.85" calcext:value-type="float">
            <text:p>37.8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float" office:value="2589" calcext:value-type="float">
            <text:p>2589</text:p>
          </table:table-cell>
          <table:table-cell/>
          <table:table-cell table:formula="of:=[.E178]*90/1024 - [.H$1] + 92" office:value-type="float" office:value="24.236328125" calcext:value-type="float">
            <text:p>24.236328125</text:p>
          </table:table-cell>
          <table:table-cell/>
          <table:table-cell table:formula="of:=-[.F178]*90/1024 +[.J$1] +42" office:value-type="float" office:value="24.0703125" calcext:value-type="float">
            <text:p>24.0703125</text:p>
          </table:table-cell>
          <table:table-cell/>
          <table:table-cell table:formula="of:= [.H178]-[.B178]" office:value-type="float" office:value="-13.613671875" calcext:value-type="float">
            <text:p>-13.613671875</text:p>
          </table:table-cell>
          <table:table-cell/>
          <table:table-cell table:formula="of:=[.J178]-[.C178]" office:value-type="float" office:value="2.0676125" calcext:value-type="float">
            <text:p>2.0676125</text:p>
          </table:table-cell>
          <table:table-cell/>
          <table:table-cell table:formula="of:=ABS([.L178])" office:value-type="float" office:value="13.613671875" calcext:value-type="float">
            <text:p>13.613671875</text:p>
          </table:table-cell>
          <table:table-cell/>
          <table:table-cell table:formula="of:=ABS([.N178])" office:value-type="float" office:value="2.0676125" calcext:value-type="float">
            <text:p>2.06761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[.E179]*90/1024 - [.H$1] + 92" office:value-type="float" office:value="16.326171875" calcext:value-type="float">
            <text:p>16.326171875</text:p>
          </table:table-cell>
          <table:table-cell/>
          <table:table-cell table:formula="of:=-[.F179]*90/1024 +[.J$1] +42" office:value-type="float" office:value="24.94921875" calcext:value-type="float">
            <text:p>24.94921875</text:p>
          </table:table-cell>
          <table:table-cell/>
          <table:table-cell table:formula="of:= [.H179]-[.B179]" office:value-type="float" office:value="-13.673828125" calcext:value-type="float">
            <text:p>-13.673828125</text:p>
          </table:table-cell>
          <table:table-cell/>
          <table:table-cell table:formula="of:=[.J179]-[.C179]" office:value-type="float" office:value="0.94921875" calcext:value-type="float">
            <text:p>0.94921875</text:p>
          </table:table-cell>
          <table:table-cell/>
          <table:table-cell table:formula="of:=ABS([.L179])" office:value-type="float" office:value="13.673828125" calcext:value-type="float">
            <text:p>13.673828125</text:p>
          </table:table-cell>
          <table:table-cell/>
          <table:table-cell table:formula="of:=ABS([.N179])" office:value-type="float" office:value="0.94921875" calcext:value-type="float">
            <text:p>0.94921875</text:p>
          </table:table-cell>
        </table:table-row>
        <table:table-row table:style-name="ro1">
          <table:table-cell/>
          <table:table-cell office:value-type="float" office:value="23.71" calcext:value-type="float">
            <text:p>23.71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[.E180]*90/1024 - [.H$1] + 92" office:value-type="float" office:value="10.349609375" calcext:value-type="float">
            <text:p>10.349609375</text:p>
          </table:table-cell>
          <table:table-cell/>
          <table:table-cell table:formula="of:=-[.F180]*90/1024 +[.J$1] +42" office:value-type="float" office:value="24.94921875" calcext:value-type="float">
            <text:p>24.94921875</text:p>
          </table:table-cell>
          <table:table-cell/>
          <table:table-cell table:formula="of:= [.H180]-[.B180]" office:value-type="float" office:value="-13.360390625" calcext:value-type="float">
            <text:p>-13.360390625</text:p>
          </table:table-cell>
          <table:table-cell/>
          <table:table-cell table:formula="of:=[.J180]-[.C180]" office:value-type="float" office:value="2.31271875" calcext:value-type="float">
            <text:p>2.31271875</text:p>
          </table:table-cell>
          <table:table-cell/>
          <table:table-cell table:formula="of:=ABS([.L180])" office:value-type="float" office:value="13.360390625" calcext:value-type="float">
            <text:p>13.360390625</text:p>
          </table:table-cell>
          <table:table-cell/>
          <table:table-cell table:formula="of:=ABS([.N180])" office:value-type="float" office:value="2.31271875" calcext:value-type="float">
            <text:p>2.31271875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21.5788" calcext:value-type="float">
            <text:p>21.5788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2573" calcext:value-type="float">
            <text:p>2573</text:p>
          </table:table-cell>
          <table:table-cell/>
          <table:table-cell table:formula="of:=[.E181]*90/1024 - [.H$1] + 92" office:value-type="float" office:value="4.373046875" calcext:value-type="float">
            <text:p>4.373046875</text:p>
          </table:table-cell>
          <table:table-cell/>
          <table:table-cell table:formula="of:=-[.F181]*90/1024 +[.J$1] +42" office:value-type="float" office:value="25.4765625" calcext:value-type="float">
            <text:p>25.4765625</text:p>
          </table:table-cell>
          <table:table-cell/>
          <table:table-cell table:formula="of:= [.H181]-[.B181]" office:value-type="float" office:value="-12.326953125" calcext:value-type="float">
            <text:p>-12.326953125</text:p>
          </table:table-cell>
          <table:table-cell/>
          <table:table-cell table:formula="of:=[.J181]-[.C181]" office:value-type="float" office:value="3.8977625" calcext:value-type="float">
            <text:p>3.8977625</text:p>
          </table:table-cell>
          <table:table-cell/>
          <table:table-cell table:formula="of:=ABS([.L181])" office:value-type="float" office:value="12.326953125" calcext:value-type="float">
            <text:p>12.326953125</text:p>
          </table:table-cell>
          <table:table-cell/>
          <table:table-cell table:formula="of:=ABS([.N181])" office:value-type="float" office:value="3.8977625" calcext:value-type="float">
            <text:p>3.8977625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2557" calcext:value-type="float">
            <text:p>2557</text:p>
          </table:table-cell>
          <table:table-cell/>
          <table:table-cell table:formula="of:=[.E182]*90/1024 - [.H$1] + 92" office:value-type="float" office:value="-1.603515625" calcext:value-type="float">
            <text:p>-1.603515625</text:p>
          </table:table-cell>
          <table:table-cell/>
          <table:table-cell table:formula="of:=-[.F182]*90/1024 +[.J$1] +42" office:value-type="float" office:value="26.8828125" calcext:value-type="float">
            <text:p>26.8828125</text:p>
          </table:table-cell>
          <table:table-cell/>
          <table:table-cell table:formula="of:= [.H182]-[.B182]" office:value-type="float" office:value="-10.703515625" calcext:value-type="float">
            <text:p>-10.703515625</text:p>
          </table:table-cell>
          <table:table-cell/>
          <table:table-cell table:formula="of:=[.J182]-[.C182]" office:value-type="float" office:value="6.0095125" calcext:value-type="float">
            <text:p>6.0095125</text:p>
          </table:table-cell>
          <table:table-cell/>
          <table:table-cell table:formula="of:=ABS([.L182])" office:value-type="float" office:value="10.703515625" calcext:value-type="float">
            <text:p>10.703515625</text:p>
          </table:table-cell>
          <table:table-cell/>
          <table:table-cell table:formula="of:=ABS([.N182])" office:value-type="float" office:value="6.0095125" calcext:value-type="float">
            <text:p>6.0095125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E183]*90/1024 - [.H$1] + 92" office:value-type="float" office:value="-8.01953125" calcext:value-type="float">
            <text:p>-8.01953125</text:p>
          </table:table-cell>
          <table:table-cell/>
          <table:table-cell table:formula="of:=-[.F183]*90/1024 +[.J$1] +42" office:value-type="float" office:value="26.619140625" calcext:value-type="float">
            <text:p>26.619140625</text:p>
          </table:table-cell>
          <table:table-cell/>
          <table:table-cell table:formula="of:= [.H183]-[.B183]" office:value-type="float" office:value="-9.13953125" calcext:value-type="float">
            <text:p>-9.13953125</text:p>
          </table:table-cell>
          <table:table-cell/>
          <table:table-cell table:formula="of:=[.J183]-[.C183]" office:value-type="float" office:value="6.062640625" calcext:value-type="float">
            <text:p>6.062640625</text:p>
          </table:table-cell>
          <table:table-cell/>
          <table:table-cell table:formula="of:=ABS([.L183])" office:value-type="float" office:value="9.13953125" calcext:value-type="float">
            <text:p>9.13953125</text:p>
          </table:table-cell>
          <table:table-cell/>
          <table:table-cell table:formula="of:=ABS([.N183])" office:value-type="float" office:value="6.062640625" calcext:value-type="float">
            <text:p>6.062640625</text:p>
          </table:table-cell>
        </table:table-row>
        <table:table-row table:style-name="ro1">
          <table:table-cell/>
          <table:table-cell office:value-type="float" office:value="-6.95" calcext:value-type="float">
            <text:p>-6.95</text:p>
          </table:table-cell>
          <table:table-cell office:value-type="float" office:value="20.6461" calcext:value-type="float">
            <text:p>20.646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2557" calcext:value-type="float">
            <text:p>2557</text:p>
          </table:table-cell>
          <table:table-cell/>
          <table:table-cell table:formula="of:=[.E184]*90/1024 - [.H$1] + 92" office:value-type="float" office:value="-11.7109375" calcext:value-type="float">
            <text:p>-11.7109375</text:p>
          </table:table-cell>
          <table:table-cell/>
          <table:table-cell table:formula="of:=-[.F184]*90/1024 +[.J$1] +42" office:value-type="float" office:value="26.8828125" calcext:value-type="float">
            <text:p>26.8828125</text:p>
          </table:table-cell>
          <table:table-cell/>
          <table:table-cell table:formula="of:= [.H184]-[.B184]" office:value-type="float" office:value="-4.7609375" calcext:value-type="float">
            <text:p>-4.7609375</text:p>
          </table:table-cell>
          <table:table-cell/>
          <table:table-cell table:formula="of:=[.J184]-[.C184]" office:value-type="float" office:value="6.2367125" calcext:value-type="float">
            <text:p>6.2367125</text:p>
          </table:table-cell>
          <table:table-cell/>
          <table:table-cell table:formula="of:=ABS([.L184])" office:value-type="float" office:value="4.7609375" calcext:value-type="float">
            <text:p>4.7609375</text:p>
          </table:table-cell>
          <table:table-cell/>
          <table:table-cell table:formula="of:=ABS([.N184])" office:value-type="float" office:value="6.2367125" calcext:value-type="float">
            <text:p>6.2367125</text:p>
          </table:table-cell>
        </table:table-row>
        <table:table-row table:style-name="ro1">
          <table:table-cell/>
          <table:table-cell office:value-type="float" office:value="-14.79" calcext:value-type="float">
            <text:p>-14.79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2551" calcext:value-type="float">
            <text:p>2551</text:p>
          </table:table-cell>
          <table:table-cell/>
          <table:table-cell table:formula="of:=[.E185]*90/1024 - [.H$1] + 92" office:value-type="float" office:value="-17.423828125" calcext:value-type="float">
            <text:p>-17.423828125</text:p>
          </table:table-cell>
          <table:table-cell/>
          <table:table-cell table:formula="of:=-[.F185]*90/1024 +[.J$1] +42" office:value-type="float" office:value="27.41015625" calcext:value-type="float">
            <text:p>27.41015625</text:p>
          </table:table-cell>
          <table:table-cell/>
          <table:table-cell table:formula="of:= [.H185]-[.B185]" office:value-type="float" office:value="-2.633828125" calcext:value-type="float">
            <text:p>-2.633828125</text:p>
          </table:table-cell>
          <table:table-cell/>
          <table:table-cell table:formula="of:=[.J185]-[.C185]" office:value-type="float" office:value="6.27295625" calcext:value-type="float">
            <text:p>6.27295625</text:p>
          </table:table-cell>
          <table:table-cell/>
          <table:table-cell table:formula="of:=ABS([.L185])" office:value-type="float" office:value="2.633828125" calcext:value-type="float">
            <text:p>2.633828125</text:p>
          </table:table-cell>
          <table:table-cell/>
          <table:table-cell table:formula="of:=ABS([.N185])" office:value-type="float" office:value="6.27295625" calcext:value-type="float">
            <text:p>6.27295625</text:p>
          </table:table-cell>
        </table:table-row>
        <table:table-row table:style-name="ro1">
          <table:table-cell/>
          <table:table-cell office:value-type="float" office:value="-22.15" calcext:value-type="float">
            <text:p>-22.1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2542" calcext:value-type="float">
            <text:p>2542</text:p>
          </table:table-cell>
          <table:table-cell/>
          <table:table-cell table:formula="of:=[.E186]*90/1024 - [.H$1] + 92" office:value-type="float" office:value="-22.697265625" calcext:value-type="float">
            <text:p>-22.697265625</text:p>
          </table:table-cell>
          <table:table-cell/>
          <table:table-cell table:formula="of:=-[.F186]*90/1024 +[.J$1] +42" office:value-type="float" office:value="28.201171875" calcext:value-type="float">
            <text:p>28.201171875</text:p>
          </table:table-cell>
          <table:table-cell/>
          <table:table-cell table:formula="of:= [.H186]-[.B186]" office:value-type="float" office:value="-0.547265625000001" calcext:value-type="float">
            <text:p>-0.547265625000001</text:p>
          </table:table-cell>
          <table:table-cell/>
          <table:table-cell table:formula="of:=[.J186]-[.C186]" office:value-type="float" office:value="6.198471875" calcext:value-type="float">
            <text:p>6.198471875</text:p>
          </table:table-cell>
          <table:table-cell/>
          <table:table-cell table:formula="of:=ABS([.L186])" office:value-type="float" office:value="0.547265625000001" calcext:value-type="float">
            <text:p>0.547265625000001</text:p>
          </table:table-cell>
          <table:table-cell/>
          <table:table-cell table:formula="of:=ABS([.N186])" office:value-type="float" office:value="6.198471875" calcext:value-type="float">
            <text:p>6.19847187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2525" calcext:value-type="float">
            <text:p>2525</text:p>
          </table:table-cell>
          <table:table-cell/>
          <table:table-cell table:formula="of:=[.E187]*90/1024 - [.H$1] + 92" office:value-type="float" office:value="-28.322265625" calcext:value-type="float">
            <text:p>-28.322265625</text:p>
          </table:table-cell>
          <table:table-cell/>
          <table:table-cell table:formula="of:=-[.F187]*90/1024 +[.J$1] +42" office:value-type="float" office:value="29.6953125" calcext:value-type="float">
            <text:p>29.6953125</text:p>
          </table:table-cell>
          <table:table-cell/>
          <table:table-cell table:formula="of:= [.H187]-[.B187]" office:value-type="float" office:value="1.677734375" calcext:value-type="float">
            <text:p>1.677734375</text:p>
          </table:table-cell>
          <table:table-cell/>
          <table:table-cell table:formula="of:=[.J187]-[.C187]" office:value-type="float" office:value="5.6953125" calcext:value-type="float">
            <text:p>5.6953125</text:p>
          </table:table-cell>
          <table:table-cell/>
          <table:table-cell table:formula="of:=ABS([.L187])" office:value-type="float" office:value="1.677734375" calcext:value-type="float">
            <text:p>1.677734375</text:p>
          </table:table-cell>
          <table:table-cell/>
          <table:table-cell table:formula="of:=ABS([.N187])" office:value-type="float" office:value="5.6953125" calcext:value-type="float">
            <text:p>5.6953125</text:p>
          </table:table-cell>
        </table:table-row>
        <table:table-row table:style-name="ro1">
          <table:table-cell/>
          <table:table-cell office:value-type="float" office:value="-36.29" calcext:value-type="float">
            <text:p>-36.29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2536" calcext:value-type="float">
            <text:p>2536</text:p>
          </table:table-cell>
          <table:table-cell/>
          <table:table-cell table:formula="of:=[.E188]*90/1024 - [.H$1] + 92" office:value-type="float" office:value="-32.716796875" calcext:value-type="float">
            <text:p>-32.716796875</text:p>
          </table:table-cell>
          <table:table-cell/>
          <table:table-cell table:formula="of:=-[.F188]*90/1024 +[.J$1] +42" office:value-type="float" office:value="28.728515625" calcext:value-type="float">
            <text:p>28.728515625</text:p>
          </table:table-cell>
          <table:table-cell/>
          <table:table-cell table:formula="of:= [.H188]-[.B188]" office:value-type="float" office:value="3.573203125" calcext:value-type="float">
            <text:p>3.573203125</text:p>
          </table:table-cell>
          <table:table-cell/>
          <table:table-cell table:formula="of:=[.J188]-[.C188]" office:value-type="float" office:value="6.092015625" calcext:value-type="float">
            <text:p>6.092015625</text:p>
          </table:table-cell>
          <table:table-cell/>
          <table:table-cell table:formula="of:=ABS([.L188])" office:value-type="float" office:value="3.573203125" calcext:value-type="float">
            <text:p>3.573203125</text:p>
          </table:table-cell>
          <table:table-cell/>
          <table:table-cell table:formula="of:=ABS([.N188])" office:value-type="float" office:value="6.092015625" calcext:value-type="float">
            <text:p>6.092015625</text:p>
          </table:table-cell>
        </table:table-row>
        <table:table-row table:style-name="ro1">
          <table:table-cell/>
          <table:table-cell office:value-type="float" office:value="-43.3" calcext:value-type="float">
            <text:p>-43.3</text:p>
          </table:table-cell>
          <table:table-cell office:value-type="float" office:value="21.5787" calcext:value-type="float">
            <text:p>21.5787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2544" calcext:value-type="float">
            <text:p>2544</text:p>
          </table:table-cell>
          <table:table-cell/>
          <table:table-cell table:formula="of:=[.E189]*90/1024 - [.H$1] + 92" office:value-type="float" office:value="-38.166015625" calcext:value-type="float">
            <text:p>-38.166015625</text:p>
          </table:table-cell>
          <table:table-cell/>
          <table:table-cell table:formula="of:=-[.F189]*90/1024 +[.J$1] +42" office:value-type="float" office:value="28.025390625" calcext:value-type="float">
            <text:p>28.025390625</text:p>
          </table:table-cell>
          <table:table-cell/>
          <table:table-cell table:formula="of:= [.H189]-[.B189]" office:value-type="float" office:value="5.133984375" calcext:value-type="float">
            <text:p>5.133984375</text:p>
          </table:table-cell>
          <table:table-cell/>
          <table:table-cell table:formula="of:=[.J189]-[.C189]" office:value-type="float" office:value="6.446690625" calcext:value-type="float">
            <text:p>6.446690625</text:p>
          </table:table-cell>
          <table:table-cell/>
          <table:table-cell table:formula="of:=ABS([.L189])" office:value-type="float" office:value="5.133984375" calcext:value-type="float">
            <text:p>5.133984375</text:p>
          </table:table-cell>
          <table:table-cell/>
          <table:table-cell table:formula="of:=ABS([.N189])" office:value-type="float" office:value="6.446690625" calcext:value-type="float">
            <text:p>6.446690625</text:p>
          </table:table-cell>
        </table:table-row>
        <table:table-row table:style-name="ro1">
          <table:table-cell/>
          <table:table-cell office:value-type="float" office:value="-50.9" calcext:value-type="float">
            <text:p>-50.9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2549" calcext:value-type="float">
            <text:p>2549</text:p>
          </table:table-cell>
          <table:table-cell/>
          <table:table-cell table:formula="of:=[.E190]*90/1024 - [.H$1] + 92" office:value-type="float" office:value="-44.142578125" calcext:value-type="float">
            <text:p>-44.142578125</text:p>
          </table:table-cell>
          <table:table-cell/>
          <table:table-cell table:formula="of:=-[.F190]*90/1024 +[.J$1] +42" office:value-type="float" office:value="27.5859375" calcext:value-type="float">
            <text:p>27.5859375</text:p>
          </table:table-cell>
          <table:table-cell/>
          <table:table-cell table:formula="of:= [.H190]-[.B190]" office:value-type="float" office:value="6.757421875" calcext:value-type="float">
            <text:p>6.757421875</text:p>
          </table:table-cell>
          <table:table-cell/>
          <table:table-cell table:formula="of:=[.J190]-[.C190]" office:value-type="float" office:value="6.7126375" calcext:value-type="float">
            <text:p>6.7126375</text:p>
          </table:table-cell>
          <table:table-cell/>
          <table:table-cell table:formula="of:=ABS([.L190])" office:value-type="float" office:value="6.757421875" calcext:value-type="float">
            <text:p>6.757421875</text:p>
          </table:table-cell>
          <table:table-cell/>
          <table:table-cell table:formula="of:=ABS([.N190])" office:value-type="float" office:value="6.7126375" calcext:value-type="float">
            <text:p>6.7126375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/>
          <table:table-cell table:formula="of:=[.E191]*90/1024 - [.H$1] + 92" office:value-type="float" office:value="-50.734375" calcext:value-type="float">
            <text:p>-50.734375</text:p>
          </table:table-cell>
          <table:table-cell/>
          <table:table-cell table:formula="of:=-[.F191]*90/1024 +[.J$1] +42" office:value-type="float" office:value="27.234375" calcext:value-type="float">
            <text:p>27.234375</text:p>
          </table:table-cell>
          <table:table-cell/>
          <table:table-cell table:formula="of:= [.H191]-[.B191]" office:value-type="float" office:value="8.145625" calcext:value-type="float">
            <text:p>8.145625</text:p>
          </table:table-cell>
          <table:table-cell/>
          <table:table-cell table:formula="of:=[.J191]-[.C191]" office:value-type="float" office:value="6.677875" calcext:value-type="float">
            <text:p>6.677875</text:p>
          </table:table-cell>
          <table:table-cell/>
          <table:table-cell table:formula="of:=ABS([.L191])" office:value-type="float" office:value="8.145625" calcext:value-type="float">
            <text:p>8.145625</text:p>
          </table:table-cell>
          <table:table-cell/>
          <table:table-cell table:formula="of:=ABS([.N191])" office:value-type="float" office:value="6.677875" calcext:value-type="float">
            <text:p>6.677875</text:p>
          </table:table-cell>
        </table:table-row>
        <table:table-row table:style-name="ro1">
          <table:table-cell/>
          <table:table-cell office:value-type="float" office:value="-66.95" calcext:value-type="float">
            <text:p>-66.95</text:p>
          </table:table-cell>
          <table:table-cell office:value-type="float" office:value="20.6462" calcext:value-type="float">
            <text:p>20.646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553" calcext:value-type="float">
            <text:p>2553</text:p>
          </table:table-cell>
          <table:table-cell/>
          <table:table-cell table:formula="of:=[.E192]*90/1024 - [.H$1] + 92" office:value-type="float" office:value="-57.677734375" calcext:value-type="float">
            <text:p>-57.677734375</text:p>
          </table:table-cell>
          <table:table-cell/>
          <table:table-cell table:formula="of:=-[.F192]*90/1024 +[.J$1] +42" office:value-type="float" office:value="27.234375" calcext:value-type="float">
            <text:p>27.234375</text:p>
          </table:table-cell>
          <table:table-cell/>
          <table:table-cell table:formula="of:= [.H192]-[.B192]" office:value-type="float" office:value="9.272265625" calcext:value-type="float">
            <text:p>9.272265625</text:p>
          </table:table-cell>
          <table:table-cell/>
          <table:table-cell table:formula="of:=[.J192]-[.C192]" office:value-type="float" office:value="6.588175" calcext:value-type="float">
            <text:p>6.588175</text:p>
          </table:table-cell>
          <table:table-cell/>
          <table:table-cell table:formula="of:=ABS([.L192])" office:value-type="float" office:value="9.272265625" calcext:value-type="float">
            <text:p>9.272265625</text:p>
          </table:table-cell>
          <table:table-cell/>
          <table:table-cell table:formula="of:=ABS([.N192])" office:value-type="float" office:value="6.588175" calcext:value-type="float">
            <text:p>6.588175</text:p>
          </table:table-cell>
        </table:table-row>
        <table:table-row table:style-name="ro1">
          <table:table-cell/>
          <table:table-cell office:value-type="float" office:value="-74.79" calcext:value-type="float">
            <text:p>-74.79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546" calcext:value-type="float">
            <text:p>2546</text:p>
          </table:table-cell>
          <table:table-cell/>
          <table:table-cell table:formula="of:=[.E193]*90/1024 - [.H$1] + 92" office:value-type="float" office:value="-65.060546875" calcext:value-type="float">
            <text:p>-65.060546875</text:p>
          </table:table-cell>
          <table:table-cell/>
          <table:table-cell table:formula="of:=-[.F193]*90/1024 +[.J$1] +42" office:value-type="float" office:value="27.849609375" calcext:value-type="float">
            <text:p>27.849609375</text:p>
          </table:table-cell>
          <table:table-cell/>
          <table:table-cell table:formula="of:= [.H193]-[.B193]" office:value-type="float" office:value="9.72945312500001" calcext:value-type="float">
            <text:p>9.72945312500001</text:p>
          </table:table-cell>
          <table:table-cell/>
          <table:table-cell table:formula="of:=[.J193]-[.C193]" office:value-type="float" office:value="6.712409375" calcext:value-type="float">
            <text:p>6.712409375</text:p>
          </table:table-cell>
          <table:table-cell/>
          <table:table-cell table:formula="of:=ABS([.L193])" office:value-type="float" office:value="9.72945312500001" calcext:value-type="float">
            <text:p>9.72945312500001</text:p>
          </table:table-cell>
          <table:table-cell/>
          <table:table-cell table:formula="of:=ABS([.N193])" office:value-type="float" office:value="6.712409375" calcext:value-type="float">
            <text:p>6.712409375</text:p>
          </table:table-cell>
        </table:table-row>
        <table:table-row table:style-name="ro1">
          <table:table-cell/>
          <table:table-cell office:value-type="float" office:value="-82.15" calcext:value-type="float">
            <text:p>-82.1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E194]*90/1024 - [.H$1] + 92" office:value-type="float" office:value="-72.970703125" calcext:value-type="float">
            <text:p>-72.970703125</text:p>
          </table:table-cell>
          <table:table-cell/>
          <table:table-cell table:formula="of:=-[.F194]*90/1024 +[.J$1] +42" office:value-type="float" office:value="28.640625" calcext:value-type="float">
            <text:p>28.640625</text:p>
          </table:table-cell>
          <table:table-cell/>
          <table:table-cell table:formula="of:= [.H194]-[.B194]" office:value-type="float" office:value="9.17929687500001" calcext:value-type="float">
            <text:p>9.17929687500001</text:p>
          </table:table-cell>
          <table:table-cell/>
          <table:table-cell table:formula="of:=[.J194]-[.C194]" office:value-type="float" office:value="6.637925" calcext:value-type="float">
            <text:p>6.637925</text:p>
          </table:table-cell>
          <table:table-cell/>
          <table:table-cell table:formula="of:=ABS([.L194])" office:value-type="float" office:value="9.17929687500001" calcext:value-type="float">
            <text:p>9.17929687500001</text:p>
          </table:table-cell>
          <table:table-cell/>
          <table:table-cell table:formula="of:=ABS([.N194])" office:value-type="float" office:value="6.637925" calcext:value-type="float">
            <text:p>6.637925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2514" calcext:value-type="float">
            <text:p>2514</text:p>
          </table:table-cell>
          <table:table-cell/>
          <table:table-cell table:formula="of:=[.E195]*90/1024 - [.H$1] + 92" office:value-type="float" office:value="-81.935546875" calcext:value-type="float">
            <text:p>-81.935546875</text:p>
          </table:table-cell>
          <table:table-cell/>
          <table:table-cell table:formula="of:=-[.F195]*90/1024 +[.J$1] +42" office:value-type="float" office:value="30.662109375" calcext:value-type="float">
            <text:p>30.662109375</text:p>
          </table:table-cell>
          <table:table-cell/>
          <table:table-cell table:formula="of:= [.H195]-[.B195]" office:value-type="float" office:value="8.064453125" calcext:value-type="float">
            <text:p>8.064453125</text:p>
          </table:table-cell>
          <table:table-cell/>
          <table:table-cell table:formula="of:=[.J195]-[.C195]" office:value-type="float" office:value="6.662109375" calcext:value-type="float">
            <text:p>6.662109375</text:p>
          </table:table-cell>
          <table:table-cell/>
          <table:table-cell table:formula="of:=ABS([.L195])" office:value-type="float" office:value="8.064453125" calcext:value-type="float">
            <text:p>8.064453125</text:p>
          </table:table-cell>
          <table:table-cell/>
          <table:table-cell table:formula="of:=ABS([.N195])" office:value-type="float" office:value="6.662109375" calcext:value-type="float">
            <text:p>6.662109375</text:p>
          </table:table-cell>
        </table:table-row>
        <table:table-row table:style-name="ro1">
          <table:table-cell/>
          <table:table-cell office:value-type="float" office:value="83.71" calcext:value-type="float">
            <text:p>83.71</text:p>
          </table:table-cell>
          <table:table-cell office:value-type="float" office:value="-22.6365" calcext:value-type="float">
            <text:p>-22.6365</text:p>
          </table:table-cell>
          <table:table-cell/>
          <table:table-cell office:value-type="float" office:value="2733" calcext:value-type="float">
            <text:p>2733</text:p>
          </table:table-cell>
          <table:table-cell office:value-type="float" office:value="3035" calcext:value-type="float">
            <text:p>3035</text:p>
          </table:table-cell>
          <table:table-cell/>
          <table:table-cell table:formula="of:=[.E196]*90/1024 - [.H$1] + 92" office:value-type="float" office:value="79.080078125" calcext:value-type="float">
            <text:p>79.080078125</text:p>
          </table:table-cell>
          <table:table-cell/>
          <table:table-cell table:formula="of:=-[.F196]*90/1024 +[.J$1] +42" office:value-type="float" office:value="-15.12890625" calcext:value-type="float">
            <text:p>-15.12890625</text:p>
          </table:table-cell>
          <table:table-cell/>
          <table:table-cell table:formula="of:= [.H196]-[.B196]" office:value-type="float" office:value="-4.62992187499999" calcext:value-type="float">
            <text:p>-4.62992187499999</text:p>
          </table:table-cell>
          <table:table-cell/>
          <table:table-cell table:formula="of:=[.J196]-[.C196]" office:value-type="float" office:value="7.50759375" calcext:value-type="float">
            <text:p>7.50759375</text:p>
          </table:table-cell>
          <table:table-cell/>
          <table:table-cell table:formula="of:=ABS([.L196])" office:value-type="float" office:value="4.62992187499999" calcext:value-type="float">
            <text:p>4.62992187499999</text:p>
          </table:table-cell>
          <table:table-cell/>
          <table:table-cell table:formula="of:=ABS([.N196])" office:value-type="float" office:value="7.50759375" calcext:value-type="float">
            <text:p>7.50759375</text:p>
          </table:table-cell>
        </table:table-row>
        <table:table-row table:style-name="ro1">
          <table:table-cell/>
          <table:table-cell office:value-type="float" office:value="76.7" calcext:value-type="float">
            <text:p>76.7</text:p>
          </table:table-cell>
          <table:table-cell office:value-type="float" office:value="-21.5787" calcext:value-type="float">
            <text:p>-21.5787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3066" calcext:value-type="float">
            <text:p>3066</text:p>
          </table:table-cell>
          <table:table-cell/>
          <table:table-cell table:formula="of:=[.E197]*90/1024 - [.H$1] + 92" office:value-type="float" office:value="70.37890625" calcext:value-type="float">
            <text:p>70.37890625</text:p>
          </table:table-cell>
          <table:table-cell/>
          <table:table-cell table:formula="of:=-[.F197]*90/1024 +[.J$1] +42" office:value-type="float" office:value="-17.853515625" calcext:value-type="float">
            <text:p>-17.853515625</text:p>
          </table:table-cell>
          <table:table-cell/>
          <table:table-cell table:formula="of:= [.H197]-[.B197]" office:value-type="float" office:value="-6.32109375" calcext:value-type="float">
            <text:p>-6.32109375</text:p>
          </table:table-cell>
          <table:table-cell/>
          <table:table-cell table:formula="of:=[.J197]-[.C197]" office:value-type="float" office:value="3.725184375" calcext:value-type="float">
            <text:p>3.725184375</text:p>
          </table:table-cell>
          <table:table-cell/>
          <table:table-cell table:formula="of:=ABS([.L197])" office:value-type="float" office:value="6.32109375" calcext:value-type="float">
            <text:p>6.32109375</text:p>
          </table:table-cell>
          <table:table-cell/>
          <table:table-cell table:formula="of:=ABS([.N197])" office:value-type="float" office:value="3.725184375" calcext:value-type="float">
            <text:p>3.725184375</text:p>
          </table:table-cell>
        </table:table-row>
        <table:table-row table:style-name="ro1">
          <table:table-cell/>
          <table:table-cell office:value-type="float" office:value="69.1" calcext:value-type="float">
            <text:p>69.1</text:p>
          </table:table-cell>
          <table:table-cell office:value-type="float" office:value="-20.8733" calcext:value-type="float">
            <text:p>-20.8733</text:p>
          </table:table-cell>
          <table:table-cell/>
          <table:table-cell office:value-type="float" office:value="2523" calcext:value-type="float">
            <text:p>2523</text:p>
          </table:table-cell>
          <table:table-cell office:value-type="float" office:value="3065" calcext:value-type="float">
            <text:p>3065</text:p>
          </table:table-cell>
          <table:table-cell/>
          <table:table-cell table:formula="of:=[.E198]*90/1024 - [.H$1] + 92" office:value-type="float" office:value="60.623046875" calcext:value-type="float">
            <text:p>60.623046875</text:p>
          </table:table-cell>
          <table:table-cell/>
          <table:table-cell table:formula="of:=-[.F198]*90/1024 +[.J$1] +42" office:value-type="float" office:value="-17.765625" calcext:value-type="float">
            <text:p>-17.765625</text:p>
          </table:table-cell>
          <table:table-cell/>
          <table:table-cell table:formula="of:= [.H198]-[.B198]" office:value-type="float" office:value="-8.47695312499999" calcext:value-type="float">
            <text:p>-8.47695312499999</text:p>
          </table:table-cell>
          <table:table-cell/>
          <table:table-cell table:formula="of:=[.J198]-[.C198]" office:value-type="float" office:value="3.107675" calcext:value-type="float">
            <text:p>3.107675</text:p>
          </table:table-cell>
          <table:table-cell/>
          <table:table-cell table:formula="of:=ABS([.L198])" office:value-type="float" office:value="8.47695312499999" calcext:value-type="float">
            <text:p>8.47695312499999</text:p>
          </table:table-cell>
          <table:table-cell/>
          <table:table-cell table:formula="of:=ABS([.N198])" office:value-type="float" office:value="3.107675" calcext:value-type="float">
            <text:p>3.107675</text:p>
          </table:table-cell>
        </table:table-row>
        <table:table-row table:style-name="ro1">
          <table:table-cell/>
          <table:table-cell office:value-type="float" office:value="61.12" calcext:value-type="float">
            <text:p>61.12</text:p>
          </table:table-cell>
          <table:table-cell office:value-type="float" office:value="-20.5566" calcext:value-type="float">
            <text:p>-20.5566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061" calcext:value-type="float">
            <text:p>3061</text:p>
          </table:table-cell>
          <table:table-cell/>
          <table:table-cell table:formula="of:=[.E199]*90/1024 - [.H$1] + 92" office:value-type="float" office:value="50.603515625" calcext:value-type="float">
            <text:p>50.603515625</text:p>
          </table:table-cell>
          <table:table-cell/>
          <table:table-cell table:formula="of:=-[.F199]*90/1024 +[.J$1] +42" office:value-type="float" office:value="-17.4140625" calcext:value-type="float">
            <text:p>-17.4140625</text:p>
          </table:table-cell>
          <table:table-cell/>
          <table:table-cell table:formula="of:= [.H199]-[.B199]" office:value-type="float" office:value="-10.516484375" calcext:value-type="float">
            <text:p>-10.516484375</text:p>
          </table:table-cell>
          <table:table-cell/>
          <table:table-cell table:formula="of:=[.J199]-[.C199]" office:value-type="float" office:value="3.1425375" calcext:value-type="float">
            <text:p>3.1425375</text:p>
          </table:table-cell>
          <table:table-cell/>
          <table:table-cell table:formula="of:=ABS([.L199])" office:value-type="float" office:value="10.516484375" calcext:value-type="float">
            <text:p>10.516484375</text:p>
          </table:table-cell>
          <table:table-cell/>
          <table:table-cell table:formula="of:=ABS([.N199])" office:value-type="float" office:value="3.1425375" calcext:value-type="float">
            <text:p>3.1425375</text:p>
          </table:table-cell>
        </table:table-row>
        <table:table-row table:style-name="ro1">
          <table:table-cell/>
          <table:table-cell office:value-type="float" office:value="53.05" calcext:value-type="float">
            <text:p>53.05</text:p>
          </table:table-cell>
          <table:table-cell office:value-type="float" office:value="-20.6462" calcext:value-type="float">
            <text:p>-20.6462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3062" calcext:value-type="float">
            <text:p>3062</text:p>
          </table:table-cell>
          <table:table-cell/>
          <table:table-cell table:formula="of:=[.E200]*90/1024 - [.H$1] + 92" office:value-type="float" office:value="40.935546875" calcext:value-type="float">
            <text:p>40.935546875</text:p>
          </table:table-cell>
          <table:table-cell/>
          <table:table-cell table:formula="of:=-[.F200]*90/1024 +[.J$1] +42" office:value-type="float" office:value="-17.501953125" calcext:value-type="float">
            <text:p>-17.501953125</text:p>
          </table:table-cell>
          <table:table-cell/>
          <table:table-cell table:formula="of:= [.H200]-[.B200]" office:value-type="float" office:value="-12.114453125" calcext:value-type="float">
            <text:p>-12.114453125</text:p>
          </table:table-cell>
          <table:table-cell/>
          <table:table-cell table:formula="of:=[.J200]-[.C200]" office:value-type="float" office:value="3.144246875" calcext:value-type="float">
            <text:p>3.144246875</text:p>
          </table:table-cell>
          <table:table-cell/>
          <table:table-cell table:formula="of:=ABS([.L200])" office:value-type="float" office:value="12.114453125" calcext:value-type="float">
            <text:p>12.114453125</text:p>
          </table:table-cell>
          <table:table-cell/>
          <table:table-cell table:formula="of:=ABS([.N200])" office:value-type="float" office:value="3.144246875" calcext:value-type="float">
            <text:p>3.144246875</text:p>
          </table:table-cell>
        </table:table-row>
        <table:table-row table:style-name="ro1">
          <table:table-cell/>
          <table:table-cell office:value-type="float" office:value="45.21" calcext:value-type="float">
            <text:p>45.21</text:p>
          </table:table-cell>
          <table:table-cell office:value-type="float" office:value="-21.1372" calcext:value-type="float">
            <text:p>-21.1372</text:p>
          </table:table-cell>
          <table:table-cell/>
          <table:table-cell office:value-type="float" office:value="2199" calcext:value-type="float">
            <text:p>2199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[.E201]*90/1024 - [.H$1] + 92" office:value-type="float" office:value="32.146484375" calcext:value-type="float">
            <text:p>32.146484375</text:p>
          </table:table-cell>
          <table:table-cell/>
          <table:table-cell table:formula="of:=-[.F201]*90/1024 +[.J$1] +42" office:value-type="float" office:value="-17.94140625" calcext:value-type="float">
            <text:p>-17.94140625</text:p>
          </table:table-cell>
          <table:table-cell/>
          <table:table-cell table:formula="of:= [.H201]-[.B201]" office:value-type="float" office:value="-13.063515625" calcext:value-type="float">
            <text:p>-13.063515625</text:p>
          </table:table-cell>
          <table:table-cell/>
          <table:table-cell table:formula="of:=[.J201]-[.C201]" office:value-type="float" office:value="3.19579375" calcext:value-type="float">
            <text:p>3.19579375</text:p>
          </table:table-cell>
          <table:table-cell/>
          <table:table-cell table:formula="of:=ABS([.L201])" office:value-type="float" office:value="13.063515625" calcext:value-type="float">
            <text:p>13.063515625</text:p>
          </table:table-cell>
          <table:table-cell/>
          <table:table-cell table:formula="of:=ABS([.N201])" office:value-type="float" office:value="3.19579375" calcext:value-type="float">
            <text:p>3.19579375</text:p>
          </table:table-cell>
        </table:table-row>
        <table:table-row table:style-name="ro1">
          <table:table-cell/>
          <table:table-cell office:value-type="float" office:value="37.85" calcext:value-type="float">
            <text:p>37.85</text:p>
          </table:table-cell>
          <table:table-cell office:value-type="float" office:value="-22.0026" calcext:value-type="float">
            <text:p>-22.0026</text:p>
          </table:table-cell>
          <table:table-cell/>
          <table:table-cell office:value-type="float" office:value="2110" calcext:value-type="float">
            <text:p>2110</text:p>
          </table:table-cell>
          <table:table-cell office:value-type="float" office:value="3074" calcext:value-type="float">
            <text:p>3074</text:p>
          </table:table-cell>
          <table:table-cell/>
          <table:table-cell table:formula="of:=[.E202]*90/1024 - [.H$1] + 92" office:value-type="float" office:value="24.32421875" calcext:value-type="float">
            <text:p>24.32421875</text:p>
          </table:table-cell>
          <table:table-cell/>
          <table:table-cell table:formula="of:=-[.F202]*90/1024 +[.J$1] +42" office:value-type="float" office:value="-18.556640625" calcext:value-type="float">
            <text:p>-18.556640625</text:p>
          </table:table-cell>
          <table:table-cell/>
          <table:table-cell table:formula="of:= [.H202]-[.B202]" office:value-type="float" office:value="-13.52578125" calcext:value-type="float">
            <text:p>-13.52578125</text:p>
          </table:table-cell>
          <table:table-cell/>
          <table:table-cell table:formula="of:=[.J202]-[.C202]" office:value-type="float" office:value="3.445959375" calcext:value-type="float">
            <text:p>3.445959375</text:p>
          </table:table-cell>
          <table:table-cell/>
          <table:table-cell table:formula="of:=ABS([.L202])" office:value-type="float" office:value="13.52578125" calcext:value-type="float">
            <text:p>13.52578125</text:p>
          </table:table-cell>
          <table:table-cell/>
          <table:table-cell table:formula="of:=ABS([.N202])" office:value-type="float" office:value="3.445959375" calcext:value-type="float">
            <text:p>3.4459593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094" calcext:value-type="float">
            <text:p>3094</text:p>
          </table:table-cell>
          <table:table-cell/>
          <table:table-cell table:formula="of:=[.E203]*90/1024 - [.H$1] + 92" office:value-type="float" office:value="16.4140625" calcext:value-type="float">
            <text:p>16.4140625</text:p>
          </table:table-cell>
          <table:table-cell/>
          <table:table-cell table:formula="of:=-[.F203]*90/1024 +[.J$1] +42" office:value-type="float" office:value="-20.314453125" calcext:value-type="float">
            <text:p>-20.314453125</text:p>
          </table:table-cell>
          <table:table-cell/>
          <table:table-cell table:formula="of:= [.H203]-[.B203]" office:value-type="float" office:value="-13.5859375" calcext:value-type="float">
            <text:p>-13.5859375</text:p>
          </table:table-cell>
          <table:table-cell/>
          <table:table-cell table:formula="of:=[.J203]-[.C203]" office:value-type="float" office:value="3.685546875" calcext:value-type="float">
            <text:p>3.685546875</text:p>
          </table:table-cell>
          <table:table-cell/>
          <table:table-cell table:formula="of:=ABS([.L203])" office:value-type="float" office:value="13.5859375" calcext:value-type="float">
            <text:p>13.5859375</text:p>
          </table:table-cell>
          <table:table-cell/>
          <table:table-cell table:formula="of:=ABS([.N203])" office:value-type="float" office:value="3.685546875" calcext:value-type="float">
            <text:p>3.685546875</text:p>
          </table:table-cell>
        </table:table-row>
        <table:table-row table:style-name="ro1">
          <table:table-cell/>
          <table:table-cell office:value-type="float" office:value="23.71" calcext:value-type="float">
            <text:p>23.71</text:p>
          </table:table-cell>
          <table:table-cell office:value-type="float" office:value="-22.6365" calcext:value-type="float">
            <text:p>-22.6365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3080" calcext:value-type="float">
            <text:p>3080</text:p>
          </table:table-cell>
          <table:table-cell/>
          <table:table-cell table:formula="of:=[.E204]*90/1024 - [.H$1] + 92" office:value-type="float" office:value="10.4375" calcext:value-type="float">
            <text:p>10.4375</text:p>
          </table:table-cell>
          <table:table-cell/>
          <table:table-cell table:formula="of:=-[.F204]*90/1024 +[.J$1] +42" office:value-type="float" office:value="-19.083984375" calcext:value-type="float">
            <text:p>-19.083984375</text:p>
          </table:table-cell>
          <table:table-cell/>
          <table:table-cell table:formula="of:= [.H204]-[.B204]" office:value-type="float" office:value="-13.2725" calcext:value-type="float">
            <text:p>-13.2725</text:p>
          </table:table-cell>
          <table:table-cell/>
          <table:table-cell table:formula="of:=[.J204]-[.C204]" office:value-type="float" office:value="3.552515625" calcext:value-type="float">
            <text:p>3.552515625</text:p>
          </table:table-cell>
          <table:table-cell/>
          <table:table-cell table:formula="of:=ABS([.L204])" office:value-type="float" office:value="13.2725" calcext:value-type="float">
            <text:p>13.2725</text:p>
          </table:table-cell>
          <table:table-cell/>
          <table:table-cell table:formula="of:=ABS([.N204])" office:value-type="float" office:value="3.552515625" calcext:value-type="float">
            <text:p>3.552515625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-21.5788" calcext:value-type="float">
            <text:p>-21.5788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E205]*90/1024 - [.H$1] + 92" office:value-type="float" office:value="5.427734375" calcext:value-type="float">
            <text:p>5.427734375</text:p>
          </table:table-cell>
          <table:table-cell/>
          <table:table-cell table:formula="of:=-[.F205]*90/1024 +[.J$1] +42" office:value-type="float" office:value="-18.380859375" calcext:value-type="float">
            <text:p>-18.380859375</text:p>
          </table:table-cell>
          <table:table-cell/>
          <table:table-cell table:formula="of:= [.H205]-[.B205]" office:value-type="float" office:value="-11.272265625" calcext:value-type="float">
            <text:p>-11.272265625</text:p>
          </table:table-cell>
          <table:table-cell/>
          <table:table-cell table:formula="of:=[.J205]-[.C205]" office:value-type="float" office:value="3.197940625" calcext:value-type="float">
            <text:p>3.197940625</text:p>
          </table:table-cell>
          <table:table-cell/>
          <table:table-cell table:formula="of:=ABS([.L205])" office:value-type="float" office:value="11.272265625" calcext:value-type="float">
            <text:p>11.272265625</text:p>
          </table:table-cell>
          <table:table-cell/>
          <table:table-cell table:formula="of:=ABS([.N205])" office:value-type="float" office:value="3.197940625" calcext:value-type="float">
            <text:p>3.197940625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-20.8733" calcext:value-type="float">
            <text:p>-20.8733</text:p>
          </table:table-cell>
          <table:table-cell/>
          <table:table-cell office:value-type="float" office:value="1841" calcext:value-type="float">
            <text:p>1841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[.E206]*90/1024 - [.H$1] + 92" office:value-type="float" office:value="0.681640625" calcext:value-type="float">
            <text:p>0.681640625</text:p>
          </table:table-cell>
          <table:table-cell/>
          <table:table-cell table:formula="of:=-[.F206]*90/1024 +[.J$1] +42" office:value-type="float" office:value="-17.94140625" calcext:value-type="float">
            <text:p>-17.94140625</text:p>
          </table:table-cell>
          <table:table-cell/>
          <table:table-cell table:formula="of:= [.H206]-[.B206]" office:value-type="float" office:value="-8.418359375" calcext:value-type="float">
            <text:p>-8.418359375</text:p>
          </table:table-cell>
          <table:table-cell/>
          <table:table-cell table:formula="of:=[.J206]-[.C206]" office:value-type="float" office:value="2.93189375" calcext:value-type="float">
            <text:p>2.93189375</text:p>
          </table:table-cell>
          <table:table-cell/>
          <table:table-cell table:formula="of:=ABS([.L206])" office:value-type="float" office:value="8.418359375" calcext:value-type="float">
            <text:p>8.418359375</text:p>
          </table:table-cell>
          <table:table-cell/>
          <table:table-cell table:formula="of:=ABS([.N206])" office:value-type="float" office:value="2.93189375" calcext:value-type="float">
            <text:p>2.93189375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-20.5565" calcext:value-type="float">
            <text:p>-20.5565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float" office:value="3064" calcext:value-type="float">
            <text:p>3064</text:p>
          </table:table-cell>
          <table:table-cell/>
          <table:table-cell table:formula="of:=[.E207]*90/1024 - [.H$1] + 92" office:value-type="float" office:value="-5.646484375" calcext:value-type="float">
            <text:p>-5.646484375</text:p>
          </table:table-cell>
          <table:table-cell/>
          <table:table-cell table:formula="of:=-[.F207]*90/1024 +[.J$1] +42" office:value-type="float" office:value="-17.677734375" calcext:value-type="float">
            <text:p>-17.677734375</text:p>
          </table:table-cell>
          <table:table-cell/>
          <table:table-cell table:formula="of:= [.H207]-[.B207]" office:value-type="float" office:value="-6.766484375" calcext:value-type="float">
            <text:p>-6.766484375</text:p>
          </table:table-cell>
          <table:table-cell/>
          <table:table-cell table:formula="of:=[.J207]-[.C207]" office:value-type="float" office:value="2.878765625" calcext:value-type="float">
            <text:p>2.878765625</text:p>
          </table:table-cell>
          <table:table-cell/>
          <table:table-cell table:formula="of:=ABS([.L207])" office:value-type="float" office:value="6.766484375" calcext:value-type="float">
            <text:p>6.766484375</text:p>
          </table:table-cell>
          <table:table-cell/>
          <table:table-cell table:formula="of:=ABS([.N207])" office:value-type="float" office:value="2.878765625" calcext:value-type="float">
            <text:p>2.878765625</text:p>
          </table:table-cell>
        </table:table-row>
        <table:table-row table:style-name="ro1">
          <table:table-cell/>
          <table:table-cell office:value-type="float" office:value="-6.95" calcext:value-type="float">
            <text:p>-6.95</text:p>
          </table:table-cell>
          <table:table-cell office:value-type="float" office:value="-20.6462" calcext:value-type="float">
            <text:p>-20.646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065" calcext:value-type="float">
            <text:p>3065</text:p>
          </table:table-cell>
          <table:table-cell/>
          <table:table-cell table:formula="of:=[.E208]*90/1024 - [.H$1] + 92" office:value-type="float" office:value="-11.7109375" calcext:value-type="float">
            <text:p>-11.7109375</text:p>
          </table:table-cell>
          <table:table-cell/>
          <table:table-cell table:formula="of:=-[.F208]*90/1024 +[.J$1] +42" office:value-type="float" office:value="-17.765625" calcext:value-type="float">
            <text:p>-17.765625</text:p>
          </table:table-cell>
          <table:table-cell/>
          <table:table-cell table:formula="of:= [.H208]-[.B208]" office:value-type="float" office:value="-4.7609375" calcext:value-type="float">
            <text:p>-4.7609375</text:p>
          </table:table-cell>
          <table:table-cell/>
          <table:table-cell table:formula="of:=[.J208]-[.C208]" office:value-type="float" office:value="2.880575" calcext:value-type="float">
            <text:p>2.880575</text:p>
          </table:table-cell>
          <table:table-cell/>
          <table:table-cell table:formula="of:=ABS([.L208])" office:value-type="float" office:value="4.7609375" calcext:value-type="float">
            <text:p>4.7609375</text:p>
          </table:table-cell>
          <table:table-cell/>
          <table:table-cell table:formula="of:=ABS([.N208])" office:value-type="float" office:value="2.880575" calcext:value-type="float">
            <text:p>2.880575</text:p>
          </table:table-cell>
        </table:table-row>
        <table:table-row table:style-name="ro1">
          <table:table-cell/>
          <table:table-cell office:value-type="float" office:value="-14.79" calcext:value-type="float">
            <text:p>-14.79</text:p>
          </table:table-cell>
          <table:table-cell office:value-type="float" office:value="-21.1372" calcext:value-type="float">
            <text:p>-21.1372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3071" calcext:value-type="float">
            <text:p>3071</text:p>
          </table:table-cell>
          <table:table-cell/>
          <table:table-cell table:formula="of:=[.E209]*90/1024 - [.H$1] + 92" office:value-type="float" office:value="-17.423828125" calcext:value-type="float">
            <text:p>-17.423828125</text:p>
          </table:table-cell>
          <table:table-cell/>
          <table:table-cell table:formula="of:=-[.F209]*90/1024 +[.J$1] +42" office:value-type="float" office:value="-18.29296875" calcext:value-type="float">
            <text:p>-18.29296875</text:p>
          </table:table-cell>
          <table:table-cell/>
          <table:table-cell table:formula="of:= [.H209]-[.B209]" office:value-type="float" office:value="-2.633828125" calcext:value-type="float">
            <text:p>-2.633828125</text:p>
          </table:table-cell>
          <table:table-cell/>
          <table:table-cell table:formula="of:=[.J209]-[.C209]" office:value-type="float" office:value="2.84423125" calcext:value-type="float">
            <text:p>2.84423125</text:p>
          </table:table-cell>
          <table:table-cell/>
          <table:table-cell table:formula="of:=ABS([.L209])" office:value-type="float" office:value="2.633828125" calcext:value-type="float">
            <text:p>2.633828125</text:p>
          </table:table-cell>
          <table:table-cell/>
          <table:table-cell table:formula="of:=ABS([.N209])" office:value-type="float" office:value="2.84423125" calcext:value-type="float">
            <text:p>2.84423125</text:p>
          </table:table-cell>
        </table:table-row>
        <table:table-row table:style-name="ro1">
          <table:table-cell/>
          <table:table-cell office:value-type="float" office:value="-22.15" calcext:value-type="float">
            <text:p>-22.15</text:p>
          </table:table-cell>
          <table:table-cell office:value-type="float" office:value="-22.0027" calcext:value-type="float">
            <text:p>-22.0027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E210]*90/1024 - [.H$1] + 92" office:value-type="float" office:value="-22.697265625" calcext:value-type="float">
            <text:p>-22.697265625</text:p>
          </table:table-cell>
          <table:table-cell/>
          <table:table-cell table:formula="of:=-[.F210]*90/1024 +[.J$1] +42" office:value-type="float" office:value="-18.732421875" calcext:value-type="float">
            <text:p>-18.732421875</text:p>
          </table:table-cell>
          <table:table-cell/>
          <table:table-cell table:formula="of:= [.H210]-[.B210]" office:value-type="float" office:value="-0.547265625000001" calcext:value-type="float">
            <text:p>-0.547265625000001</text:p>
          </table:table-cell>
          <table:table-cell/>
          <table:table-cell table:formula="of:=[.J210]-[.C210]" office:value-type="float" office:value="3.270278125" calcext:value-type="float">
            <text:p>3.270278125</text:p>
          </table:table-cell>
          <table:table-cell/>
          <table:table-cell table:formula="of:=ABS([.L210])" office:value-type="float" office:value="0.547265625000001" calcext:value-type="float">
            <text:p>0.547265625000001</text:p>
          </table:table-cell>
          <table:table-cell/>
          <table:table-cell table:formula="of:=ABS([.N210])" office:value-type="float" office:value="3.270278125" calcext:value-type="float">
            <text:p>3.2702781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E211]*90/1024 - [.H$1] + 92" office:value-type="float" office:value="-28.322265625" calcext:value-type="float">
            <text:p>-28.322265625</text:p>
          </table:table-cell>
          <table:table-cell/>
          <table:table-cell table:formula="of:=-[.F211]*90/1024 +[.J$1] +42" office:value-type="float" office:value="-20.490234375" calcext:value-type="float">
            <text:p>-20.490234375</text:p>
          </table:table-cell>
          <table:table-cell/>
          <table:table-cell table:formula="of:= [.H211]-[.B211]" office:value-type="float" office:value="1.677734375" calcext:value-type="float">
            <text:p>1.677734375</text:p>
          </table:table-cell>
          <table:table-cell/>
          <table:table-cell table:formula="of:=[.J211]-[.C211]" office:value-type="float" office:value="3.509765625" calcext:value-type="float">
            <text:p>3.509765625</text:p>
          </table:table-cell>
          <table:table-cell/>
          <table:table-cell table:formula="of:=ABS([.L211])" office:value-type="float" office:value="1.677734375" calcext:value-type="float">
            <text:p>1.677734375</text:p>
          </table:table-cell>
          <table:table-cell/>
          <table:table-cell table:formula="of:=ABS([.N211])" office:value-type="float" office:value="3.509765625" calcext:value-type="float">
            <text:p>3.509765625</text:p>
          </table:table-cell>
        </table:table-row>
        <table:table-row table:style-name="ro1">
          <table:table-cell/>
          <table:table-cell office:value-type="float" office:value="-36.29" calcext:value-type="float">
            <text:p>-36.29</text:p>
          </table:table-cell>
          <table:table-cell office:value-type="float" office:value="-22.6365" calcext:value-type="float">
            <text:p>-22.636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3086" calcext:value-type="float">
            <text:p>3086</text:p>
          </table:table-cell>
          <table:table-cell/>
          <table:table-cell table:formula="of:=[.E212]*90/1024 - [.H$1] + 92" office:value-type="float" office:value="-32.716796875" calcext:value-type="float">
            <text:p>-32.716796875</text:p>
          </table:table-cell>
          <table:table-cell/>
          <table:table-cell table:formula="of:=-[.F212]*90/1024 +[.J$1] +42" office:value-type="float" office:value="-19.611328125" calcext:value-type="float">
            <text:p>-19.611328125</text:p>
          </table:table-cell>
          <table:table-cell/>
          <table:table-cell table:formula="of:= [.H212]-[.B212]" office:value-type="float" office:value="3.573203125" calcext:value-type="float">
            <text:p>3.573203125</text:p>
          </table:table-cell>
          <table:table-cell/>
          <table:table-cell table:formula="of:=[.J212]-[.C212]" office:value-type="float" office:value="3.025171875" calcext:value-type="float">
            <text:p>3.025171875</text:p>
          </table:table-cell>
          <table:table-cell/>
          <table:table-cell table:formula="of:=ABS([.L212])" office:value-type="float" office:value="3.573203125" calcext:value-type="float">
            <text:p>3.573203125</text:p>
          </table:table-cell>
          <table:table-cell/>
          <table:table-cell table:formula="of:=ABS([.N212])" office:value-type="float" office:value="3.025171875" calcext:value-type="float">
            <text:p>3.025171875</text:p>
          </table:table-cell>
        </table:table-row>
        <table:table-row table:style-name="ro1">
          <table:table-cell/>
          <table:table-cell office:value-type="float" office:value="-43.3" calcext:value-type="float">
            <text:p>-43.3</text:p>
          </table:table-cell>
          <table:table-cell office:value-type="float" office:value="-21.5787" calcext:value-type="float">
            <text:p>-21.5787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3077" calcext:value-type="float">
            <text:p>3077</text:p>
          </table:table-cell>
          <table:table-cell/>
          <table:table-cell table:formula="of:=[.E213]*90/1024 - [.H$1] + 92" office:value-type="float" office:value="-38.166015625" calcext:value-type="float">
            <text:p>-38.166015625</text:p>
          </table:table-cell>
          <table:table-cell/>
          <table:table-cell table:formula="of:=-[.F213]*90/1024 +[.J$1] +42" office:value-type="float" office:value="-18.8203125" calcext:value-type="float">
            <text:p>-18.8203125</text:p>
          </table:table-cell>
          <table:table-cell/>
          <table:table-cell table:formula="of:= [.H213]-[.B213]" office:value-type="float" office:value="5.133984375" calcext:value-type="float">
            <text:p>5.133984375</text:p>
          </table:table-cell>
          <table:table-cell/>
          <table:table-cell table:formula="of:=[.J213]-[.C213]" office:value-type="float" office:value="2.7583875" calcext:value-type="float">
            <text:p>2.7583875</text:p>
          </table:table-cell>
          <table:table-cell/>
          <table:table-cell table:formula="of:=ABS([.L213])" office:value-type="float" office:value="5.133984375" calcext:value-type="float">
            <text:p>5.133984375</text:p>
          </table:table-cell>
          <table:table-cell/>
          <table:table-cell table:formula="of:=ABS([.N213])" office:value-type="float" office:value="2.7583875" calcext:value-type="float">
            <text:p>2.7583875</text:p>
          </table:table-cell>
        </table:table-row>
        <table:table-row table:style-name="ro1">
          <table:table-cell/>
          <table:table-cell office:value-type="float" office:value="-50.9" calcext:value-type="float">
            <text:p>-50.9</text:p>
          </table:table-cell>
          <table:table-cell office:value-type="float" office:value="-20.8733" calcext:value-type="float">
            <text:p>-20.8733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3070" calcext:value-type="float">
            <text:p>3070</text:p>
          </table:table-cell>
          <table:table-cell/>
          <table:table-cell table:formula="of:=[.E214]*90/1024 - [.H$1] + 92" office:value-type="float" office:value="-44.142578125" calcext:value-type="float">
            <text:p>-44.142578125</text:p>
          </table:table-cell>
          <table:table-cell/>
          <table:table-cell table:formula="of:=-[.F214]*90/1024 +[.J$1] +42" office:value-type="float" office:value="-18.205078125" calcext:value-type="float">
            <text:p>-18.205078125</text:p>
          </table:table-cell>
          <table:table-cell/>
          <table:table-cell table:formula="of:= [.H214]-[.B214]" office:value-type="float" office:value="6.757421875" calcext:value-type="float">
            <text:p>6.757421875</text:p>
          </table:table-cell>
          <table:table-cell/>
          <table:table-cell table:formula="of:=[.J214]-[.C214]" office:value-type="float" office:value="2.668221875" calcext:value-type="float">
            <text:p>2.668221875</text:p>
          </table:table-cell>
          <table:table-cell/>
          <table:table-cell table:formula="of:=ABS([.L214])" office:value-type="float" office:value="6.757421875" calcext:value-type="float">
            <text:p>6.757421875</text:p>
          </table:table-cell>
          <table:table-cell/>
          <table:table-cell table:formula="of:=ABS([.N214])" office:value-type="float" office:value="2.668221875" calcext:value-type="float">
            <text:p>2.668221875</text:p>
          </table:table-cell>
        </table:table-row>
        <table:table-row table:style-name="ro1">
          <table:table-cell/>
          <table:table-cell office:value-type="float" office:value="-58.88" calcext:value-type="float">
            <text:p>-58.88</text:p>
          </table:table-cell>
          <table:table-cell office:value-type="float" office:value="-20.5565" calcext:value-type="float">
            <text:p>-20.5565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3066" calcext:value-type="float">
            <text:p>3066</text:p>
          </table:table-cell>
          <table:table-cell/>
          <table:table-cell table:formula="of:=[.E215]*90/1024 - [.H$1] + 92" office:value-type="float" office:value="-50.734375" calcext:value-type="float">
            <text:p>-50.734375</text:p>
          </table:table-cell>
          <table:table-cell/>
          <table:table-cell table:formula="of:=-[.F215]*90/1024 +[.J$1] +42" office:value-type="float" office:value="-17.853515625" calcext:value-type="float">
            <text:p>-17.853515625</text:p>
          </table:table-cell>
          <table:table-cell/>
          <table:table-cell table:formula="of:= [.H215]-[.B215]" office:value-type="float" office:value="8.145625" calcext:value-type="float">
            <text:p>8.145625</text:p>
          </table:table-cell>
          <table:table-cell/>
          <table:table-cell table:formula="of:=[.J215]-[.C215]" office:value-type="float" office:value="2.702984375" calcext:value-type="float">
            <text:p>2.702984375</text:p>
          </table:table-cell>
          <table:table-cell/>
          <table:table-cell table:formula="of:=ABS([.L215])" office:value-type="float" office:value="8.145625" calcext:value-type="float">
            <text:p>8.145625</text:p>
          </table:table-cell>
          <table:table-cell/>
          <table:table-cell table:formula="of:=ABS([.N215])" office:value-type="float" office:value="2.702984375" calcext:value-type="float">
            <text:p>2.702984375</text:p>
          </table:table-cell>
        </table:table-row>
        <table:table-row table:style-name="ro1">
          <table:table-cell/>
          <table:table-cell office:value-type="float" office:value="-66.95" calcext:value-type="float">
            <text:p>-66.95</text:p>
          </table:table-cell>
          <table:table-cell office:value-type="float" office:value="-20.6462" calcext:value-type="float">
            <text:p>-20.646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3068" calcext:value-type="float">
            <text:p>3068</text:p>
          </table:table-cell>
          <table:table-cell/>
          <table:table-cell table:formula="of:=[.E216]*90/1024 - [.H$1] + 92" office:value-type="float" office:value="-57.677734375" calcext:value-type="float">
            <text:p>-57.677734375</text:p>
          </table:table-cell>
          <table:table-cell/>
          <table:table-cell table:formula="of:=-[.F216]*90/1024 +[.J$1] +42" office:value-type="float" office:value="-18.029296875" calcext:value-type="float">
            <text:p>-18.029296875</text:p>
          </table:table-cell>
          <table:table-cell/>
          <table:table-cell table:formula="of:= [.H216]-[.B216]" office:value-type="float" office:value="9.272265625" calcext:value-type="float">
            <text:p>9.272265625</text:p>
          </table:table-cell>
          <table:table-cell/>
          <table:table-cell table:formula="of:=[.J216]-[.C216]" office:value-type="float" office:value="2.616903125" calcext:value-type="float">
            <text:p>2.616903125</text:p>
          </table:table-cell>
          <table:table-cell/>
          <table:table-cell table:formula="of:=ABS([.L216])" office:value-type="float" office:value="9.272265625" calcext:value-type="float">
            <text:p>9.272265625</text:p>
          </table:table-cell>
          <table:table-cell/>
          <table:table-cell table:formula="of:=ABS([.N216])" office:value-type="float" office:value="2.616903125" calcext:value-type="float">
            <text:p>2.616903125</text:p>
          </table:table-cell>
        </table:table-row>
        <table:table-row table:style-name="ro1">
          <table:table-cell/>
          <table:table-cell office:value-type="float" office:value="-74.79" calcext:value-type="float">
            <text:p>-74.79</text:p>
          </table:table-cell>
          <table:table-cell office:value-type="float" office:value="-21.1372" calcext:value-type="float">
            <text:p>-21.1372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3073" calcext:value-type="float">
            <text:p>3073</text:p>
          </table:table-cell>
          <table:table-cell/>
          <table:table-cell table:formula="of:=[.E217]*90/1024 - [.H$1] + 92" office:value-type="float" office:value="-65.060546875" calcext:value-type="float">
            <text:p>-65.060546875</text:p>
          </table:table-cell>
          <table:table-cell/>
          <table:table-cell table:formula="of:=-[.F217]*90/1024 +[.J$1] +42" office:value-type="float" office:value="-18.46875" calcext:value-type="float">
            <text:p>-18.46875</text:p>
          </table:table-cell>
          <table:table-cell/>
          <table:table-cell table:formula="of:= [.H217]-[.B217]" office:value-type="float" office:value="9.72945312500001" calcext:value-type="float">
            <text:p>9.72945312500001</text:p>
          </table:table-cell>
          <table:table-cell/>
          <table:table-cell table:formula="of:=[.J217]-[.C217]" office:value-type="float" office:value="2.66845" calcext:value-type="float">
            <text:p>2.66845</text:p>
          </table:table-cell>
          <table:table-cell/>
          <table:table-cell table:formula="of:=ABS([.L217])" office:value-type="float" office:value="9.72945312500001" calcext:value-type="float">
            <text:p>9.72945312500001</text:p>
          </table:table-cell>
          <table:table-cell/>
          <table:table-cell table:formula="of:=ABS([.N217])" office:value-type="float" office:value="2.66845" calcext:value-type="float">
            <text:p>2.66845</text:p>
          </table:table-cell>
        </table:table-row>
        <table:table-row table:style-name="ro1">
          <table:table-cell/>
          <table:table-cell office:value-type="float" office:value="-82.15" calcext:value-type="float">
            <text:p>-82.15</text:p>
          </table:table-cell>
          <table:table-cell office:value-type="float" office:value="-22.0027" calcext:value-type="float">
            <text:p>-22.0027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3079" calcext:value-type="float">
            <text:p>3079</text:p>
          </table:table-cell>
          <table:table-cell/>
          <table:table-cell table:formula="of:=[.E218]*90/1024 - [.H$1] + 92" office:value-type="float" office:value="-72.8828125" calcext:value-type="float">
            <text:p>-72.8828125</text:p>
          </table:table-cell>
          <table:table-cell/>
          <table:table-cell table:formula="of:=-[.F218]*90/1024 +[.J$1] +42" office:value-type="float" office:value="-18.99609375" calcext:value-type="float">
            <text:p>-18.99609375</text:p>
          </table:table-cell>
          <table:table-cell/>
          <table:table-cell table:formula="of:= [.H218]-[.B218]" office:value-type="float" office:value="9.26718750000001" calcext:value-type="float">
            <text:p>9.26718750000001</text:p>
          </table:table-cell>
          <table:table-cell/>
          <table:table-cell table:formula="of:=[.J218]-[.C218]" office:value-type="float" office:value="3.00660625" calcext:value-type="float">
            <text:p>3.00660625</text:p>
          </table:table-cell>
          <table:table-cell/>
          <table:table-cell table:formula="of:=ABS([.L218])" office:value-type="float" office:value="9.26718750000001" calcext:value-type="float">
            <text:p>9.26718750000001</text:p>
          </table:table-cell>
          <table:table-cell/>
          <table:table-cell table:formula="of:=ABS([.N218])" office:value-type="float" office:value="3.00660625" calcext:value-type="float">
            <text:p>3.0066062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21" calcext:value-type="float">
            <text:p>2821</text:p>
          </table:table-cell>
          <table:table-cell office:value-type="float" office:value="2547" calcext:value-type="float">
            <text:p>2547</text:p>
          </table:table-cell>
          <table:table-cell/>
          <table:table-cell table:formula="of:=[.E219]*90/1024 - [.H$1] + 92" office:value-type="float" office:value="86.814453125" calcext:value-type="float">
            <text:p>86.814453125</text:p>
          </table:table-cell>
          <table:table-cell/>
          <table:table-cell table:formula="of:=-[.F219]*90/1024 +[.J$1] +42" office:value-type="float" office:value="27.76171875" calcext:value-type="float">
            <text:p>27.76171875</text:p>
          </table:table-cell>
          <table:table-cell/>
          <table:table-cell table:formula="of:= [.H219]-[.B219]" office:value-type="float" office:value="-3.185546875" calcext:value-type="float">
            <text:p>-3.185546875</text:p>
          </table:table-cell>
          <table:table-cell/>
          <table:table-cell table:formula="of:=[.J219]-[.C219]" office:value-type="float" office:value="0.76171875" calcext:value-type="float">
            <text:p>0.76171875</text:p>
          </table:table-cell>
          <table:table-cell/>
          <table:table-cell table:formula="of:=ABS([.L219])" office:value-type="float" office:value="3.185546875" calcext:value-type="float">
            <text:p>3.185546875</text:p>
          </table:table-cell>
          <table:table-cell/>
          <table:table-cell table:formula="of:=ABS([.N219])" office:value-type="float" office:value="0.76171875" calcext:value-type="float">
            <text:p>0.76171875</text:p>
          </table:table-cell>
        </table:table-row>
        <table:table-row table:style-name="ro1">
          <table:table-cell/>
          <table:table-cell office:value-type="float" office:value="84.44" calcext:value-type="float">
            <text:p>84.44</text:p>
          </table:table-cell>
          <table:table-cell office:value-type="float" office:value="25.6205" calcext:value-type="float">
            <text:p>25.6205</text:p>
          </table:table-cell>
          <table:table-cell/>
          <table:table-cell office:value-type="float" office:value="2746" calcext:value-type="float">
            <text:p>2746</text:p>
          </table:table-cell>
          <table:table-cell office:value-type="float" office:value="2529" calcext:value-type="float">
            <text:p>2529</text:p>
          </table:table-cell>
          <table:table-cell/>
          <table:table-cell table:formula="of:=[.E220]*90/1024 - [.H$1] + 92" office:value-type="float" office:value="80.22265625" calcext:value-type="float">
            <text:p>80.22265625</text:p>
          </table:table-cell>
          <table:table-cell/>
          <table:table-cell table:formula="of:=-[.F220]*90/1024 +[.J$1] +42" office:value-type="float" office:value="29.34375" calcext:value-type="float">
            <text:p>29.34375</text:p>
          </table:table-cell>
          <table:table-cell/>
          <table:table-cell table:formula="of:= [.H220]-[.B220]" office:value-type="float" office:value="-4.21734375" calcext:value-type="float">
            <text:p>-4.21734375</text:p>
          </table:table-cell>
          <table:table-cell/>
          <table:table-cell table:formula="of:=[.J220]-[.C220]" office:value-type="float" office:value="3.72325" calcext:value-type="float">
            <text:p>3.72325</text:p>
          </table:table-cell>
          <table:table-cell/>
          <table:table-cell table:formula="of:=ABS([.L220])" office:value-type="float" office:value="4.21734375" calcext:value-type="float">
            <text:p>4.21734375</text:p>
          </table:table-cell>
          <table:table-cell/>
          <table:table-cell table:formula="of:=ABS([.N220])" office:value-type="float" office:value="3.72325" calcext:value-type="float">
            <text:p>3.72325</text:p>
          </table:table-cell>
        </table:table-row>
        <table:table-row table:style-name="ro1">
          <table:table-cell/>
          <table:table-cell office:value-type="float" office:value="78.31" calcext:value-type="float">
            <text:p>78.31</text:p>
          </table:table-cell>
          <table:table-cell office:value-type="float" office:value="24.508" calcext:value-type="float">
            <text:p>24.508</text:p>
          </table:table-cell>
          <table:table-cell/>
          <table:table-cell office:value-type="float" office:value="2657" calcext:value-type="float">
            <text:p>2657</text:p>
          </table:table-cell>
          <table:table-cell office:value-type="float" office:value="2518" calcext:value-type="float">
            <text:p>2518</text:p>
          </table:table-cell>
          <table:table-cell/>
          <table:table-cell table:formula="of:=[.E221]*90/1024 - [.H$1] + 92" office:value-type="float" office:value="72.400390625" calcext:value-type="float">
            <text:p>72.400390625</text:p>
          </table:table-cell>
          <table:table-cell/>
          <table:table-cell table:formula="of:=-[.F221]*90/1024 +[.J$1] +42" office:value-type="float" office:value="30.310546875" calcext:value-type="float">
            <text:p>30.310546875</text:p>
          </table:table-cell>
          <table:table-cell/>
          <table:table-cell table:formula="of:= [.H221]-[.B221]" office:value-type="float" office:value="-5.909609375" calcext:value-type="float">
            <text:p>-5.909609375</text:p>
          </table:table-cell>
          <table:table-cell/>
          <table:table-cell table:formula="of:=[.J221]-[.C221]" office:value-type="float" office:value="5.802546875" calcext:value-type="float">
            <text:p>5.802546875</text:p>
          </table:table-cell>
          <table:table-cell/>
          <table:table-cell table:formula="of:=ABS([.L221])" office:value-type="float" office:value="5.909609375" calcext:value-type="float">
            <text:p>5.909609375</text:p>
          </table:table-cell>
          <table:table-cell/>
          <table:table-cell table:formula="of:=ABS([.N221])" office:value-type="float" office:value="5.802546875" calcext:value-type="float">
            <text:p>5.802546875</text:p>
          </table:table-cell>
        </table:table-row>
        <table:table-row table:style-name="ro1">
          <table:table-cell/>
          <table:table-cell office:value-type="float" office:value="71.69" calcext:value-type="float">
            <text:p>71.69</text:p>
          </table:table-cell>
          <table:table-cell office:value-type="float" office:value="23.7001" calcext:value-type="float">
            <text:p>23.7001</text:p>
          </table:table-cell>
          <table:table-cell/>
          <table:table-cell office:value-type="float" office:value="2559" calcext:value-type="float">
            <text:p>2559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222]*90/1024 - [.H$1] + 92" office:value-type="float" office:value="63.787109375" calcext:value-type="float">
            <text:p>63.787109375</text:p>
          </table:table-cell>
          <table:table-cell/>
          <table:table-cell table:formula="of:=-[.F222]*90/1024 +[.J$1] +42" office:value-type="float" office:value="29.783203125" calcext:value-type="float">
            <text:p>29.783203125</text:p>
          </table:table-cell>
          <table:table-cell/>
          <table:table-cell table:formula="of:= [.H222]-[.B222]" office:value-type="float" office:value="-7.902890625" calcext:value-type="float">
            <text:p>-7.902890625</text:p>
          </table:table-cell>
          <table:table-cell/>
          <table:table-cell table:formula="of:=[.J222]-[.C222]" office:value-type="float" office:value="6.083103125" calcext:value-type="float">
            <text:p>6.083103125</text:p>
          </table:table-cell>
          <table:table-cell/>
          <table:table-cell table:formula="of:=ABS([.L222])" office:value-type="float" office:value="7.902890625" calcext:value-type="float">
            <text:p>7.902890625</text:p>
          </table:table-cell>
          <table:table-cell/>
          <table:table-cell table:formula="of:=ABS([.N222])" office:value-type="float" office:value="6.083103125" calcext:value-type="float">
            <text:p>6.083103125</text:p>
          </table:table-cell>
        </table:table-row>
        <table:table-row table:style-name="ro1">
          <table:table-cell/>
          <table:table-cell office:value-type="float" office:value="64.7" calcext:value-type="float">
            <text:p>64.7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2461" calcext:value-type="float">
            <text:p>2461</text:p>
          </table:table-cell>
          <table:table-cell office:value-type="float" office:value="2529" calcext:value-type="float">
            <text:p>2529</text:p>
          </table:table-cell>
          <table:table-cell/>
          <table:table-cell table:formula="of:=[.E223]*90/1024 - [.H$1] + 92" office:value-type="float" office:value="55.173828125" calcext:value-type="float">
            <text:p>55.173828125</text:p>
          </table:table-cell>
          <table:table-cell/>
          <table:table-cell table:formula="of:=-[.F223]*90/1024 +[.J$1] +42" office:value-type="float" office:value="29.34375" calcext:value-type="float">
            <text:p>29.34375</text:p>
          </table:table-cell>
          <table:table-cell/>
          <table:table-cell table:formula="of:= [.H223]-[.B223]" office:value-type="float" office:value="-9.526171875" calcext:value-type="float">
            <text:p>-9.526171875</text:p>
          </table:table-cell>
          <table:table-cell/>
          <table:table-cell table:formula="of:=[.J223]-[.C223]" office:value-type="float" office:value="6.11515" calcext:value-type="float">
            <text:p>6.11515</text:p>
          </table:table-cell>
          <table:table-cell/>
          <table:table-cell table:formula="of:=ABS([.L223])" office:value-type="float" office:value="9.526171875" calcext:value-type="float">
            <text:p>9.526171875</text:p>
          </table:table-cell>
          <table:table-cell/>
          <table:table-cell table:formula="of:=ABS([.N223])" office:value-type="float" office:value="6.11515" calcext:value-type="float">
            <text:p>6.11515</text:p>
          </table:table-cell>
        </table:table-row>
        <table:table-row table:style-name="ro1">
          <table:table-cell/>
          <table:table-cell office:value-type="float" office:value="57.53" calcext:value-type="float">
            <text:p>57.53</text:p>
          </table:table-cell>
          <table:table-cell office:value-type="float" office:value="23.1142" calcext:value-type="float">
            <text:p>23.1142</text:p>
          </table:table-cell>
          <table:table-cell/>
          <table:table-cell office:value-type="float" office:value="2360" calcext:value-type="float">
            <text:p>2360</text:p>
          </table:table-cell>
          <table:table-cell office:value-type="float" office:value="2531" calcext:value-type="float">
            <text:p>2531</text:p>
          </table:table-cell>
          <table:table-cell/>
          <table:table-cell table:formula="of:=[.E224]*90/1024 - [.H$1] + 92" office:value-type="float" office:value="46.296875" calcext:value-type="float">
            <text:p>46.296875</text:p>
          </table:table-cell>
          <table:table-cell/>
          <table:table-cell table:formula="of:=-[.F224]*90/1024 +[.J$1] +42" office:value-type="float" office:value="29.16796875" calcext:value-type="float">
            <text:p>29.16796875</text:p>
          </table:table-cell>
          <table:table-cell/>
          <table:table-cell table:formula="of:= [.H224]-[.B224]" office:value-type="float" office:value="-11.233125" calcext:value-type="float">
            <text:p>-11.233125</text:p>
          </table:table-cell>
          <table:table-cell/>
          <table:table-cell table:formula="of:=[.J224]-[.C224]" office:value-type="float" office:value="6.05376875" calcext:value-type="float">
            <text:p>6.05376875</text:p>
          </table:table-cell>
          <table:table-cell/>
          <table:table-cell table:formula="of:=ABS([.L224])" office:value-type="float" office:value="11.233125" calcext:value-type="float">
            <text:p>11.233125</text:p>
          </table:table-cell>
          <table:table-cell/>
          <table:table-cell table:formula="of:=ABS([.N224])" office:value-type="float" office:value="6.05376875" calcext:value-type="float">
            <text:p>6.05376875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office:value-type="float" office:value="23.362" calcext:value-type="float">
            <text:p>23.362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2527" calcext:value-type="float">
            <text:p>2527</text:p>
          </table:table-cell>
          <table:table-cell/>
          <table:table-cell table:formula="of:=[.E225]*90/1024 - [.H$1] + 92" office:value-type="float" office:value="37.859375" calcext:value-type="float">
            <text:p>37.859375</text:p>
          </table:table-cell>
          <table:table-cell/>
          <table:table-cell table:formula="of:=-[.F225]*90/1024 +[.J$1] +42" office:value-type="float" office:value="29.51953125" calcext:value-type="float">
            <text:p>29.51953125</text:p>
          </table:table-cell>
          <table:table-cell/>
          <table:table-cell table:formula="of:= [.H225]-[.B225]" office:value-type="float" office:value="-12.540625" calcext:value-type="float">
            <text:p>-12.540625</text:p>
          </table:table-cell>
          <table:table-cell/>
          <table:table-cell table:formula="of:=[.J225]-[.C225]" office:value-type="float" office:value="6.15753125" calcext:value-type="float">
            <text:p>6.15753125</text:p>
          </table:table-cell>
          <table:table-cell/>
          <table:table-cell table:formula="of:=ABS([.L225])" office:value-type="float" office:value="12.540625" calcext:value-type="float">
            <text:p>12.540625</text:p>
          </table:table-cell>
          <table:table-cell/>
          <table:table-cell table:formula="of:=ABS([.N225])" office:value-type="float" office:value="6.15753125" calcext:value-type="float">
            <text:p>6.15753125</text:p>
          </table:table-cell>
        </table:table-row>
        <table:table-row table:style-name="ro1">
          <table:table-cell/>
          <table:table-cell office:value-type="float" office:value="43.52" calcext:value-type="float">
            <text:p>43.52</text:p>
          </table:table-cell>
          <table:table-cell office:value-type="float" office:value="23.9608" calcext:value-type="float">
            <text:p>23.9608</text:p>
          </table:table-cell>
          <table:table-cell/>
          <table:table-cell office:value-type="float" office:value="2177" calcext:value-type="float">
            <text:p>2177</text:p>
          </table:table-cell>
          <table:table-cell office:value-type="float" office:value="2521" calcext:value-type="float">
            <text:p>2521</text:p>
          </table:table-cell>
          <table:table-cell/>
          <table:table-cell table:formula="of:=[.E226]*90/1024 - [.H$1] + 92" office:value-type="float" office:value="30.212890625" calcext:value-type="float">
            <text:p>30.212890625</text:p>
          </table:table-cell>
          <table:table-cell/>
          <table:table-cell table:formula="of:=-[.F226]*90/1024 +[.J$1] +42" office:value-type="float" office:value="30.046875" calcext:value-type="float">
            <text:p>30.046875</text:p>
          </table:table-cell>
          <table:table-cell/>
          <table:table-cell table:formula="of:= [.H226]-[.B226]" office:value-type="float" office:value="-13.307109375" calcext:value-type="float">
            <text:p>-13.307109375</text:p>
          </table:table-cell>
          <table:table-cell/>
          <table:table-cell table:formula="of:=[.J226]-[.C226]" office:value-type="float" office:value="6.086075" calcext:value-type="float">
            <text:p>6.086075</text:p>
          </table:table-cell>
          <table:table-cell/>
          <table:table-cell table:formula="of:=ABS([.L226])" office:value-type="float" office:value="13.307109375" calcext:value-type="float">
            <text:p>13.307109375</text:p>
          </table:table-cell>
          <table:table-cell/>
          <table:table-cell table:formula="of:=ABS([.N226])" office:value-type="float" office:value="6.086075" calcext:value-type="float">
            <text:p>6.086075</text:p>
          </table:table-cell>
        </table:table-row>
        <table:table-row table:style-name="ro1">
          <table:table-cell/>
          <table:table-cell office:value-type="float" office:value="37.07" calcext:value-type="float">
            <text:p>37.07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E227]*90/1024 - [.H$1] + 92" office:value-type="float" office:value="23.357421875" calcext:value-type="float">
            <text:p>23.357421875</text:p>
          </table:table-cell>
          <table:table-cell/>
          <table:table-cell table:formula="of:=-[.F227]*90/1024 +[.J$1] +42" office:value-type="float" office:value="30.75" calcext:value-type="float">
            <text:p>30.75</text:p>
          </table:table-cell>
          <table:table-cell/>
          <table:table-cell table:formula="of:= [.H227]-[.B227]" office:value-type="float" office:value="-13.712578125" calcext:value-type="float">
            <text:p>-13.712578125</text:p>
          </table:table-cell>
          <table:table-cell/>
          <table:table-cell table:formula="of:=[.J227]-[.C227]" office:value-type="float" office:value="5.8647" calcext:value-type="float">
            <text:p>5.8647</text:p>
          </table:table-cell>
          <table:table-cell/>
          <table:table-cell table:formula="of:=ABS([.L227])" office:value-type="float" office:value="13.712578125" calcext:value-type="float">
            <text:p>13.712578125</text:p>
          </table:table-cell>
          <table:table-cell/>
          <table:table-cell table:formula="of:=ABS([.N227])" office:value-type="float" office:value="5.8647" calcext:value-type="float">
            <text:p>5.86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493" calcext:value-type="float">
            <text:p>2493</text:p>
          </table:table-cell>
          <table:table-cell/>
          <table:table-cell table:formula="of:=[.E228]*90/1024 - [.H$1] + 92" office:value-type="float" office:value="16.326171875" calcext:value-type="float">
            <text:p>16.326171875</text:p>
          </table:table-cell>
          <table:table-cell/>
          <table:table-cell table:formula="of:=-[.F228]*90/1024 +[.J$1] +42" office:value-type="float" office:value="32.5078125" calcext:value-type="float">
            <text:p>32.5078125</text:p>
          </table:table-cell>
          <table:table-cell/>
          <table:table-cell table:formula="of:= [.H228]-[.B228]" office:value-type="float" office:value="-13.673828125" calcext:value-type="float">
            <text:p>-13.673828125</text:p>
          </table:table-cell>
          <table:table-cell/>
          <table:table-cell table:formula="of:=[.J228]-[.C228]" office:value-type="float" office:value="5.5078125" calcext:value-type="float">
            <text:p>5.5078125</text:p>
          </table:table-cell>
          <table:table-cell/>
          <table:table-cell table:formula="of:=ABS([.L228])" office:value-type="float" office:value="13.673828125" calcext:value-type="float">
            <text:p>13.673828125</text:p>
          </table:table-cell>
          <table:table-cell/>
          <table:table-cell table:formula="of:=ABS([.N228])" office:value-type="float" office:value="5.5078125" calcext:value-type="float">
            <text:p>5.5078125</text:p>
          </table:table-cell>
        </table:table-row>
        <table:table-row table:style-name="ro1">
          <table:table-cell/>
          <table:table-cell office:value-type="float" office:value="24.44" calcext:value-type="float">
            <text:p>24.44</text:p>
          </table:table-cell>
          <table:table-cell office:value-type="float" office:value="25.6205" calcext:value-type="float">
            <text:p>25.6205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503" calcext:value-type="float">
            <text:p>2503</text:p>
          </table:table-cell>
          <table:table-cell/>
          <table:table-cell table:formula="of:=[.E229]*90/1024 - [.H$1] + 92" office:value-type="float" office:value="11.052734375" calcext:value-type="float">
            <text:p>11.052734375</text:p>
          </table:table-cell>
          <table:table-cell/>
          <table:table-cell table:formula="of:=-[.F229]*90/1024 +[.J$1] +42" office:value-type="float" office:value="31.62890625" calcext:value-type="float">
            <text:p>31.62890625</text:p>
          </table:table-cell>
          <table:table-cell/>
          <table:table-cell table:formula="of:= [.H229]-[.B229]" office:value-type="float" office:value="-13.387265625" calcext:value-type="float">
            <text:p>-13.387265625</text:p>
          </table:table-cell>
          <table:table-cell/>
          <table:table-cell table:formula="of:=[.J229]-[.C229]" office:value-type="float" office:value="6.00840625" calcext:value-type="float">
            <text:p>6.00840625</text:p>
          </table:table-cell>
          <table:table-cell/>
          <table:table-cell table:formula="of:=ABS([.L229])" office:value-type="float" office:value="13.387265625" calcext:value-type="float">
            <text:p>13.387265625</text:p>
          </table:table-cell>
          <table:table-cell/>
          <table:table-cell table:formula="of:=ABS([.N229])" office:value-type="float" office:value="6.00840625" calcext:value-type="float">
            <text:p>6.00840625</text:p>
          </table:table-cell>
        </table:table-row>
        <table:table-row table:style-name="ro1">
          <table:table-cell/>
          <table:table-cell office:value-type="float" office:value="18.31" calcext:value-type="float">
            <text:p>18.31</text:p>
          </table:table-cell>
          <table:table-cell office:value-type="float" office:value="24.5081" calcext:value-type="float">
            <text:p>24.5081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2515" calcext:value-type="float">
            <text:p>2515</text:p>
          </table:table-cell>
          <table:table-cell/>
          <table:table-cell table:formula="of:=[.E230]*90/1024 - [.H$1] + 92" office:value-type="float" office:value="5.69140625" calcext:value-type="float">
            <text:p>5.69140625</text:p>
          </table:table-cell>
          <table:table-cell/>
          <table:table-cell table:formula="of:=-[.F230]*90/1024 +[.J$1] +42" office:value-type="float" office:value="30.57421875" calcext:value-type="float">
            <text:p>30.57421875</text:p>
          </table:table-cell>
          <table:table-cell/>
          <table:table-cell table:formula="of:= [.H230]-[.B230]" office:value-type="float" office:value="-12.61859375" calcext:value-type="float">
            <text:p>-12.61859375</text:p>
          </table:table-cell>
          <table:table-cell/>
          <table:table-cell table:formula="of:=[.J230]-[.C230]" office:value-type="float" office:value="6.06611875" calcext:value-type="float">
            <text:p>6.06611875</text:p>
          </table:table-cell>
          <table:table-cell/>
          <table:table-cell table:formula="of:=ABS([.L230])" office:value-type="float" office:value="12.61859375" calcext:value-type="float">
            <text:p>12.61859375</text:p>
          </table:table-cell>
          <table:table-cell/>
          <table:table-cell table:formula="of:=ABS([.N230])" office:value-type="float" office:value="6.06611875" calcext:value-type="float">
            <text:p>6.06611875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23.7001" calcext:value-type="float">
            <text:p>23.7001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231]*90/1024 - [.H$1] + 92" office:value-type="float" office:value="1.12109375" calcext:value-type="float">
            <text:p>1.12109375</text:p>
          </table:table-cell>
          <table:table-cell/>
          <table:table-cell table:formula="of:=-[.F231]*90/1024 +[.J$1] +42" office:value-type="float" office:value="29.783203125" calcext:value-type="float">
            <text:p>29.783203125</text:p>
          </table:table-cell>
          <table:table-cell/>
          <table:table-cell table:formula="of:= [.H231]-[.B231]" office:value-type="float" office:value="-10.56890625" calcext:value-type="float">
            <text:p>-10.56890625</text:p>
          </table:table-cell>
          <table:table-cell/>
          <table:table-cell table:formula="of:=[.J231]-[.C231]" office:value-type="float" office:value="6.083103125" calcext:value-type="float">
            <text:p>6.083103125</text:p>
          </table:table-cell>
          <table:table-cell/>
          <table:table-cell table:formula="of:=ABS([.L231])" office:value-type="float" office:value="10.56890625" calcext:value-type="float">
            <text:p>10.56890625</text:p>
          </table:table-cell>
          <table:table-cell/>
          <table:table-cell table:formula="of:=ABS([.N231])" office:value-type="float" office:value="6.083103125" calcext:value-type="float">
            <text:p>6.083103125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2529" calcext:value-type="float">
            <text:p>2529</text:p>
          </table:table-cell>
          <table:table-cell/>
          <table:table-cell table:formula="of:=[.E232]*90/1024 - [.H$1] + 92" office:value-type="float" office:value="-3.009765625" calcext:value-type="float">
            <text:p>-3.009765625</text:p>
          </table:table-cell>
          <table:table-cell/>
          <table:table-cell table:formula="of:=-[.F232]*90/1024 +[.J$1] +42" office:value-type="float" office:value="29.34375" calcext:value-type="float">
            <text:p>29.34375</text:p>
          </table:table-cell>
          <table:table-cell/>
          <table:table-cell table:formula="of:= [.H232]-[.B232]" office:value-type="float" office:value="-7.709765625" calcext:value-type="float">
            <text:p>-7.709765625</text:p>
          </table:table-cell>
          <table:table-cell/>
          <table:table-cell table:formula="of:=[.J232]-[.C232]" office:value-type="float" office:value="6.11515" calcext:value-type="float">
            <text:p>6.11515</text:p>
          </table:table-cell>
          <table:table-cell/>
          <table:table-cell table:formula="of:=ABS([.L232])" office:value-type="float" office:value="7.709765625" calcext:value-type="float">
            <text:p>7.709765625</text:p>
          </table:table-cell>
          <table:table-cell/>
          <table:table-cell table:formula="of:=ABS([.N232])" office:value-type="float" office:value="6.11515" calcext:value-type="float">
            <text:p>6.11515</text:p>
          </table:table-cell>
        </table:table-row>
        <table:table-row table:style-name="ro1">
          <table:table-cell/>
          <table:table-cell office:value-type="float" office:value="-2.47" calcext:value-type="float">
            <text:p>-2.47</text:p>
          </table:table-cell>
          <table:table-cell office:value-type="float" office:value="23.1141" calcext:value-type="float">
            <text:p>23.1141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float" office:value="2530" calcext:value-type="float">
            <text:p>2530</text:p>
          </table:table-cell>
          <table:table-cell/>
          <table:table-cell table:formula="of:=[.E233]*90/1024 - [.H$1] + 92" office:value-type="float" office:value="-8.546875" calcext:value-type="float">
            <text:p>-8.546875</text:p>
          </table:table-cell>
          <table:table-cell/>
          <table:table-cell table:formula="of:=-[.F233]*90/1024 +[.J$1] +42" office:value-type="float" office:value="29.255859375" calcext:value-type="float">
            <text:p>29.255859375</text:p>
          </table:table-cell>
          <table:table-cell/>
          <table:table-cell table:formula="of:= [.H233]-[.B233]" office:value-type="float" office:value="-6.076875" calcext:value-type="float">
            <text:p>-6.076875</text:p>
          </table:table-cell>
          <table:table-cell/>
          <table:table-cell table:formula="of:=[.J233]-[.C233]" office:value-type="float" office:value="6.141759375" calcext:value-type="float">
            <text:p>6.141759375</text:p>
          </table:table-cell>
          <table:table-cell/>
          <table:table-cell table:formula="of:=ABS([.L233])" office:value-type="float" office:value="6.076875" calcext:value-type="float">
            <text:p>6.076875</text:p>
          </table:table-cell>
          <table:table-cell/>
          <table:table-cell table:formula="of:=ABS([.N233])" office:value-type="float" office:value="6.141759375" calcext:value-type="float">
            <text:p>6.141759375</text:p>
          </table:table-cell>
        </table:table-row>
        <table:table-row table:style-name="ro1">
          <table:table-cell/>
          <table:table-cell office:value-type="float" office:value="-9.6" calcext:value-type="float">
            <text:p>-9.6</text:p>
          </table:table-cell>
          <table:table-cell office:value-type="float" office:value="23.3619" calcext:value-type="float">
            <text:p>23.3619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float" office:value="2528" calcext:value-type="float">
            <text:p>2528</text:p>
          </table:table-cell>
          <table:table-cell/>
          <table:table-cell table:formula="of:=[.E234]*90/1024 - [.H$1] + 92" office:value-type="float" office:value="-13.8203125" calcext:value-type="float">
            <text:p>-13.8203125</text:p>
          </table:table-cell>
          <table:table-cell/>
          <table:table-cell table:formula="of:=-[.F234]*90/1024 +[.J$1] +42" office:value-type="float" office:value="29.431640625" calcext:value-type="float">
            <text:p>29.431640625</text:p>
          </table:table-cell>
          <table:table-cell/>
          <table:table-cell table:formula="of:= [.H234]-[.B234]" office:value-type="float" office:value="-4.2203125" calcext:value-type="float">
            <text:p>-4.2203125</text:p>
          </table:table-cell>
          <table:table-cell/>
          <table:table-cell table:formula="of:=[.J234]-[.C234]" office:value-type="float" office:value="6.069740625" calcext:value-type="float">
            <text:p>6.069740625</text:p>
          </table:table-cell>
          <table:table-cell/>
          <table:table-cell table:formula="of:=ABS([.L234])" office:value-type="float" office:value="4.2203125" calcext:value-type="float">
            <text:p>4.2203125</text:p>
          </table:table-cell>
          <table:table-cell/>
          <table:table-cell table:formula="of:=ABS([.N234])" office:value-type="float" office:value="6.069740625" calcext:value-type="float">
            <text:p>6.069740625</text:p>
          </table:table-cell>
        </table:table-row>
        <table:table-row table:style-name="ro1">
          <table:table-cell/>
          <table:table-cell office:value-type="float" office:value="-16.48" calcext:value-type="float">
            <text:p>-16.48</text:p>
          </table:table-cell>
          <table:table-cell office:value-type="float" office:value="23.9608" calcext:value-type="float">
            <text:p>23.9608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522" calcext:value-type="float">
            <text:p>2522</text:p>
          </table:table-cell>
          <table:table-cell/>
          <table:table-cell table:formula="of:=[.E235]*90/1024 - [.H$1] + 92" office:value-type="float" office:value="-18.654296875" calcext:value-type="float">
            <text:p>-18.654296875</text:p>
          </table:table-cell>
          <table:table-cell/>
          <table:table-cell table:formula="of:=-[.F235]*90/1024 +[.J$1] +42" office:value-type="float" office:value="29.958984375" calcext:value-type="float">
            <text:p>29.958984375</text:p>
          </table:table-cell>
          <table:table-cell/>
          <table:table-cell table:formula="of:= [.H235]-[.B235]" office:value-type="float" office:value="-2.174296875" calcext:value-type="float">
            <text:p>-2.174296875</text:p>
          </table:table-cell>
          <table:table-cell/>
          <table:table-cell table:formula="of:=[.J235]-[.C235]" office:value-type="float" office:value="5.998184375" calcext:value-type="float">
            <text:p>5.998184375</text:p>
          </table:table-cell>
          <table:table-cell/>
          <table:table-cell table:formula="of:=ABS([.L235])" office:value-type="float" office:value="2.174296875" calcext:value-type="float">
            <text:p>2.174296875</text:p>
          </table:table-cell>
          <table:table-cell/>
          <table:table-cell table:formula="of:=ABS([.N235])" office:value-type="float" office:value="5.998184375" calcext:value-type="float">
            <text:p>5.998184375</text:p>
          </table:table-cell>
        </table:table-row>
        <table:table-row table:style-name="ro1">
          <table:table-cell/>
          <table:table-cell office:value-type="float" office:value="-22.93" calcext:value-type="float">
            <text:p>-22.93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E236]*90/1024 - [.H$1] + 92" office:value-type="float" office:value="-23.3125" calcext:value-type="float">
            <text:p>-23.3125</text:p>
          </table:table-cell>
          <table:table-cell/>
          <table:table-cell table:formula="of:=-[.F236]*90/1024 +[.J$1] +42" office:value-type="float" office:value="30.837890625" calcext:value-type="float">
            <text:p>30.837890625</text:p>
          </table:table-cell>
          <table:table-cell/>
          <table:table-cell table:formula="of:= [.H236]-[.B236]" office:value-type="float" office:value="-0.3825" calcext:value-type="float">
            <text:p>-0.3825</text:p>
          </table:table-cell>
          <table:table-cell/>
          <table:table-cell table:formula="of:=[.J236]-[.C236]" office:value-type="float" office:value="5.952590625" calcext:value-type="float">
            <text:p>5.952590625</text:p>
          </table:table-cell>
          <table:table-cell/>
          <table:table-cell table:formula="of:=ABS([.L236])" office:value-type="float" office:value="0.3825" calcext:value-type="float">
            <text:p>0.3825</text:p>
          </table:table-cell>
          <table:table-cell/>
          <table:table-cell table:formula="of:=ABS([.N236])" office:value-type="float" office:value="5.952590625" calcext:value-type="float">
            <text:p>5.95259062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2491" calcext:value-type="float">
            <text:p>2491</text:p>
          </table:table-cell>
          <table:table-cell/>
          <table:table-cell table:formula="of:=[.E237]*90/1024 - [.H$1] + 92" office:value-type="float" office:value="-28.41015625" calcext:value-type="float">
            <text:p>-28.41015625</text:p>
          </table:table-cell>
          <table:table-cell/>
          <table:table-cell table:formula="of:=-[.F237]*90/1024 +[.J$1] +42" office:value-type="float" office:value="32.68359375" calcext:value-type="float">
            <text:p>32.68359375</text:p>
          </table:table-cell>
          <table:table-cell/>
          <table:table-cell table:formula="of:= [.H237]-[.B237]" office:value-type="float" office:value="1.58984375" calcext:value-type="float">
            <text:p>1.58984375</text:p>
          </table:table-cell>
          <table:table-cell/>
          <table:table-cell table:formula="of:=[.J237]-[.C237]" office:value-type="float" office:value="5.68359375" calcext:value-type="float">
            <text:p>5.68359375</text:p>
          </table:table-cell>
          <table:table-cell/>
          <table:table-cell table:formula="of:=ABS([.L237])" office:value-type="float" office:value="1.58984375" calcext:value-type="float">
            <text:p>1.58984375</text:p>
          </table:table-cell>
          <table:table-cell/>
          <table:table-cell table:formula="of:=ABS([.N237])" office:value-type="float" office:value="5.68359375" calcext:value-type="float">
            <text:p>5.68359375</text:p>
          </table:table-cell>
        </table:table-row>
        <table:table-row table:style-name="ro1">
          <table:table-cell/>
          <table:table-cell office:value-type="float" office:value="-35.56" calcext:value-type="float">
            <text:p>-35.56</text:p>
          </table:table-cell>
          <table:table-cell office:value-type="float" office:value="25.6206" calcext:value-type="float">
            <text:p>25.6206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2503" calcext:value-type="float">
            <text:p>2503</text:p>
          </table:table-cell>
          <table:table-cell/>
          <table:table-cell table:formula="of:=[.E238]*90/1024 - [.H$1] + 92" office:value-type="float" office:value="-32.27734375" calcext:value-type="float">
            <text:p>-32.27734375</text:p>
          </table:table-cell>
          <table:table-cell/>
          <table:table-cell table:formula="of:=-[.F238]*90/1024 +[.J$1] +42" office:value-type="float" office:value="31.62890625" calcext:value-type="float">
            <text:p>31.62890625</text:p>
          </table:table-cell>
          <table:table-cell/>
          <table:table-cell table:formula="of:= [.H238]-[.B238]" office:value-type="float" office:value="3.28265625" calcext:value-type="float">
            <text:p>3.28265625</text:p>
          </table:table-cell>
          <table:table-cell/>
          <table:table-cell table:formula="of:=[.J238]-[.C238]" office:value-type="float" office:value="6.00830625" calcext:value-type="float">
            <text:p>6.00830625</text:p>
          </table:table-cell>
          <table:table-cell/>
          <table:table-cell table:formula="of:=ABS([.L238])" office:value-type="float" office:value="3.28265625" calcext:value-type="float">
            <text:p>3.28265625</text:p>
          </table:table-cell>
          <table:table-cell/>
          <table:table-cell table:formula="of:=ABS([.N238])" office:value-type="float" office:value="6.00830625" calcext:value-type="float">
            <text:p>6.00830625</text:p>
          </table:table-cell>
        </table:table-row>
        <table:table-row table:style-name="ro1">
          <table:table-cell/>
          <table:table-cell office:value-type="float" office:value="-41.69" calcext:value-type="float">
            <text:p>-41.69</text:p>
          </table:table-cell>
          <table:table-cell office:value-type="float" office:value="24.5081" calcext:value-type="float">
            <text:p>24.5081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E239]*90/1024 - [.H$1] + 92" office:value-type="float" office:value="-36.935546875" calcext:value-type="float">
            <text:p>-36.935546875</text:p>
          </table:table-cell>
          <table:table-cell/>
          <table:table-cell table:formula="of:=-[.F239]*90/1024 +[.J$1] +42" office:value-type="float" office:value="30.75" calcext:value-type="float">
            <text:p>30.75</text:p>
          </table:table-cell>
          <table:table-cell/>
          <table:table-cell table:formula="of:= [.H239]-[.B239]" office:value-type="float" office:value="4.754453125" calcext:value-type="float">
            <text:p>4.754453125</text:p>
          </table:table-cell>
          <table:table-cell/>
          <table:table-cell table:formula="of:=[.J239]-[.C239]" office:value-type="float" office:value="6.2419" calcext:value-type="float">
            <text:p>6.2419</text:p>
          </table:table-cell>
          <table:table-cell/>
          <table:table-cell table:formula="of:=ABS([.L239])" office:value-type="float" office:value="4.754453125" calcext:value-type="float">
            <text:p>4.754453125</text:p>
          </table:table-cell>
          <table:table-cell/>
          <table:table-cell table:formula="of:=ABS([.N239])" office:value-type="float" office:value="6.2419" calcext:value-type="float">
            <text:p>6.2419</text:p>
          </table:table-cell>
        </table:table-row>
        <table:table-row table:style-name="ro1">
          <table:table-cell/>
          <table:table-cell office:value-type="float" office:value="-48.31" calcext:value-type="float">
            <text:p>-48.31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2523" calcext:value-type="float">
            <text:p>2523</text:p>
          </table:table-cell>
          <table:table-cell/>
          <table:table-cell table:formula="of:=[.E240]*90/1024 - [.H$1] + 92" office:value-type="float" office:value="-42.033203125" calcext:value-type="float">
            <text:p>-42.033203125</text:p>
          </table:table-cell>
          <table:table-cell/>
          <table:table-cell table:formula="of:=-[.F240]*90/1024 +[.J$1] +42" office:value-type="float" office:value="29.87109375" calcext:value-type="float">
            <text:p>29.87109375</text:p>
          </table:table-cell>
          <table:table-cell/>
          <table:table-cell table:formula="of:= [.H240]-[.B240]" office:value-type="float" office:value="6.276796875" calcext:value-type="float">
            <text:p>6.276796875</text:p>
          </table:table-cell>
          <table:table-cell/>
          <table:table-cell table:formula="of:=[.J240]-[.C240]" office:value-type="float" office:value="6.17109375" calcext:value-type="float">
            <text:p>6.17109375</text:p>
          </table:table-cell>
          <table:table-cell/>
          <table:table-cell table:formula="of:=ABS([.L240])" office:value-type="float" office:value="6.276796875" calcext:value-type="float">
            <text:p>6.276796875</text:p>
          </table:table-cell>
          <table:table-cell/>
          <table:table-cell table:formula="of:=ABS([.N240])" office:value-type="float" office:value="6.17109375" calcext:value-type="float">
            <text:p>6.17109375</text:p>
          </table:table-cell>
        </table:table-row>
        <table:table-row table:style-name="ro1">
          <table:table-cell/>
          <table:table-cell office:value-type="float" office:value="-55.3" calcext:value-type="float">
            <text:p>-55.3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528" calcext:value-type="float">
            <text:p>2528</text:p>
          </table:table-cell>
          <table:table-cell/>
          <table:table-cell table:formula="of:=[.E241]*90/1024 - [.H$1] + 92" office:value-type="float" office:value="-47.5703125" calcext:value-type="float">
            <text:p>-47.5703125</text:p>
          </table:table-cell>
          <table:table-cell/>
          <table:table-cell table:formula="of:=-[.F241]*90/1024 +[.J$1] +42" office:value-type="float" office:value="29.431640625" calcext:value-type="float">
            <text:p>29.431640625</text:p>
          </table:table-cell>
          <table:table-cell/>
          <table:table-cell table:formula="of:= [.H241]-[.B241]" office:value-type="float" office:value="7.7296875" calcext:value-type="float">
            <text:p>7.7296875</text:p>
          </table:table-cell>
          <table:table-cell/>
          <table:table-cell table:formula="of:=[.J241]-[.C241]" office:value-type="float" office:value="6.203040625" calcext:value-type="float">
            <text:p>6.203040625</text:p>
          </table:table-cell>
          <table:table-cell/>
          <table:table-cell table:formula="of:=ABS([.L241])" office:value-type="float" office:value="7.7296875" calcext:value-type="float">
            <text:p>7.7296875</text:p>
          </table:table-cell>
          <table:table-cell/>
          <table:table-cell table:formula="of:=ABS([.N241])" office:value-type="float" office:value="6.203040625" calcext:value-type="float">
            <text:p>6.203040625</text:p>
          </table:table-cell>
        </table:table-row>
        <table:table-row table:style-name="ro1">
          <table:table-cell/>
          <table:table-cell office:value-type="float" office:value="-62.47" calcext:value-type="float">
            <text:p>-62.47</text:p>
          </table:table-cell>
          <table:table-cell office:value-type="float" office:value="23.1142" calcext:value-type="float">
            <text:p>23.1142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2530" calcext:value-type="float">
            <text:p>2530</text:p>
          </table:table-cell>
          <table:table-cell/>
          <table:table-cell table:formula="of:=[.E242]*90/1024 - [.H$1] + 92" office:value-type="float" office:value="-53.810546875" calcext:value-type="float">
            <text:p>-53.810546875</text:p>
          </table:table-cell>
          <table:table-cell/>
          <table:table-cell table:formula="of:=-[.F242]*90/1024 +[.J$1] +42" office:value-type="float" office:value="29.255859375" calcext:value-type="float">
            <text:p>29.255859375</text:p>
          </table:table-cell>
          <table:table-cell/>
          <table:table-cell table:formula="of:= [.H242]-[.B242]" office:value-type="float" office:value="8.659453125" calcext:value-type="float">
            <text:p>8.659453125</text:p>
          </table:table-cell>
          <table:table-cell/>
          <table:table-cell table:formula="of:=[.J242]-[.C242]" office:value-type="float" office:value="6.141659375" calcext:value-type="float">
            <text:p>6.141659375</text:p>
          </table:table-cell>
          <table:table-cell/>
          <table:table-cell table:formula="of:=ABS([.L242])" office:value-type="float" office:value="8.659453125" calcext:value-type="float">
            <text:p>8.659453125</text:p>
          </table:table-cell>
          <table:table-cell/>
          <table:table-cell table:formula="of:=ABS([.N242])" office:value-type="float" office:value="6.141659375" calcext:value-type="float">
            <text:p>6.141659375</text:p>
          </table:table-cell>
        </table:table-row>
        <table:table-row table:style-name="ro1">
          <table:table-cell/>
          <table:table-cell office:value-type="float" office:value="-69.6" calcext:value-type="float">
            <text:p>-69.6</text:p>
          </table:table-cell>
          <table:table-cell office:value-type="float" office:value="23.3619" calcext:value-type="float">
            <text:p>23.3619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2527" calcext:value-type="float">
            <text:p>2527</text:p>
          </table:table-cell>
          <table:table-cell/>
          <table:table-cell table:formula="of:=[.E243]*90/1024 - [.H$1] + 92" office:value-type="float" office:value="-60.2265625" calcext:value-type="float">
            <text:p>-60.2265625</text:p>
          </table:table-cell>
          <table:table-cell/>
          <table:table-cell table:formula="of:=-[.F243]*90/1024 +[.J$1] +42" office:value-type="float" office:value="29.51953125" calcext:value-type="float">
            <text:p>29.51953125</text:p>
          </table:table-cell>
          <table:table-cell/>
          <table:table-cell table:formula="of:= [.H243]-[.B243]" office:value-type="float" office:value="9.37343749999999" calcext:value-type="float">
            <text:p>9.37343749999999</text:p>
          </table:table-cell>
          <table:table-cell/>
          <table:table-cell table:formula="of:=[.J243]-[.C243]" office:value-type="float" office:value="6.15763125" calcext:value-type="float">
            <text:p>6.15763125</text:p>
          </table:table-cell>
          <table:table-cell/>
          <table:table-cell table:formula="of:=ABS([.L243])" office:value-type="float" office:value="9.37343749999999" calcext:value-type="float">
            <text:p>9.37343749999999</text:p>
          </table:table-cell>
          <table:table-cell/>
          <table:table-cell table:formula="of:=ABS([.N243])" office:value-type="float" office:value="6.15763125" calcext:value-type="float">
            <text:p>6.15763125</text:p>
          </table:table-cell>
        </table:table-row>
        <table:table-row table:style-name="ro1">
          <table:table-cell/>
          <table:table-cell office:value-type="float" office:value="-76.48" calcext:value-type="float">
            <text:p>-76.48</text:p>
          </table:table-cell>
          <table:table-cell office:value-type="float" office:value="23.9607" calcext:value-type="float">
            <text:p>23.9607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2521" calcext:value-type="float">
            <text:p>2521</text:p>
          </table:table-cell>
          <table:table-cell/>
          <table:table-cell table:formula="of:=[.E244]*90/1024 - [.H$1] + 92" office:value-type="float" office:value="-66.73046875" calcext:value-type="float">
            <text:p>-66.73046875</text:p>
          </table:table-cell>
          <table:table-cell/>
          <table:table-cell table:formula="of:=-[.F244]*90/1024 +[.J$1] +42" office:value-type="float" office:value="30.046875" calcext:value-type="float">
            <text:p>30.046875</text:p>
          </table:table-cell>
          <table:table-cell/>
          <table:table-cell table:formula="of:= [.H244]-[.B244]" office:value-type="float" office:value="9.74953125" calcext:value-type="float">
            <text:p>9.74953125</text:p>
          </table:table-cell>
          <table:table-cell/>
          <table:table-cell table:formula="of:=[.J244]-[.C244]" office:value-type="float" office:value="6.086175" calcext:value-type="float">
            <text:p>6.086175</text:p>
          </table:table-cell>
          <table:table-cell/>
          <table:table-cell table:formula="of:=ABS([.L244])" office:value-type="float" office:value="9.74953125" calcext:value-type="float">
            <text:p>9.74953125</text:p>
          </table:table-cell>
          <table:table-cell/>
          <table:table-cell table:formula="of:=ABS([.N244])" office:value-type="float" office:value="6.086175" calcext:value-type="float">
            <text:p>6.086175</text:p>
          </table:table-cell>
        </table:table-row>
        <table:table-row table:style-name="ro1">
          <table:table-cell/>
          <table:table-cell office:value-type="float" office:value="-82.93" calcext:value-type="float">
            <text:p>-82.93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E245]*90/1024 - [.H$1] + 92" office:value-type="float" office:value="-73.673828125" calcext:value-type="float">
            <text:p>-73.673828125</text:p>
          </table:table-cell>
          <table:table-cell/>
          <table:table-cell table:formula="of:=-[.F245]*90/1024 +[.J$1] +42" office:value-type="float" office:value="30.75" calcext:value-type="float">
            <text:p>30.75</text:p>
          </table:table-cell>
          <table:table-cell/>
          <table:table-cell table:formula="of:= [.H245]-[.B245]" office:value-type="float" office:value="9.25617187500001" calcext:value-type="float">
            <text:p>9.25617187500001</text:p>
          </table:table-cell>
          <table:table-cell/>
          <table:table-cell table:formula="of:=[.J245]-[.C245]" office:value-type="float" office:value="5.8647" calcext:value-type="float">
            <text:p>5.8647</text:p>
          </table:table-cell>
          <table:table-cell/>
          <table:table-cell table:formula="of:=ABS([.L245])" office:value-type="float" office:value="9.25617187500001" calcext:value-type="float">
            <text:p>9.25617187500001</text:p>
          </table:table-cell>
          <table:table-cell/>
          <table:table-cell table:formula="of:=ABS([.N245])" office:value-type="float" office:value="5.8647" calcext:value-type="float">
            <text:p>5.8647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2491" calcext:value-type="float">
            <text:p>2491</text:p>
          </table:table-cell>
          <table:table-cell/>
          <table:table-cell table:formula="of:=[.E246]*90/1024 - [.H$1] + 92" office:value-type="float" office:value="-81.84765625" calcext:value-type="float">
            <text:p>-81.84765625</text:p>
          </table:table-cell>
          <table:table-cell/>
          <table:table-cell table:formula="of:=-[.F246]*90/1024 +[.J$1] +42" office:value-type="float" office:value="32.68359375" calcext:value-type="float">
            <text:p>32.68359375</text:p>
          </table:table-cell>
          <table:table-cell/>
          <table:table-cell table:formula="of:= [.H246]-[.B246]" office:value-type="float" office:value="8.15234375" calcext:value-type="float">
            <text:p>8.15234375</text:p>
          </table:table-cell>
          <table:table-cell/>
          <table:table-cell table:formula="of:=[.J246]-[.C246]" office:value-type="float" office:value="5.68359375" calcext:value-type="float">
            <text:p>5.68359375</text:p>
          </table:table-cell>
          <table:table-cell/>
          <table:table-cell table:formula="of:=ABS([.L246])" office:value-type="float" office:value="8.15234375" calcext:value-type="float">
            <text:p>8.15234375</text:p>
          </table:table-cell>
          <table:table-cell/>
          <table:table-cell table:formula="of:=ABS([.N246])" office:value-type="float" office:value="5.68359375" calcext:value-type="float">
            <text:p>5.68359375</text:p>
          </table:table-cell>
        </table:table-row>
        <table:table-row table:style-name="ro1">
          <table:table-cell/>
          <table:table-cell office:value-type="float" office:value="84.44" calcext:value-type="float">
            <text:p>84.44</text:p>
          </table:table-cell>
          <table:table-cell office:value-type="float" office:value="-25.6206" calcext:value-type="float">
            <text:p>-25.6206</text:p>
          </table:table-cell>
          <table:table-cell/>
          <table:table-cell office:value-type="float" office:value="2746" calcext:value-type="float">
            <text:p>2746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E247]*90/1024 - [.H$1] + 92" office:value-type="float" office:value="80.22265625" calcext:value-type="float">
            <text:p>80.22265625</text:p>
          </table:table-cell>
          <table:table-cell/>
          <table:table-cell table:formula="of:=-[.F247]*90/1024 +[.J$1] +42" office:value-type="float" office:value="-21.896484375" calcext:value-type="float">
            <text:p>-21.896484375</text:p>
          </table:table-cell>
          <table:table-cell/>
          <table:table-cell table:formula="of:= [.H247]-[.B247]" office:value-type="float" office:value="-4.21734375" calcext:value-type="float">
            <text:p>-4.21734375</text:p>
          </table:table-cell>
          <table:table-cell/>
          <table:table-cell table:formula="of:=[.J247]-[.C247]" office:value-type="float" office:value="3.724115625" calcext:value-type="float">
            <text:p>3.724115625</text:p>
          </table:table-cell>
          <table:table-cell/>
          <table:table-cell table:formula="of:=ABS([.L247])" office:value-type="float" office:value="4.21734375" calcext:value-type="float">
            <text:p>4.21734375</text:p>
          </table:table-cell>
          <table:table-cell/>
          <table:table-cell table:formula="of:=ABS([.N247])" office:value-type="float" office:value="3.724115625" calcext:value-type="float">
            <text:p>3.724115625</text:p>
          </table:table-cell>
        </table:table-row>
        <table:table-row table:style-name="ro1">
          <table:table-cell/>
          <table:table-cell office:value-type="float" office:value="78.31" calcext:value-type="float">
            <text:p>78.31</text:p>
          </table:table-cell>
          <table:table-cell office:value-type="float" office:value="-24.5081" calcext:value-type="float">
            <text:p>-24.5081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[.E248]*90/1024 - [.H$1] + 92" office:value-type="float" office:value="72.48828125" calcext:value-type="float">
            <text:p>72.48828125</text:p>
          </table:table-cell>
          <table:table-cell/>
          <table:table-cell table:formula="of:=-[.F248]*90/1024 +[.J$1] +42" office:value-type="float" office:value="-21.28125" calcext:value-type="float">
            <text:p>-21.28125</text:p>
          </table:table-cell>
          <table:table-cell/>
          <table:table-cell table:formula="of:= [.H248]-[.B248]" office:value-type="float" office:value="-5.82171875" calcext:value-type="float">
            <text:p>-5.82171875</text:p>
          </table:table-cell>
          <table:table-cell/>
          <table:table-cell table:formula="of:=[.J248]-[.C248]" office:value-type="float" office:value="3.22685" calcext:value-type="float">
            <text:p>3.22685</text:p>
          </table:table-cell>
          <table:table-cell/>
          <table:table-cell table:formula="of:=ABS([.L248])" office:value-type="float" office:value="5.82171875" calcext:value-type="float">
            <text:p>5.82171875</text:p>
          </table:table-cell>
          <table:table-cell/>
          <table:table-cell table:formula="of:=ABS([.N248])" office:value-type="float" office:value="3.22685" calcext:value-type="float">
            <text:p>3.22685</text:p>
          </table:table-cell>
        </table:table-row>
        <table:table-row table:style-name="ro1">
          <table:table-cell/>
          <table:table-cell office:value-type="float" office:value="71.69" calcext:value-type="float">
            <text:p>71.69</text:p>
          </table:table-cell>
          <table:table-cell office:value-type="float" office:value="-23.7" calcext:value-type="float">
            <text:p>-23.7</text:p>
          </table:table-cell>
          <table:table-cell/>
          <table:table-cell office:value-type="float" office:value="2559" calcext:value-type="float">
            <text:p>2559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[.E249]*90/1024 - [.H$1] + 92" office:value-type="float" office:value="63.787109375" calcext:value-type="float">
            <text:p>63.787109375</text:p>
          </table:table-cell>
          <table:table-cell/>
          <table:table-cell table:formula="of:=-[.F249]*90/1024 +[.J$1] +42" office:value-type="float" office:value="-20.841796875" calcext:value-type="float">
            <text:p>-20.841796875</text:p>
          </table:table-cell>
          <table:table-cell/>
          <table:table-cell table:formula="of:= [.H249]-[.B249]" office:value-type="float" office:value="-7.902890625" calcext:value-type="float">
            <text:p>-7.902890625</text:p>
          </table:table-cell>
          <table:table-cell/>
          <table:table-cell table:formula="of:=[.J249]-[.C249]" office:value-type="float" office:value="2.858203125" calcext:value-type="float">
            <text:p>2.858203125</text:p>
          </table:table-cell>
          <table:table-cell/>
          <table:table-cell table:formula="of:=ABS([.L249])" office:value-type="float" office:value="7.902890625" calcext:value-type="float">
            <text:p>7.902890625</text:p>
          </table:table-cell>
          <table:table-cell/>
          <table:table-cell table:formula="of:=ABS([.N249])" office:value-type="float" office:value="2.858203125" calcext:value-type="float">
            <text:p>2.858203125</text:p>
          </table:table-cell>
        </table:table-row>
        <table:table-row table:style-name="ro1">
          <table:table-cell/>
          <table:table-cell office:value-type="float" office:value="64.7" calcext:value-type="float">
            <text:p>64.7</text:p>
          </table:table-cell>
          <table:table-cell office:value-type="float" office:value="-23.2286" calcext:value-type="float">
            <text:p>-23.2286</text:p>
          </table:table-cell>
          <table:table-cell/>
          <table:table-cell office:value-type="float" office:value="2461" calcext:value-type="float">
            <text:p>2461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E250]*90/1024 - [.H$1] + 92" office:value-type="float" office:value="55.173828125" calcext:value-type="float">
            <text:p>55.173828125</text:p>
          </table:table-cell>
          <table:table-cell/>
          <table:table-cell table:formula="of:=-[.F250]*90/1024 +[.J$1] +42" office:value-type="float" office:value="-20.40234375" calcext:value-type="float">
            <text:p>-20.40234375</text:p>
          </table:table-cell>
          <table:table-cell/>
          <table:table-cell table:formula="of:= [.H250]-[.B250]" office:value-type="float" office:value="-9.526171875" calcext:value-type="float">
            <text:p>-9.526171875</text:p>
          </table:table-cell>
          <table:table-cell/>
          <table:table-cell table:formula="of:=[.J250]-[.C250]" office:value-type="float" office:value="2.82625625" calcext:value-type="float">
            <text:p>2.82625625</text:p>
          </table:table-cell>
          <table:table-cell/>
          <table:table-cell table:formula="of:=ABS([.L250])" office:value-type="float" office:value="9.526171875" calcext:value-type="float">
            <text:p>9.526171875</text:p>
          </table:table-cell>
          <table:table-cell/>
          <table:table-cell table:formula="of:=ABS([.N250])" office:value-type="float" office:value="2.82625625" calcext:value-type="float">
            <text:p>2.82625625</text:p>
          </table:table-cell>
        </table:table-row>
        <table:table-row table:style-name="ro1">
          <table:table-cell/>
          <table:table-cell office:value-type="float" office:value="57.53" calcext:value-type="float">
            <text:p>57.53</text:p>
          </table:table-cell>
          <table:table-cell office:value-type="float" office:value="-23.1141" calcext:value-type="float">
            <text:p>-23.1141</text:p>
          </table:table-cell>
          <table:table-cell/>
          <table:table-cell office:value-type="float" office:value="2361" calcext:value-type="float">
            <text:p>2361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E251]*90/1024 - [.H$1] + 92" office:value-type="float" office:value="46.384765625" calcext:value-type="float">
            <text:p>46.384765625</text:p>
          </table:table-cell>
          <table:table-cell/>
          <table:table-cell table:formula="of:=-[.F251]*90/1024 +[.J$1] +42" office:value-type="float" office:value="-20.40234375" calcext:value-type="float">
            <text:p>-20.40234375</text:p>
          </table:table-cell>
          <table:table-cell/>
          <table:table-cell table:formula="of:= [.H251]-[.B251]" office:value-type="float" office:value="-11.145234375" calcext:value-type="float">
            <text:p>-11.145234375</text:p>
          </table:table-cell>
          <table:table-cell/>
          <table:table-cell table:formula="of:=[.J251]-[.C251]" office:value-type="float" office:value="2.71175625" calcext:value-type="float">
            <text:p>2.71175625</text:p>
          </table:table-cell>
          <table:table-cell/>
          <table:table-cell table:formula="of:=ABS([.L251])" office:value-type="float" office:value="11.145234375" calcext:value-type="float">
            <text:p>11.145234375</text:p>
          </table:table-cell>
          <table:table-cell/>
          <table:table-cell table:formula="of:=ABS([.N251])" office:value-type="float" office:value="2.71175625" calcext:value-type="float">
            <text:p>2.71175625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office:value-type="float" office:value="-23.3619" calcext:value-type="float">
            <text:p>-23.3619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E252]*90/1024 - [.H$1] + 92" office:value-type="float" office:value="37.947265625" calcext:value-type="float">
            <text:p>37.947265625</text:p>
          </table:table-cell>
          <table:table-cell/>
          <table:table-cell table:formula="of:=-[.F252]*90/1024 +[.J$1] +42" office:value-type="float" office:value="-20.40234375" calcext:value-type="float">
            <text:p>-20.40234375</text:p>
          </table:table-cell>
          <table:table-cell/>
          <table:table-cell table:formula="of:= [.H252]-[.B252]" office:value-type="float" office:value="-12.452734375" calcext:value-type="float">
            <text:p>-12.452734375</text:p>
          </table:table-cell>
          <table:table-cell/>
          <table:table-cell table:formula="of:=[.J252]-[.C252]" office:value-type="float" office:value="2.95955625" calcext:value-type="float">
            <text:p>2.95955625</text:p>
          </table:table-cell>
          <table:table-cell/>
          <table:table-cell table:formula="of:=ABS([.L252])" office:value-type="float" office:value="12.452734375" calcext:value-type="float">
            <text:p>12.452734375</text:p>
          </table:table-cell>
          <table:table-cell/>
          <table:table-cell table:formula="of:=ABS([.N252])" office:value-type="float" office:value="2.95955625" calcext:value-type="float">
            <text:p>2.95955625</text:p>
          </table:table-cell>
        </table:table-row>
        <table:table-row table:style-name="ro1">
          <table:table-cell/>
          <table:table-cell office:value-type="float" office:value="43.52" calcext:value-type="float">
            <text:p>43.52</text:p>
          </table:table-cell>
          <table:table-cell office:value-type="float" office:value="-23.9607" calcext:value-type="float">
            <text:p>-23.9607</text:p>
          </table:table-cell>
          <table:table-cell/>
          <table:table-cell office:value-type="float" office:value="2178" calcext:value-type="float">
            <text:p>2178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[.E253]*90/1024 - [.H$1] + 92" office:value-type="float" office:value="30.30078125" calcext:value-type="float">
            <text:p>30.30078125</text:p>
          </table:table-cell>
          <table:table-cell/>
          <table:table-cell table:formula="of:=-[.F253]*90/1024 +[.J$1] +42" office:value-type="float" office:value="-20.841796875" calcext:value-type="float">
            <text:p>-20.841796875</text:p>
          </table:table-cell>
          <table:table-cell/>
          <table:table-cell table:formula="of:= [.H253]-[.B253]" office:value-type="float" office:value="-13.21921875" calcext:value-type="float">
            <text:p>-13.21921875</text:p>
          </table:table-cell>
          <table:table-cell/>
          <table:table-cell table:formula="of:=[.J253]-[.C253]" office:value-type="float" office:value="3.118903125" calcext:value-type="float">
            <text:p>3.118903125</text:p>
          </table:table-cell>
          <table:table-cell/>
          <table:table-cell table:formula="of:=ABS([.L253])" office:value-type="float" office:value="13.21921875" calcext:value-type="float">
            <text:p>13.21921875</text:p>
          </table:table-cell>
          <table:table-cell/>
          <table:table-cell table:formula="of:=ABS([.N253])" office:value-type="float" office:value="3.118903125" calcext:value-type="float">
            <text:p>3.118903125</text:p>
          </table:table-cell>
        </table:table-row>
        <table:table-row table:style-name="ro1">
          <table:table-cell/>
          <table:table-cell office:value-type="float" office:value="37.07" calcext:value-type="float">
            <text:p>37.07</text:p>
          </table:table-cell>
          <table:table-cell office:value-type="float" office:value="-24.8853" calcext:value-type="float">
            <text:p>-24.8853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3106" calcext:value-type="float">
            <text:p>3106</text:p>
          </table:table-cell>
          <table:table-cell/>
          <table:table-cell table:formula="of:=[.E254]*90/1024 - [.H$1] + 92" office:value-type="float" office:value="23.4453125" calcext:value-type="float">
            <text:p>23.4453125</text:p>
          </table:table-cell>
          <table:table-cell/>
          <table:table-cell table:formula="of:=-[.F254]*90/1024 +[.J$1] +42" office:value-type="float" office:value="-21.369140625" calcext:value-type="float">
            <text:p>-21.369140625</text:p>
          </table:table-cell>
          <table:table-cell/>
          <table:table-cell table:formula="of:= [.H254]-[.B254]" office:value-type="float" office:value="-13.6246875" calcext:value-type="float">
            <text:p>-13.6246875</text:p>
          </table:table-cell>
          <table:table-cell/>
          <table:table-cell table:formula="of:=[.J254]-[.C254]" office:value-type="float" office:value="3.516159375" calcext:value-type="float">
            <text:p>3.516159375</text:p>
          </table:table-cell>
          <table:table-cell/>
          <table:table-cell table:formula="of:=ABS([.L254])" office:value-type="float" office:value="13.6246875" calcext:value-type="float">
            <text:p>13.6246875</text:p>
          </table:table-cell>
          <table:table-cell/>
          <table:table-cell table:formula="of:=ABS([.N254])" office:value-type="float" office:value="3.516159375" calcext:value-type="float">
            <text:p>3.5161593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122" calcext:value-type="float">
            <text:p>3122</text:p>
          </table:table-cell>
          <table:table-cell/>
          <table:table-cell table:formula="of:=[.E255]*90/1024 - [.H$1] + 92" office:value-type="float" office:value="16.326171875" calcext:value-type="float">
            <text:p>16.326171875</text:p>
          </table:table-cell>
          <table:table-cell/>
          <table:table-cell table:formula="of:=-[.F255]*90/1024 +[.J$1] +42" office:value-type="float" office:value="-22.775390625" calcext:value-type="float">
            <text:p>-22.775390625</text:p>
          </table:table-cell>
          <table:table-cell/>
          <table:table-cell table:formula="of:= [.H255]-[.B255]" office:value-type="float" office:value="-13.673828125" calcext:value-type="float">
            <text:p>-13.673828125</text:p>
          </table:table-cell>
          <table:table-cell/>
          <table:table-cell table:formula="of:=[.J255]-[.C255]" office:value-type="float" office:value="4.224609375" calcext:value-type="float">
            <text:p>4.224609375</text:p>
          </table:table-cell>
          <table:table-cell/>
          <table:table-cell table:formula="of:=ABS([.L255])" office:value-type="float" office:value="13.673828125" calcext:value-type="float">
            <text:p>13.673828125</text:p>
          </table:table-cell>
          <table:table-cell/>
          <table:table-cell table:formula="of:=ABS([.N255])" office:value-type="float" office:value="4.224609375" calcext:value-type="float">
            <text:p>4.224609375</text:p>
          </table:table-cell>
        </table:table-row>
        <table:table-row table:style-name="ro1">
          <table:table-cell/>
          <table:table-cell office:value-type="float" office:value="24.44" calcext:value-type="float">
            <text:p>24.44</text:p>
          </table:table-cell>
          <table:table-cell office:value-type="float" office:value="-25.6206" calcext:value-type="float">
            <text:p>-25.6206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3115" calcext:value-type="float">
            <text:p>3115</text:p>
          </table:table-cell>
          <table:table-cell/>
          <table:table-cell table:formula="of:=[.E256]*90/1024 - [.H$1] + 92" office:value-type="float" office:value="11.052734375" calcext:value-type="float">
            <text:p>11.052734375</text:p>
          </table:table-cell>
          <table:table-cell/>
          <table:table-cell table:formula="of:=-[.F256]*90/1024 +[.J$1] +42" office:value-type="float" office:value="-22.16015625" calcext:value-type="float">
            <text:p>-22.16015625</text:p>
          </table:table-cell>
          <table:table-cell/>
          <table:table-cell table:formula="of:= [.H256]-[.B256]" office:value-type="float" office:value="-13.387265625" calcext:value-type="float">
            <text:p>-13.387265625</text:p>
          </table:table-cell>
          <table:table-cell/>
          <table:table-cell table:formula="of:=[.J256]-[.C256]" office:value-type="float" office:value="3.46044375" calcext:value-type="float">
            <text:p>3.46044375</text:p>
          </table:table-cell>
          <table:table-cell/>
          <table:table-cell table:formula="of:=ABS([.L256])" office:value-type="float" office:value="13.387265625" calcext:value-type="float">
            <text:p>13.387265625</text:p>
          </table:table-cell>
          <table:table-cell/>
          <table:table-cell table:formula="of:=ABS([.N256])" office:value-type="float" office:value="3.46044375" calcext:value-type="float">
            <text:p>3.46044375</text:p>
          </table:table-cell>
        </table:table-row>
        <table:table-row table:style-name="ro1">
          <table:table-cell/>
          <table:table-cell office:value-type="float" office:value="18.31" calcext:value-type="float">
            <text:p>18.31</text:p>
          </table:table-cell>
          <table:table-cell office:value-type="float" office:value="-24.5081" calcext:value-type="float">
            <text:p>-24.508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3104" calcext:value-type="float">
            <text:p>3104</text:p>
          </table:table-cell>
          <table:table-cell/>
          <table:table-cell table:formula="of:=[.E257]*90/1024 - [.H$1] + 92" office:value-type="float" office:value="5.779296875" calcext:value-type="float">
            <text:p>5.779296875</text:p>
          </table:table-cell>
          <table:table-cell/>
          <table:table-cell table:formula="of:=-[.F257]*90/1024 +[.J$1] +42" office:value-type="float" office:value="-21.193359375" calcext:value-type="float">
            <text:p>-21.193359375</text:p>
          </table:table-cell>
          <table:table-cell/>
          <table:table-cell table:formula="of:= [.H257]-[.B257]" office:value-type="float" office:value="-12.530703125" calcext:value-type="float">
            <text:p>-12.530703125</text:p>
          </table:table-cell>
          <table:table-cell/>
          <table:table-cell table:formula="of:=[.J257]-[.C257]" office:value-type="float" office:value="3.314740625" calcext:value-type="float">
            <text:p>3.314740625</text:p>
          </table:table-cell>
          <table:table-cell/>
          <table:table-cell table:formula="of:=ABS([.L257])" office:value-type="float" office:value="12.530703125" calcext:value-type="float">
            <text:p>12.530703125</text:p>
          </table:table-cell>
          <table:table-cell/>
          <table:table-cell table:formula="of:=ABS([.N257])" office:value-type="float" office:value="3.314740625" calcext:value-type="float">
            <text:p>3.314740625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-23.7001" calcext:value-type="float">
            <text:p>-23.7001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097" calcext:value-type="float">
            <text:p>3097</text:p>
          </table:table-cell>
          <table:table-cell/>
          <table:table-cell table:formula="of:=[.E258]*90/1024 - [.H$1] + 92" office:value-type="float" office:value="1.912109375" calcext:value-type="float">
            <text:p>1.912109375</text:p>
          </table:table-cell>
          <table:table-cell/>
          <table:table-cell table:formula="of:=-[.F258]*90/1024 +[.J$1] +42" office:value-type="float" office:value="-20.578125" calcext:value-type="float">
            <text:p>-20.578125</text:p>
          </table:table-cell>
          <table:table-cell/>
          <table:table-cell table:formula="of:= [.H258]-[.B258]" office:value-type="float" office:value="-9.777890625" calcext:value-type="float">
            <text:p>-9.777890625</text:p>
          </table:table-cell>
          <table:table-cell/>
          <table:table-cell table:formula="of:=[.J258]-[.C258]" office:value-type="float" office:value="3.121975" calcext:value-type="float">
            <text:p>3.121975</text:p>
          </table:table-cell>
          <table:table-cell/>
          <table:table-cell table:formula="of:=ABS([.L258])" office:value-type="float" office:value="9.777890625" calcext:value-type="float">
            <text:p>9.777890625</text:p>
          </table:table-cell>
          <table:table-cell/>
          <table:table-cell table:formula="of:=ABS([.N258])" office:value-type="float" office:value="3.121975" calcext:value-type="float">
            <text:p>3.121975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-23.2286" calcext:value-type="float">
            <text:p>-23.228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E259]*90/1024 - [.H$1] + 92" office:value-type="float" office:value="-2.921875" calcext:value-type="float">
            <text:p>-2.921875</text:p>
          </table:table-cell>
          <table:table-cell/>
          <table:table-cell table:formula="of:=-[.F259]*90/1024 +[.J$1] +42" office:value-type="float" office:value="-20.40234375" calcext:value-type="float">
            <text:p>-20.40234375</text:p>
          </table:table-cell>
          <table:table-cell/>
          <table:table-cell table:formula="of:= [.H259]-[.B259]" office:value-type="float" office:value="-7.621875" calcext:value-type="float">
            <text:p>-7.621875</text:p>
          </table:table-cell>
          <table:table-cell/>
          <table:table-cell table:formula="of:=[.J259]-[.C259]" office:value-type="float" office:value="2.82625625" calcext:value-type="float">
            <text:p>2.82625625</text:p>
          </table:table-cell>
          <table:table-cell/>
          <table:table-cell table:formula="of:=ABS([.L259])" office:value-type="float" office:value="7.621875" calcext:value-type="float">
            <text:p>7.621875</text:p>
          </table:table-cell>
          <table:table-cell/>
          <table:table-cell table:formula="of:=ABS([.N259])" office:value-type="float" office:value="2.82625625" calcext:value-type="float">
            <text:p>2.82625625</text:p>
          </table:table-cell>
        </table:table-row>
        <table:table-row table:style-name="ro1">
          <table:table-cell/>
          <table:table-cell office:value-type="float" office:value="-2.47" calcext:value-type="float">
            <text:p>-2.47</text:p>
          </table:table-cell>
          <table:table-cell office:value-type="float" office:value="-23.1141" calcext:value-type="float">
            <text:p>-23.1141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float" office:value="3094" calcext:value-type="float">
            <text:p>3094</text:p>
          </table:table-cell>
          <table:table-cell/>
          <table:table-cell table:formula="of:=[.E260]*90/1024 - [.H$1] + 92" office:value-type="float" office:value="-8.458984375" calcext:value-type="float">
            <text:p>-8.458984375</text:p>
          </table:table-cell>
          <table:table-cell/>
          <table:table-cell table:formula="of:=-[.F260]*90/1024 +[.J$1] +42" office:value-type="float" office:value="-20.314453125" calcext:value-type="float">
            <text:p>-20.314453125</text:p>
          </table:table-cell>
          <table:table-cell/>
          <table:table-cell table:formula="of:= [.H260]-[.B260]" office:value-type="float" office:value="-5.988984375" calcext:value-type="float">
            <text:p>-5.988984375</text:p>
          </table:table-cell>
          <table:table-cell/>
          <table:table-cell table:formula="of:=[.J260]-[.C260]" office:value-type="float" office:value="2.799646875" calcext:value-type="float">
            <text:p>2.799646875</text:p>
          </table:table-cell>
          <table:table-cell/>
          <table:table-cell table:formula="of:=ABS([.L260])" office:value-type="float" office:value="5.988984375" calcext:value-type="float">
            <text:p>5.988984375</text:p>
          </table:table-cell>
          <table:table-cell/>
          <table:table-cell table:formula="of:=ABS([.N260])" office:value-type="float" office:value="2.799646875" calcext:value-type="float">
            <text:p>2.799646875</text:p>
          </table:table-cell>
        </table:table-row>
        <table:table-row table:style-name="ro1">
          <table:table-cell/>
          <table:table-cell office:value-type="float" office:value="-9.6" calcext:value-type="float">
            <text:p>-9.6</text:p>
          </table:table-cell>
          <table:table-cell office:value-type="float" office:value="-23.3619" calcext:value-type="float">
            <text:p>-23.3619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float" office:value="3097" calcext:value-type="float">
            <text:p>3097</text:p>
          </table:table-cell>
          <table:table-cell/>
          <table:table-cell table:formula="of:=[.E261]*90/1024 - [.H$1] + 92" office:value-type="float" office:value="-13.8203125" calcext:value-type="float">
            <text:p>-13.8203125</text:p>
          </table:table-cell>
          <table:table-cell/>
          <table:table-cell table:formula="of:=-[.F261]*90/1024 +[.J$1] +42" office:value-type="float" office:value="-20.578125" calcext:value-type="float">
            <text:p>-20.578125</text:p>
          </table:table-cell>
          <table:table-cell/>
          <table:table-cell table:formula="of:= [.H261]-[.B261]" office:value-type="float" office:value="-4.2203125" calcext:value-type="float">
            <text:p>-4.2203125</text:p>
          </table:table-cell>
          <table:table-cell/>
          <table:table-cell table:formula="of:=[.J261]-[.C261]" office:value-type="float" office:value="2.783775" calcext:value-type="float">
            <text:p>2.783775</text:p>
          </table:table-cell>
          <table:table-cell/>
          <table:table-cell table:formula="of:=ABS([.L261])" office:value-type="float" office:value="4.2203125" calcext:value-type="float">
            <text:p>4.2203125</text:p>
          </table:table-cell>
          <table:table-cell/>
          <table:table-cell table:formula="of:=ABS([.N261])" office:value-type="float" office:value="2.783775" calcext:value-type="float">
            <text:p>2.783775</text:p>
          </table:table-cell>
        </table:table-row>
        <table:table-row table:style-name="ro1">
          <table:table-cell/>
          <table:table-cell office:value-type="float" office:value="-16.48" calcext:value-type="float">
            <text:p>-16.48</text:p>
          </table:table-cell>
          <table:table-cell office:value-type="float" office:value="-23.9608" calcext:value-type="float">
            <text:p>-23.9608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float" office:value="3099" calcext:value-type="float">
            <text:p>3099</text:p>
          </table:table-cell>
          <table:table-cell/>
          <table:table-cell table:formula="of:=[.E262]*90/1024 - [.H$1] + 92" office:value-type="float" office:value="-18.56640625" calcext:value-type="float">
            <text:p>-18.56640625</text:p>
          </table:table-cell>
          <table:table-cell/>
          <table:table-cell table:formula="of:=-[.F262]*90/1024 +[.J$1] +42" office:value-type="float" office:value="-20.75390625" calcext:value-type="float">
            <text:p>-20.75390625</text:p>
          </table:table-cell>
          <table:table-cell/>
          <table:table-cell table:formula="of:= [.H262]-[.B262]" office:value-type="float" office:value="-2.08640625" calcext:value-type="float">
            <text:p>-2.08640625</text:p>
          </table:table-cell>
          <table:table-cell/>
          <table:table-cell table:formula="of:=[.J262]-[.C262]" office:value-type="float" office:value="3.20689375" calcext:value-type="float">
            <text:p>3.20689375</text:p>
          </table:table-cell>
          <table:table-cell/>
          <table:table-cell table:formula="of:=ABS([.L262])" office:value-type="float" office:value="2.08640625" calcext:value-type="float">
            <text:p>2.08640625</text:p>
          </table:table-cell>
          <table:table-cell/>
          <table:table-cell table:formula="of:=ABS([.N262])" office:value-type="float" office:value="3.20689375" calcext:value-type="float">
            <text:p>3.20689375</text:p>
          </table:table-cell>
        </table:table-row>
        <table:table-row table:style-name="ro1">
          <table:table-cell/>
          <table:table-cell office:value-type="float" office:value="-22.93" calcext:value-type="float">
            <text:p>-22.93</text:p>
          </table:table-cell>
          <table:table-cell office:value-type="float" office:value="-24.8853" calcext:value-type="float">
            <text:p>-24.8853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[.E263]*90/1024 - [.H$1] + 92" office:value-type="float" office:value="-23.3125" calcext:value-type="float">
            <text:p>-23.3125</text:p>
          </table:table-cell>
          <table:table-cell/>
          <table:table-cell table:formula="of:=-[.F263]*90/1024 +[.J$1] +42" office:value-type="float" office:value="-21.28125" calcext:value-type="float">
            <text:p>-21.28125</text:p>
          </table:table-cell>
          <table:table-cell/>
          <table:table-cell table:formula="of:= [.H263]-[.B263]" office:value-type="float" office:value="-0.3825" calcext:value-type="float">
            <text:p>-0.3825</text:p>
          </table:table-cell>
          <table:table-cell/>
          <table:table-cell table:formula="of:=[.J263]-[.C263]" office:value-type="float" office:value="3.60405" calcext:value-type="float">
            <text:p>3.60405</text:p>
          </table:table-cell>
          <table:table-cell/>
          <table:table-cell table:formula="of:=ABS([.L263])" office:value-type="float" office:value="0.3825" calcext:value-type="float">
            <text:p>0.3825</text:p>
          </table:table-cell>
          <table:table-cell/>
          <table:table-cell table:formula="of:=ABS([.N263])" office:value-type="float" office:value="3.60405" calcext:value-type="float">
            <text:p>3.6040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3125" calcext:value-type="float">
            <text:p>3125</text:p>
          </table:table-cell>
          <table:table-cell/>
          <table:table-cell table:formula="of:=[.E264]*90/1024 - [.H$1] + 92" office:value-type="float" office:value="-28.322265625" calcext:value-type="float">
            <text:p>-28.322265625</text:p>
          </table:table-cell>
          <table:table-cell/>
          <table:table-cell table:formula="of:=-[.F264]*90/1024 +[.J$1] +42" office:value-type="float" office:value="-23.0390625" calcext:value-type="float">
            <text:p>-23.0390625</text:p>
          </table:table-cell>
          <table:table-cell/>
          <table:table-cell table:formula="of:= [.H264]-[.B264]" office:value-type="float" office:value="1.677734375" calcext:value-type="float">
            <text:p>1.677734375</text:p>
          </table:table-cell>
          <table:table-cell/>
          <table:table-cell table:formula="of:=[.J264]-[.C264]" office:value-type="float" office:value="3.9609375" calcext:value-type="float">
            <text:p>3.9609375</text:p>
          </table:table-cell>
          <table:table-cell/>
          <table:table-cell table:formula="of:=ABS([.L264])" office:value-type="float" office:value="1.677734375" calcext:value-type="float">
            <text:p>1.677734375</text:p>
          </table:table-cell>
          <table:table-cell/>
          <table:table-cell table:formula="of:=ABS([.N264])" office:value-type="float" office:value="3.9609375" calcext:value-type="float">
            <text:p>3.9609375</text:p>
          </table:table-cell>
        </table:table-row>
        <table:table-row table:style-name="ro1">
          <table:table-cell/>
          <table:table-cell office:value-type="float" office:value="-35.56" calcext:value-type="float">
            <text:p>-35.56</text:p>
          </table:table-cell>
          <table:table-cell office:value-type="float" office:value="-25.6206" calcext:value-type="float">
            <text:p>-25.6206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3114" calcext:value-type="float">
            <text:p>3114</text:p>
          </table:table-cell>
          <table:table-cell/>
          <table:table-cell table:formula="of:=[.E265]*90/1024 - [.H$1] + 92" office:value-type="float" office:value="-32.189453125" calcext:value-type="float">
            <text:p>-32.189453125</text:p>
          </table:table-cell>
          <table:table-cell/>
          <table:table-cell table:formula="of:=-[.F265]*90/1024 +[.J$1] +42" office:value-type="float" office:value="-22.072265625" calcext:value-type="float">
            <text:p>-22.072265625</text:p>
          </table:table-cell>
          <table:table-cell/>
          <table:table-cell table:formula="of:= [.H265]-[.B265]" office:value-type="float" office:value="3.370546875" calcext:value-type="float">
            <text:p>3.370546875</text:p>
          </table:table-cell>
          <table:table-cell/>
          <table:table-cell table:formula="of:=[.J265]-[.C265]" office:value-type="float" office:value="3.548334375" calcext:value-type="float">
            <text:p>3.548334375</text:p>
          </table:table-cell>
          <table:table-cell/>
          <table:table-cell table:formula="of:=ABS([.L265])" office:value-type="float" office:value="3.370546875" calcext:value-type="float">
            <text:p>3.370546875</text:p>
          </table:table-cell>
          <table:table-cell/>
          <table:table-cell table:formula="of:=ABS([.N265])" office:value-type="float" office:value="3.548334375" calcext:value-type="float">
            <text:p>3.548334375</text:p>
          </table:table-cell>
        </table:table-row>
        <table:table-row table:style-name="ro1">
          <table:table-cell/>
          <table:table-cell office:value-type="float" office:value="-41.69" calcext:value-type="float">
            <text:p>-41.69</text:p>
          </table:table-cell>
          <table:table-cell office:value-type="float" office:value="-24.5081" calcext:value-type="float">
            <text:p>-24.5081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3103" calcext:value-type="float">
            <text:p>3103</text:p>
          </table:table-cell>
          <table:table-cell/>
          <table:table-cell table:formula="of:=[.E266]*90/1024 - [.H$1] + 92" office:value-type="float" office:value="-36.935546875" calcext:value-type="float">
            <text:p>-36.935546875</text:p>
          </table:table-cell>
          <table:table-cell/>
          <table:table-cell table:formula="of:=-[.F266]*90/1024 +[.J$1] +42" office:value-type="float" office:value="-21.10546875" calcext:value-type="float">
            <text:p>-21.10546875</text:p>
          </table:table-cell>
          <table:table-cell/>
          <table:table-cell table:formula="of:= [.H266]-[.B266]" office:value-type="float" office:value="4.754453125" calcext:value-type="float">
            <text:p>4.754453125</text:p>
          </table:table-cell>
          <table:table-cell/>
          <table:table-cell table:formula="of:=[.J266]-[.C266]" office:value-type="float" office:value="3.40263125" calcext:value-type="float">
            <text:p>3.40263125</text:p>
          </table:table-cell>
          <table:table-cell/>
          <table:table-cell table:formula="of:=ABS([.L266])" office:value-type="float" office:value="4.754453125" calcext:value-type="float">
            <text:p>4.754453125</text:p>
          </table:table-cell>
          <table:table-cell/>
          <table:table-cell table:formula="of:=ABS([.N266])" office:value-type="float" office:value="3.40263125" calcext:value-type="float">
            <text:p>3.40263125</text:p>
          </table:table-cell>
        </table:table-row>
        <table:table-row table:style-name="ro1">
          <table:table-cell/>
          <table:table-cell office:value-type="float" office:value="-48.31" calcext:value-type="float">
            <text:p>-48.31</text:p>
          </table:table-cell>
          <table:table-cell office:value-type="float" office:value="-23.7" calcext:value-type="float">
            <text:p>-23.7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E267]*90/1024 - [.H$1] + 92" office:value-type="float" office:value="-42.033203125" calcext:value-type="float">
            <text:p>-42.033203125</text:p>
          </table:table-cell>
          <table:table-cell/>
          <table:table-cell table:formula="of:=-[.F267]*90/1024 +[.J$1] +42" office:value-type="float" office:value="-20.666015625" calcext:value-type="float">
            <text:p>-20.666015625</text:p>
          </table:table-cell>
          <table:table-cell/>
          <table:table-cell table:formula="of:= [.H267]-[.B267]" office:value-type="float" office:value="6.276796875" calcext:value-type="float">
            <text:p>6.276796875</text:p>
          </table:table-cell>
          <table:table-cell/>
          <table:table-cell table:formula="of:=[.J267]-[.C267]" office:value-type="float" office:value="3.033984375" calcext:value-type="float">
            <text:p>3.033984375</text:p>
          </table:table-cell>
          <table:table-cell/>
          <table:table-cell table:formula="of:=ABS([.L267])" office:value-type="float" office:value="6.276796875" calcext:value-type="float">
            <text:p>6.276796875</text:p>
          </table:table-cell>
          <table:table-cell/>
          <table:table-cell table:formula="of:=ABS([.N267])" office:value-type="float" office:value="3.033984375" calcext:value-type="float">
            <text:p>3.033984375</text:p>
          </table:table-cell>
        </table:table-row>
        <table:table-row table:style-name="ro1">
          <table:table-cell/>
          <table:table-cell office:value-type="float" office:value="-55.3" calcext:value-type="float">
            <text:p>-55.3</text:p>
          </table:table-cell>
          <table:table-cell office:value-type="float" office:value="-23.2286" calcext:value-type="float">
            <text:p>-23.2286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3093" calcext:value-type="float">
            <text:p>3093</text:p>
          </table:table-cell>
          <table:table-cell/>
          <table:table-cell table:formula="of:=[.E268]*90/1024 - [.H$1] + 92" office:value-type="float" office:value="-47.5703125" calcext:value-type="float">
            <text:p>-47.5703125</text:p>
          </table:table-cell>
          <table:table-cell/>
          <table:table-cell table:formula="of:=-[.F268]*90/1024 +[.J$1] +42" office:value-type="float" office:value="-20.2265625" calcext:value-type="float">
            <text:p>-20.2265625</text:p>
          </table:table-cell>
          <table:table-cell/>
          <table:table-cell table:formula="of:= [.H268]-[.B268]" office:value-type="float" office:value="7.7296875" calcext:value-type="float">
            <text:p>7.7296875</text:p>
          </table:table-cell>
          <table:table-cell/>
          <table:table-cell table:formula="of:=[.J268]-[.C268]" office:value-type="float" office:value="3.0020375" calcext:value-type="float">
            <text:p>3.0020375</text:p>
          </table:table-cell>
          <table:table-cell/>
          <table:table-cell table:formula="of:=ABS([.L268])" office:value-type="float" office:value="7.7296875" calcext:value-type="float">
            <text:p>7.7296875</text:p>
          </table:table-cell>
          <table:table-cell/>
          <table:table-cell table:formula="of:=ABS([.N268])" office:value-type="float" office:value="3.0020375" calcext:value-type="float">
            <text:p>3.0020375</text:p>
          </table:table-cell>
        </table:table-row>
        <table:table-row table:style-name="ro1">
          <table:table-cell/>
          <table:table-cell office:value-type="float" office:value="-62.47" calcext:value-type="float">
            <text:p>-62.47</text:p>
          </table:table-cell>
          <table:table-cell office:value-type="float" office:value="-23.1141" calcext:value-type="float">
            <text:p>-23.114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3094" calcext:value-type="float">
            <text:p>3094</text:p>
          </table:table-cell>
          <table:table-cell/>
          <table:table-cell table:formula="of:=[.E269]*90/1024 - [.H$1] + 92" office:value-type="float" office:value="-53.72265625" calcext:value-type="float">
            <text:p>-53.72265625</text:p>
          </table:table-cell>
          <table:table-cell/>
          <table:table-cell table:formula="of:=-[.F269]*90/1024 +[.J$1] +42" office:value-type="float" office:value="-20.314453125" calcext:value-type="float">
            <text:p>-20.314453125</text:p>
          </table:table-cell>
          <table:table-cell/>
          <table:table-cell table:formula="of:= [.H269]-[.B269]" office:value-type="float" office:value="8.74734375" calcext:value-type="float">
            <text:p>8.74734375</text:p>
          </table:table-cell>
          <table:table-cell/>
          <table:table-cell table:formula="of:=[.J269]-[.C269]" office:value-type="float" office:value="2.799646875" calcext:value-type="float">
            <text:p>2.799646875</text:p>
          </table:table-cell>
          <table:table-cell/>
          <table:table-cell table:formula="of:=ABS([.L269])" office:value-type="float" office:value="8.74734375" calcext:value-type="float">
            <text:p>8.74734375</text:p>
          </table:table-cell>
          <table:table-cell/>
          <table:table-cell table:formula="of:=ABS([.N269])" office:value-type="float" office:value="2.799646875" calcext:value-type="float">
            <text:p>2.799646875</text:p>
          </table:table-cell>
        </table:table-row>
        <table:table-row table:style-name="ro1">
          <table:table-cell/>
          <table:table-cell office:value-type="float" office:value="-69.6" calcext:value-type="float">
            <text:p>-69.6</text:p>
          </table:table-cell>
          <table:table-cell office:value-type="float" office:value="-23.3619" calcext:value-type="float">
            <text:p>-23.3619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E270]*90/1024 - [.H$1] + 92" office:value-type="float" office:value="-60.05078125" calcext:value-type="float">
            <text:p>-60.05078125</text:p>
          </table:table-cell>
          <table:table-cell/>
          <table:table-cell table:formula="of:=-[.F270]*90/1024 +[.J$1] +42" office:value-type="float" office:value="-20.40234375" calcext:value-type="float">
            <text:p>-20.40234375</text:p>
          </table:table-cell>
          <table:table-cell/>
          <table:table-cell table:formula="of:= [.H270]-[.B270]" office:value-type="float" office:value="9.54921874999999" calcext:value-type="float">
            <text:p>9.54921874999999</text:p>
          </table:table-cell>
          <table:table-cell/>
          <table:table-cell table:formula="of:=[.J270]-[.C270]" office:value-type="float" office:value="2.95955625" calcext:value-type="float">
            <text:p>2.95955625</text:p>
          </table:table-cell>
          <table:table-cell/>
          <table:table-cell table:formula="of:=ABS([.L270])" office:value-type="float" office:value="9.54921874999999" calcext:value-type="float">
            <text:p>9.54921874999999</text:p>
          </table:table-cell>
          <table:table-cell/>
          <table:table-cell table:formula="of:=ABS([.N270])" office:value-type="float" office:value="2.95955625" calcext:value-type="float">
            <text:p>2.95955625</text:p>
          </table:table-cell>
        </table:table-row>
        <table:table-row table:style-name="ro1">
          <table:table-cell/>
          <table:table-cell office:value-type="float" office:value="-76.48" calcext:value-type="float">
            <text:p>-76.48</text:p>
          </table:table-cell>
          <table:table-cell office:value-type="float" office:value="-23.9607" calcext:value-type="float">
            <text:p>-23.9607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3099" calcext:value-type="float">
            <text:p>3099</text:p>
          </table:table-cell>
          <table:table-cell/>
          <table:table-cell table:formula="of:=[.E271]*90/1024 - [.H$1] + 92" office:value-type="float" office:value="-66.5546875" calcext:value-type="float">
            <text:p>-66.5546875</text:p>
          </table:table-cell>
          <table:table-cell/>
          <table:table-cell table:formula="of:=-[.F271]*90/1024 +[.J$1] +42" office:value-type="float" office:value="-20.75390625" calcext:value-type="float">
            <text:p>-20.75390625</text:p>
          </table:table-cell>
          <table:table-cell/>
          <table:table-cell table:formula="of:= [.H271]-[.B271]" office:value-type="float" office:value="9.9253125" calcext:value-type="float">
            <text:p>9.9253125</text:p>
          </table:table-cell>
          <table:table-cell/>
          <table:table-cell table:formula="of:=[.J271]-[.C271]" office:value-type="float" office:value="3.20679375" calcext:value-type="float">
            <text:p>3.20679375</text:p>
          </table:table-cell>
          <table:table-cell/>
          <table:table-cell table:formula="of:=ABS([.L271])" office:value-type="float" office:value="9.9253125" calcext:value-type="float">
            <text:p>9.9253125</text:p>
          </table:table-cell>
          <table:table-cell/>
          <table:table-cell table:formula="of:=ABS([.N271])" office:value-type="float" office:value="3.20679375" calcext:value-type="float">
            <text:p>3.20679375</text:p>
          </table:table-cell>
        </table:table-row>
        <table:table-row table:style-name="ro1">
          <table:table-cell/>
          <table:table-cell office:value-type="float" office:value="-82.93" calcext:value-type="float">
            <text:p>-82.93</text:p>
          </table:table-cell>
          <table:table-cell office:value-type="float" office:value="-24.8853" calcext:value-type="float">
            <text:p>-24.885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[.E272]*90/1024 - [.H$1] + 92" office:value-type="float" office:value="-73.498046875" calcext:value-type="float">
            <text:p>-73.498046875</text:p>
          </table:table-cell>
          <table:table-cell/>
          <table:table-cell table:formula="of:=-[.F272]*90/1024 +[.J$1] +42" office:value-type="float" office:value="-21.28125" calcext:value-type="float">
            <text:p>-21.28125</text:p>
          </table:table-cell>
          <table:table-cell/>
          <table:table-cell table:formula="of:= [.H272]-[.B272]" office:value-type="float" office:value="9.43195312500001" calcext:value-type="float">
            <text:p>9.43195312500001</text:p>
          </table:table-cell>
          <table:table-cell/>
          <table:table-cell table:formula="of:=[.J272]-[.C272]" office:value-type="float" office:value="3.60405" calcext:value-type="float">
            <text:p>3.60405</text:p>
          </table:table-cell>
          <table:table-cell/>
          <table:table-cell table:formula="of:=ABS([.L272])" office:value-type="float" office:value="9.43195312500001" calcext:value-type="float">
            <text:p>9.43195312500001</text:p>
          </table:table-cell>
          <table:table-cell/>
          <table:table-cell table:formula="of:=ABS([.N272])" office:value-type="float" office:value="3.60405" calcext:value-type="float">
            <text:p>3.6040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formula="of:=MAX([.P2:.P272])" office:value-type="float" office:value="13.712578125" calcext:value-type="float">
            <text:p>13.712578125</text:p>
          </table:table-cell>
          <table:table-cell/>
          <table:table-cell table:formula="of:=MAX([.R2:.R272])" office:value-type="float" office:value="7.50759375" calcext:value-type="float">
            <text:p>7.50759375</text:p>
          </table:table-cell>
        </table:table-row>
        <calcext:conditional-formats>
          <calcext:conditional-format calcext:target-range-address="Sheet1.M21:Sheet1.M21">
            <calcext:condition calcext:apply-style-name="Untitled7" calcext:value="formula-is([.$P21] &lt;= 2;)" calcext:base-cell-address="Sheet1.M21"/>
            <calcext:condition calcext:apply-style-name="Untitled8" calcext:value="formula-is([.$P21] &gt; 2; [.$P21] &lt;= 4)" calcext:base-cell-address="Sheet1.M21"/>
            <calcext:condition calcext:apply-style-name="Untitled9" calcext:value="formula-is([.$P21] &gt; 4; [.$P21] &lt;= 6)" calcext:base-cell-address="Sheet1.M21"/>
            <calcext:condition calcext:apply-style-name="Untitled13" calcext:value="formula-is([.$P21] &gt; 6 ; [.$P21] &lt; 8)" calcext:base-cell-address="Sheet1.M21"/>
            <calcext:condition calcext:apply-style-name="Untitled18" calcext:value="formula-is([.$P21] &gt; 8 ; [.$P21] &lt;= 10)" calcext:base-cell-address="Sheet1.M21"/>
            <calcext:condition calcext:apply-style-name="Untitled19" calcext:value="formula-is([.$P21] &gt; 10 ; [.$P21] &lt;= 12)" calcext:base-cell-address="Sheet1.M21"/>
            <calcext:condition calcext:apply-style-name="Untitled20" calcext:value="formula-is([.$P21] &gt; 12 ; [.$P21] &lt;= 14)" calcext:base-cell-address="Sheet1.M21"/>
            <calcext:condition calcext:apply-style-name="Untitled21" calcext:value="formula-is([.$P21] &gt; 14 ; [.$P21] &lt;= 17)" calcext:base-cell-address="Sheet1.M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5eb91e"/>
    </style:style>
    <style:style style:name="Untitled2" style:family="table-cell" style:parent-style-name="Default">
      <style:table-cell-properties fo:background-color="#bbe33d"/>
    </style:style>
    <style:style style:name="Untitled3" style:family="table-cell" style:parent-style-name="Default">
      <style:table-cell-properties fo:background-color="#ffd428"/>
    </style:style>
    <style:style style:name="Untitled4" style:family="table-cell" style:parent-style-name="Default">
      <style:table-cell-properties fo:background-color="#ffff38"/>
    </style:style>
    <style:style style:name="Untitled5" style:family="table-cell" style:parent-style-name="Default">
      <style:table-cell-properties fo:background-color="#ffb66c"/>
    </style:style>
    <style:style style:name="Untitled6" style:family="table-cell" style:parent-style-name="Default">
      <style:table-cell-properties fo:background-color="#729fcf"/>
    </style:style>
    <style:style style:name="Untitled7" style:family="table-cell" style:parent-style-name="Default">
      <style:table-cell-properties fo:background-color="#2a6099"/>
    </style:style>
    <style:style style:name="Untitled8" style:family="table-cell" style:parent-style-name="Default">
      <style:table-cell-properties fo:background-color="#00a933"/>
    </style:style>
    <style:style style:name="Untitled9" style:family="table-cell" style:parent-style-name="Default">
      <style:table-cell-properties fo:background-color="#81d41a"/>
    </style:style>
    <style:style style:name="Untitled10" style:family="table-cell" style:parent-style-name="Default">
      <style:table-cell-properties fo:background-color="#158466"/>
    </style:style>
    <style:style style:name="Untitled11" style:family="table-cell" style:parent-style-name="Default">
      <style:table-cell-properties fo:background-color="#81d41a"/>
    </style:style>
    <style:style style:name="Untitled12" style:family="table-cell" style:parent-style-name="Default">
      <style:table-cell-properties fo:background-color="#81d41a"/>
    </style:style>
    <style:style style:name="Untitled13" style:family="table-cell" style:parent-style-name="Default">
      <style:table-cell-properties fo:background-color="#ffff00"/>
    </style:style>
    <style:style style:name="Untitled14" style:family="table-cell" style:parent-style-name="Default">
      <style:table-cell-properties fo:background-color="#ffff00"/>
    </style:style>
    <style:style style:name="Untitled15" style:family="table-cell" style:parent-style-name="Default">
      <style:table-cell-properties fo:background-color="#ffff00"/>
    </style:style>
    <style:style style:name="Untitled16" style:family="table-cell" style:parent-style-name="Default">
      <style:table-cell-properties fo:background-color="#ffff00" style:diagonal-bl-tr="none" style:diagonal-tl-br="none"/>
    </style:style>
    <style:style style:name="Untitled17" style:family="table-cell" style:parent-style-name="Default">
      <style:table-cell-properties fo:background-color="#ffff00"/>
    </style:style>
    <style:style style:name="Untitled18" style:family="table-cell" style:parent-style-name="Default">
      <style:table-cell-properties fo:background-color="#ffbf00"/>
    </style:style>
    <style:style style:name="Untitled19" style:family="table-cell" style:parent-style-name="Default">
      <style:table-cell-properties fo:background-color="#ff8000"/>
    </style:style>
    <style:style style:name="naranja" style:family="table-cell" style:parent-style-name="Default"/>
    <style:style style:name="Untitled20" style:family="table-cell" style:parent-style-name="Default">
      <style:table-cell-properties fo:background-color="#ff4000"/>
    </style:style>
    <style:style style:name="Untitled2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11:43.363036038</meta:creation-date>
    <meta:editing-duration>PT3M23S</meta:editing-duration>
    <meta:editing-cycles>2</meta:editing-cycles>
    <meta:generator>LibreOffice/7.3.7.2$Linux_X86_64 LibreOffice_project/30$Build-2</meta:generator>
    <dc:date>2024-09-27T12:35:35.255948635</dc:date>
    <meta:document-statistic meta:table-count="1" meta:cell-count="27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0.773cm" svg:height="16.045cm" xlink:href=".." xlink:type="simple" chart:class="chart:line" chart:column-mapping="1 0" chart:style-name="ch1">
        <chart:legend chart:legend-position="end" svg:x="47.921cm" svg:y="7.474cm" style:legend-expansion="high" chart:style-name="ch2"/>
        <chart:plot-area chart:style-name="ch3" table:cell-range-address="Sheet1.L2:Sheet1.L272 Sheet1.B2:Sheet1.B272" svg:x="0.878cm" svg:y="0.399cm" svg:width="45.89cm" svg:height="15.404cm">
          <chart:coordinate-region svg:x="1.79cm" svg:y="0.598cm" svg:width="44.978cm" svg:height="15.0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272" chart:class="chart:line">
            <chart:data-point chart:repeated="271"/>
          </chart:series>
          <chart:series chart:style-name="ch7" chart:values-cell-range-address="Sheet1.B2:Sheet1.B272" chart:class="chart:line">
            <chart:data-point chart:repeated="2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701171875">
                <text:p>-6.701171875</text:p>
                <draw:g>
                  <svg:desc>Sheet1.L2:Sheet1.L272</svg:desc>
                </draw:g>
              </table:table-cell>
              <table:table-cell office:value-type="float" office:value="0">
                <text:p>0</text:p>
                <draw:g>
                  <svg:desc>Sheet1.B2:Sheet1.B2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361328125">
                <text:p>-3.361328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498046875">
                <text:p>-13.498046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765625">
                <text:p>7.97656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61328125">
                <text:p>-3.361328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.516484375">
                <text:p>-10.51648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051640625">
                <text:p>-9.05164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45625">
                <text:p>8.14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64453125">
                <text:p>8.0644531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.604375">
                <text:p>-10.60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051640625">
                <text:p>-9.05164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33515625">
                <text:p>8.23351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2734375">
                <text:p>-3.2734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9078125">
                <text:p>-7.99078125</text:p>
              </table:table-cell>
              <table:table-cell office:value-type="float" office:value="71.69">
                <text:p>71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.452734375">
                <text:p>-12.45273437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3.673828125">
                <text:p>-13.673828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.4478125">
                <text:p>-11.447812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132421875">
                <text:p>-4.132421875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276796875">
                <text:p>6.276796875</text:p>
              </table:table-cell>
              <table:table-cell office:value-type="float" office:value="-48.31">
                <text:p>-48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7343749999999">
                <text:p>9.37343749999999</text:p>
              </table:table-cell>
              <table:table-cell office:value-type="float" office:value="-69.6">
                <text:p>-6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64453125">
                <text:p>8.0644531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99078125">
                <text:p>-7.99078125</text:p>
              </table:table-cell>
              <table:table-cell office:value-type="float" office:value="71.69">
                <text:p>71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.452734375">
                <text:p>-12.45273437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.4478125">
                <text:p>-11.447812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132421875">
                <text:p>-4.132421875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76796875">
                <text:p>6.276796875</text:p>
              </table:table-cell>
              <table:table-cell office:value-type="float" office:value="-48.31">
                <text:p>-48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8554687499999">
                <text:p>9.28554687499999</text:p>
              </table:table-cell>
              <table:table-cell office:value-type="float" office:value="-69.6">
                <text:p>-69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734375">
                <text:p>-3.2734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408984375">
                <text:p>-6.4089843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.516484375">
                <text:p>-10.51648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3.15140625">
                <text:p>-13.15140625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673828125">
                <text:p>-13.673828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326953125">
                <text:p>-12.32695312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13953125">
                <text:p>-9.1395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5459375">
                <text:p>-2.5459375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33984375">
                <text:p>5.133984375</text:p>
              </table:table-cell>
              <table:table-cell office:value-type="float" office:value="-43.3">
                <text:p>-43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145625">
                <text:p>8.14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4156250000001">
                <text:p>9.64156250000001</text:p>
              </table:table-cell>
              <table:table-cell office:value-type="float" office:value="-74.79">
                <text:p>-74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64453125">
                <text:p>8.0644531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.32109375">
                <text:p>-6.321093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516484375">
                <text:p>-10.51648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063515625">
                <text:p>-13.063515625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.2390625">
                <text:p>-12.239062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051640625">
                <text:p>-9.05164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633828125">
                <text:p>-2.633828125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133984375">
                <text:p>5.133984375</text:p>
              </table:table-cell>
              <table:table-cell office:value-type="float" office:value="-43.3">
                <text:p>-43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145625">
                <text:p>8.14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4156250000001">
                <text:p>9.64156250000001</text:p>
              </table:table-cell>
              <table:table-cell office:value-type="float" office:value="-74.79">
                <text:p>-74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2734375">
                <text:p>-3.2734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.597578125">
                <text:p>-5.597578125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840546875">
                <text:p>-8.840546875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90859375">
                <text:p>-11.790859375</text:p>
              </table:table-cell>
              <table:table-cell office:value-type="float" office:value="54.66">
                <text:p>54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47125">
                <text:p>-13.47125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658125">
                <text:p>-12.65812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22140625">
                <text:p>-9.22140625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14046875">
                <text:p>-5.14046875</text:p>
              </table:table-cell>
              <table:table-cell office:value-type="float" office:value="-5.34">
                <text:p>-5.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723203125">
                <text:p>-1.723203125</text:p>
              </table:table-cell>
              <table:table-cell office:value-type="float" office:value="-17.81">
                <text:p>-17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63359375">
                <text:p>4.363359375</text:p>
              </table:table-cell>
              <table:table-cell office:value-type="float" office:value="-40.42">
                <text:p>-40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0090625">
                <text:p>7.0090625</text:p>
              </table:table-cell>
              <table:table-cell office:value-type="float" office:value="-52.47">
                <text:p>-52.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068515625">
                <text:p>9.068515625</text:p>
              </table:table-cell>
              <table:table-cell office:value-type="float" office:value="-65.34">
                <text:p>-65.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4975">
                <text:p>9.4975</text:p>
              </table:table-cell>
              <table:table-cell office:value-type="float" office:value="-77.81">
                <text:p>-77.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064453125">
                <text:p>8.0644531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597578125">
                <text:p>-5.597578125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8.840546875">
                <text:p>-8.840546875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70296875">
                <text:p>-11.70296875</text:p>
              </table:table-cell>
              <table:table-cell office:value-type="float" office:value="54.66">
                <text:p>54.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.47125">
                <text:p>-13.47125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.658125">
                <text:p>-12.65812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.451875">
                <text:p>-10.451875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14046875">
                <text:p>-5.14046875</text:p>
              </table:table-cell>
              <table:table-cell office:value-type="float" office:value="-5.34">
                <text:p>-5.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723203125">
                <text:p>-1.723203125</text:p>
              </table:table-cell>
              <table:table-cell office:value-type="float" office:value="-17.81">
                <text:p>-17.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8984375">
                <text:p>1.5898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63359375">
                <text:p>4.363359375</text:p>
              </table:table-cell>
              <table:table-cell office:value-type="float" office:value="-40.42">
                <text:p>-40.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0090625">
                <text:p>7.0090625</text:p>
              </table:table-cell>
              <table:table-cell office:value-type="float" office:value="-52.47">
                <text:p>-52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68515625">
                <text:p>9.068515625</text:p>
              </table:table-cell>
              <table:table-cell office:value-type="float" office:value="-65.34">
                <text:p>-65.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4975">
                <text:p>9.4975</text:p>
              </table:table-cell>
              <table:table-cell office:value-type="float" office:value="-77.81">
                <text:p>-77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2734375">
                <text:p>-3.2734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2703125">
                <text:p>-5.2703125</text:p>
              </table:table-cell>
              <table:table-cell office:value-type="float" office:value="81.45">
                <text:p>81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902890625">
                <text:p>-7.902890625</text:p>
              </table:table-cell>
              <table:table-cell office:value-type="float" office:value="71.69">
                <text:p>71.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516484375">
                <text:p>-10.51648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.452734375">
                <text:p>-12.45273437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.44484375">
                <text:p>-13.44484375</text:p>
              </table:table-cell>
              <table:table-cell office:value-type="float" office:value="40.23">
                <text:p>40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2.94609375">
                <text:p>-12.9460937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56890625">
                <text:p>-10.5689062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766484375">
                <text:p>-6.76648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132421875">
                <text:p>-4.132421875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5734375">
                <text:p>-1.25734375</text:p>
              </table:table-cell>
              <table:table-cell office:value-type="float" office:value="-19.77">
                <text:p>-19.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875">
                <text:p>3.9875</text:p>
              </table:table-cell>
              <table:table-cell office:value-type="float" office:value="-38.55">
                <text:p>-38.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76796875">
                <text:p>6.276796875</text:p>
              </table:table-cell>
              <table:table-cell office:value-type="float" office:value="-48.31">
                <text:p>-48.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145625">
                <text:p>8.14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37343749999999">
                <text:p>9.37343749999999</text:p>
              </table:table-cell>
              <table:table-cell office:value-type="float" office:value="-69.6">
                <text:p>-69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348125">
                <text:p>9.348125</text:p>
              </table:table-cell>
              <table:table-cell office:value-type="float" office:value="-79.77">
                <text:p>-79.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064453125">
                <text:p>8.0644531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.358203125">
                <text:p>-5.358203125</text:p>
              </table:table-cell>
              <table:table-cell office:value-type="float" office:value="81.45">
                <text:p>81.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.902890625">
                <text:p>-7.902890625</text:p>
              </table:table-cell>
              <table:table-cell office:value-type="float" office:value="71.69">
                <text:p>71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0.516484375">
                <text:p>-10.51648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.452734375">
                <text:p>-12.45273437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3.44484375">
                <text:p>-13.44484375</text:p>
              </table:table-cell>
              <table:table-cell office:value-type="float" office:value="40.23">
                <text:p>40.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.94609375">
                <text:p>-12.9460937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359921875">
                <text:p>-11.35992187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.996953125">
                <text:p>-7.99695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.132421875">
                <text:p>-4.132421875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25734375">
                <text:p>-1.25734375</text:p>
              </table:table-cell>
              <table:table-cell office:value-type="float" office:value="-19.77">
                <text:p>-19.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8984375">
                <text:p>1.5898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9875">
                <text:p>3.9875</text:p>
              </table:table-cell>
              <table:table-cell office:value-type="float" office:value="-38.55">
                <text:p>-38.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76796875">
                <text:p>6.276796875</text:p>
              </table:table-cell>
              <table:table-cell office:value-type="float" office:value="-48.31">
                <text:p>-48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145625">
                <text:p>8.14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37343749999999">
                <text:p>9.37343749999999</text:p>
              </table:table-cell>
              <table:table-cell office:value-type="float" office:value="-69.6">
                <text:p>-69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348125">
                <text:p>9.348125</text:p>
              </table:table-cell>
              <table:table-cell office:value-type="float" office:value="-79.77">
                <text:p>-79.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2734375">
                <text:p>-3.2734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724609375">
                <text:p>-4.724609375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01359375">
                <text:p>-7.01359375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39359374999999">
                <text:p>-9.39359374999999</text:p>
              </table:table-cell>
              <table:table-cell office:value-type="float" office:value="65.71">
                <text:p>65.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.43359375">
                <text:p>-11.4335937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2.802578125">
                <text:p>-12.802578125</text:p>
              </table:table-cell>
              <table:table-cell office:value-type="float" office:value="47.41">
                <text:p>47.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3.568984375">
                <text:p>-13.568984375</text:p>
              </table:table-cell>
              <table:table-cell office:value-type="float" office:value="38.86">
                <text:p>38.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.673828125">
                <text:p>-13.673828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3.279296875">
                <text:p>-13.2792968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.876875">
                <text:p>-11.876875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.75296875">
                <text:p>-7.75296875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75">
                <text:p>-5.7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251796875">
                <text:p>-3.251796875</text:p>
              </table:table-cell>
              <table:table-cell office:value-type="float" office:value="-12.59">
                <text:p>-12.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54140624999999">
                <text:p>-0.854140624999999</text:p>
              </table:table-cell>
              <table:table-cell office:value-type="float" office:value="-21.14">
                <text:p>-21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421875">
                <text:p>3.7421875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5984375">
                <text:p>5.75984375</text:p>
              </table:table-cell>
              <table:table-cell office:value-type="float" office:value="-45.42">
                <text:p>-45.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228125">
                <text:p>7.4228125</text:p>
              </table:table-cell>
              <table:table-cell office:value-type="float" office:value="-54.29">
                <text:p>-54.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810546875">
                <text:p>8.810546875</text:p>
              </table:table-cell>
              <table:table-cell office:value-type="float" office:value="-63.5">
                <text:p>-63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463046875">
                <text:p>9.463046875</text:p>
              </table:table-cell>
              <table:table-cell office:value-type="float" office:value="-72.59">
                <text:p>-72.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223984375">
                <text:p>9.223984375</text:p>
              </table:table-cell>
              <table:table-cell office:value-type="float" office:value="-81.14">
                <text:p>-81.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064453125">
                <text:p>8.0644531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8125">
                <text:p>-4.8125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.01359375">
                <text:p>-7.01359375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.30570312499999">
                <text:p>-9.30570312499999</text:p>
              </table:table-cell>
              <table:table-cell office:value-type="float" office:value="65.71">
                <text:p>65.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.43359375">
                <text:p>-11.4335937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2.802578125">
                <text:p>-12.802578125</text:p>
              </table:table-cell>
              <table:table-cell office:value-type="float" office:value="47.41">
                <text:p>47.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3.568984375">
                <text:p>-13.568984375</text:p>
              </table:table-cell>
              <table:table-cell office:value-type="float" office:value="38.86">
                <text:p>38.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3.19140625">
                <text:p>-13.1914062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.613203125">
                <text:p>-11.613203125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0.038125">
                <text:p>-10.038125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75">
                <text:p>-5.7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3396875">
                <text:p>-3.3396875</text:p>
              </table:table-cell>
              <table:table-cell office:value-type="float" office:value="-12.59">
                <text:p>-12.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854140624999999">
                <text:p>-0.854140624999999</text:p>
              </table:table-cell>
              <table:table-cell office:value-type="float" office:value="-21.14">
                <text:p>-21.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421875">
                <text:p>3.7421875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75984375">
                <text:p>5.75984375</text:p>
              </table:table-cell>
              <table:table-cell office:value-type="float" office:value="-45.42">
                <text:p>-45.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228125">
                <text:p>7.4228125</text:p>
              </table:table-cell>
              <table:table-cell office:value-type="float" office:value="-54.29">
                <text:p>-54.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10546875">
                <text:p>8.810546875</text:p>
              </table:table-cell>
              <table:table-cell office:value-type="float" office:value="-63.5">
                <text:p>-6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3046875">
                <text:p>9.463046875</text:p>
              </table:table-cell>
              <table:table-cell office:value-type="float" office:value="-72.59">
                <text:p>-72.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311875">
                <text:p>9.311875</text:p>
              </table:table-cell>
              <table:table-cell office:value-type="float" office:value="-81.14">
                <text:p>-81.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85546875">
                <text:p>-3.1855468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444140625">
                <text:p>-4.44414062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.32109375">
                <text:p>-6.321093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47695312499999">
                <text:p>-8.47695312499999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0.516484375">
                <text:p>-10.51648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2.114453125">
                <text:p>-12.114453125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3.15140625">
                <text:p>-13.15140625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3.613671875">
                <text:p>-13.613671875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3.673828125">
                <text:p>-13.673828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3.360390625">
                <text:p>-13.36039062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.326953125">
                <text:p>-12.32695312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0.703515625">
                <text:p>-10.70351562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9.13953125">
                <text:p>-9.1395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7609375">
                <text:p>-4.7609375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633828125">
                <text:p>-2.633828125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547265625000001">
                <text:p>-0.547265625000001</text:p>
              </table:table-cell>
              <table:table-cell office:value-type="float" office:value="-22.15">
                <text:p>-22.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73203125">
                <text:p>3.573203125</text:p>
              </table:table-cell>
              <table:table-cell office:value-type="float" office:value="-36.29">
                <text:p>-36.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133984375">
                <text:p>5.133984375</text:p>
              </table:table-cell>
              <table:table-cell office:value-type="float" office:value="-43.3">
                <text:p>-43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757421875">
                <text:p>6.757421875</text:p>
              </table:table-cell>
              <table:table-cell office:value-type="float" office:value="-50.9">
                <text:p>-50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145625">
                <text:p>8.14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272265625">
                <text:p>9.272265625</text:p>
              </table:table-cell>
              <table:table-cell office:value-type="float" office:value="-66.95">
                <text:p>-66.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72945312500001">
                <text:p>9.72945312500001</text:p>
              </table:table-cell>
              <table:table-cell office:value-type="float" office:value="-74.79">
                <text:p>-74.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7929687500001">
                <text:p>9.17929687500001</text:p>
              </table:table-cell>
              <table:table-cell office:value-type="float" office:value="-82.15">
                <text:p>-82.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064453125">
                <text:p>8.06445312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.62992187499999">
                <text:p>-4.62992187499999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.32109375">
                <text:p>-6.321093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.47695312499999">
                <text:p>-8.47695312499999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.516484375">
                <text:p>-10.51648437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2.114453125">
                <text:p>-12.114453125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.063515625">
                <text:p>-13.063515625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.52578125">
                <text:p>-13.52578125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3.5859375">
                <text:p>-13.585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3.2725">
                <text:p>-13.272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.272265625">
                <text:p>-11.27226562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.418359375">
                <text:p>-8.41835937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766484375">
                <text:p>-6.76648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.7609375">
                <text:p>-4.7609375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633828125">
                <text:p>-2.633828125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47265625000001">
                <text:p>-0.547265625000001</text:p>
              </table:table-cell>
              <table:table-cell office:value-type="float" office:value="-22.15">
                <text:p>-22.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573203125">
                <text:p>3.573203125</text:p>
              </table:table-cell>
              <table:table-cell office:value-type="float" office:value="-36.29">
                <text:p>-36.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133984375">
                <text:p>5.133984375</text:p>
              </table:table-cell>
              <table:table-cell office:value-type="float" office:value="-43.3">
                <text:p>-43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757421875">
                <text:p>6.757421875</text:p>
              </table:table-cell>
              <table:table-cell office:value-type="float" office:value="-50.9">
                <text:p>-5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145625">
                <text:p>8.145625</text:p>
              </table:table-cell>
              <table:table-cell office:value-type="float" office:value="-58.88">
                <text:p>-58.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272265625">
                <text:p>9.272265625</text:p>
              </table:table-cell>
              <table:table-cell office:value-type="float" office:value="-66.95">
                <text:p>-66.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72945312500001">
                <text:p>9.72945312500001</text:p>
              </table:table-cell>
              <table:table-cell office:value-type="float" office:value="-74.79">
                <text:p>-74.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26718750000001">
                <text:p>9.26718750000001</text:p>
              </table:table-cell>
              <table:table-cell office:value-type="float" office:value="-82.15">
                <text:p>-82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185546875">
                <text:p>-3.1855468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.21734375">
                <text:p>-4.21734375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909609375">
                <text:p>-5.909609375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.902890625">
                <text:p>-7.902890625</text:p>
              </table:table-cell>
              <table:table-cell office:value-type="float" office:value="71.69">
                <text:p>71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.526171875">
                <text:p>-9.526171875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1.233125">
                <text:p>-11.233125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2.540625">
                <text:p>-12.54062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307109375">
                <text:p>-13.307109375</text:p>
              </table:table-cell>
              <table:table-cell office:value-type="float" office:value="43.52">
                <text:p>43.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712578125">
                <text:p>-13.712578125</text:p>
              </table:table-cell>
              <table:table-cell office:value-type="float" office:value="37.07">
                <text:p>37.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673828125">
                <text:p>-13.673828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87265625">
                <text:p>-13.387265625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2.61859375">
                <text:p>-12.61859375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.56890625">
                <text:p>-10.5689062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.709765625">
                <text:p>-7.70976562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6.076875">
                <text:p>-6.076875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2203125">
                <text:p>-4.2203125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174296875">
                <text:p>-2.174296875</text:p>
              </table:table-cell>
              <table:table-cell office:value-type="float" office:value="-16.48">
                <text:p>-16.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3825">
                <text:p>-0.3825</text:p>
              </table:table-cell>
              <table:table-cell office:value-type="float" office:value="-22.93">
                <text:p>-22.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8984375">
                <text:p>1.5898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28265625">
                <text:p>3.28265625</text:p>
              </table:table-cell>
              <table:table-cell office:value-type="float" office:value="-35.56">
                <text:p>-35.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54453125">
                <text:p>4.754453125</text:p>
              </table:table-cell>
              <table:table-cell office:value-type="float" office:value="-41.69">
                <text:p>-41.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276796875">
                <text:p>6.276796875</text:p>
              </table:table-cell>
              <table:table-cell office:value-type="float" office:value="-48.31">
                <text:p>-48.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7296875">
                <text:p>7.7296875</text:p>
              </table:table-cell>
              <table:table-cell office:value-type="float" office:value="-55.3">
                <text:p>-55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659453125">
                <text:p>8.659453125</text:p>
              </table:table-cell>
              <table:table-cell office:value-type="float" office:value="-62.47">
                <text:p>-62.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37343749999999">
                <text:p>9.37343749999999</text:p>
              </table:table-cell>
              <table:table-cell office:value-type="float" office:value="-69.6">
                <text:p>-69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74953125">
                <text:p>9.74953125</text:p>
              </table:table-cell>
              <table:table-cell office:value-type="float" office:value="-76.48">
                <text:p>-76.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25617187500001">
                <text:p>9.25617187500001</text:p>
              </table:table-cell>
              <table:table-cell office:value-type="float" office:value="-82.93">
                <text:p>-82.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5234375">
                <text:p>8.1523437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21734375">
                <text:p>-4.21734375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.82171875">
                <text:p>-5.82171875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.902890625">
                <text:p>-7.902890625</text:p>
              </table:table-cell>
              <table:table-cell office:value-type="float" office:value="71.69">
                <text:p>71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9.526171875">
                <text:p>-9.526171875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45234375">
                <text:p>-11.145234375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2.452734375">
                <text:p>-12.45273437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3.21921875">
                <text:p>-13.21921875</text:p>
              </table:table-cell>
              <table:table-cell office:value-type="float" office:value="43.52">
                <text:p>43.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3.6246875">
                <text:p>-13.6246875</text:p>
              </table:table-cell>
              <table:table-cell office:value-type="float" office:value="37.07">
                <text:p>37.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3.673828125">
                <text:p>-13.673828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3.387265625">
                <text:p>-13.387265625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2.530703125">
                <text:p>-12.530703125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9.777890625">
                <text:p>-9.77789062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.621875">
                <text:p>-7.62187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.988984375">
                <text:p>-5.988984375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2203125">
                <text:p>-4.2203125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08640625">
                <text:p>-2.08640625</text:p>
              </table:table-cell>
              <table:table-cell office:value-type="float" office:value="-16.48">
                <text:p>-16.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3825">
                <text:p>-0.3825</text:p>
              </table:table-cell>
              <table:table-cell office:value-type="float" office:value="-22.93">
                <text:p>-22.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70546875">
                <text:p>3.370546875</text:p>
              </table:table-cell>
              <table:table-cell office:value-type="float" office:value="-35.56">
                <text:p>-35.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754453125">
                <text:p>4.754453125</text:p>
              </table:table-cell>
              <table:table-cell office:value-type="float" office:value="-41.69">
                <text:p>-41.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276796875">
                <text:p>6.276796875</text:p>
              </table:table-cell>
              <table:table-cell office:value-type="float" office:value="-48.31">
                <text:p>-48.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7296875">
                <text:p>7.7296875</text:p>
              </table:table-cell>
              <table:table-cell office:value-type="float" office:value="-55.3">
                <text:p>-55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74734375">
                <text:p>8.74734375</text:p>
              </table:table-cell>
              <table:table-cell office:value-type="float" office:value="-62.47">
                <text:p>-62.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54921874999999">
                <text:p>9.54921874999999</text:p>
              </table:table-cell>
              <table:table-cell office:value-type="float" office:value="-69.6">
                <text:p>-69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9253125">
                <text:p>9.9253125</text:p>
              </table:table-cell>
              <table:table-cell office:value-type="float" office:value="-76.48">
                <text:p>-76.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43195312500001">
                <text:p>9.43195312500001</text:p>
              </table:table-cell>
              <table:table-cell office:value-type="float" office:value="-82.93">
                <text:p>-82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984cm" svg:height="8.714cm" xlink:href=".." xlink:type="simple" chart:class="chart:line" chart:column-mapping="1 0" chart:style-name="ch1">
        <chart:legend chart:legend-position="end" svg:x="46.132cm" svg:y="3.809cm" style:legend-expansion="high" chart:style-name="ch2"/>
        <chart:plot-area chart:style-name="ch3" table:cell-range-address="Sheet1.N2:Sheet1.N272 Sheet1.C2:Sheet1.C272" svg:x="0.573cm" svg:y="0.239cm" svg:width="44.119cm" svg:height="8.547cm">
          <chart:coordinate-region svg:x="1.3cm" svg:y="0.438cm" svg:width="43.392cm" svg:height="8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72" chart:class="chart:line">
            <chart:data-point chart:repeated="271"/>
          </chart:series>
          <chart:series chart:style-name="ch7" chart:values-cell-range-address="Sheet1.C2:Sheet1.C272" chart:class="chart:line">
            <chart:data-point chart:repeated="2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6328125">
                <text:p>-0.36328125</text:p>
                <draw:g>
                  <svg:desc>Sheet1.N2:Sheet1.N272</svg:desc>
                </draw:g>
              </table:table-cell>
              <table:table-cell office:value-type="float" office:value="0">
                <text:p>0</text:p>
                <draw:g>
                  <svg:desc>Sheet1.C2:Sheet1.C2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5078125">
                <text:p>-0.55078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38671875">
                <text:p>-0.638671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38671875">
                <text:p>-0.638671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75">
                <text:p>-0.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63671875">
                <text:p>-0.2636718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7578125">
                <text:p>-0.175781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3828125">
                <text:p>-0.73828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8050625">
                <text:p>-0.58050625</text:p>
              </table:table-cell>
              <table:table-cell office:value-type="float" office:value="5.1391">
                <text:p>5.1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3828125">
                <text:p>-0.73828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68396875">
                <text:p>-0.668396875</text:p>
              </table:table-cell>
              <table:table-cell office:value-type="float" office:value="5.1391">
                <text:p>5.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26171875">
                <text:p>-0.826171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68396875">
                <text:p>-0.668396875</text:p>
              </table:table-cell>
              <table:table-cell office:value-type="float" office:value="5.1391">
                <text:p>5.1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01953125">
                <text:p>-1.001953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7615625">
                <text:p>0.117615625</text:p>
              </table:table-cell>
              <table:table-cell office:value-type="float" office:value="-5.1391">
                <text:p>-5.1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328125">
                <text:p>0.363281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4605625">
                <text:p>-0.14605625</text:p>
              </table:table-cell>
              <table:table-cell office:value-type="float" office:value="-5.1391">
                <text:p>-5.1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75">
                <text:p>0.18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33946875">
                <text:p>-0.233946875</text:p>
              </table:table-cell>
              <table:table-cell office:value-type="float" office:value="-5.1391">
                <text:p>-5.1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53125">
                <text:p>-1.453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44140625">
                <text:p>-1.14414062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31440625">
                <text:p>-1.031440625</text:p>
              </table:table-cell>
              <table:table-cell office:value-type="float" office:value="7.7873">
                <text:p>7.7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41015625">
                <text:p>-1.541015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3203125">
                <text:p>-1.2320312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31440625">
                <text:p>-1.031440625</text:p>
              </table:table-cell>
              <table:table-cell office:value-type="float" office:value="7.7873">
                <text:p>7.7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41015625">
                <text:p>-1.541015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3203125">
                <text:p>-1.2320312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83003125">
                <text:p>-1.383003125</text:p>
              </table:table-cell>
              <table:table-cell office:value-type="float" office:value="7.7873">
                <text:p>7.7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2890625">
                <text:p>-1.62890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09765625">
                <text:p>-0.109765625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66843749999999">
                <text:p>-0.0466843749999999</text:p>
              </table:table-cell>
              <table:table-cell office:value-type="float" office:value="-7.7873">
                <text:p>-7.7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21875">
                <text:p>0.1992187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390625">
                <text:p>0.15390625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12062500000001">
                <text:p>0.0412062500000001</text:p>
              </table:table-cell>
              <table:table-cell office:value-type="float" office:value="-7.7873">
                <text:p>-7.7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62890625">
                <text:p>0.46289062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1796875">
                <text:p>0.241796875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9875">
                <text:p>0.2169875</text:p>
              </table:table-cell>
              <table:table-cell office:value-type="float" office:value="-7.7873">
                <text:p>-7.7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49609375">
                <text:p>-0.849609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30025000000001">
                <text:p>-0.430025000000001</text:p>
              </table:table-cell>
              <table:table-cell office:value-type="float" office:value="10.7894">
                <text:p>10.7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58278125">
                <text:p>-0.358278125</text:p>
              </table:table-cell>
              <table:table-cell office:value-type="float" office:value="10.2782">
                <text:p>10.2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72896875">
                <text:p>-0.472896875</text:p>
              </table:table-cell>
              <table:table-cell office:value-type="float" office:value="10.5686">
                <text:p>10.5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859375">
                <text:p>-0.5859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42134375000001">
                <text:p>-0.342134375000001</text:p>
              </table:table-cell>
              <table:table-cell office:value-type="float" office:value="10.7894">
                <text:p>10.7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58378125">
                <text:p>-0.358378125</text:p>
              </table:table-cell>
              <table:table-cell office:value-type="float" office:value="10.2783">
                <text:p>10.2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97115625">
                <text:p>-0.297115625</text:p>
              </table:table-cell>
              <table:table-cell office:value-type="float" office:value="10.5686">
                <text:p>10.5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73828125">
                <text:p>-0.673828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42134375000001">
                <text:p>-0.342134375000001</text:p>
              </table:table-cell>
              <table:table-cell office:value-type="float" office:value="10.7894">
                <text:p>10.7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703875">
                <text:p>-0.2703875</text:p>
              </table:table-cell>
              <table:table-cell office:value-type="float" office:value="10.2782">
                <text:p>10.2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8500625">
                <text:p>-0.38500625</text:p>
              </table:table-cell>
              <table:table-cell office:value-type="float" office:value="10.5686">
                <text:p>10.56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59375">
                <text:p>-0.5859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2368750000001">
                <text:p>0.582368750000001</text:p>
              </table:table-cell>
              <table:table-cell office:value-type="float" office:value="-10.7894">
                <text:p>-10.7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273125">
                <text:p>0.42273125</text:p>
              </table:table-cell>
              <table:table-cell office:value-type="float" office:value="-10.2782">
                <text:p>-10.2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9459375">
                <text:p>0.449459375</text:p>
              </table:table-cell>
              <table:table-cell office:value-type="float" office:value="-10.5686">
                <text:p>-10.5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1953125">
                <text:p>1.00195312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3931250000001">
                <text:p>0.933931250000001</text:p>
              </table:table-cell>
              <table:table-cell office:value-type="float" office:value="-10.7894">
                <text:p>-10.7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6503125">
                <text:p>0.686503125</text:p>
              </table:table-cell>
              <table:table-cell office:value-type="float" office:value="-10.2783">
                <text:p>-10.2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313125">
                <text:p>0.71313125</text:p>
              </table:table-cell>
              <table:table-cell office:value-type="float" office:value="-10.5686">
                <text:p>-10.56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1953125">
                <text:p>1.00195312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4478125000001">
                <text:p>0.494478125000001</text:p>
              </table:table-cell>
              <table:table-cell office:value-type="float" office:value="-10.7894">
                <text:p>-10.7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85125">
                <text:p>0.5985125</text:p>
              </table:table-cell>
              <table:table-cell office:value-type="float" office:value="-10.2782">
                <text:p>-10.27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735">
                <text:p>0.53735</text:p>
              </table:table-cell>
              <table:table-cell office:value-type="float" office:value="-10.5686">
                <text:p>-10.5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94921875">
                <text:p>-0.94921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864375">
                <text:p>-0.37864375</text:p>
              </table:table-cell>
              <table:table-cell office:value-type="float" office:value="13.7263">
                <text:p>13.7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89374999999981">
                <text:p>0.00989374999999981</text:p>
              </table:table-cell>
              <table:table-cell office:value-type="float" office:value="12.9862">
                <text:p>12.9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1684375000001">
                <text:p>0.211684375000001</text:p>
              </table:table-cell>
              <table:table-cell office:value-type="float" office:value="12.8723">
                <text:p>12.8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52468750000003">
                <text:p>0.0352468750000003</text:p>
              </table:table-cell>
              <table:table-cell office:value-type="float" office:value="13.4003">
                <text:p>13.4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21875">
                <text:p>-0.421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028625">
                <text:p>-0.2028625</text:p>
              </table:table-cell>
              <table:table-cell office:value-type="float" office:value="13.7263">
                <text:p>13.7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7684375">
                <text:p>0.097684375</text:p>
              </table:table-cell>
              <table:table-cell office:value-type="float" office:value="12.9863">
                <text:p>12.98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1784375000001">
                <text:p>0.211784375000001</text:p>
              </table:table-cell>
              <table:table-cell office:value-type="float" office:value="12.8722">
                <text:p>12.87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26437499999997">
                <text:p>-0.0526437499999997</text:p>
              </table:table-cell>
              <table:table-cell office:value-type="float" office:value="13.4003">
                <text:p>13.4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3984375">
                <text:p>-0.333984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69812500000004">
                <text:p>-0.0269812500000004</text:p>
              </table:table-cell>
              <table:table-cell office:value-type="float" office:value="13.7262">
                <text:p>13.7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5575">
                <text:p>0.185575</text:p>
              </table:table-cell>
              <table:table-cell office:value-type="float" office:value="12.9863">
                <text:p>12.98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7565625000001">
                <text:p>0.387565625000001</text:p>
              </table:table-cell>
              <table:table-cell office:value-type="float" office:value="12.8722">
                <text:p>12.8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0928125000001">
                <text:p>0.210928125000001</text:p>
              </table:table-cell>
              <table:table-cell office:value-type="float" office:value="13.4004">
                <text:p>13.4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0989375">
                <text:p>1.40989375</text:p>
              </table:table-cell>
              <table:table-cell office:value-type="float" office:value="-13.7263">
                <text:p>-13.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09346875">
                <text:p>1.109346875</text:p>
              </table:table-cell>
              <table:table-cell office:value-type="float" office:value="-12.9863">
                <text:p>-12.9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5246874999999">
                <text:p>0.995246874999999</text:p>
              </table:table-cell>
              <table:table-cell office:value-type="float" office:value="-12.8722">
                <text:p>-12.8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9675">
                <text:p>1.259675</text:p>
              </table:table-cell>
              <table:table-cell office:value-type="float" office:value="-13.4003">
                <text:p>-13.4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41015625">
                <text:p>1.5410156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340125">
                <text:p>1.2340125</text:p>
              </table:table-cell>
              <table:table-cell office:value-type="float" office:value="-13.7262">
                <text:p>-13.7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3565625">
                <text:p>0.933565625</text:p>
              </table:table-cell>
              <table:table-cell office:value-type="float" office:value="-12.9863">
                <text:p>-12.9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0725625">
                <text:p>0.90725625</text:p>
              </table:table-cell>
              <table:table-cell office:value-type="float" office:value="-12.8721">
                <text:p>-12.8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6003125">
                <text:p>0.996003125</text:p>
              </table:table-cell>
              <table:table-cell office:value-type="float" office:value="-13.4003">
                <text:p>-13.4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41015625">
                <text:p>1.5410156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46121875">
                <text:p>1.146121875</text:p>
              </table:table-cell>
              <table:table-cell office:value-type="float" office:value="-13.7262">
                <text:p>-13.7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5675">
                <text:p>0.845675</text:p>
              </table:table-cell>
              <table:table-cell office:value-type="float" office:value="-12.9863">
                <text:p>-12.98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7356249999999">
                <text:p>0.907356249999999</text:p>
              </table:table-cell>
              <table:table-cell office:value-type="float" office:value="-12.8722">
                <text:p>-12.87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8212499999999">
                <text:p>0.908212499999999</text:p>
              </table:table-cell>
              <table:table-cell office:value-type="float" office:value="-13.4004">
                <text:p>-13.4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21484375">
                <text:p>-0.5214843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61771875000001">
                <text:p>-0.261771875000001</text:p>
              </table:table-cell>
              <table:table-cell office:value-type="float" office:value="16.6856">
                <text:p>16.6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2165625">
                <text:p>0.272165625</text:p>
              </table:table-cell>
              <table:table-cell office:value-type="float" office:value="15.8001">
                <text:p>15.8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03303124999999">
                <text:p>0.303303124999999</text:p>
              </table:table-cell>
              <table:table-cell office:value-type="float" office:value="15.4174">
                <text:p>15.4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9775">
                <text:p>0.409775</text:p>
              </table:table-cell>
              <table:table-cell office:value-type="float" office:value="15.5746">
                <text:p>15.5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60437499999998">
                <text:p>-0.0960437499999998</text:p>
              </table:table-cell>
              <table:table-cell office:value-type="float" office:value="16.2562">
                <text:p>16.25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578125">
                <text:p>-0.2578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859906250000009">
                <text:p>-0.0859906250000009</text:p>
              </table:table-cell>
              <table:table-cell office:value-type="float" office:value="16.6856">
                <text:p>16.6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0156249999999">
                <text:p>0.36015624999999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1293750000001">
                <text:p>0.391293750000001</text:p>
              </table:table-cell>
              <table:table-cell office:value-type="float" office:value="15.4173">
                <text:p>15.41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7665625">
                <text:p>0.497665625</text:p>
              </table:table-cell>
              <table:table-cell office:value-type="float" office:value="15.5746">
                <text:p>15.5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815312499999976">
                <text:p>-0.00815312499999976</text:p>
              </table:table-cell>
              <table:table-cell office:value-type="float" office:value="16.2562">
                <text:p>16.25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3359375">
                <text:p>-0.433593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859906250000009">
                <text:p>-0.0859906250000009</text:p>
              </table:table-cell>
              <table:table-cell office:value-type="float" office:value="16.6856">
                <text:p>16.6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4374999999999">
                <text:p>0.18437499999999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5412499999999">
                <text:p>0.215412499999999</text:p>
              </table:table-cell>
              <table:table-cell office:value-type="float" office:value="15.4174">
                <text:p>15.4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3389375">
                <text:p>0.23389375</text:p>
              </table:table-cell>
              <table:table-cell office:value-type="float" office:value="15.5747">
                <text:p>15.5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60437499999998">
                <text:p>-0.0960437499999998</text:p>
              </table:table-cell>
              <table:table-cell office:value-type="float" office:value="16.2562">
                <text:p>16.2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521484375">
                <text:p>-0.5214843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32475">
                <text:p>1.732475</text:p>
              </table:table-cell>
              <table:table-cell office:value-type="float" office:value="-16.6856">
                <text:p>-16.6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7431875">
                <text:p>1.37431875</text:p>
              </table:table-cell>
              <table:table-cell office:value-type="float" office:value="-15.8001">
                <text:p>-15.8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55290625">
                <text:p>1.255290625</text:p>
              </table:table-cell>
              <table:table-cell office:value-type="float" office:value="-15.4174">
                <text:p>-15.41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246">
                <text:p>1.3246</text:p>
              </table:table-cell>
              <table:table-cell office:value-type="float" office:value="-15.5746">
                <text:p>-15.57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66746875">
                <text:p>1.566746875</text:p>
              </table:table-cell>
              <table:table-cell office:value-type="float" office:value="-16.2562">
                <text:p>-16.25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1640625">
                <text:p>1.8164062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68803125">
                <text:p>1.468803125</text:p>
              </table:table-cell>
              <table:table-cell office:value-type="float" office:value="-16.6856">
                <text:p>-16.68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7421875">
                <text:p>1.37421875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4308125">
                <text:p>1.34308125</text:p>
              </table:table-cell>
              <table:table-cell office:value-type="float" office:value="-15.4173">
                <text:p>-15.4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46">
                <text:p>1.3246</text:p>
              </table:table-cell>
              <table:table-cell office:value-type="float" office:value="-15.5746">
                <text:p>-15.5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7885625">
                <text:p>1.47885625</text:p>
              </table:table-cell>
              <table:table-cell office:value-type="float" office:value="-16.2562">
                <text:p>-16.2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1640625">
                <text:p>1.8164062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44584375">
                <text:p>1.644584375</text:p>
              </table:table-cell>
              <table:table-cell office:value-type="float" office:value="-16.6856">
                <text:p>-16.68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62109375">
                <text:p>1.462109375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318125">
                <text:p>1.34318125</text:p>
              </table:table-cell>
              <table:table-cell office:value-type="float" office:value="-15.4174">
                <text:p>-15.41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12590625">
                <text:p>1.412590625</text:p>
              </table:table-cell>
              <table:table-cell office:value-type="float" office:value="-15.5747">
                <text:p>-15.57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18309375">
                <text:p>1.918309375</text:p>
              </table:table-cell>
              <table:table-cell office:value-type="float" office:value="-16.2562">
                <text:p>-16.2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9921875">
                <text:p>0.1699218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5825000000001">
                <text:p>0.545825000000001</text:p>
              </table:table-cell>
              <table:table-cell office:value-type="float" office:value="19.6573">
                <text:p>19.6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0109374999999">
                <text:p>0.740109374999999</text:p>
              </table:table-cell>
              <table:table-cell office:value-type="float" office:value="18.672">
                <text:p>18.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0256250000001">
                <text:p>0.870256250000001</text:p>
              </table:table-cell>
              <table:table-cell office:value-type="float" office:value="18.1024">
                <text:p>18.1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0984375">
                <text:p>0.720984375</text:p>
              </table:table-cell>
              <table:table-cell office:value-type="float" office:value="17.988">
                <text:p>17.9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23046875000001">
                <text:p>0.723046875000001</text:p>
              </table:table-cell>
              <table:table-cell office:value-type="float" office:value="18.3375">
                <text:p>18.3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62490625000001">
                <text:p>0.462490625000001</text:p>
              </table:table-cell>
              <table:table-cell office:value-type="float" office:value="19.1254">
                <text:p>19.12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57934375000001">
                <text:p>0.457934375000001</text:p>
              </table:table-cell>
              <table:table-cell office:value-type="float" office:value="19.6573">
                <text:p>19.65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0109374999999">
                <text:p>0.740109374999999</text:p>
              </table:table-cell>
              <table:table-cell office:value-type="float" office:value="18.672">
                <text:p>18.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82365625000001">
                <text:p>0.782365625000001</text:p>
              </table:table-cell>
              <table:table-cell office:value-type="float" office:value="18.1024">
                <text:p>18.10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6765625">
                <text:p>0.896765625</text:p>
              </table:table-cell>
              <table:table-cell office:value-type="float" office:value="17.988">
                <text:p>17.9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10937500000001">
                <text:p>0.810937500000001</text:p>
              </table:table-cell>
              <table:table-cell office:value-type="float" office:value="18.3375">
                <text:p>18.3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0381250000001">
                <text:p>0.550381250000001</text:p>
              </table:table-cell>
              <table:table-cell office:value-type="float" office:value="19.1254">
                <text:p>19.1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78125">
                <text:p>0.2578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1606250000001">
                <text:p>0.721606250000001</text:p>
              </table:table-cell>
              <table:table-cell office:value-type="float" office:value="19.6573">
                <text:p>19.6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5990624999999">
                <text:p>0.915990624999999</text:p>
              </table:table-cell>
              <table:table-cell office:value-type="float" office:value="18.6719">
                <text:p>18.67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460375">
                <text:p>1.0460375</text:p>
              </table:table-cell>
              <table:table-cell office:value-type="float" office:value="18.1024">
                <text:p>18.10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84556250000001">
                <text:p>0.984556250000001</text:p>
              </table:table-cell>
              <table:table-cell office:value-type="float" office:value="17.9881">
                <text:p>17.98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625">
                <text:p>1.1625</text:p>
              </table:table-cell>
              <table:table-cell office:value-type="float" office:value="18.3375">
                <text:p>18.3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32803125">
                <text:p>5.032803125</text:p>
              </table:table-cell>
              <table:table-cell office:value-type="float" office:value="19.1254">
                <text:p>19.12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65234375">
                <text:p>4.65234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110425">
                <text:p>6.110425</text:p>
              </table:table-cell>
              <table:table-cell office:value-type="float" office:value="-19.6573">
                <text:p>-19.6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76296875">
                <text:p>2.576296875</text:p>
              </table:table-cell>
              <table:table-cell office:value-type="float" office:value="-18.672">
                <text:p>-18.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8259375">
                <text:p>2.358259375</text:p>
              </table:table-cell>
              <table:table-cell office:value-type="float" office:value="-18.1024">
                <text:p>-18.10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43859375">
                <text:p>2.243859375</text:p>
              </table:table-cell>
              <table:table-cell office:value-type="float" office:value="-17.988">
                <text:p>-17.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296875">
                <text:p>2.3296875</text:p>
              </table:table-cell>
              <table:table-cell office:value-type="float" office:value="-18.3375">
                <text:p>-18.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9024375">
                <text:p>2.59024375</text:p>
              </table:table-cell>
              <table:table-cell office:value-type="float" office:value="-19.1254">
                <text:p>-19.12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46484375">
                <text:p>3.14648437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682690625">
                <text:p>2.682690625</text:p>
              </table:table-cell>
              <table:table-cell office:value-type="float" office:value="-19.6573">
                <text:p>-19.65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12625">
                <text:p>2.312625</text:p>
              </table:table-cell>
              <table:table-cell office:value-type="float" office:value="-18.672">
                <text:p>-18.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945875">
                <text:p>2.0945875</text:p>
              </table:table-cell>
              <table:table-cell office:value-type="float" office:value="-18.1024">
                <text:p>-18.1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33175">
                <text:p>2.33175</text:p>
              </table:table-cell>
              <table:table-cell office:value-type="float" office:value="-17.988">
                <text:p>-17.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296875">
                <text:p>2.3296875</text:p>
              </table:table-cell>
              <table:table-cell office:value-type="float" office:value="-18.3375">
                <text:p>-18.3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2353125">
                <text:p>2.502353125</text:p>
              </table:table-cell>
              <table:table-cell office:value-type="float" office:value="-19.1254">
                <text:p>-19.1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828125">
                <text:p>2.882812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948">
                <text:p>2.5948</text:p>
              </table:table-cell>
              <table:table-cell office:value-type="float" office:value="-19.6573">
                <text:p>-19.65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312525">
                <text:p>2.312525</text:p>
              </table:table-cell>
              <table:table-cell office:value-type="float" office:value="-18.6719">
                <text:p>-18.67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82478125">
                <text:p>2.182478125</text:p>
              </table:table-cell>
              <table:table-cell office:value-type="float" office:value="-18.1024">
                <text:p>-18.1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5606875">
                <text:p>2.15606875</text:p>
              </table:table-cell>
              <table:table-cell office:value-type="float" office:value="-17.9881">
                <text:p>-17.9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66015625">
                <text:p>2.066015625</text:p>
              </table:table-cell>
              <table:table-cell office:value-type="float" office:value="-18.3375">
                <text:p>-18.3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78134375">
                <text:p>2.678134375</text:p>
              </table:table-cell>
              <table:table-cell office:value-type="float" office:value="-19.1254">
                <text:p>-19.1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734375">
                <text:p>0.7734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85375">
                <text:p>1.785375</text:p>
              </table:table-cell>
              <table:table-cell office:value-type="float" office:value="22.6365">
                <text:p>22.6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55284375">
                <text:p>2.755284375</text:p>
              </table:table-cell>
              <table:table-cell office:value-type="float" office:value="21.5787">
                <text:p>21.57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7279375">
                <text:p>3.37279375</text:p>
              </table:table-cell>
              <table:table-cell office:value-type="float" office:value="20.8733">
                <text:p>20.87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01703125">
                <text:p>3.601703125</text:p>
              </table:table-cell>
              <table:table-cell office:value-type="float" office:value="20.5565">
                <text:p>20.5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241125">
                <text:p>3.4241125</text:p>
              </table:table-cell>
              <table:table-cell office:value-type="float" office:value="20.6462">
                <text:p>20.64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331125">
                <text:p>2.9331125</text:p>
              </table:table-cell>
              <table:table-cell office:value-type="float" office:value="21.1372">
                <text:p>21.13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0676125">
                <text:p>2.0676125</text:p>
              </table:table-cell>
              <table:table-cell office:value-type="float" office:value="22.0027">
                <text:p>22.0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4921875">
                <text:p>0.94921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1271875">
                <text:p>2.31271875</text:p>
              </table:table-cell>
              <table:table-cell office:value-type="float" office:value="22.6365">
                <text:p>22.63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977625">
                <text:p>3.8977625</text:p>
              </table:table-cell>
              <table:table-cell office:value-type="float" office:value="21.5788">
                <text:p>21.57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095125">
                <text:p>6.0095125</text:p>
              </table:table-cell>
              <table:table-cell office:value-type="float" office:value="20.8733">
                <text:p>20.87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2640625">
                <text:p>6.062640625</text:p>
              </table:table-cell>
              <table:table-cell office:value-type="float" office:value="20.5565">
                <text:p>20.55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367125">
                <text:p>6.2367125</text:p>
              </table:table-cell>
              <table:table-cell office:value-type="float" office:value="20.6461">
                <text:p>20.64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7295625">
                <text:p>6.27295625</text:p>
              </table:table-cell>
              <table:table-cell office:value-type="float" office:value="21.1372">
                <text:p>21.1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98471875">
                <text:p>6.198471875</text:p>
              </table:table-cell>
              <table:table-cell office:value-type="float" office:value="22.0027">
                <text:p>22.0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6953125">
                <text:p>5.6953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092015625">
                <text:p>6.092015625</text:p>
              </table:table-cell>
              <table:table-cell office:value-type="float" office:value="22.6365">
                <text:p>22.6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446690625">
                <text:p>6.446690625</text:p>
              </table:table-cell>
              <table:table-cell office:value-type="float" office:value="21.5787">
                <text:p>21.5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7126375">
                <text:p>6.7126375</text:p>
              </table:table-cell>
              <table:table-cell office:value-type="float" office:value="20.8733">
                <text:p>20.8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77875">
                <text:p>6.677875</text:p>
              </table:table-cell>
              <table:table-cell office:value-type="float" office:value="20.5565">
                <text:p>20.55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588175">
                <text:p>6.588175</text:p>
              </table:table-cell>
              <table:table-cell office:value-type="float" office:value="20.6462">
                <text:p>20.64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712409375">
                <text:p>6.712409375</text:p>
              </table:table-cell>
              <table:table-cell office:value-type="float" office:value="21.1372">
                <text:p>21.13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637925">
                <text:p>6.637925</text:p>
              </table:table-cell>
              <table:table-cell office:value-type="float" office:value="22.0027">
                <text:p>22.00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662109375">
                <text:p>6.662109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50759375">
                <text:p>7.50759375</text:p>
              </table:table-cell>
              <table:table-cell office:value-type="float" office:value="-22.6365">
                <text:p>-22.6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725184375">
                <text:p>3.725184375</text:p>
              </table:table-cell>
              <table:table-cell office:value-type="float" office:value="-21.5787">
                <text:p>-21.57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107675">
                <text:p>3.107675</text:p>
              </table:table-cell>
              <table:table-cell office:value-type="float" office:value="-20.8733">
                <text:p>-20.87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425375">
                <text:p>3.1425375</text:p>
              </table:table-cell>
              <table:table-cell office:value-type="float" office:value="-20.5566">
                <text:p>-20.5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44246875">
                <text:p>3.144246875</text:p>
              </table:table-cell>
              <table:table-cell office:value-type="float" office:value="-20.6462">
                <text:p>-20.64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9579375">
                <text:p>3.19579375</text:p>
              </table:table-cell>
              <table:table-cell office:value-type="float" office:value="-21.1372">
                <text:p>-21.13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445959375">
                <text:p>3.445959375</text:p>
              </table:table-cell>
              <table:table-cell office:value-type="float" office:value="-22.0026">
                <text:p>-22.0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85546875">
                <text:p>3.68554687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552515625">
                <text:p>3.552515625</text:p>
              </table:table-cell>
              <table:table-cell office:value-type="float" office:value="-22.6365">
                <text:p>-22.63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97940625">
                <text:p>3.197940625</text:p>
              </table:table-cell>
              <table:table-cell office:value-type="float" office:value="-21.5788">
                <text:p>-21.57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3189375">
                <text:p>2.93189375</text:p>
              </table:table-cell>
              <table:table-cell office:value-type="float" office:value="-20.8733">
                <text:p>-20.87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878765625">
                <text:p>2.878765625</text:p>
              </table:table-cell>
              <table:table-cell office:value-type="float" office:value="-20.5565">
                <text:p>-20.55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80575">
                <text:p>2.880575</text:p>
              </table:table-cell>
              <table:table-cell office:value-type="float" office:value="-20.6462">
                <text:p>-20.64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4423125">
                <text:p>2.84423125</text:p>
              </table:table-cell>
              <table:table-cell office:value-type="float" office:value="-21.1372">
                <text:p>-21.13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70278125">
                <text:p>3.270278125</text:p>
              </table:table-cell>
              <table:table-cell office:value-type="float" office:value="-22.0027">
                <text:p>-22.00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509765625">
                <text:p>3.5097656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25171875">
                <text:p>3.025171875</text:p>
              </table:table-cell>
              <table:table-cell office:value-type="float" office:value="-22.6365">
                <text:p>-22.63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7583875">
                <text:p>2.7583875</text:p>
              </table:table-cell>
              <table:table-cell office:value-type="float" office:value="-21.5787">
                <text:p>-21.57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68221875">
                <text:p>2.668221875</text:p>
              </table:table-cell>
              <table:table-cell office:value-type="float" office:value="-20.8733">
                <text:p>-20.87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02984375">
                <text:p>2.702984375</text:p>
              </table:table-cell>
              <table:table-cell office:value-type="float" office:value="-20.5565">
                <text:p>-20.5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616903125">
                <text:p>2.616903125</text:p>
              </table:table-cell>
              <table:table-cell office:value-type="float" office:value="-20.6462">
                <text:p>-20.64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66845">
                <text:p>2.66845</text:p>
              </table:table-cell>
              <table:table-cell office:value-type="float" office:value="-21.1372">
                <text:p>-21.13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0660625">
                <text:p>3.00660625</text:p>
              </table:table-cell>
              <table:table-cell office:value-type="float" office:value="-22.0027">
                <text:p>-22.00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6171875">
                <text:p>0.76171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2325">
                <text:p>3.72325</text:p>
              </table:table-cell>
              <table:table-cell office:value-type="float" office:value="25.6205">
                <text:p>25.62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802546875">
                <text:p>5.802546875</text:p>
              </table:table-cell>
              <table:table-cell office:value-type="float" office:value="24.508">
                <text:p>24.5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083103125">
                <text:p>6.083103125</text:p>
              </table:table-cell>
              <table:table-cell office:value-type="float" office:value="23.7001">
                <text:p>23.7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11515">
                <text:p>6.11515</text:p>
              </table:table-cell>
              <table:table-cell office:value-type="float" office:value="23.2286">
                <text:p>23.22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05376875">
                <text:p>6.05376875</text:p>
              </table:table-cell>
              <table:table-cell office:value-type="float" office:value="23.1142">
                <text:p>23.11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15753125">
                <text:p>6.15753125</text:p>
              </table:table-cell>
              <table:table-cell office:value-type="float" office:value="23.362">
                <text:p>23.3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086075">
                <text:p>6.086075</text:p>
              </table:table-cell>
              <table:table-cell office:value-type="float" office:value="23.9608">
                <text:p>23.9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8647">
                <text:p>5.8647</text:p>
              </table:table-cell>
              <table:table-cell office:value-type="float" office:value="24.8853">
                <text:p>24.88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5078125">
                <text:p>5.5078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00840625">
                <text:p>6.00840625</text:p>
              </table:table-cell>
              <table:table-cell office:value-type="float" office:value="25.6205">
                <text:p>25.62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06611875">
                <text:p>6.06611875</text:p>
              </table:table-cell>
              <table:table-cell office:value-type="float" office:value="24.5081">
                <text:p>24.5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083103125">
                <text:p>6.083103125</text:p>
              </table:table-cell>
              <table:table-cell office:value-type="float" office:value="23.7001">
                <text:p>23.7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1515">
                <text:p>6.11515</text:p>
              </table:table-cell>
              <table:table-cell office:value-type="float" office:value="23.2286">
                <text:p>23.22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41759375">
                <text:p>6.141759375</text:p>
              </table:table-cell>
              <table:table-cell office:value-type="float" office:value="23.1141">
                <text:p>23.11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069740625">
                <text:p>6.069740625</text:p>
              </table:table-cell>
              <table:table-cell office:value-type="float" office:value="23.3619">
                <text:p>23.36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998184375">
                <text:p>5.998184375</text:p>
              </table:table-cell>
              <table:table-cell office:value-type="float" office:value="23.9608">
                <text:p>23.9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952590625">
                <text:p>5.952590625</text:p>
              </table:table-cell>
              <table:table-cell office:value-type="float" office:value="24.8853">
                <text:p>24.8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8359375">
                <text:p>5.68359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00830625">
                <text:p>6.00830625</text:p>
              </table:table-cell>
              <table:table-cell office:value-type="float" office:value="25.6206">
                <text:p>25.6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2419">
                <text:p>6.2419</text:p>
              </table:table-cell>
              <table:table-cell office:value-type="float" office:value="24.5081">
                <text:p>24.50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17109375">
                <text:p>6.1710937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03040625">
                <text:p>6.203040625</text:p>
              </table:table-cell>
              <table:table-cell office:value-type="float" office:value="23.2286">
                <text:p>23.22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141659375">
                <text:p>6.141659375</text:p>
              </table:table-cell>
              <table:table-cell office:value-type="float" office:value="23.1142">
                <text:p>23.11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15763125">
                <text:p>6.15763125</text:p>
              </table:table-cell>
              <table:table-cell office:value-type="float" office:value="23.3619">
                <text:p>23.36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086175">
                <text:p>6.086175</text:p>
              </table:table-cell>
              <table:table-cell office:value-type="float" office:value="23.9607">
                <text:p>23.96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8647">
                <text:p>5.8647</text:p>
              </table:table-cell>
              <table:table-cell office:value-type="float" office:value="24.8853">
                <text:p>24.88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68359375">
                <text:p>5.68359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724115625">
                <text:p>3.724115625</text:p>
              </table:table-cell>
              <table:table-cell office:value-type="float" office:value="-25.6206">
                <text:p>-25.6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22685">
                <text:p>3.22685</text:p>
              </table:table-cell>
              <table:table-cell office:value-type="float" office:value="-24.5081">
                <text:p>-24.50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858203125">
                <text:p>2.858203125</text:p>
              </table:table-cell>
              <table:table-cell office:value-type="float" office:value="-23.7">
                <text:p>-23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82625625">
                <text:p>2.82625625</text:p>
              </table:table-cell>
              <table:table-cell office:value-type="float" office:value="-23.2286">
                <text:p>-23.22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71175625">
                <text:p>2.71175625</text:p>
              </table:table-cell>
              <table:table-cell office:value-type="float" office:value="-23.1141">
                <text:p>-23.11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95955625">
                <text:p>2.95955625</text:p>
              </table:table-cell>
              <table:table-cell office:value-type="float" office:value="-23.3619">
                <text:p>-23.3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18903125">
                <text:p>3.118903125</text:p>
              </table:table-cell>
              <table:table-cell office:value-type="float" office:value="-23.9607">
                <text:p>-23.96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516159375">
                <text:p>3.516159375</text:p>
              </table:table-cell>
              <table:table-cell office:value-type="float" office:value="-24.8853">
                <text:p>-24.88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24609375">
                <text:p>4.22460937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46044375">
                <text:p>3.46044375</text:p>
              </table:table-cell>
              <table:table-cell office:value-type="float" office:value="-25.6206">
                <text:p>-25.62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314740625">
                <text:p>3.314740625</text:p>
              </table:table-cell>
              <table:table-cell office:value-type="float" office:value="-24.5081">
                <text:p>-24.5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121975">
                <text:p>3.121975</text:p>
              </table:table-cell>
              <table:table-cell office:value-type="float" office:value="-23.7001">
                <text:p>-23.70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82625625">
                <text:p>2.82625625</text:p>
              </table:table-cell>
              <table:table-cell office:value-type="float" office:value="-23.2286">
                <text:p>-23.22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799646875">
                <text:p>2.799646875</text:p>
              </table:table-cell>
              <table:table-cell office:value-type="float" office:value="-23.1141">
                <text:p>-23.11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783775">
                <text:p>2.783775</text:p>
              </table:table-cell>
              <table:table-cell office:value-type="float" office:value="-23.3619">
                <text:p>-23.3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0689375">
                <text:p>3.20689375</text:p>
              </table:table-cell>
              <table:table-cell office:value-type="float" office:value="-23.9608">
                <text:p>-23.96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60405">
                <text:p>3.60405</text:p>
              </table:table-cell>
              <table:table-cell office:value-type="float" office:value="-24.8853">
                <text:p>-24.88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9609375">
                <text:p>3.960937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48334375">
                <text:p>3.548334375</text:p>
              </table:table-cell>
              <table:table-cell office:value-type="float" office:value="-25.6206">
                <text:p>-25.62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40263125">
                <text:p>3.40263125</text:p>
              </table:table-cell>
              <table:table-cell office:value-type="float" office:value="-24.5081">
                <text:p>-24.50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33984375">
                <text:p>3.033984375</text:p>
              </table:table-cell>
              <table:table-cell office:value-type="float" office:value="-23.7">
                <text:p>-23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020375">
                <text:p>3.0020375</text:p>
              </table:table-cell>
              <table:table-cell office:value-type="float" office:value="-23.2286">
                <text:p>-23.22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99646875">
                <text:p>2.799646875</text:p>
              </table:table-cell>
              <table:table-cell office:value-type="float" office:value="-23.1141">
                <text:p>-23.11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5955625">
                <text:p>2.95955625</text:p>
              </table:table-cell>
              <table:table-cell office:value-type="float" office:value="-23.3619">
                <text:p>-23.36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20679375">
                <text:p>3.20679375</text:p>
              </table:table-cell>
              <table:table-cell office:value-type="float" office:value="-23.9607">
                <text:p>-23.96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0405">
                <text:p>3.60405</text:p>
              </table:table-cell>
              <table:table-cell office:value-type="float" office:value="-24.8853">
                <text:p>-24.8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